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07in"/>
    </style:style>
    <style:style style:name="co2" style:family="table-column">
      <style:table-column-properties fo:break-before="auto" style:column-width="0.4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oma" table:style-name="ta1">
        <table:table-column table:style-name="co1" table:number-columns-repeated="7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3066.67" calcext:value-type="float">
            <text:p>3066.67</text:p>
          </table:table-cell>
          <table:table-cell office:value-type="float" office:value="0.975268" calcext:value-type="float">
            <text:p>0.975268</text:p>
          </table:table-cell>
          <table:table-cell office:value-type="float" office:value="0.985939" calcext:value-type="float">
            <text:p>0.985939</text:p>
          </table:table-cell>
          <table:table-cell office:value-type="float" office:value="0.990009" calcext:value-type="float">
            <text:p>0.990009</text:p>
          </table:table-cell>
          <table:table-cell office:value-type="float" office:value="0.986688" calcext:value-type="float">
            <text:p>0.986688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986962" calcext:value-type="float">
            <text:p>0.986962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75883" calcext:value-type="float">
            <text:p>0.975883</text:p>
          </table:table-cell>
          <table:table-cell office:value-type="float" office:value="0.986504" calcext:value-type="float">
            <text:p>0.986504</text:p>
          </table:table-cell>
          <table:table-cell office:value-type="float" office:value="0.989367" calcext:value-type="float">
            <text:p>0.989367</text:p>
          </table:table-cell>
          <table:table-cell office:value-type="float" office:value="0.985598" calcext:value-type="float">
            <text:p>0.985598</text:p>
          </table:table-cell>
          <table:table-cell office:value-type="float" office:value="0.989759" calcext:value-type="float">
            <text:p>0.989759</text:p>
          </table:table-cell>
          <table:table-cell office:value-type="float" office:value="0.985967" calcext:value-type="float">
            <text:p>0.985967</text:p>
          </table:table-cell>
          <table:table-cell table:number-columns-repeated="7"/>
        </table:table-row>
        <table:table-row table:style-name="ro1">
          <table:table-cell office:value-type="float" office:value="3133.33" calcext:value-type="float">
            <text:p>3133.33</text:p>
          </table:table-cell>
          <table:table-cell office:value-type="float" office:value="0.989677" calcext:value-type="float">
            <text:p>0.989677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89333" calcext:value-type="float">
            <text:p>0.989333</text:p>
          </table:table-cell>
          <table:table-cell office:value-type="float" office:value="0.985567" calcext:value-type="float">
            <text:p>0.985567</text:p>
          </table:table-cell>
          <table:table-cell office:value-type="float" office:value="0.989724" calcext:value-type="float">
            <text:p>0.989724</text:p>
          </table:table-cell>
          <table:table-cell office:value-type="float" office:value="0.985935" calcext:value-type="float">
            <text:p>0.985935</text:p>
          </table:table-cell>
          <table:table-cell/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3"/>
        </table:table-row>
        <table:table-row table:style-name="ro1">
          <table:table-cell office:value-type="float" office:value="3166.67" calcext:value-type="float">
            <text:p>3166.67</text:p>
          </table:table-cell>
          <table:table-cell office:value-type="float" office:value="0.989857" calcext:value-type="float">
            <text:p>0.989857</text:p>
          </table:table-cell>
          <table:table-cell office:value-type="float" office:value="0.98987" calcext:value-type="float">
            <text:p>0.98987</text:p>
          </table:table-cell>
          <table:table-cell office:value-type="float" office:value="0.989304" calcext:value-type="float">
            <text:p>0.989304</text:p>
          </table:table-cell>
          <table:table-cell office:value-type="float" office:value="0.985543" calcext:value-type="float">
            <text:p>0.985543</text:p>
          </table:table-cell>
          <table:table-cell office:value-type="float" office:value="0.98969" calcext:value-type="float">
            <text:p>0.98969</text:p>
          </table:table-cell>
          <table:table-cell office:value-type="float" office:value="0.985907" calcext:value-type="float">
            <text:p>0.985907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99295" calcext:value-type="float">
            <text:p>0.99295</text:p>
          </table:table-cell>
          <table:table-cell office:value-type="float" office:value="0.991746" calcext:value-type="float">
            <text:p>0.991746</text:p>
          </table:table-cell>
          <table:table-cell office:value-type="float" office:value="0.989323" calcext:value-type="float">
            <text:p>0.989323</text:p>
          </table:table-cell>
          <table:table-cell office:value-type="float" office:value="0.985582" calcext:value-type="float">
            <text:p>0.985582</text:p>
          </table:table-cell>
          <table:table-cell office:value-type="float" office:value="0.989694" calcext:value-type="float">
            <text:p>0.989694</text:p>
          </table:table-cell>
          <table:table-cell office:value-type="float" office:value="0.985932" calcext:value-type="float">
            <text:p>0.985932</text:p>
          </table:table-cell>
          <table:table-cell table:number-columns-repeated="7"/>
        </table:table-row>
        <table:table-row table:style-name="ro1">
          <table:table-cell office:value-type="float" office:value="3233.33" calcext:value-type="float">
            <text:p>3233.33</text:p>
          </table:table-cell>
          <table:table-cell office:value-type="float" office:value="0.993019" calcext:value-type="float">
            <text:p>0.993019</text:p>
          </table:table-cell>
          <table:table-cell office:value-type="float" office:value="0.992207" calcext:value-type="float">
            <text:p>0.992207</text:p>
          </table:table-cell>
          <table:table-cell office:value-type="float" office:value="0.989342" calcext:value-type="float">
            <text:p>0.989342</text:p>
          </table:table-cell>
          <table:table-cell office:value-type="float" office:value="0.985621" calcext:value-type="float">
            <text:p>0.985621</text:p>
          </table:table-cell>
          <table:table-cell office:value-type="float" office:value="0.989701" calcext:value-type="float">
            <text:p>0.989701</text:p>
          </table:table-cell>
          <table:table-cell office:value-type="float" office:value="0.985961" calcext:value-type="float">
            <text:p>0.985961</text:p>
          </table:table-cell>
          <table:table-cell table:number-columns-repeated="7"/>
        </table:table-row>
        <table:table-row table:style-name="ro1">
          <table:table-cell office:value-type="float" office:value="3266.67" calcext:value-type="float">
            <text:p>3266.67</text:p>
          </table:table-cell>
          <table:table-cell office:value-type="float" office:value="0.993344" calcext:value-type="float">
            <text:p>0.993344</text:p>
          </table:table-cell>
          <table:table-cell office:value-type="float" office:value="0.991861" calcext:value-type="float">
            <text:p>0.991861</text:p>
          </table:table-cell>
          <table:table-cell office:value-type="float" office:value="0.989364" calcext:value-type="float">
            <text:p>0.989364</text:p>
          </table:table-cell>
          <table:table-cell office:value-type="float" office:value="0.985662" calcext:value-type="float">
            <text:p>0.985662</text:p>
          </table:table-cell>
          <table:table-cell office:value-type="float" office:value="0.989706" calcext:value-type="float">
            <text:p>0.989706</text:p>
          </table:table-cell>
          <table:table-cell office:value-type="float" office:value="0.985987" calcext:value-type="float">
            <text:p>0.985987</text:p>
          </table:table-cell>
          <table:table-cell table:number-columns-repeated="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993282" calcext:value-type="float">
            <text:p>0.993282</text:p>
          </table:table-cell>
          <table:table-cell office:value-type="float" office:value="0.991847" calcext:value-type="float">
            <text:p>0.991847</text:p>
          </table:table-cell>
          <table:table-cell office:value-type="float" office:value="0.989385" calcext:value-type="float">
            <text:p>0.989385</text:p>
          </table:table-cell>
          <table:table-cell office:value-type="float" office:value="0.985703" calcext:value-type="float">
            <text:p>0.985703</text:p>
          </table:table-cell>
          <table:table-cell office:value-type="float" office:value="0.989711" calcext:value-type="float">
            <text:p>0.989711</text:p>
          </table:table-cell>
          <table:table-cell office:value-type="float" office:value="0.986012" calcext:value-type="float">
            <text:p>0.986012</text:p>
          </table:table-cell>
          <table:table-cell table:number-columns-repeated="7"/>
        </table:table-row>
        <table:table-row table:style-name="ro1">
          <table:table-cell office:value-type="float" office:value="3333.33" calcext:value-type="float">
            <text:p>3333.33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89408" calcext:value-type="float">
            <text:p>0.989408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86039" calcext:value-type="float">
            <text:p>0.986039</text:p>
          </table:table-cell>
          <table:table-cell table:number-columns-repeated="7"/>
        </table:table-row>
        <table:table-row table:style-name="ro1">
          <table:table-cell office:value-type="float" office:value="3366.67" calcext:value-type="float">
            <text:p>3366.67</text:p>
          </table:table-cell>
          <table:table-cell office:value-type="float" office:value="0.993559" calcext:value-type="float">
            <text:p>0.993559</text:p>
          </table:table-cell>
          <table:table-cell office:value-type="float" office:value="0.991878" calcext:value-type="float">
            <text:p>0.991878</text:p>
          </table:table-cell>
          <table:table-cell office:value-type="float" office:value="0.989431" calcext:value-type="float">
            <text:p>0.989431</text:p>
          </table:table-cell>
          <table:table-cell office:value-type="float" office:value="0.985785" calcext:value-type="float">
            <text:p>0.985785</text:p>
          </table:table-cell>
          <table:table-cell office:value-type="float" office:value="0.989722" calcext:value-type="float">
            <text:p>0.989722</text:p>
          </table:table-cell>
          <table:table-cell office:value-type="float" office:value="0.986064" calcext:value-type="float">
            <text:p>0.986064</text:p>
          </table:table-cell>
          <table:table-cell table:number-columns-repeated="7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993566" calcext:value-type="float">
            <text:p>0.993566</text:p>
          </table:table-cell>
          <table:table-cell office:value-type="float" office:value="0.992497" calcext:value-type="float">
            <text:p>0.992497</text:p>
          </table:table-cell>
          <table:table-cell office:value-type="float" office:value="0.989454" calcext:value-type="float">
            <text:p>0.989454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0.989732" calcext:value-type="float">
            <text:p>0.989732</text:p>
          </table:table-cell>
          <table:table-cell office:value-type="float" office:value="0.986093" calcext:value-type="float">
            <text:p>0.986093</text:p>
          </table:table-cell>
          <table:table-cell table:number-columns-repeated="7"/>
        </table:table-row>
        <table:table-row table:style-name="ro1">
          <table:table-cell office:value-type="float" office:value="3433.33" calcext:value-type="float">
            <text:p>3433.33</text:p>
          </table:table-cell>
          <table:table-cell office:value-type="float" office:value="0.993641" calcext:value-type="float">
            <text:p>0.993641</text:p>
          </table:table-cell>
          <table:table-cell office:value-type="float" office:value="0.992295" calcext:value-type="float">
            <text:p>0.992295</text:p>
          </table:table-cell>
          <table:table-cell office:value-type="float" office:value="0.989477" calcext:value-type="float">
            <text:p>0.989477</text:p>
          </table:table-cell>
          <table:table-cell office:value-type="float" office:value="0.985866" calcext:value-type="float">
            <text:p>0.985866</text:p>
          </table:table-cell>
          <table:table-cell office:value-type="float" office:value="0.98974" calcext:value-type="float">
            <text:p>0.98974</text:p>
          </table:table-cell>
          <table:table-cell office:value-type="float" office:value="0.98612" calcext:value-type="float">
            <text:p>0.98612</text:p>
          </table:table-cell>
          <table:table-cell table:number-columns-repeated="7"/>
        </table:table-row>
        <table:table-row table:style-name="ro1">
          <table:table-cell office:value-type="float" office:value="3466.67" calcext:value-type="float">
            <text:p>3466.67</text:p>
          </table:table-cell>
          <table:table-cell office:value-type="float" office:value="0.993267" calcext:value-type="float">
            <text:p>0.993267</text:p>
          </table:table-cell>
          <table:table-cell office:value-type="float" office:value="0.992252" calcext:value-type="float">
            <text:p>0.992252</text:p>
          </table:table-cell>
          <table:table-cell office:value-type="float" office:value="0.989496" calcext:value-type="float">
            <text:p>0.989496</text:p>
          </table:table-cell>
          <table:table-cell office:value-type="float" office:value="0.985904" calcext:value-type="float">
            <text:p>0.985904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86146" calcext:value-type="float">
            <text:p>0.986146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92942" calcext:value-type="float">
            <text:p>0.992942</text:p>
          </table:table-cell>
          <table:table-cell office:value-type="float" office:value="0.991977" calcext:value-type="float">
            <text:p>0.991977</text:p>
          </table:table-cell>
          <table:table-cell office:value-type="float" office:value="0.989512" calcext:value-type="float">
            <text:p>0.989512</text:p>
          </table:table-cell>
          <table:table-cell office:value-type="float" office:value="0.985937" calcext:value-type="float">
            <text:p>0.985937</text:p>
          </table:table-cell>
          <table:table-cell office:value-type="float" office:value="0.989753" calcext:value-type="float">
            <text:p>0.989753</text:p>
          </table:table-cell>
          <table:table-cell office:value-type="float" office:value="0.986169" calcext:value-type="float">
            <text:p>0.986169</text:p>
          </table:table-cell>
          <table:table-cell table:number-columns-repeated="7"/>
        </table:table-row>
        <table:table-row table:style-name="ro1">
          <table:table-cell office:value-type="float" office:value="3533.33" calcext:value-type="float">
            <text:p>3533.33</text:p>
          </table:table-cell>
          <table:table-cell office:value-type="float" office:value="0.993325" calcext:value-type="float">
            <text:p>0.993325</text:p>
          </table:table-cell>
          <table:table-cell office:value-type="float" office:value="0.991726" calcext:value-type="float">
            <text:p>0.991726</text:p>
          </table:table-cell>
          <table:table-cell office:value-type="float" office:value="0.989532" calcext:value-type="float">
            <text:p>0.989532</text:p>
          </table:table-cell>
          <table:table-cell office:value-type="float" office:value="0.985974" calcext:value-type="float">
            <text:p>0.985974</text:p>
          </table:table-cell>
          <table:table-cell office:value-type="float" office:value="0.989756" calcext:value-type="float">
            <text:p>0.989756</text:p>
          </table:table-cell>
          <table:table-cell office:value-type="float" office:value="0.98619" calcext:value-type="float">
            <text:p>0.98619</text:p>
          </table:table-cell>
          <table:table-cell table:number-columns-repeated="7"/>
        </table:table-row>
        <table:table-row table:style-name="ro1">
          <table:table-cell office:value-type="float" office:value="3566.67" calcext:value-type="float">
            <text:p>3566.67</text:p>
          </table:table-cell>
          <table:table-cell office:value-type="float" office:value="0.99315" calcext:value-type="float">
            <text:p>0.99315</text:p>
          </table:table-cell>
          <table:table-cell office:value-type="float" office:value="0.991972" calcext:value-type="float">
            <text:p>0.991972</text:p>
          </table:table-cell>
          <table:table-cell office:value-type="float" office:value="0.989549" calcext:value-type="float">
            <text:p>0.989549</text:p>
          </table:table-cell>
          <table:table-cell office:value-type="float" office:value="0.986008" calcext:value-type="float">
            <text:p>0.986008</text:p>
          </table:table-cell>
          <table:table-cell office:value-type="float" office:value="0.989761" calcext:value-type="float">
            <text:p>0.989761</text:p>
          </table:table-cell>
          <table:table-cell office:value-type="float" office:value="0.986213" calcext:value-type="float">
            <text:p>0.986213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992889" calcext:value-type="float">
            <text:p>0.992889</text:p>
          </table:table-cell>
          <table:table-cell office:value-type="float" office:value="0.98957" calcext:value-type="float">
            <text:p>0.98957</text:p>
          </table:table-cell>
          <table:table-cell office:value-type="float" office:value="0.986045" calcext:value-type="float">
            <text:p>0.986045</text:p>
          </table:table-cell>
          <table:table-cell office:value-type="float" office:value="0.989774" calcext:value-type="float">
            <text:p>0.989774</text:p>
          </table:table-cell>
          <table:table-cell office:value-type="float" office:value="0.986243" calcext:value-type="float">
            <text:p>0.986243</text:p>
          </table:table-cell>
          <table:table-cell table:number-columns-repeated="7"/>
        </table:table-row>
        <table:table-row table:style-name="ro1">
          <table:table-cell office:value-type="float" office:value="3633.33" calcext:value-type="float">
            <text:p>3633.33</text:p>
          </table:table-cell>
          <table:table-cell office:value-type="float" office:value="0.993124" calcext:value-type="float">
            <text:p>0.993124</text:p>
          </table:table-cell>
          <table:table-cell office:value-type="float" office:value="0.993517" calcext:value-type="float">
            <text:p>0.993517</text:p>
          </table:table-cell>
          <table:table-cell office:value-type="float" office:value="0.989587" calcext:value-type="float">
            <text:p>0.989587</text:p>
          </table:table-cell>
          <table:table-cell office:value-type="float" office:value="0.986079" calcext:value-type="float">
            <text:p>0.986079</text:p>
          </table:table-cell>
          <table:table-cell office:value-type="float" office:value="0.989792" calcext:value-type="float">
            <text:p>0.989792</text:p>
          </table:table-cell>
          <table:table-cell office:value-type="float" office:value="0.986278" calcext:value-type="float">
            <text:p>0.986278</text:p>
          </table:table-cell>
          <table:table-cell table:number-columns-repeated="7"/>
        </table:table-row>
        <table:table-row table:style-name="ro1">
          <table:table-cell office:value-type="float" office:value="3666.67" calcext:value-type="float">
            <text:p>3666.67</text:p>
          </table:table-cell>
          <table:table-cell office:value-type="float" office:value="0.993599" calcext:value-type="float">
            <text:p>0.993599</text:p>
          </table:table-cell>
          <table:table-cell office:value-type="float" office:value="0.993441" calcext:value-type="float">
            <text:p>0.993441</text:p>
          </table:table-cell>
          <table:table-cell office:value-type="float" office:value="0.989607" calcext:value-type="float">
            <text:p>0.989607</text:p>
          </table:table-cell>
          <table:table-cell office:value-type="float" office:value="0.986115" calcext:value-type="float">
            <text:p>0.986115</text:p>
          </table:table-cell>
          <table:table-cell office:value-type="float" office:value="0.989809" calcext:value-type="float">
            <text:p>0.989809</text:p>
          </table:table-cell>
          <table:table-cell office:value-type="float" office:value="0.986311" calcext:value-type="float">
            <text:p>0.986311</text:p>
          </table:table-cell>
          <table:table-cell table:number-columns-repeated="7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993456" calcext:value-type="float">
            <text:p>0.993456</text:p>
          </table:table-cell>
          <table:table-cell office:value-type="float" office:value="0.993347" calcext:value-type="float">
            <text:p>0.993347</text:p>
          </table:table-cell>
          <table:table-cell office:value-type="float" office:value="0.989626" calcext:value-type="float">
            <text:p>0.989626</text:p>
          </table:table-cell>
          <table:table-cell office:value-type="float" office:value="0.98615" calcext:value-type="float">
            <text:p>0.98615</text:p>
          </table:table-cell>
          <table:table-cell office:value-type="float" office:value="0.989826" calcext:value-type="float">
            <text:p>0.989826</text:p>
          </table:table-cell>
          <table:table-cell office:value-type="float" office:value="0.986344" calcext:value-type="float">
            <text:p>0.986344</text:p>
          </table:table-cell>
          <table:table-cell table:number-columns-repeated="7"/>
        </table:table-row>
        <table:table-row table:style-name="ro1">
          <table:table-cell office:value-type="float" office:value="3733.33" calcext:value-type="float">
            <text:p>3733.33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9344" calcext:value-type="float">
            <text:p>0.99344</text:p>
          </table:table-cell>
          <table:table-cell office:value-type="float" office:value="0.989646" calcext:value-type="float">
            <text:p>0.989646</text:p>
          </table:table-cell>
          <table:table-cell office:value-type="float" office:value="0.986185" calcext:value-type="float">
            <text:p>0.986185</text:p>
          </table:table-cell>
          <table:table-cell office:value-type="float" office:value="0.989843" calcext:value-type="float">
            <text:p>0.989843</text:p>
          </table:table-cell>
          <table:table-cell office:value-type="float" office:value="0.986376" calcext:value-type="float">
            <text:p>0.986376</text:p>
          </table:table-cell>
          <table:table-cell table:number-columns-repeated="7"/>
        </table:table-row>
        <table:table-row table:style-name="ro1">
          <table:table-cell office:value-type="float" office:value="3766.67" calcext:value-type="float">
            <text:p>3766.67</text:p>
          </table:table-cell>
          <table:table-cell office:value-type="float" office:value="0.993578" calcext:value-type="float">
            <text:p>0.993578</text:p>
          </table:table-cell>
          <table:table-cell office:value-type="float" office:value="0.993161" calcext:value-type="float">
            <text:p>0.993161</text:p>
          </table:table-cell>
          <table:table-cell office:value-type="float" office:value="0.989665" calcext:value-type="float">
            <text:p>0.989665</text:p>
          </table:table-cell>
          <table:table-cell office:value-type="float" office:value="0.98622" calcext:value-type="float">
            <text:p>0.98622</text:p>
          </table:table-cell>
          <table:table-cell office:value-type="float" office:value="0.989857" calcext:value-type="float">
            <text:p>0.989857</text:p>
          </table:table-cell>
          <table:table-cell office:value-type="float" office:value="0.986406" calcext:value-type="float">
            <text:p>0.986406</text:p>
          </table:table-cell>
          <table:table-cell table:number-columns-repeated="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993703" calcext:value-type="float">
            <text:p>0.993703</text:p>
          </table:table-cell>
          <table:table-cell office:value-type="float" office:value="0.993422" calcext:value-type="float">
            <text:p>0.993422</text:p>
          </table:table-cell>
          <table:table-cell office:value-type="float" office:value="0.989685" calcext:value-type="float">
            <text:p>0.989685</text:p>
          </table:table-cell>
          <table:table-cell office:value-type="float" office:value="0.986255" calcext:value-type="float">
            <text:p>0.986255</text:p>
          </table:table-cell>
          <table:table-cell office:value-type="float" office:value="0.989873" calcext:value-type="float">
            <text:p>0.989873</text:p>
          </table:table-cell>
          <table:table-cell office:value-type="float" office:value="0.986438" calcext:value-type="float">
            <text:p>0.986438</text:p>
          </table:table-cell>
          <table:table-cell table:number-columns-repeated="7"/>
        </table:table-row>
        <table:table-row table:style-name="ro1">
          <table:table-cell office:value-type="float" office:value="3833.33" calcext:value-type="float">
            <text:p>3833.33</text:p>
          </table:table-cell>
          <table:table-cell office:value-type="float" office:value="0.993836" calcext:value-type="float">
            <text:p>0.993836</text:p>
          </table:table-cell>
          <table:table-cell office:value-type="float" office:value="0.99282" calcext:value-type="float">
            <text:p>0.99282</text:p>
          </table:table-cell>
          <table:table-cell office:value-type="float" office:value="0.989706" calcext:value-type="float">
            <text:p>0.989706</text:p>
          </table:table-cell>
          <table:table-cell office:value-type="float" office:value="0.986291" calcext:value-type="float">
            <text:p>0.986291</text:p>
          </table:table-cell>
          <table:table-cell office:value-type="float" office:value="0.989884" calcext:value-type="float">
            <text:p>0.989884</text:p>
          </table:table-cell>
          <table:table-cell office:value-type="float" office:value="0.986463" calcext:value-type="float">
            <text:p>0.986463</text:p>
          </table:table-cell>
          <table:table-cell table:number-columns-repeated="7"/>
        </table:table-row>
        <table:table-row table:style-name="ro1">
          <table:table-cell office:value-type="float" office:value="3866.67" calcext:value-type="float">
            <text:p>3866.67</text:p>
          </table:table-cell>
          <table:table-cell office:value-type="float" office:value="0.993855" calcext:value-type="float">
            <text:p>0.993855</text:p>
          </table:table-cell>
          <table:table-cell office:value-type="float" office:value="0.99255" calcext:value-type="float">
            <text:p>0.99255</text:p>
          </table:table-cell>
          <table:table-cell office:value-type="float" office:value="0.989727" calcext:value-type="float">
            <text:p>0.989727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989892" calcext:value-type="float">
            <text:p>0.989892</text:p>
          </table:table-cell>
          <table:table-cell office:value-type="float" office:value="0.986487" calcext:value-type="float">
            <text:p>0.986487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993878" calcext:value-type="float">
            <text:p>0.993878</text:p>
          </table:table-cell>
          <table:table-cell office:value-type="float" office:value="0.992715" calcext:value-type="float">
            <text:p>0.992715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8636" calcext:value-type="float">
            <text:p>0.98636</text:p>
          </table:table-cell>
          <table:table-cell office:value-type="float" office:value="0.989902" calcext:value-type="float">
            <text:p>0.989902</text:p>
          </table:table-cell>
          <table:table-cell office:value-type="float" office:value="0.986511" calcext:value-type="float">
            <text:p>0.986511</text:p>
          </table:table-cell>
          <table:table-cell table:number-columns-repeated="7"/>
        </table:table-row>
        <table:table-row table:style-name="ro1">
          <table:table-cell office:value-type="float" office:value="3933.33" calcext:value-type="float">
            <text:p>3933.33</text:p>
          </table:table-cell>
          <table:table-cell office:value-type="float" office:value="0.993864" calcext:value-type="float">
            <text:p>0.993864</text:p>
          </table:table-cell>
          <table:table-cell office:value-type="float" office:value="0.993278" calcext:value-type="float">
            <text:p>0.993278</text:p>
          </table:table-cell>
          <table:table-cell office:value-type="float" office:value="0.989768" calcext:value-type="float">
            <text:p>0.989768</text:p>
          </table:table-cell>
          <table:table-cell office:value-type="float" office:value="0.986395" calcext:value-type="float">
            <text:p>0.986395</text:p>
          </table:table-cell>
          <table:table-cell office:value-type="float" office:value="0.989916" calcext:value-type="float">
            <text:p>0.989916</text:p>
          </table:table-cell>
          <table:table-cell office:value-type="float" office:value="0.986539" calcext:value-type="float">
            <text:p>0.986539</text:p>
          </table:table-cell>
          <table:table-cell table:number-columns-repeated="7"/>
        </table:table-row>
        <table:table-row table:style-name="ro1">
          <table:table-cell office:value-type="float" office:value="3966.67" calcext:value-type="float">
            <text:p>3966.67</text:p>
          </table:table-cell>
          <table:table-cell office:value-type="float" office:value="0.993614" calcext:value-type="float">
            <text:p>0.993614</text:p>
          </table:table-cell>
          <table:table-cell office:value-type="float" office:value="0.993004" calcext:value-type="float">
            <text:p>0.993004</text:p>
          </table:table-cell>
          <table:table-cell office:value-type="float" office:value="0.989786" calcext:value-type="float">
            <text:p>0.989786</text:p>
          </table:table-cell>
          <table:table-cell office:value-type="float" office:value="0.986427" calcext:value-type="float">
            <text:p>0.986427</text:p>
          </table:table-cell>
          <table:table-cell office:value-type="float" office:value="0.989928" calcext:value-type="float">
            <text:p>0.989928</text:p>
          </table:table-cell>
          <table:table-cell office:value-type="float" office:value="0.986566" calcext:value-type="float">
            <text:p>0.986566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93617" calcext:value-type="float">
            <text:p>0.993617</text:p>
          </table:table-cell>
          <table:table-cell office:value-type="float" office:value="0.993132" calcext:value-type="float">
            <text:p>0.993132</text:p>
          </table:table-cell>
          <table:table-cell office:value-type="float" office:value="0.989804" calcext:value-type="float">
            <text:p>0.989804</text:p>
          </table:table-cell>
          <table:table-cell office:value-type="float" office:value="0.986459" calcext:value-type="float">
            <text:p>0.986459</text:p>
          </table:table-cell>
          <table:table-cell office:value-type="float" office:value="0.989941" calcext:value-type="float">
            <text:p>0.989941</text:p>
          </table:table-cell>
          <table:table-cell office:value-type="float" office:value="0.986593" calcext:value-type="float">
            <text:p>0.986593</text:p>
          </table:table-cell>
          <table:table-cell table:number-columns-repeated="7"/>
        </table:table-row>
        <table:table-row table:style-name="ro1">
          <table:table-cell office:value-type="float" office:value="4033.33" calcext:value-type="float">
            <text:p>4033.33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2805" calcext:value-type="float">
            <text:p>0.992805</text:p>
          </table:table-cell>
          <table:table-cell office:value-type="float" office:value="0.989821" calcext:value-type="float">
            <text:p>0.989821</text:p>
          </table:table-cell>
          <table:table-cell office:value-type="float" office:value="0.98649" calcext:value-type="float">
            <text:p>0.98649</text:p>
          </table:table-cell>
          <table:table-cell office:value-type="float" office:value="0.989951" calcext:value-type="float">
            <text:p>0.989951</text:p>
          </table:table-cell>
          <table:table-cell office:value-type="float" office:value="0.986617" calcext:value-type="float">
            <text:p>0.986617</text:p>
          </table:table-cell>
          <table:table-cell table:number-columns-repeated="7"/>
        </table:table-row>
        <table:table-row table:style-name="ro1">
          <table:table-cell office:value-type="float" office:value="4066.67" calcext:value-type="float">
            <text:p>4066.67</text:p>
          </table:table-cell>
          <table:table-cell office:value-type="float" office:value="0.993401" calcext:value-type="float">
            <text:p>0.993401</text:p>
          </table:table-cell>
          <table:table-cell office:value-type="float" office:value="0.993699" calcext:value-type="float">
            <text:p>0.993699</text:p>
          </table:table-cell>
          <table:table-cell office:value-type="float" office:value="0.989837" calcext:value-type="float">
            <text:p>0.989837</text:p>
          </table:table-cell>
          <table:table-cell office:value-type="float" office:value="0.986519" calcext:value-type="float">
            <text:p>0.986519</text:p>
          </table:table-cell>
          <table:table-cell office:value-type="float" office:value="0.989968" calcext:value-type="float">
            <text:p>0.989968</text:p>
          </table:table-cell>
          <table:table-cell office:value-type="float" office:value="0.986648" calcext:value-type="float">
            <text:p>0.986648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993243" calcext:value-type="float">
            <text:p>0.993243</text:p>
          </table:table-cell>
          <table:table-cell office:value-type="float" office:value="0.993521" calcext:value-type="float">
            <text:p>0.993521</text:p>
          </table:table-cell>
          <table:table-cell office:value-type="float" office:value="0.989851" calcext:value-type="float">
            <text:p>0.989851</text:p>
          </table:table-cell>
          <table:table-cell office:value-type="float" office:value="0.986548" calcext:value-type="float">
            <text:p>0.986548</text:p>
          </table:table-cell>
          <table:table-cell office:value-type="float" office:value="0.989984" calcext:value-type="float">
            <text:p>0.989984</text:p>
          </table:table-cell>
          <table:table-cell office:value-type="float" office:value="0.986677" calcext:value-type="float">
            <text:p>0.986677</text:p>
          </table:table-cell>
          <table:table-cell table:number-columns-repeated="7"/>
        </table:table-row>
        <table:table-row table:style-name="ro1">
          <table:table-cell office:value-type="float" office:value="4133.33" calcext:value-type="float">
            <text:p>4133.33</text:p>
          </table:table-cell>
          <table:table-cell office:value-type="float" office:value="0.993078" calcext:value-type="float">
            <text:p>0.993078</text:p>
          </table:table-cell>
          <table:table-cell office:value-type="float" office:value="0.992995" calcext:value-type="float">
            <text:p>0.992995</text:p>
          </table:table-cell>
          <table:table-cell office:value-type="float" office:value="0.989864" calcext:value-type="float">
            <text:p>0.989864</text:p>
          </table:table-cell>
          <table:table-cell office:value-type="float" office:value="0.986574" calcext:value-type="float">
            <text:p>0.986574</text:p>
          </table:table-cell>
          <table:table-cell office:value-type="float" office:value="0.989995" calcext:value-type="float">
            <text:p>0.989995</text:p>
          </table:table-cell>
          <table:table-cell office:value-type="float" office:value="0.986702" calcext:value-type="float">
            <text:p>0.986702</text:p>
          </table:table-cell>
          <table:table-cell table:number-columns-repeated="7"/>
        </table:table-row>
        <table:table-row table:style-name="ro1">
          <table:table-cell office:value-type="float" office:value="4166.67" calcext:value-type="float">
            <text:p>4166.67</text:p>
          </table:table-cell>
          <table:table-cell office:value-type="float" office:value="0.993101" calcext:value-type="float">
            <text:p>0.993101</text:p>
          </table:table-cell>
          <table:table-cell office:value-type="float" office:value="0.993056" calcext:value-type="float">
            <text:p>0.993056</text:p>
          </table:table-cell>
          <table:table-cell office:value-type="float" office:value="0.989877" calcext:value-type="float">
            <text:p>0.989877</text:p>
          </table:table-cell>
          <table:table-cell office:value-type="float" office:value="0.986601" calcext:value-type="float">
            <text:p>0.986601</text:p>
          </table:table-cell>
          <table:table-cell office:value-type="float" office:value="0.990007" calcext:value-type="float">
            <text:p>0.990007</text:p>
          </table:table-cell>
          <table:table-cell office:value-type="float" office:value="0.986727" calcext:value-type="float">
            <text:p>0.986727</text:p>
          </table:table-cell>
          <table:table-cell table:number-columns-repeated="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993282" calcext:value-type="float">
            <text:p>0.993282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0.989891" calcext:value-type="float">
            <text:p>0.989891</text:p>
          </table:table-cell>
          <table:table-cell office:value-type="float" office:value="0.986628" calcext:value-type="float">
            <text:p>0.986628</text:p>
          </table:table-cell>
          <table:table-cell office:value-type="float" office:value="0.990018" calcext:value-type="float">
            <text:p>0.990018</text:p>
          </table:table-cell>
          <table:table-cell office:value-type="float" office:value="0.986752" calcext:value-type="float">
            <text:p>0.986752</text:p>
          </table:table-cell>
          <table:table-cell table:number-columns-repeated="7"/>
        </table:table-row>
        <table:table-row table:style-name="ro1">
          <table:table-cell office:value-type="float" office:value="4233.33" calcext:value-type="float">
            <text:p>4233.33</text:p>
          </table:table-cell>
          <table:table-cell office:value-type="float" office:value="0.993647" calcext:value-type="float">
            <text:p>0.993647</text:p>
          </table:table-cell>
          <table:table-cell office:value-type="float" office:value="0.992992" calcext:value-type="float">
            <text:p>0.992992</text:p>
          </table:table-cell>
          <table:table-cell office:value-type="float" office:value="0.989908" calcext:value-type="float">
            <text:p>0.989908</text:p>
          </table:table-cell>
          <table:table-cell office:value-type="float" office:value="0.986657" calcext:value-type="float">
            <text:p>0.986657</text:p>
          </table:table-cell>
          <table:table-cell office:value-type="float" office:value="0.990028" calcext:value-type="float">
            <text:p>0.990028</text:p>
          </table:table-cell>
          <table:table-cell office:value-type="float" office:value="0.986775" calcext:value-type="float">
            <text:p>0.986775</text:p>
          </table:table-cell>
          <table:table-cell table:number-columns-repeated="7"/>
        </table:table-row>
        <table:table-row table:style-name="ro1">
          <table:table-cell office:value-type="float" office:value="4266.67" calcext:value-type="float">
            <text:p>4266.67</text:p>
          </table:table-cell>
          <table:table-cell office:value-type="float" office:value="0.993786" calcext:value-type="float">
            <text:p>0.993786</text:p>
          </table:table-cell>
          <table:table-cell office:value-type="float" office:value="0.993092" calcext:value-type="float">
            <text:p>0.993092</text:p>
          </table:table-cell>
          <table:table-cell office:value-type="float" office:value="0.989926" calcext:value-type="float">
            <text:p>0.989926</text:p>
          </table:table-cell>
          <table:table-cell office:value-type="float" office:value="0.986687" calcext:value-type="float">
            <text:p>0.986687</text:p>
          </table:table-cell>
          <table:table-cell office:value-type="float" office:value="0.99004" calcext:value-type="float">
            <text:p>0.99004</text:p>
          </table:table-cell>
          <table:table-cell office:value-type="float" office:value="0.986799" calcext:value-type="float">
            <text:p>0.986799</text:p>
          </table:table-cell>
          <table:table-cell table:number-columns-repeated="7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993655" calcext:value-type="float">
            <text:p>0.993655</text:p>
          </table:table-cell>
          <table:table-cell office:value-type="float" office:value="0.993163" calcext:value-type="float">
            <text:p>0.993163</text:p>
          </table:table-cell>
          <table:table-cell office:value-type="float" office:value="0.989942" calcext:value-type="float">
            <text:p>0.989942</text:p>
          </table:table-cell>
          <table:table-cell office:value-type="float" office:value="0.986716" calcext:value-type="float">
            <text:p>0.986716</text:p>
          </table:table-cell>
          <table:table-cell office:value-type="float" office:value="0.990051" calcext:value-type="float">
            <text:p>0.990051</text:p>
          </table:table-cell>
          <table:table-cell office:value-type="float" office:value="0.986824" calcext:value-type="float">
            <text:p>0.986824</text:p>
          </table:table-cell>
          <table:table-cell table:number-columns-repeated="7"/>
        </table:table-row>
        <table:table-row table:style-name="ro1">
          <table:table-cell office:value-type="float" office:value="4333.33" calcext:value-type="float">
            <text:p>4333.33</text:p>
          </table:table-cell>
          <table:table-cell office:value-type="float" office:value="0.993984" calcext:value-type="float">
            <text:p>0.993984</text:p>
          </table:table-cell>
          <table:table-cell office:value-type="float" office:value="0.993671" calcext:value-type="float">
            <text:p>0.993671</text:p>
          </table:table-cell>
          <table:table-cell office:value-type="float" office:value="0.98996" calcext:value-type="float">
            <text:p>0.98996</text:p>
          </table:table-cell>
          <table:table-cell office:value-type="float" office:value="0.986746" calcext:value-type="float">
            <text:p>0.986746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0.986851" calcext:value-type="float">
            <text:p>0.986851</text:p>
          </table:table-cell>
          <table:table-cell table:number-columns-repeated="7"/>
        </table:table-row>
        <table:table-row table:style-name="ro1">
          <table:table-cell office:value-type="float" office:value="4366.67" calcext:value-type="float">
            <text:p>4366.67</text:p>
          </table:table-cell>
          <table:table-cell office:value-type="float" office:value="0.993917" calcext:value-type="float">
            <text:p>0.993917</text:p>
          </table:table-cell>
          <table:table-cell office:value-type="float" office:value="0.993644" calcext:value-type="float">
            <text:p>0.993644</text:p>
          </table:table-cell>
          <table:table-cell office:value-type="float" office:value="0.989978" calcext:value-type="float">
            <text:p>0.989978</text:p>
          </table:table-cell>
          <table:table-cell office:value-type="float" office:value="0.986776" calcext:value-type="float">
            <text:p>0.986776</text:p>
          </table:table-cell>
          <table:table-cell office:value-type="float" office:value="0.990081" calcext:value-type="float">
            <text:p>0.990081</text:p>
          </table:table-cell>
          <table:table-cell office:value-type="float" office:value="0.986877" calcext:value-type="float">
            <text:p>0.986877</text:p>
          </table:table-cell>
          <table:table-cell table:number-columns-repeated="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992997" calcext:value-type="float">
            <text:p>0.992997</text:p>
          </table:table-cell>
          <table:table-cell office:value-type="float" office:value="0.993362" calcext:value-type="float">
            <text:p>0.993362</text:p>
          </table:table-cell>
          <table:table-cell office:value-type="float" office:value="0.989989" calcext:value-type="float">
            <text:p>0.989989</text:p>
          </table:table-cell>
          <table:table-cell office:value-type="float" office:value="0.986799" calcext:value-type="float">
            <text:p>0.986799</text:p>
          </table:table-cell>
          <table:table-cell office:value-type="float" office:value="0.990094" calcext:value-type="float">
            <text:p>0.990094</text:p>
          </table:table-cell>
          <table:table-cell office:value-type="float" office:value="0.986902" calcext:value-type="float">
            <text:p>0.986902</text:p>
          </table:table-cell>
          <table:table-cell table:number-columns-repeated="7"/>
        </table:table-row>
        <table:table-row table:style-name="ro1">
          <table:table-cell office:value-type="float" office:value="4466.67" calcext:value-type="float">
            <text:p>4466.67</text:p>
          </table:table-cell>
          <table:table-cell office:value-type="float" office:value="0.993208" calcext:value-type="float">
            <text:p>0.993208</text:p>
          </table:table-cell>
          <table:table-cell office:value-type="float" office:value="0.99351" calcext:value-type="float">
            <text:p>0.99351</text:p>
          </table:table-cell>
          <table:table-cell office:value-type="float" office:value="0.990001" calcext:value-type="float">
            <text:p>0.990001</text:p>
          </table:table-cell>
          <table:table-cell office:value-type="float" office:value="0.986823" calcext:value-type="float">
            <text:p>0.986823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986928" calcext:value-type="float">
            <text:p>0.986928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93119" calcext:value-type="float">
            <text:p>0.993119</text:p>
          </table:table-cell>
          <table:table-cell office:value-type="float" office:value="0.993772" calcext:value-type="float">
            <text:p>0.993772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86847" calcext:value-type="float">
            <text:p>0.986847</text:p>
          </table:table-cell>
          <table:table-cell office:value-type="float" office:value="0.990123" calcext:value-type="float">
            <text:p>0.990123</text:p>
          </table:table-cell>
          <table:table-cell office:value-type="float" office:value="0.986956" calcext:value-type="float">
            <text:p>0.986956</text:p>
          </table:table-cell>
          <table:table-cell table:number-columns-repeated="7"/>
        </table:table-row>
        <table:table-row table:style-name="ro1">
          <table:table-cell office:value-type="float" office:value="4533.33" calcext:value-type="float">
            <text:p>4533.33</text:p>
          </table:table-cell>
          <table:table-cell office:value-type="float" office:value="0.992931" calcext:value-type="float">
            <text:p>0.992931</text:p>
          </table:table-cell>
          <table:table-cell office:value-type="float" office:value="0.993434" calcext:value-type="float">
            <text:p>0.993434</text:p>
          </table:table-cell>
          <table:table-cell office:value-type="float" office:value="0.990023" calcext:value-type="float">
            <text:p>0.990023</text:p>
          </table:table-cell>
          <table:table-cell office:value-type="float" office:value="0.986869" calcext:value-type="float">
            <text:p>0.986869</text:p>
          </table:table-cell>
          <table:table-cell office:value-type="float" office:value="0.990136" calcext:value-type="float">
            <text:p>0.990136</text:p>
          </table:table-cell>
          <table:table-cell office:value-type="float" office:value="0.98698" calcext:value-type="float">
            <text:p>0.98698</text:p>
          </table:table-cell>
          <table:table-cell table:number-columns-repeated="7"/>
        </table:table-row>
        <table:table-row table:style-name="ro1">
          <table:table-cell office:value-type="float" office:value="4566.67" calcext:value-type="float">
            <text:p>4566.67</text:p>
          </table:table-cell>
          <table:table-cell office:value-type="float" office:value="0.993094" calcext:value-type="float">
            <text:p>0.993094</text:p>
          </table:table-cell>
          <table:table-cell office:value-type="float" office:value="0.993406" calcext:value-type="float">
            <text:p>0.993406</text:p>
          </table:table-cell>
          <table:table-cell office:value-type="float" office:value="0.990034" calcext:value-type="float">
            <text:p>0.990034</text:p>
          </table:table-cell>
          <table:table-cell office:value-type="float" office:value="0.986892" calcext:value-type="float">
            <text:p>0.986892</text:p>
          </table:table-cell>
          <table:table-cell office:value-type="float" office:value="0.990149" calcext:value-type="float">
            <text:p>0.990149</text:p>
          </table:table-cell>
          <table:table-cell office:value-type="float" office:value="0.987005" calcext:value-type="float">
            <text:p>0.987005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993218" calcext:value-type="float">
            <text:p>0.993218</text:p>
          </table:table-cell>
          <table:table-cell office:value-type="float" office:value="0.99387" calcext:value-type="float">
            <text:p>0.99387</text:p>
          </table:table-cell>
          <table:table-cell office:value-type="float" office:value="0.990046" calcext:value-type="float">
            <text:p>0.990046</text:p>
          </table:table-cell>
          <table:table-cell office:value-type="float" office:value="0.986915" calcext:value-type="float">
            <text:p>0.986915</text:p>
          </table:table-cell>
          <table:table-cell office:value-type="float" office:value="0.990164" calcext:value-type="float">
            <text:p>0.990164</text:p>
          </table:table-cell>
          <table:table-cell office:value-type="float" office:value="0.987032" calcext:value-type="float">
            <text:p>0.987032</text:p>
          </table:table-cell>
          <table:table-cell table:number-columns-repeated="7"/>
        </table:table-row>
        <table:table-row table:style-name="ro1">
          <table:table-cell office:value-type="float" office:value="4633.33" calcext:value-type="float">
            <text:p>4633.33</text:p>
          </table:table-cell>
          <table:table-cell office:value-type="float" office:value="0.993151" calcext:value-type="float">
            <text:p>0.993151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90057" calcext:value-type="float">
            <text:p>0.990057</text:p>
          </table:table-cell>
          <table:table-cell office:value-type="float" office:value="0.986938" calcext:value-type="float">
            <text:p>0.986938</text:p>
          </table:table-cell>
          <table:table-cell office:value-type="float" office:value="0.99018" calcext:value-type="float">
            <text:p>0.99018</text:p>
          </table:table-cell>
          <table:table-cell office:value-type="float" office:value="0.987059" calcext:value-type="float">
            <text:p>0.987059</text:p>
          </table:table-cell>
          <table:table-cell table:number-columns-repeated="7"/>
        </table:table-row>
        <table:table-row table:style-name="ro1">
          <table:table-cell office:value-type="float" office:value="4666.67" calcext:value-type="float">
            <text:p>4666.67</text:p>
          </table:table-cell>
          <table:table-cell office:value-type="float" office:value="0.992975" calcext:value-type="float">
            <text:p>0.992975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90067" calcext:value-type="float">
            <text:p>0.990067</text:p>
          </table:table-cell>
          <table:table-cell office:value-type="float" office:value="0.98696" calcext:value-type="float">
            <text:p>0.98696</text:p>
          </table:table-cell>
          <table:table-cell office:value-type="float" office:value="0.990196" calcext:value-type="float">
            <text:p>0.990196</text:p>
          </table:table-cell>
          <table:table-cell office:value-type="float" office:value="0.987086" calcext:value-type="float">
            <text:p>0.987086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99313" calcext:value-type="float">
            <text:p>0.99313</text:p>
          </table:table-cell>
          <table:table-cell office:value-type="float" office:value="0.993787" calcext:value-type="float">
            <text:p>0.993787</text:p>
          </table:table-cell>
          <table:table-cell office:value-type="float" office:value="0.990078" calcext:value-type="float">
            <text:p>0.990078</text:p>
          </table:table-cell>
          <table:table-cell office:value-type="float" office:value="0.986982" calcext:value-type="float">
            <text:p>0.986982</text:p>
          </table:table-cell>
          <table:table-cell office:value-type="float" office:value="0.990211" calcext:value-type="float">
            <text:p>0.990211</text:p>
          </table:table-cell>
          <table:table-cell office:value-type="float" office:value="0.987112" calcext:value-type="float">
            <text:p>0.987112</text:p>
          </table:table-cell>
          <table:table-cell table:number-columns-repeated="7"/>
        </table:table-row>
        <table:table-row table:style-name="ro1">
          <table:table-cell office:value-type="float" office:value="4733.33" calcext:value-type="float">
            <text:p>4733.33</text:p>
          </table:table-cell>
          <table:table-cell office:value-type="float" office:value="0.993344" calcext:value-type="float">
            <text:p>0.993344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009" calcext:value-type="float">
            <text:p>0.99009</text:p>
          </table:table-cell>
          <table:table-cell office:value-type="float" office:value="0.987005" calcext:value-type="float">
            <text:p>0.987005</text:p>
          </table:table-cell>
          <table:table-cell office:value-type="float" office:value="0.990226" calcext:value-type="float">
            <text:p>0.990226</text:p>
          </table:table-cell>
          <table:table-cell office:value-type="float" office:value="0.987137" calcext:value-type="float">
            <text:p>0.987137</text:p>
          </table:table-cell>
          <table:table-cell table:number-columns-repeated="7"/>
        </table:table-row>
        <table:table-row table:style-name="ro1">
          <table:table-cell office:value-type="float" office:value="4766.67" calcext:value-type="float">
            <text:p>4766.67</text:p>
          </table:table-cell>
          <table:table-cell office:value-type="float" office:value="0.993332" calcext:value-type="float">
            <text:p>0.993332</text:p>
          </table:table-cell>
          <table:table-cell office:value-type="float" office:value="0.993275" calcext:value-type="float">
            <text:p>0.993275</text:p>
          </table:table-cell>
          <table:table-cell office:value-type="float" office:value="0.990102" calcext:value-type="float">
            <text:p>0.990102</text:p>
          </table:table-cell>
          <table:table-cell office:value-type="float" office:value="0.987028" calcext:value-type="float">
            <text:p>0.987028</text:p>
          </table:table-cell>
          <table:table-cell office:value-type="float" office:value="0.990236" calcext:value-type="float">
            <text:p>0.990236</text:p>
          </table:table-cell>
          <table:table-cell office:value-type="float" office:value="0.987159" calcext:value-type="float">
            <text:p>0.987159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992555" calcext:value-type="float">
            <text:p>0.992555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987045" calcext:value-type="float">
            <text:p>0.987045</text:p>
          </table:table-cell>
          <table:table-cell office:value-type="float" office:value="0.990243" calcext:value-type="float">
            <text:p>0.990243</text:p>
          </table:table-cell>
          <table:table-cell office:value-type="float" office:value="0.987176" calcext:value-type="float">
            <text:p>0.987176</text:p>
          </table:table-cell>
          <table:table-cell table:number-columns-repeated="7"/>
        </table:table-row>
        <table:table-row table:style-name="ro1">
          <table:table-cell office:value-type="float" office:value="4833.33" calcext:value-type="float">
            <text:p>4833.33</text:p>
          </table:table-cell>
          <table:table-cell office:value-type="float" office:value="0.992201" calcext:value-type="float">
            <text:p>0.992201</text:p>
          </table:table-cell>
          <table:table-cell office:value-type="float" office:value="0.992481" calcext:value-type="float">
            <text:p>0.992481</text:p>
          </table:table-cell>
          <table:table-cell office:value-type="float" office:value="0.990111" calcext:value-type="float">
            <text:p>0.990111</text:p>
          </table:table-cell>
          <table:table-cell office:value-type="float" office:value="0.987058" calcext:value-type="float">
            <text:p>0.987058</text:p>
          </table:table-cell>
          <table:table-cell office:value-type="float" office:value="0.990246" calcext:value-type="float">
            <text:p>0.990246</text:p>
          </table:table-cell>
          <table:table-cell office:value-type="float" office:value="0.98719" calcext:value-type="float">
            <text:p>0.98719</text:p>
          </table:table-cell>
          <table:table-cell table:number-columns-repeated="7"/>
        </table:table-row>
        <table:table-row table:style-name="ro1">
          <table:table-cell office:value-type="float" office:value="4866.67" calcext:value-type="float">
            <text:p>4866.67</text:p>
          </table:table-cell>
          <table:table-cell office:value-type="float" office:value="0.992956" calcext:value-type="float">
            <text:p>0.992956</text:p>
          </table:table-cell>
          <table:table-cell office:value-type="float" office:value="0.993716" calcext:value-type="float">
            <text:p>0.993716</text:p>
          </table:table-cell>
          <table:table-cell office:value-type="float" office:value="0.990121" calcext:value-type="float">
            <text:p>0.990121</text:p>
          </table:table-cell>
          <table:table-cell office:value-type="float" office:value="0.987077" calcext:value-type="float">
            <text:p>0.987077</text:p>
          </table:table-cell>
          <table:table-cell office:value-type="float" office:value="0.99026" calcext:value-type="float">
            <text:p>0.99026</text:p>
          </table:table-cell>
          <table:table-cell office:value-type="float" office:value="0.987213" calcext:value-type="float">
            <text:p>0.987213</text:p>
          </table:table-cell>
          <table:table-cell table:number-columns-repeated="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992755" calcext:value-type="float">
            <text:p>0.992755</text:p>
          </table:table-cell>
          <table:table-cell office:value-type="float" office:value="0.993932" calcext:value-type="float">
            <text:p>0.993932</text:p>
          </table:table-cell>
          <table:table-cell office:value-type="float" office:value="0.990128" calcext:value-type="float">
            <text:p>0.990128</text:p>
          </table:table-cell>
          <table:table-cell office:value-type="float" office:value="0.987095" calcext:value-type="float">
            <text:p>0.987095</text:p>
          </table:table-cell>
          <table:table-cell office:value-type="float" office:value="0.990274" calcext:value-type="float">
            <text:p>0.990274</text:p>
          </table:table-cell>
          <table:table-cell office:value-type="float" office:value="0.987238" calcext:value-type="float">
            <text:p>0.987238</text:p>
          </table:table-cell>
          <table:table-cell table:number-columns-repeated="7"/>
        </table:table-row>
        <table:table-row table:style-name="ro1">
          <table:table-cell office:value-type="float" office:value="4933.33" calcext:value-type="float">
            <text:p>4933.33</text:p>
          </table:table-cell>
          <table:table-cell office:value-type="float" office:value="0.992417" calcext:value-type="float">
            <text:p>0.992417</text:p>
          </table:table-cell>
          <table:table-cell office:value-type="float" office:value="0.993149" calcext:value-type="float">
            <text:p>0.993149</text:p>
          </table:table-cell>
          <table:table-cell office:value-type="float" office:value="0.990133" calcext:value-type="float">
            <text:p>0.990133</text:p>
          </table:table-cell>
          <table:table-cell office:value-type="float" office:value="0.98711" calcext:value-type="float">
            <text:p>0.98711</text:p>
          </table:table-cell>
          <table:table-cell office:value-type="float" office:value="0.990283" calcext:value-type="float">
            <text:p>0.990283</text:p>
          </table:table-cell>
          <table:table-cell office:value-type="float" office:value="0.987256" calcext:value-type="float">
            <text:p>0.987256</text:p>
          </table:table-cell>
          <table:table-cell table:number-columns-repeated="7"/>
        </table:table-row>
        <table:table-row table:style-name="ro1">
          <table:table-cell office:value-type="float" office:value="4966.67" calcext:value-type="float">
            <text:p>4966.67</text:p>
          </table:table-cell>
          <table:table-cell office:value-type="float" office:value="0.992074" calcext:value-type="float">
            <text:p>0.992074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990134" calcext:value-type="float">
            <text:p>0.990134</text:p>
          </table:table-cell>
          <table:table-cell office:value-type="float" office:value="0.987121" calcext:value-type="float">
            <text:p>0.987121</text:p>
          </table:table-cell>
          <table:table-cell office:value-type="float" office:value="0.990287" calcext:value-type="float">
            <text:p>0.990287</text:p>
          </table:table-cell>
          <table:table-cell office:value-type="float" office:value="0.987269" calcext:value-type="float">
            <text:p>0.987269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91848" calcext:value-type="float">
            <text:p>0.991848</text:p>
          </table:table-cell>
          <table:table-cell office:value-type="float" office:value="0.992584" calcext:value-type="float">
            <text:p>0.992584</text:p>
          </table:table-cell>
          <table:table-cell office:value-type="float" office:value="0.990134" calcext:value-type="float">
            <text:p>0.990134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99029" calcext:value-type="float">
            <text:p>0.99029</text:p>
          </table:table-cell>
          <table:table-cell office:value-type="float" office:value="0.98728" calcext:value-type="float">
            <text:p>0.98728</text:p>
          </table:table-cell>
          <table:table-cell table:number-columns-repeated="7"/>
        </table:table-row>
        <table:table-row table:style-name="ro1">
          <table:table-cell office:value-type="float" office:value="5033.33" calcext:value-type="float">
            <text:p>5033.33</text:p>
          </table:table-cell>
          <table:table-cell office:value-type="float" office:value="0.992149" calcext:value-type="float">
            <text:p>0.992149</text:p>
          </table:table-cell>
          <table:table-cell office:value-type="float" office:value="0.992245" calcext:value-type="float">
            <text:p>0.992245</text:p>
          </table:table-cell>
          <table:table-cell office:value-type="float" office:value="0.990136" calcext:value-type="float">
            <text:p>0.990136</text:p>
          </table:table-cell>
          <table:table-cell office:value-type="float" office:value="0.98714" calcext:value-type="float">
            <text:p>0.98714</text:p>
          </table:table-cell>
          <table:table-cell office:value-type="float" office:value="0.990292" calcext:value-type="float">
            <text:p>0.990292</text:p>
          </table:table-cell>
          <table:table-cell office:value-type="float" office:value="0.987291" calcext:value-type="float">
            <text:p>0.987291</text:p>
          </table:table-cell>
          <table:table-cell table:number-columns-repeated="7"/>
        </table:table-row>
        <table:table-row table:style-name="ro1">
          <table:table-cell office:value-type="float" office:value="5066.67" calcext:value-type="float">
            <text:p>5066.67</text:p>
          </table:table-cell>
          <table:table-cell office:value-type="float" office:value="0.992679" calcext:value-type="float">
            <text:p>0.992679</text:p>
          </table:table-cell>
          <table:table-cell office:value-type="float" office:value="0.99248" calcext:value-type="float">
            <text:p>0.99248</text:p>
          </table:table-cell>
          <table:table-cell office:value-type="float" office:value="0.990143" calcext:value-type="float">
            <text:p>0.990143</text:p>
          </table:table-cell>
          <table:table-cell office:value-type="float" office:value="0.987157" calcext:value-type="float">
            <text:p>0.987157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987306" calcext:value-type="float">
            <text:p>0.987306</text:p>
          </table:table-cell>
          <table:table-cell table:number-columns-repeated="7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992886" calcext:value-type="float">
            <text:p>0.992886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90151" calcext:value-type="float">
            <text:p>0.990151</text:p>
          </table:table-cell>
          <table:table-cell office:value-type="float" office:value="0.987175" calcext:value-type="float">
            <text:p>0.987175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8732" calcext:value-type="float">
            <text:p>0.98732</text:p>
          </table:table-cell>
          <table:table-cell table:number-columns-repeated="7"/>
        </table:table-row>
        <table:table-row table:style-name="ro1">
          <table:table-cell office:value-type="float" office:value="5133.33" calcext:value-type="float">
            <text:p>5133.33</text:p>
          </table:table-cell>
          <table:table-cell office:value-type="float" office:value="0.992107" calcext:value-type="float">
            <text:p>0.992107</text:p>
          </table:table-cell>
          <table:table-cell office:value-type="float" office:value="0.992544" calcext:value-type="float">
            <text:p>0.992544</text:p>
          </table:table-cell>
          <table:table-cell office:value-type="float" office:value="0.990153" calcext:value-type="float">
            <text:p>0.990153</text:p>
          </table:table-cell>
          <table:table-cell office:value-type="float" office:value="0.987185" calcext:value-type="float">
            <text:p>0.987185</text:p>
          </table:table-cell>
          <table:table-cell office:value-type="float" office:value="0.990304" calcext:value-type="float">
            <text:p>0.990304</text:p>
          </table:table-cell>
          <table:table-cell office:value-type="float" office:value="0.987332" calcext:value-type="float">
            <text:p>0.987332</text:p>
          </table:table-cell>
          <table:table-cell table:number-columns-repeated="7"/>
        </table:table-row>
        <table:table-row table:style-name="ro1">
          <table:table-cell office:value-type="float" office:value="5166.67" calcext:value-type="float">
            <text:p>5166.67</text:p>
          </table:table-cell>
          <table:table-cell office:value-type="float" office:value="0.992112" calcext:value-type="float">
            <text:p>0.992112</text:p>
          </table:table-cell>
          <table:table-cell office:value-type="float" office:value="0.992624" calcext:value-type="float">
            <text:p>0.992624</text:p>
          </table:table-cell>
          <table:table-cell office:value-type="float" office:value="0.990155" calcext:value-type="float">
            <text:p>0.990155</text:p>
          </table:table-cell>
          <table:table-cell office:value-type="float" office:value="0.987196" calcext:value-type="float">
            <text:p>0.987196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987345" calcext:value-type="float">
            <text:p>0.987345</text:p>
          </table:table-cell>
          <table:table-cell table:number-columns-repeated="7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992059" calcext:value-type="float">
            <text:p>0.992059</text:p>
          </table:table-cell>
          <table:table-cell office:value-type="float" office:value="0.993319" calcext:value-type="float">
            <text:p>0.993319</text:p>
          </table:table-cell>
          <table:table-cell office:value-type="float" office:value="0.990157" calcext:value-type="float">
            <text:p>0.990157</text:p>
          </table:table-cell>
          <table:table-cell office:value-type="float" office:value="0.987206" calcext:value-type="float">
            <text:p>0.987206</text:p>
          </table:table-cell>
          <table:table-cell office:value-type="float" office:value="0.990317" calcext:value-type="float">
            <text:p>0.990317</text:p>
          </table:table-cell>
          <table:table-cell office:value-type="float" office:value="0.987361" calcext:value-type="float">
            <text:p>0.987361</text:p>
          </table:table-cell>
          <table:table-cell table:number-columns-repeated="7"/>
        </table:table-row>
        <table:table-row table:style-name="ro1">
          <table:table-cell office:value-type="float" office:value="5233.33" calcext:value-type="float">
            <text:p>5233.33</text:p>
          </table:table-cell>
          <table:table-cell office:value-type="float" office:value="0.992055" calcext:value-type="float">
            <text:p>0.992055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990159" calcext:value-type="float">
            <text:p>0.990159</text:p>
          </table:table-cell>
          <table:table-cell office:value-type="float" office:value="0.987216" calcext:value-type="float">
            <text:p>0.987216</text:p>
          </table:table-cell>
          <table:table-cell office:value-type="float" office:value="0.990326" calcext:value-type="float">
            <text:p>0.990326</text:p>
          </table:table-cell>
          <table:table-cell office:value-type="float" office:value="0.987379" calcext:value-type="float">
            <text:p>0.987379</text:p>
          </table:table-cell>
          <table:table-cell table:number-columns-repeated="7"/>
        </table:table-row>
        <table:table-row table:style-name="ro1">
          <table:table-cell office:value-type="float" office:value="5266.67" calcext:value-type="float">
            <text:p>5266.67</text:p>
          </table:table-cell>
          <table:table-cell office:value-type="float" office:value="0.992064" calcext:value-type="float">
            <text:p>0.992064</text:p>
          </table:table-cell>
          <table:table-cell office:value-type="float" office:value="0.992863" calcext:value-type="float">
            <text:p>0.992863</text:p>
          </table:table-cell>
          <table:table-cell office:value-type="float" office:value="0.99016" calcext:value-type="float">
            <text:p>0.99016</text:p>
          </table:table-cell>
          <table:table-cell office:value-type="float" office:value="0.987226" calcext:value-type="float">
            <text:p>0.987226</text:p>
          </table:table-cell>
          <table:table-cell office:value-type="float" office:value="0.990332" calcext:value-type="float">
            <text:p>0.990332</text:p>
          </table:table-cell>
          <table:table-cell office:value-type="float" office:value="0.987392" calcext:value-type="float">
            <text:p>0.987392</text:p>
          </table:table-cell>
          <table:table-cell table:number-columns-repeated="7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992058" calcext:value-type="float">
            <text:p>0.992058</text:p>
          </table:table-cell>
          <table:table-cell office:value-type="float" office:value="0.992414" calcext:value-type="float">
            <text:p>0.992414</text:p>
          </table:table-cell>
          <table:table-cell office:value-type="float" office:value="0.990162" calcext:value-type="float">
            <text:p>0.990162</text:p>
          </table:table-cell>
          <table:table-cell office:value-type="float" office:value="0.987236" calcext:value-type="float">
            <text:p>0.987236</text:p>
          </table:table-cell>
          <table:table-cell office:value-type="float" office:value="0.990334" calcext:value-type="float">
            <text:p>0.990334</text:p>
          </table:table-cell>
          <table:table-cell office:value-type="float" office:value="0.987403" calcext:value-type="float">
            <text:p>0.987403</text:p>
          </table:table-cell>
          <table:table-cell table:number-columns-repeated="7"/>
        </table:table-row>
        <table:table-row table:style-name="ro1">
          <table:table-cell office:value-type="float" office:value="5333.33" calcext:value-type="float">
            <text:p>5333.33</text:p>
          </table:table-cell>
          <table:table-cell office:value-type="float" office:value="0.991246" calcext:value-type="float">
            <text:p>0.991246</text:p>
          </table:table-cell>
          <table:table-cell office:value-type="float" office:value="0.992697" calcext:value-type="float">
            <text:p>0.992697</text:p>
          </table:table-cell>
          <table:table-cell office:value-type="float" office:value="0.990156" calcext:value-type="float">
            <text:p>0.990156</text:p>
          </table:table-cell>
          <table:table-cell office:value-type="float" office:value="0.987236" calcext:value-type="float">
            <text:p>0.987236</text:p>
          </table:table-cell>
          <table:table-cell office:value-type="float" office:value="0.990336" calcext:value-type="float">
            <text:p>0.990336</text:p>
          </table:table-cell>
          <table:table-cell office:value-type="float" office:value="0.98741" calcext:value-type="float">
            <text:p>0.98741</text:p>
          </table:table-cell>
          <table:table-cell table:number-columns-repeated="7"/>
        </table:table-row>
        <table:table-row table:style-name="ro1">
          <table:table-cell office:value-type="float" office:value="5366.67" calcext:value-type="float">
            <text:p>5366.67</text:p>
          </table:table-cell>
          <table:table-cell office:value-type="float" office:value="0.990913" calcext:value-type="float">
            <text:p>0.990913</text:p>
          </table:table-cell>
          <table:table-cell office:value-type="float" office:value="0.992339" calcext:value-type="float">
            <text:p>0.992339</text:p>
          </table:table-cell>
          <table:table-cell office:value-type="float" office:value="0.990146" calcext:value-type="float">
            <text:p>0.990146</text:p>
          </table:table-cell>
          <table:table-cell office:value-type="float" office:value="0.98723" calcext:value-type="float">
            <text:p>0.98723</text:p>
          </table:table-cell>
          <table:table-cell office:value-type="float" office:value="0.990334" calcext:value-type="float">
            <text:p>0.990334</text:p>
          </table:table-cell>
          <table:table-cell office:value-type="float" office:value="0.987411" calcext:value-type="float">
            <text:p>0.987411</text:p>
          </table:table-cell>
          <table:table-cell table:number-columns-repeated="7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99191" calcext:value-type="float">
            <text:p>0.99191</text:p>
          </table:table-cell>
          <table:table-cell office:value-type="float" office:value="0.99294" calcext:value-type="float">
            <text:p>0.99294</text:p>
          </table:table-cell>
          <table:table-cell office:value-type="float" office:value="0.990147" calcext:value-type="float">
            <text:p>0.990147</text:p>
          </table:table-cell>
          <table:table-cell office:value-type="float" office:value="0.987239" calcext:value-type="float">
            <text:p>0.987239</text:p>
          </table:table-cell>
          <table:table-cell office:value-type="float" office:value="0.990339" calcext:value-type="float">
            <text:p>0.990339</text:p>
          </table:table-cell>
          <table:table-cell office:value-type="float" office:value="0.987424" calcext:value-type="float">
            <text:p>0.987424</text:p>
          </table:table-cell>
          <table:table-cell table:number-columns-repeated="7"/>
        </table:table-row>
        <table:table-row table:style-name="ro1">
          <table:table-cell office:value-type="float" office:value="5433.33" calcext:value-type="float">
            <text:p>5433.33</text:p>
          </table:table-cell>
          <table:table-cell office:value-type="float" office:value="0.991878" calcext:value-type="float">
            <text:p>0.991878</text:p>
          </table:table-cell>
          <table:table-cell office:value-type="float" office:value="0.993135" calcext:value-type="float">
            <text:p>0.993135</text:p>
          </table:table-cell>
          <table:table-cell office:value-type="float" office:value="0.990147" calcext:value-type="float">
            <text:p>0.990147</text:p>
          </table:table-cell>
          <table:table-cell office:value-type="float" office:value="0.987246" calcext:value-type="float">
            <text:p>0.987246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987438" calcext:value-type="float">
            <text:p>0.987438</text:p>
          </table:table-cell>
          <table:table-cell table:number-columns-repeated="7"/>
        </table:table-row>
        <table:table-row table:style-name="ro1">
          <table:table-cell office:value-type="float" office:value="5466.67" calcext:value-type="float">
            <text:p>5466.67</text:p>
          </table:table-cell>
          <table:table-cell office:value-type="float" office:value="0.991513" calcext:value-type="float">
            <text:p>0.991513</text:p>
          </table:table-cell>
          <table:table-cell office:value-type="float" office:value="0.992297" calcext:value-type="float">
            <text:p>0.992297</text:p>
          </table:table-cell>
          <table:table-cell office:value-type="float" office:value="0.990144" calcext:value-type="float">
            <text:p>0.990144</text:p>
          </table:table-cell>
          <table:table-cell office:value-type="float" office:value="0.98725" calcext:value-type="float">
            <text:p>0.98725</text:p>
          </table:table-cell>
          <table:table-cell office:value-type="float" office:value="0.990346" calcext:value-type="float">
            <text:p>0.990346</text:p>
          </table:table-cell>
          <table:table-cell office:value-type="float" office:value="0.987444" calcext:value-type="float">
            <text:p>0.987444</text:p>
          </table:table-cell>
          <table:table-cell table:number-columns-repeated="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0.991883" calcext:value-type="float">
            <text:p>0.991883</text:p>
          </table:table-cell>
          <table:table-cell office:value-type="float" office:value="0.99014" calcext:value-type="float">
            <text:p>0.99014</text:p>
          </table:table-cell>
          <table:table-cell office:value-type="float" office:value="0.987252" calcext:value-type="float">
            <text:p>0.987252</text:p>
          </table:table-cell>
          <table:table-cell office:value-type="float" office:value="0.990343" calcext:value-type="float">
            <text:p>0.990343</text:p>
          </table:table-cell>
          <table:table-cell office:value-type="float" office:value="0.987448" calcext:value-type="float">
            <text:p>0.987448</text:p>
          </table:table-cell>
          <table:table-cell table:number-columns-repeated="7"/>
        </table:table-row>
        <table:table-row table:style-name="ro1">
          <table:table-cell office:value-type="float" office:value="5533.33" calcext:value-type="float">
            <text:p>5533.33</text:p>
          </table:table-cell>
          <table:table-cell office:value-type="float" office:value="0.991803" calcext:value-type="float">
            <text:p>0.991803</text:p>
          </table:table-cell>
          <table:table-cell office:value-type="float" office:value="0.992404" calcext:value-type="float">
            <text:p>0.992404</text:p>
          </table:table-cell>
          <table:table-cell office:value-type="float" office:value="0.99014" calcext:value-type="float">
            <text:p>0.99014</text:p>
          </table:table-cell>
          <table:table-cell office:value-type="float" office:value="0.987259" calcext:value-type="float">
            <text:p>0.987259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987457" calcext:value-type="float">
            <text:p>0.987457</text:p>
          </table:table-cell>
          <table:table-cell table:number-columns-repeated="7"/>
        </table:table-row>
        <table:table-row table:style-name="ro1">
          <table:table-cell office:value-type="float" office:value="5566.67" calcext:value-type="float">
            <text:p>5566.67</text:p>
          </table:table-cell>
          <table:table-cell office:value-type="float" office:value="0.99172" calcext:value-type="float">
            <text:p>0.99172</text:p>
          </table:table-cell>
          <table:table-cell office:value-type="float" office:value="0.992156" calcext:value-type="float">
            <text:p>0.992156</text:p>
          </table:table-cell>
          <table:table-cell office:value-type="float" office:value="0.990139" calcext:value-type="float">
            <text:p>0.990139</text:p>
          </table:table-cell>
          <table:table-cell office:value-type="float" office:value="0.987266" calcext:value-type="float">
            <text:p>0.987266</text:p>
          </table:table-cell>
          <table:table-cell office:value-type="float" office:value="0.990346" calcext:value-type="float">
            <text:p>0.990346</text:p>
          </table:table-cell>
          <table:table-cell office:value-type="float" office:value="0.987464" calcext:value-type="float">
            <text:p>0.987464</text:p>
          </table:table-cell>
          <table:table-cell table:number-columns-repeated="7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0.992688" calcext:value-type="float">
            <text:p>0.992688</text:p>
          </table:table-cell>
          <table:table-cell office:value-type="float" office:value="0.990135" calcext:value-type="float">
            <text:p>0.990135</text:p>
          </table:table-cell>
          <table:table-cell office:value-type="float" office:value="0.987267" calcext:value-type="float">
            <text:p>0.987267</text:p>
          </table:table-cell>
          <table:table-cell office:value-type="float" office:value="0.990348" calcext:value-type="float">
            <text:p>0.990348</text:p>
          </table:table-cell>
          <table:table-cell office:value-type="float" office:value="0.987471" calcext:value-type="float">
            <text:p>0.987471</text:p>
          </table:table-cell>
          <table:table-cell table:number-columns-repeated="7"/>
        </table:table-row>
        <table:table-row table:style-name="ro1">
          <table:table-cell office:value-type="float" office:value="5633.33" calcext:value-type="float">
            <text:p>5633.33</text:p>
          </table:table-cell>
          <table:table-cell office:value-type="float" office:value="0.991146" calcext:value-type="float">
            <text:p>0.991146</text:p>
          </table:table-cell>
          <table:table-cell office:value-type="float" office:value="0.99289" calcext:value-type="float">
            <text:p>0.99289</text:p>
          </table:table-cell>
          <table:table-cell office:value-type="float" office:value="0.990129" calcext:value-type="float">
            <text:p>0.990129</text:p>
          </table:table-cell>
          <table:table-cell office:value-type="float" office:value="0.987266" calcext:value-type="float">
            <text:p>0.987266</text:p>
          </table:table-cell>
          <table:table-cell office:value-type="float" office:value="0.99035" calcext:value-type="float">
            <text:p>0.99035</text:p>
          </table:table-cell>
          <table:table-cell office:value-type="float" office:value="0.987478" calcext:value-type="float">
            <text:p>0.987478</text:p>
          </table:table-cell>
          <table:table-cell table:number-columns-repeated="7"/>
        </table:table-row>
        <table:table-row table:style-name="ro1">
          <table:table-cell office:value-type="float" office:value="5666.67" calcext:value-type="float">
            <text:p>5666.67</text:p>
          </table:table-cell>
          <table:table-cell office:value-type="float" office:value="0.990839" calcext:value-type="float">
            <text:p>0.990839</text:p>
          </table:table-cell>
          <table:table-cell office:value-type="float" office:value="0.992549" calcext:value-type="float">
            <text:p>0.992549</text:p>
          </table:table-cell>
          <table:table-cell office:value-type="float" office:value="0.990119" calcext:value-type="float">
            <text:p>0.990119</text:p>
          </table:table-cell>
          <table:table-cell office:value-type="float" office:value="0.98726" calcext:value-type="float">
            <text:p>0.98726</text:p>
          </table:table-cell>
          <table:table-cell office:value-type="float" office:value="0.990349" calcext:value-type="float">
            <text:p>0.990349</text:p>
          </table:table-cell>
          <table:table-cell office:value-type="float" office:value="0.98748" calcext:value-type="float">
            <text:p>0.98748</text:p>
          </table:table-cell>
          <table:table-cell table:number-columns-repeated="7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990795" calcext:value-type="float">
            <text:p>0.990795</text:p>
          </table:table-cell>
          <table:table-cell office:value-type="float" office:value="0.992587" calcext:value-type="float">
            <text:p>0.992587</text:p>
          </table:table-cell>
          <table:table-cell office:value-type="float" office:value="0.99011" calcext:value-type="float">
            <text:p>0.99011</text:p>
          </table:table-cell>
          <table:table-cell office:value-type="float" office:value="0.987254" calcext:value-type="float">
            <text:p>0.987254</text:p>
          </table:table-cell>
          <table:table-cell office:value-type="float" office:value="0.990348" calcext:value-type="float">
            <text:p>0.990348</text:p>
          </table:table-cell>
          <table:table-cell office:value-type="float" office:value="0.987482" calcext:value-type="float">
            <text:p>0.987482</text:p>
          </table:table-cell>
          <table:table-cell table:number-columns-repeated="7"/>
        </table:table-row>
        <table:table-row table:style-name="ro1">
          <table:table-cell office:value-type="float" office:value="5733.33" calcext:value-type="float">
            <text:p>5733.33</text:p>
          </table:table-cell>
          <table:table-cell office:value-type="float" office:value="0.99064" calcext:value-type="float">
            <text:p>0.99064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987246" calcext:value-type="float">
            <text:p>0.987246</text:p>
          </table:table-cell>
          <table:table-cell office:value-type="float" office:value="0.990346" calcext:value-type="float">
            <text:p>0.990346</text:p>
          </table:table-cell>
          <table:table-cell office:value-type="float" office:value="0.987482" calcext:value-type="float">
            <text:p>0.987482</text:p>
          </table:table-cell>
          <table:table-cell table:number-columns-repeated="7"/>
        </table:table-row>
        <table:table-row table:style-name="ro1">
          <table:table-cell office:value-type="float" office:value="5766.67" calcext:value-type="float">
            <text:p>5766.67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0.992432" calcext:value-type="float">
            <text:p>0.992432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987239" calcext:value-type="float">
            <text:p>0.987239</text:p>
          </table:table-cell>
          <table:table-cell office:value-type="float" office:value="0.990343" calcext:value-type="float">
            <text:p>0.990343</text:p>
          </table:table-cell>
          <table:table-cell office:value-type="float" office:value="0.987481" calcext:value-type="float">
            <text:p>0.987481</text:p>
          </table:table-cell>
          <table:table-cell table:number-columns-repeated="7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99114" calcext:value-type="float">
            <text:p>0.99114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90083" calcext:value-type="float">
            <text:p>0.990083</text:p>
          </table:table-cell>
          <table:table-cell office:value-type="float" office:value="0.987239" calcext:value-type="float">
            <text:p>0.987239</text:p>
          </table:table-cell>
          <table:table-cell office:value-type="float" office:value="0.990342" calcext:value-type="float">
            <text:p>0.990342</text:p>
          </table:table-cell>
          <table:table-cell office:value-type="float" office:value="0.987484" calcext:value-type="float">
            <text:p>0.987484</text:p>
          </table:table-cell>
          <table:table-cell table:number-columns-repeated="7"/>
        </table:table-row>
        <table:table-row table:style-name="ro1">
          <table:table-cell office:value-type="float" office:value="5833.33" calcext:value-type="float">
            <text:p>5833.33</text:p>
          </table:table-cell>
          <table:table-cell office:value-type="float" office:value="0.991219" calcext:value-type="float">
            <text:p>0.991219</text:p>
          </table:table-cell>
          <table:table-cell office:value-type="float" office:value="0.991885" calcext:value-type="float">
            <text:p>0.991885</text:p>
          </table:table-cell>
          <table:table-cell office:value-type="float" office:value="0.990079" calcext:value-type="float">
            <text:p>0.990079</text:p>
          </table:table-cell>
          <table:table-cell office:value-type="float" office:value="0.987239" calcext:value-type="float">
            <text:p>0.987239</text:p>
          </table:table-cell>
          <table:table-cell office:value-type="float" office:value="0.990339" calcext:value-type="float">
            <text:p>0.990339</text:p>
          </table:table-cell>
          <table:table-cell office:value-type="float" office:value="0.987487" calcext:value-type="float">
            <text:p>0.987487</text:p>
          </table:table-cell>
          <table:table-cell table:number-columns-repeated="7"/>
        </table:table-row>
        <table:table-row table:style-name="ro1">
          <table:table-cell office:value-type="float" office:value="5866.67" calcext:value-type="float">
            <text:p>5866.67</text:p>
          </table:table-cell>
          <table:table-cell office:value-type="float" office:value="0.991411" calcext:value-type="float">
            <text:p>0.991411</text:p>
          </table:table-cell>
          <table:table-cell office:value-type="float" office:value="0.991913" calcext:value-type="float">
            <text:p>0.991913</text:p>
          </table:table-cell>
          <table:table-cell office:value-type="float" office:value="0.990076" calcext:value-type="float">
            <text:p>0.990076</text:p>
          </table:table-cell>
          <table:table-cell office:value-type="float" office:value="0.987243" calcext:value-type="float">
            <text:p>0.987243</text:p>
          </table:table-cell>
          <table:table-cell office:value-type="float" office:value="0.990337" calcext:value-type="float">
            <text:p>0.990337</text:p>
          </table:table-cell>
          <table:table-cell office:value-type="float" office:value="0.987491" calcext:value-type="float">
            <text:p>0.987491</text:p>
          </table:table-cell>
          <table:table-cell table:number-columns-repeated="7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990936" calcext:value-type="float">
            <text:p>0.990936</text:p>
          </table:table-cell>
          <table:table-cell office:value-type="float" office:value="0.991908" calcext:value-type="float">
            <text:p>0.991908</text:p>
          </table:table-cell>
          <table:table-cell office:value-type="float" office:value="0.990069" calcext:value-type="float">
            <text:p>0.990069</text:p>
          </table:table-cell>
          <table:table-cell office:value-type="float" office:value="0.98724" calcext:value-type="float">
            <text:p>0.98724</text:p>
          </table:table-cell>
          <table:table-cell office:value-type="float" office:value="0.990334" calcext:value-type="float">
            <text:p>0.990334</text:p>
          </table:table-cell>
          <table:table-cell office:value-type="float" office:value="0.987491" calcext:value-type="float">
            <text:p>0.987491</text:p>
          </table:table-cell>
          <table:table-cell table:number-columns-repeated="7"/>
        </table:table-row>
        <table:table-row table:style-name="ro1">
          <table:table-cell office:value-type="float" office:value="5933.33" calcext:value-type="float">
            <text:p>5933.33</text:p>
          </table:table-cell>
          <table:table-cell office:value-type="float" office:value="0.991121" calcext:value-type="float">
            <text:p>0.991121</text:p>
          </table:table-cell>
          <table:table-cell office:value-type="float" office:value="0.992038" calcext:value-type="float">
            <text:p>0.992038</text:p>
          </table:table-cell>
          <table:table-cell office:value-type="float" office:value="0.990063" calcext:value-type="float">
            <text:p>0.990063</text:p>
          </table:table-cell>
          <table:table-cell office:value-type="float" office:value="0.987239" calcext:value-type="float">
            <text:p>0.987239</text:p>
          </table:table-cell>
          <table:table-cell office:value-type="float" office:value="0.990332" calcext:value-type="float">
            <text:p>0.990332</text:p>
          </table:table-cell>
          <table:table-cell office:value-type="float" office:value="0.987494" calcext:value-type="float">
            <text:p>0.987494</text:p>
          </table:table-cell>
          <table:table-cell table:number-columns-repeated="7"/>
        </table:table-row>
        <table:table-row table:style-name="ro1">
          <table:table-cell office:value-type="float" office:value="5966.67" calcext:value-type="float">
            <text:p>5966.67</text:p>
          </table:table-cell>
          <table:table-cell office:value-type="float" office:value="0.991254" calcext:value-type="float">
            <text:p>0.991254</text:p>
          </table:table-cell>
          <table:table-cell office:value-type="float" office:value="0.992252" calcext:value-type="float">
            <text:p>0.992252</text:p>
          </table:table-cell>
          <table:table-cell office:value-type="float" office:value="0.99006" calcext:value-type="float">
            <text:p>0.99006</text:p>
          </table:table-cell>
          <table:table-cell office:value-type="float" office:value="0.987241" calcext:value-type="float">
            <text:p>0.987241</text:p>
          </table:table-cell>
          <table:table-cell office:value-type="float" office:value="0.990332" calcext:value-type="float">
            <text:p>0.990332</text:p>
          </table:table-cell>
          <table:table-cell office:value-type="float" office:value="0.987498" calcext:value-type="float">
            <text:p>0.987498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0.992449" calcext:value-type="float">
            <text:p>0.992449</text:p>
          </table:table-cell>
          <table:table-cell office:value-type="float" office:value="0.990056" calcext:value-type="float">
            <text:p>0.990056</text:p>
          </table:table-cell>
          <table:table-cell office:value-type="float" office:value="0.987243" calcext:value-type="float">
            <text:p>0.987243</text:p>
          </table:table-cell>
          <table:table-cell office:value-type="float" office:value="0.990333" calcext:value-type="float">
            <text:p>0.990333</text:p>
          </table:table-cell>
          <table:table-cell office:value-type="float" office:value="0.987504" calcext:value-type="float">
            <text:p>0.987504</text:p>
          </table:table-cell>
          <table:table-cell table:number-columns-repeated="7"/>
        </table:table-row>
        <table:table-row table:style-name="ro1">
          <table:table-cell office:value-type="float" office:value="6033.33" calcext:value-type="float">
            <text:p>6033.33</text:p>
          </table:table-cell>
          <table:table-cell office:value-type="float" office:value="0.991463" calcext:value-type="float">
            <text:p>0.991463</text:p>
          </table:table-cell>
          <table:table-cell office:value-type="float" office:value="0.992316" calcext:value-type="float">
            <text:p>0.992316</text:p>
          </table:table-cell>
          <table:table-cell office:value-type="float" office:value="0.990054" calcext:value-type="float">
            <text:p>0.990054</text:p>
          </table:table-cell>
          <table:table-cell office:value-type="float" office:value="0.987247" calcext:value-type="float">
            <text:p>0.987247</text:p>
          </table:table-cell>
          <table:table-cell office:value-type="float" office:value="0.990333" calcext:value-type="float">
            <text:p>0.990333</text:p>
          </table:table-cell>
          <table:table-cell office:value-type="float" office:value="0.987511" calcext:value-type="float">
            <text:p>0.987511</text:p>
          </table:table-cell>
          <table:table-cell table:number-columns-repeated="7"/>
        </table:table-row>
        <table:table-row table:style-name="ro1">
          <table:table-cell office:value-type="float" office:value="6066.67" calcext:value-type="float">
            <text:p>6066.67</text:p>
          </table:table-cell>
          <table:table-cell office:value-type="float" office:value="0.991827" calcext:value-type="float">
            <text:p>0.991827</text:p>
          </table:table-cell>
          <table:table-cell office:value-type="float" office:value="0.991781" calcext:value-type="float">
            <text:p>0.991781</text:p>
          </table:table-cell>
          <table:table-cell office:value-type="float" office:value="0.990055" calcext:value-type="float">
            <text:p>0.990055</text:p>
          </table:table-cell>
          <table:table-cell office:value-type="float" office:value="0.987255" calcext:value-type="float">
            <text:p>0.987255</text:p>
          </table:table-cell>
          <table:table-cell office:value-type="float" office:value="0.990333" calcext:value-type="float">
            <text:p>0.990333</text:p>
          </table:table-cell>
          <table:table-cell office:value-type="float" office:value="0.987517" calcext:value-type="float">
            <text:p>0.987517</text:p>
          </table:table-cell>
          <table:table-cell table:number-columns-repeated="7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1896" calcext:value-type="float">
            <text:p>0.991896</text:p>
          </table:table-cell>
          <table:table-cell office:value-type="float" office:value="0.990055" calcext:value-type="float">
            <text:p>0.990055</text:p>
          </table:table-cell>
          <table:table-cell office:value-type="float" office:value="0.98726" calcext:value-type="float">
            <text:p>0.98726</text:p>
          </table:table-cell>
          <table:table-cell office:value-type="float" office:value="0.990332" calcext:value-type="float">
            <text:p>0.990332</text:p>
          </table:table-cell>
          <table:table-cell office:value-type="float" office:value="0.987522" calcext:value-type="float">
            <text:p>0.987522</text:p>
          </table:table-cell>
          <table:table-cell table:number-columns-repeated="7"/>
        </table:table-row>
        <table:table-row table:style-name="ro1">
          <table:table-cell office:value-type="float" office:value="6133.33" calcext:value-type="float">
            <text:p>6133.33</text:p>
          </table:table-cell>
          <table:table-cell office:value-type="float" office:value="0.991777" calcext:value-type="float">
            <text:p>0.991777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.990055" calcext:value-type="float">
            <text:p>0.990055</text:p>
          </table:table-cell>
          <table:table-cell office:value-type="float" office:value="0.987268" calcext:value-type="float">
            <text:p>0.987268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0.987532" calcext:value-type="float">
            <text:p>0.987532</text:p>
          </table:table-cell>
          <table:table-cell table:number-columns-repeated="7"/>
        </table:table-row>
        <table:table-row table:style-name="ro1">
          <table:table-cell office:value-type="float" office:value="6166.67" calcext:value-type="float">
            <text:p>6166.67</text:p>
          </table:table-cell>
          <table:table-cell office:value-type="float" office:value="0.991987" calcext:value-type="float">
            <text:p>0.991987</text:p>
          </table:table-cell>
          <table:table-cell office:value-type="float" office:value="0.992632" calcext:value-type="float">
            <text:p>0.992632</text:p>
          </table:table-cell>
          <table:table-cell office:value-type="float" office:value="0.990058" calcext:value-type="float">
            <text:p>0.990058</text:p>
          </table:table-cell>
          <table:table-cell office:value-type="float" office:value="0.987277" calcext:value-type="float">
            <text:p>0.987277</text:p>
          </table:table-cell>
          <table:table-cell office:value-type="float" office:value="0.990339" calcext:value-type="float">
            <text:p>0.990339</text:p>
          </table:table-cell>
          <table:table-cell office:value-type="float" office:value="0.987542" calcext:value-type="float">
            <text:p>0.987542</text:p>
          </table:table-cell>
          <table:table-cell table:number-columns-repeated="7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991976" calcext:value-type="float">
            <text:p>0.991976</text:p>
          </table:table-cell>
          <table:table-cell office:value-type="float" office:value="0.991909" calcext:value-type="float">
            <text:p>0.991909</text:p>
          </table:table-cell>
          <table:table-cell office:value-type="float" office:value="0.99006" calcext:value-type="float">
            <text:p>0.99006</text:p>
          </table:table-cell>
          <table:table-cell office:value-type="float" office:value="0.987286" calcext:value-type="float">
            <text:p>0.987286</text:p>
          </table:table-cell>
          <table:table-cell office:value-type="float" office:value="0.990339" calcext:value-type="float">
            <text:p>0.990339</text:p>
          </table:table-cell>
          <table:table-cell office:value-type="float" office:value="0.98755" calcext:value-type="float">
            <text:p>0.98755</text:p>
          </table:table-cell>
          <table:table-cell table:number-columns-repeated="7"/>
        </table:table-row>
        <table:table-row table:style-name="ro1">
          <table:table-cell office:value-type="float" office:value="6233.33" calcext:value-type="float">
            <text:p>6233.33</text:p>
          </table:table-cell>
          <table:table-cell office:value-type="float" office:value="0.99198" calcext:value-type="float">
            <text:p>0.99198</text:p>
          </table:table-cell>
          <table:table-cell office:value-type="float" office:value="0.992075" calcext:value-type="float">
            <text:p>0.992075</text:p>
          </table:table-cell>
          <table:table-cell office:value-type="float" office:value="0.990062" calcext:value-type="float">
            <text:p>0.990062</text:p>
          </table:table-cell>
          <table:table-cell office:value-type="float" office:value="0.987295" calcext:value-type="float">
            <text:p>0.987295</text:p>
          </table:table-cell>
          <table:table-cell office:value-type="float" office:value="0.99034" calcext:value-type="float">
            <text:p>0.99034</text:p>
          </table:table-cell>
          <table:table-cell office:value-type="float" office:value="0.987558" calcext:value-type="float">
            <text:p>0.987558</text:p>
          </table:table-cell>
          <table:table-cell table:number-columns-repeated="7"/>
        </table:table-row>
        <table:table-row table:style-name="ro1">
          <table:table-cell office:value-type="float" office:value="6266.67" calcext:value-type="float">
            <text:p>6266.67</text:p>
          </table:table-cell>
          <table:table-cell office:value-type="float" office:value="0.991582" calcext:value-type="float">
            <text:p>0.991582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90061" calcext:value-type="float">
            <text:p>0.990061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990341" calcext:value-type="float">
            <text:p>0.990341</text:p>
          </table:table-cell>
          <table:table-cell office:value-type="float" office:value="0.987564" calcext:value-type="float">
            <text:p>0.987564</text:p>
          </table:table-cell>
          <table:table-cell table:number-columns-repeated="4"/>
          <table:table-cell office:value-type="float" office:value="0.999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991631" calcext:value-type="float">
            <text:p>0.991631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90061" calcext:value-type="float">
            <text:p>0.990061</text:p>
          </table:table-cell>
          <table:table-cell office:value-type="float" office:value="0.987306" calcext:value-type="float">
            <text:p>0.987306</text:p>
          </table:table-cell>
          <table:table-cell office:value-type="float" office:value="0.990341" calcext:value-type="float">
            <text:p>0.990341</text:p>
          </table:table-cell>
          <table:table-cell office:value-type="float" office:value="0.98757" calcext:value-type="float">
            <text:p>0.98757</text:p>
          </table:table-cell>
          <table:table-cell table:number-columns-repeated="7"/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0.974465" calcext:value-type="float">
            <text:p>0.974465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989661" calcext:value-type="float">
            <text:p>0.989661</text:p>
          </table:table-cell>
          <table:table-cell office:value-type="float" office:value="0.986605" calcext:value-type="float">
            <text:p>0.986605</text:p>
          </table:table-cell>
          <table:table-cell office:value-type="float" office:value="0.990004" calcext:value-type="float">
            <text:p>0.990004</text:p>
          </table:table-cell>
          <table:table-cell office:value-type="float" office:value="0.986926" calcext:value-type="float">
            <text:p>0.986926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4"/>
        </table:table-row>
        <table:table-row table:style-name="ro1">
          <table:table-cell office:value-type="float" office:value="6366.67" calcext:value-type="float">
            <text:p>6366.67</text:p>
          </table:table-cell>
          <table:table-cell office:value-type="float" office:value="0.974308" calcext:value-type="float">
            <text:p>0.974308</text:p>
          </table:table-cell>
          <table:table-cell office:value-type="float" office:value="0.987845" calcext:value-type="float">
            <text:p>0.987845</text:p>
          </table:table-cell>
          <table:table-cell office:value-type="float" office:value="0.98929" calcext:value-type="float">
            <text:p>0.98929</text:p>
          </table:table-cell>
          <table:table-cell office:value-type="float" office:value="0.985961" calcext:value-type="float">
            <text:p>0.985961</text:p>
          </table:table-cell>
          <table:table-cell office:value-type="float" office:value="0.989697" calcext:value-type="float">
            <text:p>0.989697</text:p>
          </table:table-cell>
          <table:table-cell office:value-type="float" office:value="0.986339" calcext:value-type="float">
            <text:p>0.986339</text:p>
          </table:table-cell>
          <table:table-cell table:number-columns-repeated="5"/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976168" calcext:value-type="float">
            <text:p>0.976168</text:p>
          </table:table-cell>
          <table:table-cell office:value-type="float" office:value="0.988455" calcext:value-type="float">
            <text:p>0.988455</text:p>
          </table:table-cell>
          <table:table-cell office:value-type="float" office:value="0.989004" calcext:value-type="float">
            <text:p>0.989004</text:p>
          </table:table-cell>
          <table:table-cell office:value-type="float" office:value="0.985476" calcext:value-type="float">
            <text:p>0.985476</text:p>
          </table:table-cell>
          <table:table-cell office:value-type="float" office:value="0.989467" calcext:value-type="float">
            <text:p>0.989467</text:p>
          </table:table-cell>
          <table:table-cell office:value-type="float" office:value="0.985903" calcext:value-type="float">
            <text:p>0.985903</text:p>
          </table:table-cell>
          <table:table-cell table:number-columns-repeated="7"/>
        </table:table-row>
        <table:table-row table:style-name="ro1">
          <table:table-cell office:value-type="float" office:value="6433.33" calcext:value-type="float">
            <text:p>6433.33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0.988367" calcext:value-type="float">
            <text:p>0.988367</text:p>
          </table:table-cell>
          <table:table-cell office:value-type="float" office:value="0.988754" calcext:value-type="float">
            <text:p>0.988754</text:p>
          </table:table-cell>
          <table:table-cell office:value-type="float" office:value="0.985058" calcext:value-type="float">
            <text:p>0.985058</text:p>
          </table:table-cell>
          <table:table-cell office:value-type="float" office:value="0.989268" calcext:value-type="float">
            <text:p>0.989268</text:p>
          </table:table-cell>
          <table:table-cell office:value-type="float" office:value="0.98553" calcext:value-type="float">
            <text:p>0.98553</text:p>
          </table:table-cell>
          <table:table-cell table:number-columns-repeated="7"/>
        </table:table-row>
        <table:table-row table:style-name="ro1">
          <table:table-cell office:value-type="float" office:value="6466.67" calcext:value-type="float">
            <text:p>6466.67</text:p>
          </table:table-cell>
          <table:table-cell office:value-type="float" office:value="0.990013" calcext:value-type="float">
            <text:p>0.990013</text:p>
          </table:table-cell>
          <table:table-cell office:value-type="float" office:value="0.991252" calcext:value-type="float">
            <text:p>0.991252</text:p>
          </table:table-cell>
          <table:table-cell office:value-type="float" office:value="0.988747" calcext:value-type="float">
            <text:p>0.988747</text:p>
          </table:table-cell>
          <table:table-cell office:value-type="float" office:value="0.985057" calcext:value-type="float">
            <text:p>0.985057</text:p>
          </table:table-cell>
          <table:table-cell office:value-type="float" office:value="0.989264" calcext:value-type="float">
            <text:p>0.989264</text:p>
          </table:table-cell>
          <table:table-cell office:value-type="float" office:value="0.985531" calcext:value-type="float">
            <text:p>0.985531</text:p>
          </table:table-cell>
          <table:table-cell/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91653" calcext:value-type="float">
            <text:p>0.991653</text:p>
          </table:table-cell>
          <table:table-cell office:value-type="float" office:value="0.988742" calcext:value-type="float">
            <text:p>0.988742</text:p>
          </table:table-cell>
          <table:table-cell office:value-type="float" office:value="0.985058" calcext:value-type="float">
            <text:p>0.985058</text:p>
          </table:table-cell>
          <table:table-cell office:value-type="float" office:value="0.989262" calcext:value-type="float">
            <text:p>0.989262</text:p>
          </table:table-cell>
          <table:table-cell office:value-type="float" office:value="0.985535" calcext:value-type="float">
            <text:p>0.985535</text:p>
          </table:table-cell>
          <table:table-cell table:number-columns-repeated="7"/>
        </table:table-row>
        <table:table-row table:style-name="ro1">
          <table:table-cell office:value-type="float" office:value="6533.33" calcext:value-type="float">
            <text:p>6533.33</text:p>
          </table:table-cell>
          <table:table-cell office:value-type="float" office:value="0.991668" calcext:value-type="float">
            <text:p>0.991668</text:p>
          </table:table-cell>
          <table:table-cell office:value-type="float" office:value="0.991833" calcext:value-type="float">
            <text:p>0.991833</text:p>
          </table:table-cell>
          <table:table-cell office:value-type="float" office:value="0.988747" calcext:value-type="float">
            <text:p>0.988747</text:p>
          </table:table-cell>
          <table:table-cell office:value-type="float" office:value="0.985072" calcext:value-type="float">
            <text:p>0.985072</text:p>
          </table:table-cell>
          <table:table-cell office:value-type="float" office:value="0.989266" calcext:value-type="float">
            <text:p>0.989266</text:p>
          </table:table-cell>
          <table:table-cell office:value-type="float" office:value="0.985548" calcext:value-type="float">
            <text:p>0.985548</text:p>
          </table:table-cell>
          <table:table-cell table:number-columns-repeated="7"/>
        </table:table-row>
        <table:table-row table:style-name="ro1">
          <table:table-cell office:value-type="float" office:value="6566.67" calcext:value-type="float">
            <text:p>6566.67</text:p>
          </table:table-cell>
          <table:table-cell office:value-type="float" office:value="0.991923" calcext:value-type="float">
            <text:p>0.991923</text:p>
          </table:table-cell>
          <table:table-cell office:value-type="float" office:value="0.991752" calcext:value-type="float">
            <text:p>0.991752</text:p>
          </table:table-cell>
          <table:table-cell office:value-type="float" office:value="0.988754" calcext:value-type="float">
            <text:p>0.988754</text:p>
          </table:table-cell>
          <table:table-cell office:value-type="float" office:value="0.985088" calcext:value-type="float">
            <text:p>0.985088</text:p>
          </table:table-cell>
          <table:table-cell office:value-type="float" office:value="0.989269" calcext:value-type="float">
            <text:p>0.989269</text:p>
          </table:table-cell>
          <table:table-cell office:value-type="float" office:value="0.985561" calcext:value-type="float">
            <text:p>0.985561</text:p>
          </table:table-cell>
          <table:table-cell table:number-columns-repeated="7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991524" calcext:value-type="float">
            <text:p>0.991524</text:p>
          </table:table-cell>
          <table:table-cell office:value-type="float" office:value="0.992603" calcext:value-type="float">
            <text:p>0.992603</text:p>
          </table:table-cell>
          <table:table-cell office:value-type="float" office:value="0.988758" calcext:value-type="float">
            <text:p>0.988758</text:p>
          </table:table-cell>
          <table:table-cell office:value-type="float" office:value="0.985101" calcext:value-type="float">
            <text:p>0.985101</text:p>
          </table:table-cell>
          <table:table-cell office:value-type="float" office:value="0.989275" calcext:value-type="float">
            <text:p>0.989275</text:p>
          </table:table-cell>
          <table:table-cell office:value-type="float" office:value="0.985576" calcext:value-type="float">
            <text:p>0.985576</text:p>
          </table:table-cell>
          <table:table-cell table:number-columns-repeated="6"/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6633.33" calcext:value-type="float">
            <text:p>6633.33</text:p>
          </table:table-cell>
          <table:table-cell office:value-type="float" office:value="0.991432" calcext:value-type="float">
            <text:p>0.991432</text:p>
          </table:table-cell>
          <table:table-cell office:value-type="float" office:value="0.992692" calcext:value-type="float">
            <text:p>0.992692</text:p>
          </table:table-cell>
          <table:table-cell office:value-type="float" office:value="0.988762" calcext:value-type="float">
            <text:p>0.988762</text:p>
          </table:table-cell>
          <table:table-cell office:value-type="float" office:value="0.985114" calcext:value-type="float">
            <text:p>0.985114</text:p>
          </table:table-cell>
          <table:table-cell office:value-type="float" office:value="0.989282" calcext:value-type="float">
            <text:p>0.989282</text:p>
          </table:table-cell>
          <table:table-cell office:value-type="float" office:value="0.985591" calcext:value-type="float">
            <text:p>0.985591</text:p>
          </table:table-cell>
          <table:table-cell table:number-columns-repeated="7"/>
        </table:table-row>
        <table:table-row table:style-name="ro1">
          <table:table-cell office:value-type="float" office:value="6666.67" calcext:value-type="float">
            <text:p>6666.67</text:p>
          </table:table-cell>
          <table:table-cell office:value-type="float" office:value="0.991029" calcext:value-type="float">
            <text:p>0.991029</text:p>
          </table:table-cell>
          <table:table-cell office:value-type="float" office:value="0.992859" calcext:value-type="float">
            <text:p>0.992859</text:p>
          </table:table-cell>
          <table:table-cell office:value-type="float" office:value="0.988763" calcext:value-type="float">
            <text:p>0.988763</text:p>
          </table:table-cell>
          <table:table-cell office:value-type="float" office:value="0.985123" calcext:value-type="float">
            <text:p>0.985123</text:p>
          </table:table-cell>
          <table:table-cell office:value-type="float" office:value="0.989288" calcext:value-type="float">
            <text:p>0.989288</text:p>
          </table:table-cell>
          <table:table-cell office:value-type="float" office:value="0.985604" calcext:value-type="float">
            <text:p>0.985604</text:p>
          </table:table-cell>
          <table:table-cell table:number-columns-repeated="7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990806" calcext:value-type="float">
            <text:p>0.990806</text:p>
          </table:table-cell>
          <table:table-cell office:value-type="float" office:value="0.992264" calcext:value-type="float">
            <text:p>0.992264</text:p>
          </table:table-cell>
          <table:table-cell office:value-type="float" office:value="0.988762" calcext:value-type="float">
            <text:p>0.988762</text:p>
          </table:table-cell>
          <table:table-cell office:value-type="float" office:value="0.985129" calcext:value-type="float">
            <text:p>0.985129</text:p>
          </table:table-cell>
          <table:table-cell office:value-type="float" office:value="0.989291" calcext:value-type="float">
            <text:p>0.989291</text:p>
          </table:table-cell>
          <table:table-cell office:value-type="float" office:value="0.985613" calcext:value-type="float">
            <text:p>0.985613</text:p>
          </table:table-cell>
          <table:table-cell table:number-columns-repeated="7"/>
        </table:table-row>
        <table:table-row table:style-name="ro1">
          <table:table-cell office:value-type="float" office:value="6733.33" calcext:value-type="float">
            <text:p>6733.33</text:p>
          </table:table-cell>
          <table:table-cell office:value-type="float" office:value="0.991557" calcext:value-type="float">
            <text:p>0.991557</text:p>
          </table:table-cell>
          <table:table-cell office:value-type="float" office:value="0.991643" calcext:value-type="float">
            <text:p>0.991643</text:p>
          </table:table-cell>
          <table:table-cell office:value-type="float" office:value="0.988767" calcext:value-type="float">
            <text:p>0.988767</text:p>
          </table:table-cell>
          <table:table-cell office:value-type="float" office:value="0.985143" calcext:value-type="float">
            <text:p>0.985143</text:p>
          </table:table-cell>
          <table:table-cell office:value-type="float" office:value="0.989294" calcext:value-type="float">
            <text:p>0.989294</text:p>
          </table:table-cell>
          <table:table-cell office:value-type="float" office:value="0.985625" calcext:value-type="float">
            <text:p>0.985625</text:p>
          </table:table-cell>
          <table:table-cell table:number-columns-repeated="7"/>
        </table:table-row>
        <table:table-row table:style-name="ro1">
          <table:table-cell office:value-type="float" office:value="6766.67" calcext:value-type="float">
            <text:p>6766.67</text:p>
          </table:table-cell>
          <table:table-cell office:value-type="float" office:value="0.991555" calcext:value-type="float">
            <text:p>0.991555</text:p>
          </table:table-cell>
          <table:table-cell office:value-type="float" office:value="0.991161" calcext:value-type="float">
            <text:p>0.991161</text:p>
          </table:table-cell>
          <table:table-cell office:value-type="float" office:value="0.988771" calcext:value-type="float">
            <text:p>0.988771</text:p>
          </table:table-cell>
          <table:table-cell office:value-type="float" office:value="0.985156" calcext:value-type="float">
            <text:p>0.985156</text:p>
          </table:table-cell>
          <table:table-cell office:value-type="float" office:value="0.989294" calcext:value-type="float">
            <text:p>0.989294</text:p>
          </table:table-cell>
          <table:table-cell office:value-type="float" office:value="0.985634" calcext:value-type="float">
            <text:p>0.985634</text:p>
          </table:table-cell>
          <table:table-cell table:number-columns-repeated="7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991278" calcext:value-type="float">
            <text:p>0.991278</text:p>
          </table:table-cell>
          <table:table-cell office:value-type="float" office:value="0.992553" calcext:value-type="float">
            <text:p>0.992553</text:p>
          </table:table-cell>
          <table:table-cell office:value-type="float" office:value="0.988774" calcext:value-type="float">
            <text:p>0.988774</text:p>
          </table:table-cell>
          <table:table-cell office:value-type="float" office:value="0.985166" calcext:value-type="float">
            <text:p>0.985166</text:p>
          </table:table-cell>
          <table:table-cell office:value-type="float" office:value="0.989299" calcext:value-type="float">
            <text:p>0.989299</text:p>
          </table:table-cell>
          <table:table-cell office:value-type="float" office:value="0.985647" calcext:value-type="float">
            <text:p>0.985647</text:p>
          </table:table-cell>
          <table:table-cell table:number-columns-repeated="7"/>
        </table:table-row>
        <table:table-row table:style-name="ro1">
          <table:table-cell office:value-type="float" office:value="6833.33" calcext:value-type="float">
            <text:p>6833.33</text:p>
          </table:table-cell>
          <table:table-cell office:value-type="float" office:value="0.991295" calcext:value-type="float">
            <text:p>0.991295</text:p>
          </table:table-cell>
          <table:table-cell office:value-type="float" office:value="0.992498" calcext:value-type="float">
            <text:p>0.992498</text:p>
          </table:table-cell>
          <table:table-cell office:value-type="float" office:value="0.988777" calcext:value-type="float">
            <text:p>0.988777</text:p>
          </table:table-cell>
          <table:table-cell office:value-type="float" office:value="0.985177" calcext:value-type="float">
            <text:p>0.985177</text:p>
          </table:table-cell>
          <table:table-cell office:value-type="float" office:value="0.989305" calcext:value-type="float">
            <text:p>0.989305</text:p>
          </table:table-cell>
          <table:table-cell office:value-type="float" office:value="0.98566" calcext:value-type="float">
            <text:p>0.98566</text:p>
          </table:table-cell>
          <table:table-cell table:number-columns-repeated="7"/>
        </table:table-row>
        <table:table-row table:style-name="ro1">
          <table:table-cell office:value-type="float" office:value="6866.67" calcext:value-type="float">
            <text:p>6866.67</text:p>
          </table:table-cell>
          <table:table-cell office:value-type="float" office:value="0.991243" calcext:value-type="float">
            <text:p>0.991243</text:p>
          </table:table-cell>
          <table:table-cell office:value-type="float" office:value="0.991999" calcext:value-type="float">
            <text:p>0.991999</text:p>
          </table:table-cell>
          <table:table-cell office:value-type="float" office:value="0.988779" calcext:value-type="float">
            <text:p>0.988779</text:p>
          </table:table-cell>
          <table:table-cell office:value-type="float" office:value="0.985188" calcext:value-type="float">
            <text:p>0.985188</text:p>
          </table:table-cell>
          <table:table-cell office:value-type="float" office:value="0.989308" calcext:value-type="float">
            <text:p>0.989308</text:p>
          </table:table-cell>
          <table:table-cell office:value-type="float" office:value="0.985671" calcext:value-type="float">
            <text:p>0.985671</text:p>
          </table:table-cell>
          <table:table-cell table:number-columns-repeated="7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88783" calcext:value-type="float">
            <text:p>0.988783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9312" calcext:value-type="float">
            <text:p>0.989312</text:p>
          </table:table-cell>
          <table:table-cell office:value-type="float" office:value="0.985683" calcext:value-type="float">
            <text:p>0.985683</text:p>
          </table:table-cell>
          <table:table-cell table:number-columns-repeated="7"/>
        </table:table-row>
        <table:table-row table:style-name="ro1">
          <table:table-cell office:value-type="float" office:value="6933.33" calcext:value-type="float">
            <text:p>6933.33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92618" calcext:value-type="float">
            <text:p>0.992618</text:p>
          </table:table-cell>
          <table:table-cell office:value-type="float" office:value="0.988784" calcext:value-type="float">
            <text:p>0.988784</text:p>
          </table:table-cell>
          <table:table-cell office:value-type="float" office:value="0.985209" calcext:value-type="float">
            <text:p>0.985209</text:p>
          </table:table-cell>
          <table:table-cell office:value-type="float" office:value="0.989317" calcext:value-type="float">
            <text:p>0.989317</text:p>
          </table:table-cell>
          <table:table-cell office:value-type="float" office:value="0.985695" calcext:value-type="float">
            <text:p>0.985695</text:p>
          </table:table-cell>
          <table:table-cell table:number-columns-repeated="7"/>
        </table:table-row>
        <table:table-row table:style-name="ro1">
          <table:table-cell office:value-type="float" office:value="6966.67" calcext:value-type="float">
            <text:p>6966.67</text:p>
          </table:table-cell>
          <table:table-cell office:value-type="float" office:value="0.99067" calcext:value-type="float">
            <text:p>0.99067</text:p>
          </table:table-cell>
          <table:table-cell office:value-type="float" office:value="0.992246" calcext:value-type="float">
            <text:p>0.992246</text:p>
          </table:table-cell>
          <table:table-cell office:value-type="float" office:value="0.988783" calcext:value-type="float">
            <text:p>0.988783</text:p>
          </table:table-cell>
          <table:table-cell office:value-type="float" office:value="0.985214" calcext:value-type="float">
            <text:p>0.985214</text:p>
          </table:table-cell>
          <table:table-cell office:value-type="float" office:value="0.989319" calcext:value-type="float">
            <text:p>0.989319</text:p>
          </table:table-cell>
          <table:table-cell office:value-type="float" office:value="0.985703" calcext:value-type="float">
            <text:p>0.985703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990994" calcext:value-type="float">
            <text:p>0.990994</text:p>
          </table:table-cell>
          <table:table-cell office:value-type="float" office:value="0.992604" calcext:value-type="float">
            <text:p>0.992604</text:p>
          </table:table-cell>
          <table:table-cell office:value-type="float" office:value="0.988784" calcext:value-type="float">
            <text:p>0.988784</text:p>
          </table:table-cell>
          <table:table-cell office:value-type="float" office:value="0.985223" calcext:value-type="float">
            <text:p>0.985223</text:p>
          </table:table-cell>
          <table:table-cell office:value-type="float" office:value="0.989324" calcext:value-type="float">
            <text:p>0.989324</text:p>
          </table:table-cell>
          <table:table-cell office:value-type="float" office:value="0.985715" calcext:value-type="float">
            <text:p>0.985715</text:p>
          </table:table-cell>
          <table:table-cell table:number-columns-repeated="7"/>
        </table:table-row>
        <table:table-row table:style-name="ro1">
          <table:table-cell office:value-type="float" office:value="7033.33" calcext:value-type="float">
            <text:p>7033.33</text:p>
          </table:table-cell>
          <table:table-cell office:value-type="float" office:value="0.991046" calcext:value-type="float">
            <text:p>0.991046</text:p>
          </table:table-cell>
          <table:table-cell office:value-type="float" office:value="0.992093" calcext:value-type="float">
            <text:p>0.992093</text:p>
          </table:table-cell>
          <table:table-cell office:value-type="float" office:value="0.988785" calcext:value-type="float">
            <text:p>0.988785</text:p>
          </table:table-cell>
          <table:table-cell office:value-type="float" office:value="0.985231" calcext:value-type="float">
            <text:p>0.985231</text:p>
          </table:table-cell>
          <table:table-cell office:value-type="float" office:value="0.989327" calcext:value-type="float">
            <text:p>0.989327</text:p>
          </table:table-cell>
          <table:table-cell office:value-type="float" office:value="0.985725" calcext:value-type="float">
            <text:p>0.985725</text:p>
          </table:table-cell>
          <table:table-cell table:number-columns-repeated="7"/>
        </table:table-row>
        <table:table-row table:style-name="ro1">
          <table:table-cell office:value-type="float" office:value="7066.67" calcext:value-type="float">
            <text:p>7066.67</text:p>
          </table:table-cell>
          <table:table-cell office:value-type="float" office:value="0.991838" calcext:value-type="float">
            <text:p>0.991838</text:p>
          </table:table-cell>
          <table:table-cell office:value-type="float" office:value="0.992007" calcext:value-type="float">
            <text:p>0.992007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5245" calcext:value-type="float">
            <text:p>0.985245</text:p>
          </table:table-cell>
          <table:table-cell office:value-type="float" office:value="0.989331" calcext:value-type="float">
            <text:p>0.989331</text:p>
          </table:table-cell>
          <table:table-cell office:value-type="float" office:value="0.985737" calcext:value-type="float">
            <text:p>0.985737</text:p>
          </table:table-cell>
          <table:table-cell table:number-columns-repeated="7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91944" calcext:value-type="float">
            <text:p>0.991944</text:p>
          </table:table-cell>
          <table:table-cell office:value-type="float" office:value="0.988797" calcext:value-type="float">
            <text:p>0.988797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989335" calcext:value-type="float">
            <text:p>0.989335</text:p>
          </table:table-cell>
          <table:table-cell office:value-type="float" office:value="0.98575" calcext:value-type="float">
            <text:p>0.98575</text:p>
          </table:table-cell>
          <table:table-cell table:number-columns-repeated="7"/>
        </table:table-row>
        <table:table-row table:style-name="ro1">
          <table:table-cell office:value-type="float" office:value="7133.33" calcext:value-type="float">
            <text:p>7133.33</text:p>
          </table:table-cell>
          <table:table-cell office:value-type="float" office:value="0.991599" calcext:value-type="float">
            <text:p>0.991599</text:p>
          </table:table-cell>
          <table:table-cell office:value-type="float" office:value="0.992056" calcext:value-type="float">
            <text:p>0.992056</text:p>
          </table:table-cell>
          <table:table-cell office:value-type="float" office:value="0.988802" calcext:value-type="float">
            <text:p>0.988802</text:p>
          </table:table-cell>
          <table:table-cell office:value-type="float" office:value="0.985273" calcext:value-type="float">
            <text:p>0.985273</text:p>
          </table:table-cell>
          <table:table-cell office:value-type="float" office:value="0.989339" calcext:value-type="float">
            <text:p>0.989339</text:p>
          </table:table-cell>
          <table:table-cell office:value-type="float" office:value="0.985762" calcext:value-type="float">
            <text:p>0.985762</text:p>
          </table:table-cell>
          <table:table-cell table:number-columns-repeated="7"/>
        </table:table-row>
        <table:table-row table:style-name="ro1">
          <table:table-cell office:value-type="float" office:value="7166.67" calcext:value-type="float">
            <text:p>7166.67</text:p>
          </table:table-cell>
          <table:table-cell office:value-type="float" office:value="0.991195" calcext:value-type="float">
            <text:p>0.991195</text:p>
          </table:table-cell>
          <table:table-cell office:value-type="float" office:value="0.99217" calcext:value-type="float">
            <text:p>0.99217</text:p>
          </table:table-cell>
          <table:table-cell office:value-type="float" office:value="0.988804" calcext:value-type="float">
            <text:p>0.988804</text:p>
          </table:table-cell>
          <table:table-cell office:value-type="float" office:value="0.985282" calcext:value-type="float">
            <text:p>0.985282</text:p>
          </table:table-cell>
          <table:table-cell office:value-type="float" office:value="0.989343" calcext:value-type="float">
            <text:p>0.989343</text:p>
          </table:table-cell>
          <table:table-cell office:value-type="float" office:value="0.985772" calcext:value-type="float">
            <text:p>0.985772</text:p>
          </table:table-cell>
          <table:table-cell table:number-columns-repeated="7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991478" calcext:value-type="float">
            <text:p>0.991478</text:p>
          </table:table-cell>
          <table:table-cell office:value-type="float" office:value="0.991837" calcext:value-type="float">
            <text:p>0.991837</text:p>
          </table:table-cell>
          <table:table-cell office:value-type="float" office:value="0.988808" calcext:value-type="float">
            <text:p>0.98880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9346" calcext:value-type="float">
            <text:p>0.989346</text:p>
          </table:table-cell>
          <table:table-cell office:value-type="float" office:value="0.985783" calcext:value-type="float">
            <text:p>0.985783</text:p>
          </table:table-cell>
          <table:table-cell table:number-columns-repeated="7"/>
        </table:table-row>
        <table:table-row table:style-name="ro1">
          <table:table-cell office:value-type="float" office:value="7233.33" calcext:value-type="float">
            <text:p>7233.33</text:p>
          </table:table-cell>
          <table:table-cell office:value-type="float" office:value="0.991246" calcext:value-type="float">
            <text:p>0.991246</text:p>
          </table:table-cell>
          <table:table-cell office:value-type="float" office:value="0.991718" calcext:value-type="float">
            <text:p>0.991718</text:p>
          </table:table-cell>
          <table:table-cell office:value-type="float" office:value="0.98881" calcext:value-type="float">
            <text:p>0.98881</text:p>
          </table:table-cell>
          <table:table-cell office:value-type="float" office:value="0.985304" calcext:value-type="float">
            <text:p>0.985304</text:p>
          </table:table-cell>
          <table:table-cell office:value-type="float" office:value="0.989347" calcext:value-type="float">
            <text:p>0.989347</text:p>
          </table:table-cell>
          <table:table-cell office:value-type="float" office:value="0.985792" calcext:value-type="float">
            <text:p>0.985792</text:p>
          </table:table-cell>
          <table:table-cell table:number-columns-repeated="7"/>
        </table:table-row>
        <table:table-row table:style-name="ro1">
          <table:table-cell office:value-type="float" office:value="7266.67" calcext:value-type="float">
            <text:p>7266.67</text:p>
          </table:table-cell>
          <table:table-cell office:value-type="float" office:value="0.991381" calcext:value-type="float">
            <text:p>0.991381</text:p>
          </table:table-cell>
          <table:table-cell office:value-type="float" office:value="0.991757" calcext:value-type="float">
            <text:p>0.991757</text:p>
          </table:table-cell>
          <table:table-cell office:value-type="float" office:value="0.988813" calcext:value-type="float">
            <text:p>0.988813</text:p>
          </table:table-cell>
          <table:table-cell office:value-type="float" office:value="0.985315" calcext:value-type="float">
            <text:p>0.985315</text:p>
          </table:table-cell>
          <table:table-cell office:value-type="float" office:value="0.98935" calcext:value-type="float">
            <text:p>0.98935</text:p>
          </table:table-cell>
          <table:table-cell office:value-type="float" office:value="0.985802" calcext:value-type="float">
            <text:p>0.985802</text:p>
          </table:table-cell>
          <table:table-cell table:number-columns-repeated="7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991185" calcext:value-type="float">
            <text:p>0.991185</text:p>
          </table:table-cell>
          <table:table-cell office:value-type="float" office:value="0.991723" calcext:value-type="float">
            <text:p>0.991723</text:p>
          </table:table-cell>
          <table:table-cell office:value-type="float" office:value="0.988815" calcext:value-type="float">
            <text:p>0.988815</text:p>
          </table:table-cell>
          <table:table-cell office:value-type="float" office:value="0.985324" calcext:value-type="float">
            <text:p>0.985324</text:p>
          </table:table-cell>
          <table:table-cell office:value-type="float" office:value="0.989352" calcext:value-type="float">
            <text:p>0.989352</text:p>
          </table:table-cell>
          <table:table-cell office:value-type="float" office:value="0.985811" calcext:value-type="float">
            <text:p>0.985811</text:p>
          </table:table-cell>
          <table:table-cell table:number-columns-repeated="7"/>
        </table:table-row>
        <table:table-row table:style-name="ro1">
          <table:table-cell office:value-type="float" office:value="7333.33" calcext:value-type="float">
            <text:p>7333.33</text:p>
          </table:table-cell>
          <table:table-cell office:value-type="float" office:value="0.990772" calcext:value-type="float">
            <text:p>0.990772</text:p>
          </table:table-cell>
          <table:table-cell office:value-type="float" office:value="0.991626" calcext:value-type="float">
            <text:p>0.991626</text:p>
          </table:table-cell>
          <table:table-cell office:value-type="float" office:value="0.988815" calcext:value-type="float">
            <text:p>0.988815</text:p>
          </table:table-cell>
          <table:table-cell office:value-type="float" office:value="0.98533" calcext:value-type="float">
            <text:p>0.98533</text:p>
          </table:table-cell>
          <table:table-cell office:value-type="float" office:value="0.989352" calcext:value-type="float">
            <text:p>0.989352</text:p>
          </table:table-cell>
          <table:table-cell office:value-type="float" office:value="0.985818" calcext:value-type="float">
            <text:p>0.985818</text:p>
          </table:table-cell>
          <table:table-cell table:number-columns-repeated="7"/>
        </table:table-row>
        <table:table-row table:style-name="ro1">
          <table:table-cell office:value-type="float" office:value="7366.67" calcext:value-type="float">
            <text:p>7366.67</text:p>
          </table:table-cell>
          <table:table-cell office:value-type="float" office:value="0.99083" calcext:value-type="float">
            <text:p>0.99083</text:p>
          </table:table-cell>
          <table:table-cell office:value-type="float" office:value="0.991902" calcext:value-type="float">
            <text:p>0.991902</text:p>
          </table:table-cell>
          <table:table-cell office:value-type="float" office:value="0.988815" calcext:value-type="float">
            <text:p>0.988815</text:p>
          </table:table-cell>
          <table:table-cell office:value-type="float" office:value="0.985336" calcext:value-type="float">
            <text:p>0.985336</text:p>
          </table:table-cell>
          <table:table-cell office:value-type="float" office:value="0.989354" calcext:value-type="float">
            <text:p>0.989354</text:p>
          </table:table-cell>
          <table:table-cell office:value-type="float" office:value="0.985826" calcext:value-type="float">
            <text:p>0.985826</text:p>
          </table:table-cell>
          <table:table-cell table:number-columns-repeated="7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991418" calcext:value-type="float">
            <text:p>0.991418</text:p>
          </table:table-cell>
          <table:table-cell office:value-type="float" office:value="0.991963" calcext:value-type="float">
            <text:p>0.991963</text:p>
          </table:table-cell>
          <table:table-cell office:value-type="float" office:value="0.988818" calcext:value-type="float">
            <text:p>0.988818</text:p>
          </table:table-cell>
          <table:table-cell office:value-type="float" office:value="0.985347" calcext:value-type="float">
            <text:p>0.985347</text:p>
          </table:table-cell>
          <table:table-cell office:value-type="float" office:value="0.989357" calcext:value-type="float">
            <text:p>0.989357</text:p>
          </table:table-cell>
          <table:table-cell office:value-type="float" office:value="0.985836" calcext:value-type="float">
            <text:p>0.985836</text:p>
          </table:table-cell>
          <table:table-cell table:number-columns-repeated="7"/>
        </table:table-row>
        <table:table-row table:style-name="ro1">
          <table:table-cell office:value-type="float" office:value="7433.33" calcext:value-type="float">
            <text:p>7433.33</text:p>
          </table:table-cell>
          <table:table-cell office:value-type="float" office:value="0.991217" calcext:value-type="float">
            <text:p>0.99121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8882" calcext:value-type="float">
            <text:p>0.98882</text:p>
          </table:table-cell>
          <table:table-cell office:value-type="float" office:value="0.985357" calcext:value-type="float">
            <text:p>0.985357</text:p>
          </table:table-cell>
          <table:table-cell office:value-type="float" office:value="0.98936" calcext:value-type="float">
            <text:p>0.98936</text:p>
          </table:table-cell>
          <table:table-cell office:value-type="float" office:value="0.985847" calcext:value-type="float">
            <text:p>0.985847</text:p>
          </table:table-cell>
          <table:table-cell table:number-columns-repeated="7"/>
        </table:table-row>
        <table:table-row table:style-name="ro1">
          <table:table-cell office:value-type="float" office:value="7466.67" calcext:value-type="float">
            <text:p>7466.67</text:p>
          </table:table-cell>
          <table:table-cell office:value-type="float" office:value="0.991595" calcext:value-type="float">
            <text:p>0.991595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88825" calcext:value-type="float">
            <text:p>0.988825</text:p>
          </table:table-cell>
          <table:table-cell office:value-type="float" office:value="0.985369" calcext:value-type="float">
            <text:p>0.985369</text:p>
          </table:table-cell>
          <table:table-cell office:value-type="float" office:value="0.989363" calcext:value-type="float">
            <text:p>0.989363</text:p>
          </table:table-cell>
          <table:table-cell office:value-type="float" office:value="0.985857" calcext:value-type="float">
            <text:p>0.985857</text:p>
          </table:table-cell>
          <table:table-cell table:number-columns-repeated="7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991644" calcext:value-type="float">
            <text:p>0.991644</text:p>
          </table:table-cell>
          <table:table-cell office:value-type="float" office:value="0.991589" calcext:value-type="float">
            <text:p>0.991589</text:p>
          </table:table-cell>
          <table:table-cell office:value-type="float" office:value="0.988829" calcext:value-type="float">
            <text:p>0.988829</text:p>
          </table:table-cell>
          <table:table-cell office:value-type="float" office:value="0.985381" calcext:value-type="float">
            <text:p>0.985381</text:p>
          </table:table-cell>
          <table:table-cell office:value-type="float" office:value="0.989365" calcext:value-type="float">
            <text:p>0.989365</text:p>
          </table:table-cell>
          <table:table-cell office:value-type="float" office:value="0.985867" calcext:value-type="float">
            <text:p>0.985867</text:p>
          </table:table-cell>
          <table:table-cell table:number-columns-repeated="7"/>
        </table:table-row>
        <table:table-row table:style-name="ro1">
          <table:table-cell office:value-type="float" office:value="7533.33" calcext:value-type="float">
            <text:p>7533.33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992363" calcext:value-type="float">
            <text:p>0.992363</text:p>
          </table:table-cell>
          <table:table-cell office:value-type="float" office:value="0.988834" calcext:value-type="float">
            <text:p>0.988834</text:p>
          </table:table-cell>
          <table:table-cell office:value-type="float" office:value="0.985393" calcext:value-type="float">
            <text:p>0.985393</text:p>
          </table:table-cell>
          <table:table-cell office:value-type="float" office:value="0.98937" calcext:value-type="float">
            <text:p>0.98937</text:p>
          </table:table-cell>
          <table:table-cell office:value-type="float" office:value="0.98588" calcext:value-type="float">
            <text:p>0.98588</text:p>
          </table:table-cell>
          <table:table-cell table:number-columns-repeated="7"/>
        </table:table-row>
        <table:table-row table:style-name="ro1">
          <table:table-cell office:value-type="float" office:value="7566.67" calcext:value-type="float">
            <text:p>7566.67</text:p>
          </table:table-cell>
          <table:table-cell office:value-type="float" office:value="0.991659" calcext:value-type="float">
            <text:p>0.991659</text:p>
          </table:table-cell>
          <table:table-cell office:value-type="float" office:value="0.992787" calcext:value-type="float">
            <text:p>0.992787</text:p>
          </table:table-cell>
          <table:table-cell office:value-type="float" office:value="0.988839" calcext:value-type="float">
            <text:p>0.988839</text:p>
          </table:table-cell>
          <table:table-cell office:value-type="float" office:value="0.985405" calcext:value-type="float">
            <text:p>0.985405</text:p>
          </table:table-cell>
          <table:table-cell office:value-type="float" office:value="0.989377" calcext:value-type="float">
            <text:p>0.989377</text:p>
          </table:table-cell>
          <table:table-cell office:value-type="float" office:value="0.985893" calcext:value-type="float">
            <text:p>0.985893</text:p>
          </table:table-cell>
          <table:table-cell table:number-columns-repeated="7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991376" calcext:value-type="float">
            <text:p>0.991376</text:p>
          </table:table-cell>
          <table:table-cell office:value-type="float" office:value="0.992219" calcext:value-type="float">
            <text:p>0.992219</text:p>
          </table:table-cell>
          <table:table-cell office:value-type="float" office:value="0.988842" calcext:value-type="float">
            <text:p>0.988842</text:p>
          </table:table-cell>
          <table:table-cell office:value-type="float" office:value="0.985416" calcext:value-type="float">
            <text:p>0.985416</text:p>
          </table:table-cell>
          <table:table-cell office:value-type="float" office:value="0.989381" calcext:value-type="float">
            <text:p>0.989381</text:p>
          </table:table-cell>
          <table:table-cell office:value-type="float" office:value="0.985904" calcext:value-type="float">
            <text:p>0.985904</text:p>
          </table:table-cell>
          <table:table-cell table:number-columns-repeated="7"/>
        </table:table-row>
        <table:table-row table:style-name="ro1">
          <table:table-cell office:value-type="float" office:value="7633.33" calcext:value-type="float">
            <text:p>7633.33</text:p>
          </table:table-cell>
          <table:table-cell office:value-type="float" office:value="0.991392" calcext:value-type="float">
            <text:p>0.991392</text:p>
          </table:table-cell>
          <table:table-cell office:value-type="float" office:value="0.992355" calcext:value-type="float">
            <text:p>0.992355</text:p>
          </table:table-cell>
          <table:table-cell office:value-type="float" office:value="0.988845" calcext:value-type="float">
            <text:p>0.988845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89385" calcext:value-type="float">
            <text:p>0.989385</text:p>
          </table:table-cell>
          <table:table-cell office:value-type="float" office:value="0.985915" calcext:value-type="float">
            <text:p>0.985915</text:p>
          </table:table-cell>
          <table:table-cell table:number-columns-repeated="7"/>
        </table:table-row>
        <table:table-row table:style-name="ro1">
          <table:table-cell office:value-type="float" office:value="7666.67" calcext:value-type="float">
            <text:p>7666.67</text:p>
          </table:table-cell>
          <table:table-cell office:value-type="float" office:value="0.991513" calcext:value-type="float">
            <text:p>0.991513</text:p>
          </table:table-cell>
          <table:table-cell office:value-type="float" office:value="0.992397" calcext:value-type="float">
            <text:p>0.992397</text:p>
          </table:table-cell>
          <table:table-cell office:value-type="float" office:value="0.988849" calcext:value-type="float">
            <text:p>0.988849</text:p>
          </table:table-cell>
          <table:table-cell office:value-type="float" office:value="0.985437" calcext:value-type="float">
            <text:p>0.985437</text:p>
          </table:table-cell>
          <table:table-cell office:value-type="float" office:value="0.98939" calcext:value-type="float">
            <text:p>0.98939</text:p>
          </table:table-cell>
          <table:table-cell office:value-type="float" office:value="0.985927" calcext:value-type="float">
            <text:p>0.985927</text:p>
          </table:table-cell>
          <table:table-cell table:number-columns-repeated="7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991849" calcext:value-type="float">
            <text:p>0.991849</text:p>
          </table:table-cell>
          <table:table-cell office:value-type="float" office:value="0.988852" calcext:value-type="float">
            <text:p>0.988852</text:p>
          </table:table-cell>
          <table:table-cell office:value-type="float" office:value="0.985447" calcext:value-type="float">
            <text:p>0.985447</text:p>
          </table:table-cell>
          <table:table-cell office:value-type="float" office:value="0.989393" calcext:value-type="float">
            <text:p>0.989393</text:p>
          </table:table-cell>
          <table:table-cell office:value-type="float" office:value="0.985936" calcext:value-type="float">
            <text:p>0.985936</text:p>
          </table:table-cell>
          <table:table-cell table:number-columns-repeated="7"/>
        </table:table-row>
        <table:table-row table:style-name="ro1">
          <table:table-cell office:value-type="float" office:value="7733.33" calcext:value-type="float">
            <text:p>7733.33</text:p>
          </table:table-cell>
          <table:table-cell office:value-type="float" office:value="0.991488" calcext:value-type="float">
            <text:p>0.991488</text:p>
          </table:table-cell>
          <table:table-cell office:value-type="float" office:value="0.992447" calcext:value-type="float">
            <text:p>0.992447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0.985457" calcext:value-type="float">
            <text:p>0.985457</text:p>
          </table:table-cell>
          <table:table-cell office:value-type="float" office:value="0.989398" calcext:value-type="float">
            <text:p>0.989398</text:p>
          </table:table-cell>
          <table:table-cell office:value-type="float" office:value="0.985948" calcext:value-type="float">
            <text:p>0.985948</text:p>
          </table:table-cell>
          <table:table-cell table:number-columns-repeated="7"/>
        </table:table-row>
        <table:table-row table:style-name="ro1">
          <table:table-cell office:value-type="float" office:value="7766.67" calcext:value-type="float">
            <text:p>7766.67</text:p>
          </table:table-cell>
          <table:table-cell office:value-type="float" office:value="0.991368" calcext:value-type="float">
            <text:p>0.991368</text:p>
          </table:table-cell>
          <table:table-cell office:value-type="float" office:value="0.992437" calcext:value-type="float">
            <text:p>0.992437</text:p>
          </table:table-cell>
          <table:table-cell office:value-type="float" office:value="0.988859" calcext:value-type="float">
            <text:p>0.988859</text:p>
          </table:table-cell>
          <table:table-cell office:value-type="float" office:value="0.985467" calcext:value-type="float">
            <text:p>0.985467</text:p>
          </table:table-cell>
          <table:table-cell office:value-type="float" office:value="0.989402" calcext:value-type="float">
            <text:p>0.989402</text:p>
          </table:table-cell>
          <table:table-cell office:value-type="float" office:value="0.985959" calcext:value-type="float">
            <text:p>0.985959</text:p>
          </table:table-cell>
          <table:table-cell table:number-columns-repeated="7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991421" calcext:value-type="float">
            <text:p>0.991421</text:p>
          </table:table-cell>
          <table:table-cell office:value-type="float" office:value="0.992413" calcext:value-type="float">
            <text:p>0.992413</text:p>
          </table:table-cell>
          <table:table-cell office:value-type="float" office:value="0.988862" calcext:value-type="float">
            <text:p>0.988862</text:p>
          </table:table-cell>
          <table:table-cell office:value-type="float" office:value="0.985478" calcext:value-type="float">
            <text:p>0.985478</text:p>
          </table:table-cell>
          <table:table-cell office:value-type="float" office:value="0.989407" calcext:value-type="float">
            <text:p>0.989407</text:p>
          </table:table-cell>
          <table:table-cell office:value-type="float" office:value="0.98597" calcext:value-type="float">
            <text:p>0.98597</text:p>
          </table:table-cell>
          <table:table-cell table:number-columns-repeated="7"/>
        </table:table-row>
        <table:table-row table:style-name="ro1">
          <table:table-cell office:value-type="float" office:value="7833.33" calcext:value-type="float">
            <text:p>7833.33</text:p>
          </table:table-cell>
          <table:table-cell office:value-type="float" office:value="0.991385" calcext:value-type="float">
            <text:p>0.991385</text:p>
          </table:table-cell>
          <table:table-cell office:value-type="float" office:value="0.992235" calcext:value-type="float">
            <text:p>0.992235</text:p>
          </table:table-cell>
          <table:table-cell office:value-type="float" office:value="0.988865" calcext:value-type="float">
            <text:p>0.988865</text:p>
          </table:table-cell>
          <table:table-cell office:value-type="float" office:value="0.985488" calcext:value-type="float">
            <text:p>0.985488</text:p>
          </table:table-cell>
          <table:table-cell office:value-type="float" office:value="0.989411" calcext:value-type="float">
            <text:p>0.989411</text:p>
          </table:table-cell>
          <table:table-cell office:value-type="float" office:value="0.98598" calcext:value-type="float">
            <text:p>0.98598</text:p>
          </table:table-cell>
          <table:table-cell table:number-columns-repeated="7"/>
        </table:table-row>
        <table:table-row table:style-name="ro1">
          <table:table-cell office:value-type="float" office:value="7866.67" calcext:value-type="float">
            <text:p>7866.67</text:p>
          </table:table-cell>
          <table:table-cell office:value-type="float" office:value="0.991423" calcext:value-type="float">
            <text:p>0.991423</text:p>
          </table:table-cell>
          <table:table-cell office:value-type="float" office:value="0.992691" calcext:value-type="float">
            <text:p>0.992691</text:p>
          </table:table-cell>
          <table:table-cell office:value-type="float" office:value="0.988869" calcext:value-type="float">
            <text:p>0.988869</text:p>
          </table:table-cell>
          <table:table-cell office:value-type="float" office:value="0.985498" calcext:value-type="float">
            <text:p>0.985498</text:p>
          </table:table-cell>
          <table:table-cell office:value-type="float" office:value="0.989416" calcext:value-type="float">
            <text:p>0.989416</text:p>
          </table:table-cell>
          <table:table-cell office:value-type="float" office:value="0.985992" calcext:value-type="float">
            <text:p>0.985992</text:p>
          </table:table-cell>
          <table:table-cell table:number-columns-repeated="7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8887" calcext:value-type="float">
            <text:p>0.98887</text:p>
          </table:table-cell>
          <table:table-cell office:value-type="float" office:value="0.985505" calcext:value-type="float">
            <text:p>0.985505</text:p>
          </table:table-cell>
          <table:table-cell office:value-type="float" office:value="0.98942" calcext:value-type="float">
            <text:p>0.98942</text:p>
          </table:table-cell>
          <table:table-cell office:value-type="float" office:value="0.986001" calcext:value-type="float">
            <text:p>0.986001</text:p>
          </table:table-cell>
          <table:table-cell table:number-columns-repeated="7"/>
        </table:table-row>
        <table:table-row table:style-name="ro1">
          <table:table-cell office:value-type="float" office:value="7933.33" calcext:value-type="float">
            <text:p>7933.33</text:p>
          </table:table-cell>
          <table:table-cell office:value-type="float" office:value="0.991492" calcext:value-type="float">
            <text:p>0.991492</text:p>
          </table:table-cell>
          <table:table-cell office:value-type="float" office:value="0.992547" calcext:value-type="float">
            <text:p>0.992547</text:p>
          </table:table-cell>
          <table:table-cell office:value-type="float" office:value="0.988873" calcext:value-type="float">
            <text:p>0.988873</text:p>
          </table:table-cell>
          <table:table-cell office:value-type="float" office:value="0.985515" calcext:value-type="float">
            <text:p>0.985515</text:p>
          </table:table-cell>
          <table:table-cell office:value-type="float" office:value="0.989425" calcext:value-type="float">
            <text:p>0.989425</text:p>
          </table:table-cell>
          <table:table-cell office:value-type="float" office:value="0.986013" calcext:value-type="float">
            <text:p>0.986013</text:p>
          </table:table-cell>
          <table:table-cell table:number-columns-repeated="7"/>
        </table:table-row>
        <table:table-row table:style-name="ro1">
          <table:table-cell office:value-type="float" office:value="7966.67" calcext:value-type="float">
            <text:p>7966.67</text:p>
          </table:table-cell>
          <table:table-cell office:value-type="float" office:value="0.991669" calcext:value-type="float">
            <text:p>0.991669</text:p>
          </table:table-cell>
          <table:table-cell office:value-type="float" office:value="0.992484" calcext:value-type="float">
            <text:p>0.992484</text:p>
          </table:table-cell>
          <table:table-cell office:value-type="float" office:value="0.988878" calcext:value-type="float">
            <text:p>0.988878</text:p>
          </table:table-cell>
          <table:table-cell office:value-type="float" office:value="0.985527" calcext:value-type="float">
            <text:p>0.985527</text:p>
          </table:table-cell>
          <table:table-cell office:value-type="float" office:value="0.98943" calcext:value-type="float">
            <text:p>0.98943</text:p>
          </table:table-cell>
          <table:table-cell office:value-type="float" office:value="0.986024" calcext:value-type="float">
            <text:p>0.986024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91151" calcext:value-type="float">
            <text:p>0.991151</text:p>
          </table:table-cell>
          <table:table-cell office:value-type="float" office:value="0.992236" calcext:value-type="float">
            <text:p>0.992236</text:p>
          </table:table-cell>
          <table:table-cell office:value-type="float" office:value="0.98888" calcext:value-type="float">
            <text:p>0.98888</text:p>
          </table:table-cell>
          <table:table-cell office:value-type="float" office:value="0.985535" calcext:value-type="float">
            <text:p>0.985535</text:p>
          </table:table-cell>
          <table:table-cell office:value-type="float" office:value="0.989433" calcext:value-type="float">
            <text:p>0.989433</text:p>
          </table:table-cell>
          <table:table-cell office:value-type="float" office:value="0.986034" calcext:value-type="float">
            <text:p>0.986034</text:p>
          </table:table-cell>
          <table:table-cell table:number-columns-repeated="7"/>
        </table:table-row>
        <table:table-row table:style-name="ro1">
          <table:table-cell office:value-type="float" office:value="8033.33" calcext:value-type="float">
            <text:p>8033.33</text:p>
          </table:table-cell>
          <table:table-cell office:value-type="float" office:value="0.991047" calcext:value-type="float">
            <text:p>0.991047</text:p>
          </table:table-cell>
          <table:table-cell office:value-type="float" office:value="0.99225" calcext:value-type="float">
            <text:p>0.99225</text:p>
          </table:table-cell>
          <table:table-cell office:value-type="float" office:value="0.988881" calcext:value-type="float">
            <text:p>0.988881</text:p>
          </table:table-cell>
          <table:table-cell office:value-type="float" office:value="0.985542" calcext:value-type="float">
            <text:p>0.985542</text:p>
          </table:table-cell>
          <table:table-cell office:value-type="float" office:value="0.989436" calcext:value-type="float">
            <text:p>0.989436</text:p>
          </table:table-cell>
          <table:table-cell office:value-type="float" office:value="0.986042" calcext:value-type="float">
            <text:p>0.986042</text:p>
          </table:table-cell>
          <table:table-cell table:number-columns-repeated="7"/>
        </table:table-row>
        <table:table-row table:style-name="ro1">
          <table:table-cell office:value-type="float" office:value="8066.67" calcext:value-type="float">
            <text:p>8066.67</text:p>
          </table:table-cell>
          <table:table-cell office:value-type="float" office:value="0.990732" calcext:value-type="float">
            <text:p>0.990732</text:p>
          </table:table-cell>
          <table:table-cell office:value-type="float" office:value="0.993074" calcext:value-type="float">
            <text:p>0.993074</text:p>
          </table:table-cell>
          <table:table-cell office:value-type="float" office:value="0.98888" calcext:value-type="float">
            <text:p>0.98888</text:p>
          </table:table-cell>
          <table:table-cell office:value-type="float" office:value="0.985547" calcext:value-type="float">
            <text:p>0.985547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6052" calcext:value-type="float">
            <text:p>0.986052</text:p>
          </table:table-cell>
          <table:table-cell table:number-columns-repeated="7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990871" calcext:value-type="float">
            <text:p>0.990871</text:p>
          </table:table-cell>
          <table:table-cell office:value-type="float" office:value="0.992901" calcext:value-type="float">
            <text:p>0.992901</text:p>
          </table:table-cell>
          <table:table-cell office:value-type="float" office:value="0.98888" calcext:value-type="float">
            <text:p>0.98888</text:p>
          </table:table-cell>
          <table:table-cell office:value-type="float" office:value="0.985553" calcext:value-type="float">
            <text:p>0.985553</text:p>
          </table:table-cell>
          <table:table-cell office:value-type="float" office:value="0.989446" calcext:value-type="float">
            <text:p>0.989446</text:p>
          </table:table-cell>
          <table:table-cell office:value-type="float" office:value="0.986061" calcext:value-type="float">
            <text:p>0.986061</text:p>
          </table:table-cell>
          <table:table-cell table:number-columns-repeated="7"/>
        </table:table-row>
        <table:table-row table:style-name="ro1">
          <table:table-cell office:value-type="float" office:value="8133.33" calcext:value-type="float">
            <text:p>8133.33</text:p>
          </table:table-cell>
          <table:table-cell office:value-type="float" office:value="0.99097" calcext:value-type="float">
            <text:p>0.99097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8881" calcext:value-type="float">
            <text:p>0.988881</text:p>
          </table:table-cell>
          <table:table-cell office:value-type="float" office:value="0.98556" calcext:value-type="float">
            <text:p>0.98556</text:p>
          </table:table-cell>
          <table:table-cell office:value-type="float" office:value="0.989452" calcext:value-type="float">
            <text:p>0.989452</text:p>
          </table:table-cell>
          <table:table-cell office:value-type="float" office:value="0.986072" calcext:value-type="float">
            <text:p>0.986072</text:p>
          </table:table-cell>
          <table:table-cell table:number-columns-repeated="7"/>
        </table:table-row>
        <table:table-row table:style-name="ro1">
          <table:table-cell office:value-type="float" office:value="8166.67" calcext:value-type="float">
            <text:p>8166.67</text:p>
          </table:table-cell>
          <table:table-cell office:value-type="float" office:value="0.991231" calcext:value-type="float">
            <text:p>0.991231</text:p>
          </table:table-cell>
          <table:table-cell office:value-type="float" office:value="0.993379" calcext:value-type="float">
            <text:p>0.993379</text:p>
          </table:table-cell>
          <table:table-cell office:value-type="float" office:value="0.988883" calcext:value-type="float">
            <text:p>0.988883</text:p>
          </table:table-cell>
          <table:table-cell office:value-type="float" office:value="0.985569" calcext:value-type="float">
            <text:p>0.985569</text:p>
          </table:table-cell>
          <table:table-cell office:value-type="float" office:value="0.989459" calcext:value-type="float">
            <text:p>0.989459</text:p>
          </table:table-cell>
          <table:table-cell office:value-type="float" office:value="0.986084" calcext:value-type="float">
            <text:p>0.986084</text:p>
          </table:table-cell>
          <table:table-cell table:number-columns-repeated="7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991307" calcext:value-type="float">
            <text:p>0.991307</text:p>
          </table:table-cell>
          <table:table-cell office:value-type="float" office:value="0.992644" calcext:value-type="float">
            <text:p>0.992644</text:p>
          </table:table-cell>
          <table:table-cell office:value-type="float" office:value="0.988886" calcext:value-type="float">
            <text:p>0.988886</text:p>
          </table:table-cell>
          <table:table-cell office:value-type="float" office:value="0.985578" calcext:value-type="float">
            <text:p>0.985578</text:p>
          </table:table-cell>
          <table:table-cell office:value-type="float" office:value="0.989464" calcext:value-type="float">
            <text:p>0.989464</text:p>
          </table:table-cell>
          <table:table-cell office:value-type="float" office:value="0.986094" calcext:value-type="float">
            <text:p>0.986094</text:p>
          </table:table-cell>
          <table:table-cell table:number-columns-repeated="7"/>
        </table:table-row>
        <table:table-row table:style-name="ro1">
          <table:table-cell office:value-type="float" office:value="8233.33" calcext:value-type="float">
            <text:p>8233.33</text:p>
          </table:table-cell>
          <table:table-cell office:value-type="float" office:value="0.991478" calcext:value-type="float">
            <text:p>0.991478</text:p>
          </table:table-cell>
          <table:table-cell office:value-type="float" office:value="0.992507" calcext:value-type="float">
            <text:p>0.992507</text:p>
          </table:table-cell>
          <table:table-cell office:value-type="float" office:value="0.98889" calcext:value-type="float">
            <text:p>0.98889</text:p>
          </table:table-cell>
          <table:table-cell office:value-type="float" office:value="0.985588" calcext:value-type="float">
            <text:p>0.985588</text:p>
          </table:table-cell>
          <table:table-cell office:value-type="float" office:value="0.989469" calcext:value-type="float">
            <text:p>0.989469</text:p>
          </table:table-cell>
          <table:table-cell office:value-type="float" office:value="0.986105" calcext:value-type="float">
            <text:p>0.986105</text:p>
          </table:table-cell>
          <table:table-cell table:number-columns-repeated="7"/>
        </table:table-row>
        <table:table-row table:style-name="ro1">
          <table:table-cell office:value-type="float" office:value="8266.67" calcext:value-type="float">
            <text:p>8266.67</text:p>
          </table:table-cell>
          <table:table-cell office:value-type="float" office:value="0.991474" calcext:value-type="float">
            <text:p>0.991474</text:p>
          </table:table-cell>
          <table:table-cell office:value-type="float" office:value="0.992602" calcext:value-type="float">
            <text:p>0.992602</text:p>
          </table:table-cell>
          <table:table-cell office:value-type="float" office:value="0.988893" calcext:value-type="float">
            <text:p>0.988893</text:p>
          </table:table-cell>
          <table:table-cell office:value-type="float" office:value="0.985598" calcext:value-type="float">
            <text:p>0.985598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6116" calcext:value-type="float">
            <text:p>0.986116</text:p>
          </table:table-cell>
          <table:table-cell table:number-columns-repeated="7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569" calcext:value-type="float">
            <text:p>0.992569</text:p>
          </table:table-cell>
          <table:table-cell office:value-type="float" office:value="0.988897" calcext:value-type="float">
            <text:p>0.988897</text:p>
          </table:table-cell>
          <table:table-cell office:value-type="float" office:value="0.985608" calcext:value-type="float">
            <text:p>0.985608</text:p>
          </table:table-cell>
          <table:table-cell office:value-type="float" office:value="0.989479" calcext:value-type="float">
            <text:p>0.989479</text:p>
          </table:table-cell>
          <table:table-cell office:value-type="float" office:value="0.986127" calcext:value-type="float">
            <text:p>0.986127</text:p>
          </table:table-cell>
          <table:table-cell table:number-columns-repeated="7"/>
        </table:table-row>
        <table:table-row table:style-name="ro1">
          <table:table-cell office:value-type="float" office:value="8333.33" calcext:value-type="float">
            <text:p>8333.33</text:p>
          </table:table-cell>
          <table:table-cell office:value-type="float" office:value="0.99169" calcext:value-type="float">
            <text:p>0.99169</text:p>
          </table:table-cell>
          <table:table-cell office:value-type="float" office:value="0.993054" calcext:value-type="float">
            <text:p>0.993054</text:p>
          </table:table-cell>
          <table:table-cell office:value-type="float" office:value="0.988901" calcext:value-type="float">
            <text:p>0.988901</text:p>
          </table:table-cell>
          <table:table-cell office:value-type="float" office:value="0.985619" calcext:value-type="float">
            <text:p>0.985619</text:p>
          </table:table-cell>
          <table:table-cell office:value-type="float" office:value="0.989485" calcext:value-type="float">
            <text:p>0.989485</text:p>
          </table:table-cell>
          <table:table-cell office:value-type="float" office:value="0.98614" calcext:value-type="float">
            <text:p>0.98614</text:p>
          </table:table-cell>
          <table:table-cell table:number-columns-repeated="7"/>
        </table:table-row>
        <table:table-row table:style-name="ro1">
          <table:table-cell office:value-type="float" office:value="8366.67" calcext:value-type="float">
            <text:p>8366.67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0.992201" calcext:value-type="float">
            <text:p>0.992201</text:p>
          </table:table-cell>
          <table:table-cell office:value-type="float" office:value="0.988907" calcext:value-type="float">
            <text:p>0.988907</text:p>
          </table:table-cell>
          <table:table-cell office:value-type="float" office:value="0.985631" calcext:value-type="float">
            <text:p>0.985631</text:p>
          </table:table-cell>
          <table:table-cell office:value-type="float" office:value="0.98949" calcext:value-type="float">
            <text:p>0.98949</text:p>
          </table:table-cell>
          <table:table-cell office:value-type="float" office:value="0.986151" calcext:value-type="float">
            <text:p>0.986151</text:p>
          </table:table-cell>
          <table:table-cell table:number-columns-repeated="7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991087" calcext:value-type="float">
            <text:p>0.991087</text:p>
          </table:table-cell>
          <table:table-cell office:value-type="float" office:value="0.992094" calcext:value-type="float">
            <text:p>0.992094</text:p>
          </table:table-cell>
          <table:table-cell office:value-type="float" office:value="0.988908" calcext:value-type="float">
            <text:p>0.988908</text:p>
          </table:table-cell>
          <table:table-cell office:value-type="float" office:value="0.985638" calcext:value-type="float">
            <text:p>0.985638</text:p>
          </table:table-cell>
          <table:table-cell office:value-type="float" office:value="0.989492" calcext:value-type="float">
            <text:p>0.989492</text:p>
          </table:table-cell>
          <table:table-cell office:value-type="float" office:value="0.986159" calcext:value-type="float">
            <text:p>0.986159</text:p>
          </table:table-cell>
          <table:table-cell table:number-columns-repeated="7"/>
        </table:table-row>
        <table:table-row table:style-name="ro1">
          <table:table-cell office:value-type="float" office:value="8433.33" calcext:value-type="float">
            <text:p>8433.33</text:p>
          </table:table-cell>
          <table:table-cell office:value-type="float" office:value="0.99147" calcext:value-type="float">
            <text:p>0.99147</text:p>
          </table:table-cell>
          <table:table-cell office:value-type="float" office:value="0.992092" calcext:value-type="float">
            <text:p>0.992092</text:p>
          </table:table-cell>
          <table:table-cell office:value-type="float" office:value="0.988912" calcext:value-type="float">
            <text:p>0.988912</text:p>
          </table:table-cell>
          <table:table-cell office:value-type="float" office:value="0.985648" calcext:value-type="float">
            <text:p>0.985648</text:p>
          </table:table-cell>
          <table:table-cell office:value-type="float" office:value="0.989495" calcext:value-type="float">
            <text:p>0.989495</text:p>
          </table:table-cell>
          <table:table-cell office:value-type="float" office:value="0.986168" calcext:value-type="float">
            <text:p>0.986168</text:p>
          </table:table-cell>
          <table:table-cell table:number-columns-repeated="7"/>
        </table:table-row>
        <table:table-row table:style-name="ro1">
          <table:table-cell office:value-type="float" office:value="8466.67" calcext:value-type="float">
            <text:p>8466.67</text:p>
          </table:table-cell>
          <table:table-cell office:value-type="float" office:value="0.991382" calcext:value-type="float">
            <text:p>0.991382</text:p>
          </table:table-cell>
          <table:table-cell office:value-type="float" office:value="0.992359" calcext:value-type="float">
            <text:p>0.992359</text:p>
          </table:table-cell>
          <table:table-cell office:value-type="float" office:value="0.988915" calcext:value-type="float">
            <text:p>0.988915</text:p>
          </table:table-cell>
          <table:table-cell office:value-type="float" office:value="0.985657" calcext:value-type="float">
            <text:p>0.985657</text:p>
          </table:table-cell>
          <table:table-cell office:value-type="float" office:value="0.989499" calcext:value-type="float">
            <text:p>0.989499</text:p>
          </table:table-cell>
          <table:table-cell office:value-type="float" office:value="0.986178" calcext:value-type="float">
            <text:p>0.986178</text:p>
          </table:table-cell>
          <table:table-cell table:number-columns-repeated="7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991116" calcext:value-type="float">
            <text:p>0.991116</text:p>
          </table:table-cell>
          <table:table-cell office:value-type="float" office:value="0.991944" calcext:value-type="float">
            <text:p>0.991944</text:p>
          </table:table-cell>
          <table:table-cell office:value-type="float" office:value="0.988916" calcext:value-type="float">
            <text:p>0.988916</text:p>
          </table:table-cell>
          <table:table-cell office:value-type="float" office:value="0.985664" calcext:value-type="float">
            <text:p>0.985664</text:p>
          </table:table-cell>
          <table:table-cell office:value-type="float" office:value="0.989501" calcext:value-type="float">
            <text:p>0.989501</text:p>
          </table:table-cell>
          <table:table-cell office:value-type="float" office:value="0.986185" calcext:value-type="float">
            <text:p>0.986185</text:p>
          </table:table-cell>
          <table:table-cell table:number-columns-repeated="7"/>
        </table:table-row>
        <table:table-row table:style-name="ro1">
          <table:table-cell office:value-type="float" office:value="8533.33" calcext:value-type="float">
            <text:p>8533.33</text:p>
          </table:table-cell>
          <table:table-cell office:value-type="float" office:value="0.99089" calcext:value-type="float">
            <text:p>0.99089</text:p>
          </table:table-cell>
          <table:table-cell office:value-type="float" office:value="0.992093" calcext:value-type="float">
            <text:p>0.992093</text:p>
          </table:table-cell>
          <table:table-cell office:value-type="float" office:value="0.988917" calcext:value-type="float">
            <text:p>0.988917</text:p>
          </table:table-cell>
          <table:table-cell office:value-type="float" office:value="0.98567" calcext:value-type="float">
            <text:p>0.98567</text:p>
          </table:table-cell>
          <table:table-cell office:value-type="float" office:value="0.989503" calcext:value-type="float">
            <text:p>0.989503</text:p>
          </table:table-cell>
          <table:table-cell office:value-type="float" office:value="0.986192" calcext:value-type="float">
            <text:p>0.986192</text:p>
          </table:table-cell>
          <table:table-cell table:number-columns-repeated="7"/>
        </table:table-row>
        <table:table-row table:style-name="ro1">
          <table:table-cell office:value-type="float" office:value="8566.67" calcext:value-type="float">
            <text:p>8566.67</text:p>
          </table:table-cell>
          <table:table-cell office:value-type="float" office:value="0.990859" calcext:value-type="float">
            <text:p>0.990859</text:p>
          </table:table-cell>
          <table:table-cell office:value-type="float" office:value="0.992206" calcext:value-type="float">
            <text:p>0.992206</text:p>
          </table:table-cell>
          <table:table-cell office:value-type="float" office:value="0.988917" calcext:value-type="float">
            <text:p>0.988917</text:p>
          </table:table-cell>
          <table:table-cell office:value-type="float" office:value="0.985676" calcext:value-type="float">
            <text:p>0.985676</text:p>
          </table:table-cell>
          <table:table-cell office:value-type="float" office:value="0.989506" calcext:value-type="float">
            <text:p>0.989506</text:p>
          </table:table-cell>
          <table:table-cell office:value-type="float" office:value="0.986199" calcext:value-type="float">
            <text:p>0.986199</text:p>
          </table:table-cell>
          <table:table-cell table:number-columns-repeated="7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990648" calcext:value-type="float">
            <text:p>0.990648</text:p>
          </table:table-cell>
          <table:table-cell office:value-type="float" office:value="0.992006" calcext:value-type="float">
            <text:p>0.992006</text:p>
          </table:table-cell>
          <table:table-cell office:value-type="float" office:value="0.988916" calcext:value-type="float">
            <text:p>0.988916</text:p>
          </table:table-cell>
          <table:table-cell office:value-type="float" office:value="0.98568" calcext:value-type="float">
            <text:p>0.98568</text:p>
          </table:table-cell>
          <table:table-cell office:value-type="float" office:value="0.989507" calcext:value-type="float">
            <text:p>0.989507</text:p>
          </table:table-cell>
          <table:table-cell office:value-type="float" office:value="0.986205" calcext:value-type="float">
            <text:p>0.986205</text:p>
          </table:table-cell>
          <table:table-cell table:number-columns-repeated="7"/>
        </table:table-row>
        <table:table-row table:style-name="ro1">
          <table:table-cell office:value-type="float" office:value="8633.33" calcext:value-type="float">
            <text:p>8633.33</text:p>
          </table:table-cell>
          <table:table-cell office:value-type="float" office:value="0.990896" calcext:value-type="float">
            <text:p>0.990896</text:p>
          </table:table-cell>
          <table:table-cell office:value-type="float" office:value="0.991801" calcext:value-type="float">
            <text:p>0.991801</text:p>
          </table:table-cell>
          <table:table-cell office:value-type="float" office:value="0.988917" calcext:value-type="float">
            <text:p>0.988917</text:p>
          </table:table-cell>
          <table:table-cell office:value-type="float" office:value="0.985686" calcext:value-type="float">
            <text:p>0.985686</text:p>
          </table:table-cell>
          <table:table-cell office:value-type="float" office:value="0.989508" calcext:value-type="float">
            <text:p>0.989508</text:p>
          </table:table-cell>
          <table:table-cell office:value-type="float" office:value="0.986211" calcext:value-type="float">
            <text:p>0.986211</text:p>
          </table:table-cell>
          <table:table-cell table:number-columns-repeated="7"/>
        </table:table-row>
        <table:table-row table:style-name="ro1">
          <table:table-cell office:value-type="float" office:value="8666.67" calcext:value-type="float">
            <text:p>8666.67</text:p>
          </table:table-cell>
          <table:table-cell office:value-type="float" office:value="0.990743" calcext:value-type="float">
            <text:p>0.990743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88916" calcext:value-type="float">
            <text:p>0.988916</text:p>
          </table:table-cell>
          <table:table-cell office:value-type="float" office:value="0.98569" calcext:value-type="float">
            <text:p>0.98569</text:p>
          </table:table-cell>
          <table:table-cell office:value-type="float" office:value="0.98951" calcext:value-type="float">
            <text:p>0.98951</text:p>
          </table:table-cell>
          <table:table-cell office:value-type="float" office:value="0.986217" calcext:value-type="float">
            <text:p>0.986217</text:p>
          </table:table-cell>
          <table:table-cell table:number-columns-repeated="7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990993" calcext:value-type="float">
            <text:p>0.990993</text:p>
          </table:table-cell>
          <table:table-cell office:value-type="float" office:value="0.992519" calcext:value-type="float">
            <text:p>0.992519</text:p>
          </table:table-cell>
          <table:table-cell office:value-type="float" office:value="0.988917" calcext:value-type="float">
            <text:p>0.988917</text:p>
          </table:table-cell>
          <table:table-cell office:value-type="float" office:value="0.985697" calcext:value-type="float">
            <text:p>0.985697</text:p>
          </table:table-cell>
          <table:table-cell office:value-type="float" office:value="0.989514" calcext:value-type="float">
            <text:p>0.989514</text:p>
          </table:table-cell>
          <table:table-cell office:value-type="float" office:value="0.986226" calcext:value-type="float">
            <text:p>0.986226</text:p>
          </table:table-cell>
          <table:table-cell table:number-columns-repeated="7"/>
        </table:table-row>
        <table:table-row table:style-name="ro1">
          <table:table-cell office:value-type="float" office:value="8733.33" calcext:value-type="float">
            <text:p>8733.33</text:p>
          </table:table-cell>
          <table:table-cell office:value-type="float" office:value="0.99087" calcext:value-type="float">
            <text:p>0.99087</text:p>
          </table:table-cell>
          <table:table-cell office:value-type="float" office:value="0.992607" calcext:value-type="float">
            <text:p>0.992607</text:p>
          </table:table-cell>
          <table:table-cell office:value-type="float" office:value="0.988918" calcext:value-type="float">
            <text:p>0.988918</text:p>
          </table:table-cell>
          <table:table-cell office:value-type="float" office:value="0.985703" calcext:value-type="float">
            <text:p>0.985703</text:p>
          </table:table-cell>
          <table:table-cell office:value-type="float" office:value="0.989517" calcext:value-type="float">
            <text:p>0.989517</text:p>
          </table:table-cell>
          <table:table-cell office:value-type="float" office:value="0.986234" calcext:value-type="float">
            <text:p>0.986234</text:p>
          </table:table-cell>
          <table:table-cell table:number-columns-repeated="7"/>
        </table:table-row>
        <table:table-row table:style-name="ro1">
          <table:table-cell office:value-type="float" office:value="8766.67" calcext:value-type="float">
            <text:p>8766.67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993269" calcext:value-type="float">
            <text:p>0.993269</text:p>
          </table:table-cell>
          <table:table-cell office:value-type="float" office:value="0.988922" calcext:value-type="float">
            <text:p>0.988922</text:p>
          </table:table-cell>
          <table:table-cell office:value-type="float" office:value="0.985713" calcext:value-type="float">
            <text:p>0.985713</text:p>
          </table:table-cell>
          <table:table-cell office:value-type="float" office:value="0.989524" calcext:value-type="float">
            <text:p>0.989524</text:p>
          </table:table-cell>
          <table:table-cell office:value-type="float" office:value="0.986246" calcext:value-type="float">
            <text:p>0.986246</text:p>
          </table:table-cell>
          <table:table-cell table:number-columns-repeated="7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991953" calcext:value-type="float">
            <text:p>0.991953</text:p>
          </table:table-cell>
          <table:table-cell office:value-type="float" office:value="0.993253" calcext:value-type="float">
            <text:p>0.993253</text:p>
          </table:table-cell>
          <table:table-cell office:value-type="float" office:value="0.988927" calcext:value-type="float">
            <text:p>0.988927</text:p>
          </table:table-cell>
          <table:table-cell office:value-type="float" office:value="0.985725" calcext:value-type="float">
            <text:p>0.985725</text:p>
          </table:table-cell>
          <table:table-cell office:value-type="float" office:value="0.989532" calcext:value-type="float">
            <text:p>0.989532</text:p>
          </table:table-cell>
          <table:table-cell office:value-type="float" office:value="0.986259" calcext:value-type="float">
            <text:p>0.986259</text:p>
          </table:table-cell>
          <table:table-cell table:number-columns-repeated="7"/>
        </table:table-row>
        <table:table-row table:style-name="ro1">
          <table:table-cell office:value-type="float" office:value="8833.33" calcext:value-type="float">
            <text:p>8833.33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0.992756" calcext:value-type="float">
            <text:p>0.992756</text:p>
          </table:table-cell>
          <table:table-cell office:value-type="float" office:value="0.988934" calcext:value-type="float">
            <text:p>0.988934</text:p>
          </table:table-cell>
          <table:table-cell office:value-type="float" office:value="0.985738" calcext:value-type="float">
            <text:p>0.985738</text:p>
          </table:table-cell>
          <table:table-cell office:value-type="float" office:value="0.989538" calcext:value-type="float">
            <text:p>0.989538</text:p>
          </table:table-cell>
          <table:table-cell office:value-type="float" office:value="0.986271" calcext:value-type="float">
            <text:p>0.986271</text:p>
          </table:table-cell>
          <table:table-cell table:number-columns-repeated="7"/>
        </table:table-row>
        <table:table-row table:style-name="ro1">
          <table:table-cell office:value-type="float" office:value="8866.67" calcext:value-type="float">
            <text:p>8866.67</text:p>
          </table:table-cell>
          <table:table-cell office:value-type="float" office:value="0.992101" calcext:value-type="float">
            <text:p>0.992101</text:p>
          </table:table-cell>
          <table:table-cell office:value-type="float" office:value="0.992465" calcext:value-type="float">
            <text:p>0.992465</text:p>
          </table:table-cell>
          <table:table-cell office:value-type="float" office:value="0.98894" calcext:value-type="float">
            <text:p>0.98894</text:p>
          </table:table-cell>
          <table:table-cell office:value-type="float" office:value="0.98575" calcext:value-type="float">
            <text:p>0.98575</text:p>
          </table:table-cell>
          <table:table-cell office:value-type="float" office:value="0.989543" calcext:value-type="float">
            <text:p>0.989543</text:p>
          </table:table-cell>
          <table:table-cell office:value-type="float" office:value="0.986282" calcext:value-type="float">
            <text:p>0.986282</text:p>
          </table:table-cell>
          <table:table-cell table:number-columns-repeated="7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992638" calcext:value-type="float">
            <text:p>0.992638</text:p>
          </table:table-cell>
          <table:table-cell office:value-type="float" office:value="0.992255" calcext:value-type="float">
            <text:p>0.992255</text:p>
          </table:table-cell>
          <table:table-cell office:value-type="float" office:value="0.988948" calcext:value-type="float">
            <text:p>0.988948</text:p>
          </table:table-cell>
          <table:table-cell office:value-type="float" office:value="0.985763" calcext:value-type="float">
            <text:p>0.985763</text:p>
          </table:table-cell>
          <table:table-cell office:value-type="float" office:value="0.989547" calcext:value-type="float">
            <text:p>0.989547</text:p>
          </table:table-cell>
          <table:table-cell office:value-type="float" office:value="0.986293" calcext:value-type="float">
            <text:p>0.986293</text:p>
          </table:table-cell>
          <table:table-cell table:number-columns-repeated="7"/>
        </table:table-row>
        <table:table-row table:style-name="ro1">
          <table:table-cell office:value-type="float" office:value="8933.33" calcext:value-type="float">
            <text:p>8933.33</text:p>
          </table:table-cell>
          <table:table-cell office:value-type="float" office:value="0.992545" calcext:value-type="float">
            <text:p>0.992545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985777" calcext:value-type="float">
            <text:p>0.985777</text:p>
          </table:table-cell>
          <table:table-cell office:value-type="float" office:value="0.989552" calcext:value-type="float">
            <text:p>0.989552</text:p>
          </table:table-cell>
          <table:table-cell office:value-type="float" office:value="0.986304" calcext:value-type="float">
            <text:p>0.986304</text:p>
          </table:table-cell>
          <table:table-cell table:number-columns-repeated="7"/>
        </table:table-row>
        <table:table-row table:style-name="ro1">
          <table:table-cell office:value-type="float" office:value="8966.67" calcext:value-type="float">
            <text:p>8966.6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92501" calcext:value-type="float">
            <text:p>0.992501</text:p>
          </table:table-cell>
          <table:table-cell office:value-type="float" office:value="0.988962" calcext:value-type="float">
            <text:p>0.988962</text:p>
          </table:table-cell>
          <table:table-cell office:value-type="float" office:value="0.985789" calcext:value-type="float">
            <text:p>0.985789</text:p>
          </table:table-cell>
          <table:table-cell office:value-type="float" office:value="0.989557" calcext:value-type="float">
            <text:p>0.989557</text:p>
          </table:table-cell>
          <table:table-cell office:value-type="float" office:value="0.986315" calcext:value-type="float">
            <text:p>0.986315</text:p>
          </table:table-cell>
          <table:table-cell table:number-columns-repeated="7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992094" calcext:value-type="float">
            <text:p>0.992094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0.988967" calcext:value-type="float">
            <text:p>0.988967</text:p>
          </table:table-cell>
          <table:table-cell office:value-type="float" office:value="0.985801" calcext:value-type="float">
            <text:p>0.985801</text:p>
          </table:table-cell>
          <table:table-cell office:value-type="float" office:value="0.989561" calcext:value-type="float">
            <text:p>0.989561</text:p>
          </table:table-cell>
          <table:table-cell office:value-type="float" office:value="0.986326" calcext:value-type="float">
            <text:p>0.986326</text:p>
          </table:table-cell>
          <table:table-cell table:number-columns-repeated="7"/>
        </table:table-row>
        <table:table-row table:style-name="ro1">
          <table:table-cell office:value-type="float" office:value="9033.33" calcext:value-type="float">
            <text:p>9033.33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.992436" calcext:value-type="float">
            <text:p>0.992436</text:p>
          </table:table-cell>
          <table:table-cell office:value-type="float" office:value="0.988975" calcext:value-type="float">
            <text:p>0.988975</text:p>
          </table:table-cell>
          <table:table-cell office:value-type="float" office:value="0.985814" calcext:value-type="float">
            <text:p>0.985814</text:p>
          </table:table-cell>
          <table:table-cell office:value-type="float" office:value="0.989566" calcext:value-type="float">
            <text:p>0.989566</text:p>
          </table:table-cell>
          <table:table-cell office:value-type="float" office:value="0.986337" calcext:value-type="float">
            <text:p>0.986337</text:p>
          </table:table-cell>
          <table:table-cell table:number-columns-repeated="7"/>
        </table:table-row>
        <table:table-row table:style-name="ro1">
          <table:table-cell office:value-type="float" office:value="9066.67" calcext:value-type="float">
            <text:p>9066.67</text:p>
          </table:table-cell>
          <table:table-cell office:value-type="float" office:value="0.992477" calcext:value-type="float">
            <text:p>0.992477</text:p>
          </table:table-cell>
          <table:table-cell office:value-type="float" office:value="0.992926" calcext:value-type="float">
            <text:p>0.992926</text:p>
          </table:table-cell>
          <table:table-cell office:value-type="float" office:value="0.988982" calcext:value-type="float">
            <text:p>0.988982</text:p>
          </table:table-cell>
          <table:table-cell office:value-type="float" office:value="0.985827" calcext:value-type="float">
            <text:p>0.985827</text:p>
          </table:table-cell>
          <table:table-cell office:value-type="float" office:value="0.989573" calcext:value-type="float">
            <text:p>0.989573</text:p>
          </table:table-cell>
          <table:table-cell office:value-type="float" office:value="0.986349" calcext:value-type="float">
            <text:p>0.986349</text:p>
          </table:table-cell>
          <table:table-cell table:number-columns-repeated="7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992653" calcext:value-type="float">
            <text:p>0.992653</text:p>
          </table:table-cell>
          <table:table-cell office:value-type="float" office:value="0.992787" calcext:value-type="float">
            <text:p>0.992787</text:p>
          </table:table-cell>
          <table:table-cell office:value-type="float" office:value="0.988989" calcext:value-type="float">
            <text:p>0.988989</text:p>
          </table:table-cell>
          <table:table-cell office:value-type="float" office:value="0.98584" calcext:value-type="float">
            <text:p>0.98584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0.986361" calcext:value-type="float">
            <text:p>0.986361</text:p>
          </table:table-cell>
          <table:table-cell table:number-columns-repeated="7"/>
        </table:table-row>
        <table:table-row table:style-name="ro1">
          <table:table-cell office:value-type="float" office:value="9133.33" calcext:value-type="float">
            <text:p>9133.33</text:p>
          </table:table-cell>
          <table:table-cell office:value-type="float" office:value="0.992749" calcext:value-type="float">
            <text:p>0.992749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988997" calcext:value-type="float">
            <text:p>0.988997</text:p>
          </table:table-cell>
          <table:table-cell office:value-type="float" office:value="0.985853" calcext:value-type="float">
            <text:p>0.985853</text:p>
          </table:table-cell>
          <table:table-cell office:value-type="float" office:value="0.989583" calcext:value-type="float">
            <text:p>0.989583</text:p>
          </table:table-cell>
          <table:table-cell office:value-type="float" office:value="0.986372" calcext:value-type="float">
            <text:p>0.986372</text:p>
          </table:table-cell>
          <table:table-cell table:number-columns-repeated="7"/>
        </table:table-row>
        <table:table-row table:style-name="ro1">
          <table:table-cell office:value-type="float" office:value="9166.67" calcext:value-type="float">
            <text:p>9166.67</text:p>
          </table:table-cell>
          <table:table-cell office:value-type="float" office:value="0.991905" calcext:value-type="float">
            <text:p>0.991905</text:p>
          </table:table-cell>
          <table:table-cell office:value-type="float" office:value="0.992507" calcext:value-type="float">
            <text:p>0.992507</text:p>
          </table:table-cell>
          <table:table-cell office:value-type="float" office:value="0.989002" calcext:value-type="float">
            <text:p>0.989002</text:p>
          </table:table-cell>
          <table:table-cell office:value-type="float" office:value="0.985864" calcext:value-type="float">
            <text:p>0.985864</text:p>
          </table:table-cell>
          <table:table-cell office:value-type="float" office:value="0.989588" calcext:value-type="float">
            <text:p>0.989588</text:p>
          </table:table-cell>
          <table:table-cell office:value-type="float" office:value="0.986382" calcext:value-type="float">
            <text:p>0.986382</text:p>
          </table:table-cell>
          <table:table-cell table:number-columns-repeated="7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992521" calcext:value-type="float">
            <text:p>0.992521</text:p>
          </table:table-cell>
          <table:table-cell office:value-type="float" office:value="0.989007" calcext:value-type="float">
            <text:p>0.989007</text:p>
          </table:table-cell>
          <table:table-cell office:value-type="float" office:value="0.985875" calcext:value-type="float">
            <text:p>0.985875</text:p>
          </table:table-cell>
          <table:table-cell office:value-type="float" office:value="0.989592" calcext:value-type="float">
            <text:p>0.989592</text:p>
          </table:table-cell>
          <table:table-cell office:value-type="float" office:value="0.986393" calcext:value-type="float">
            <text:p>0.986393</text:p>
          </table:table-cell>
          <table:table-cell table:number-columns-repeated="7"/>
        </table:table-row>
        <table:table-row table:style-name="ro1">
          <table:table-cell office:value-type="float" office:value="9233.33" calcext:value-type="float">
            <text:p>9233.33</text:p>
          </table:table-cell>
          <table:table-cell office:value-type="float" office:value="0.992454" calcext:value-type="float">
            <text:p>0.992454</text:p>
          </table:table-cell>
          <table:table-cell office:value-type="float" office:value="0.993692" calcext:value-type="float">
            <text:p>0.993692</text:p>
          </table:table-cell>
          <table:table-cell office:value-type="float" office:value="0.989014" calcext:value-type="float">
            <text:p>0.989014</text:p>
          </table:table-cell>
          <table:table-cell office:value-type="float" office:value="0.985887" calcext:value-type="float">
            <text:p>0.985887</text:p>
          </table:table-cell>
          <table:table-cell office:value-type="float" office:value="0.989601" calcext:value-type="float">
            <text:p>0.989601</text:p>
          </table:table-cell>
          <table:table-cell office:value-type="float" office:value="0.986406" calcext:value-type="float">
            <text:p>0.986406</text:p>
          </table:table-cell>
          <table:table-cell table:number-columns-repeated="7"/>
        </table:table-row>
        <table:table-row table:style-name="ro1">
          <table:table-cell office:value-type="float" office:value="9266.67" calcext:value-type="float">
            <text:p>9266.67</text:p>
          </table:table-cell>
          <table:table-cell office:value-type="float" office:value="0.992109" calcext:value-type="float">
            <text:p>0.992109</text:p>
          </table:table-cell>
          <table:table-cell office:value-type="float" office:value="0.993961" calcext:value-type="float">
            <text:p>0.993961</text:p>
          </table:table-cell>
          <table:table-cell office:value-type="float" office:value="0.98902" calcext:value-type="float">
            <text:p>0.98902</text:p>
          </table:table-cell>
          <table:table-cell office:value-type="float" office:value="0.985898" calcext:value-type="float">
            <text:p>0.985898</text:p>
          </table:table-cell>
          <table:table-cell office:value-type="float" office:value="0.989609" calcext:value-type="float">
            <text:p>0.989609</text:p>
          </table:table-cell>
          <table:table-cell office:value-type="float" office:value="0.98642" calcext:value-type="float">
            <text:p>0.98642</text:p>
          </table:table-cell>
          <table:table-cell table:number-columns-repeated="7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992373" calcext:value-type="float">
            <text:p>0.992373</text:p>
          </table:table-cell>
          <table:table-cell office:value-type="float" office:value="0.994061" calcext:value-type="float">
            <text:p>0.994061</text:p>
          </table:table-cell>
          <table:table-cell office:value-type="float" office:value="0.989026" calcext:value-type="float">
            <text:p>0.989026</text:p>
          </table:table-cell>
          <table:table-cell office:value-type="float" office:value="0.985911" calcext:value-type="float">
            <text:p>0.985911</text:p>
          </table:table-cell>
          <table:table-cell office:value-type="float" office:value="0.989619" calcext:value-type="float">
            <text:p>0.989619</text:p>
          </table:table-cell>
          <table:table-cell office:value-type="float" office:value="0.986434" calcext:value-type="float">
            <text:p>0.986434</text:p>
          </table:table-cell>
          <table:table-cell table:number-columns-repeated="7"/>
        </table:table-row>
        <table:table-row table:style-name="ro1">
          <table:table-cell office:value-type="float" office:value="9333.33" calcext:value-type="float">
            <text:p>9333.33</text:p>
          </table:table-cell>
          <table:table-cell office:value-type="float" office:value="0.992468" calcext:value-type="float">
            <text:p>0.992468</text:p>
          </table:table-cell>
          <table:table-cell office:value-type="float" office:value="0.994021" calcext:value-type="float">
            <text:p>0.994021</text:p>
          </table:table-cell>
          <table:table-cell office:value-type="float" office:value="0.989033" calcext:value-type="float">
            <text:p>0.989033</text:p>
          </table:table-cell>
          <table:table-cell office:value-type="float" office:value="0.985923" calcext:value-type="float">
            <text:p>0.985923</text:p>
          </table:table-cell>
          <table:table-cell office:value-type="float" office:value="0.989628" calcext:value-type="float">
            <text:p>0.989628</text:p>
          </table:table-cell>
          <table:table-cell office:value-type="float" office:value="0.986448" calcext:value-type="float">
            <text:p>0.986448</text:p>
          </table:table-cell>
          <table:table-cell table:number-columns-repeated="7"/>
        </table:table-row>
        <table:table-row table:style-name="ro1">
          <table:table-cell office:value-type="float" office:value="9366.67" calcext:value-type="float">
            <text:p>9366.67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0.993604" calcext:value-type="float">
            <text:p>0.993604</text:p>
          </table:table-cell>
          <table:table-cell office:value-type="float" office:value="0.98904" calcext:value-type="float">
            <text:p>0.98904</text:p>
          </table:table-cell>
          <table:table-cell office:value-type="float" office:value="0.985935" calcext:value-type="float">
            <text:p>0.985935</text:p>
          </table:table-cell>
          <table:table-cell office:value-type="float" office:value="0.989636" calcext:value-type="float">
            <text:p>0.989636</text:p>
          </table:table-cell>
          <table:table-cell office:value-type="float" office:value="0.986461" calcext:value-type="float">
            <text:p>0.986461</text:p>
          </table:table-cell>
          <table:table-cell table:number-columns-repeated="7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992622" calcext:value-type="float">
            <text:p>0.992622</text:p>
          </table:table-cell>
          <table:table-cell office:value-type="float" office:value="0.993142" calcext:value-type="float">
            <text:p>0.993142</text:p>
          </table:table-cell>
          <table:table-cell office:value-type="float" office:value="0.989047" calcext:value-type="float">
            <text:p>0.989047</text:p>
          </table:table-cell>
          <table:table-cell office:value-type="float" office:value="0.985948" calcext:value-type="float">
            <text:p>0.985948</text:p>
          </table:table-cell>
          <table:table-cell office:value-type="float" office:value="0.989643" calcext:value-type="float">
            <text:p>0.989643</text:p>
          </table:table-cell>
          <table:table-cell office:value-type="float" office:value="0.986473" calcext:value-type="float">
            <text:p>0.986473</text:p>
          </table:table-cell>
          <table:table-cell table:number-columns-repeated="7"/>
        </table:table-row>
        <table:table-row table:style-name="ro1">
          <table:table-cell office:value-type="float" office:value="9433.33" calcext:value-type="float">
            <text:p>9433.33</text:p>
          </table:table-cell>
          <table:table-cell office:value-type="float" office:value="0.991932" calcext:value-type="float">
            <text:p>0.991932</text:p>
          </table:table-cell>
          <table:table-cell office:value-type="float" office:value="0.993544" calcext:value-type="float">
            <text:p>0.993544</text:p>
          </table:table-cell>
          <table:table-cell office:value-type="float" office:value="0.989052" calcext:value-type="float">
            <text:p>0.989052</text:p>
          </table:table-cell>
          <table:table-cell office:value-type="float" office:value="0.985958" calcext:value-type="float">
            <text:p>0.985958</text:p>
          </table:table-cell>
          <table:table-cell office:value-type="float" office:value="0.98965" calcext:value-type="float">
            <text:p>0.98965</text:p>
          </table:table-cell>
          <table:table-cell office:value-type="float" office:value="0.986485" calcext:value-type="float">
            <text:p>0.986485</text:p>
          </table:table-cell>
          <table:table-cell table:number-columns-repeated="7"/>
        </table:table-row>
        <table:table-row table:style-name="ro1">
          <table:table-cell office:value-type="float" office:value="9466.67" calcext:value-type="float">
            <text:p>9466.67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93071" calcext:value-type="float">
            <text:p>0.993071</text:p>
          </table:table-cell>
          <table:table-cell office:value-type="float" office:value="0.989056" calcext:value-type="float">
            <text:p>0.989056</text:p>
          </table:table-cell>
          <table:table-cell office:value-type="float" office:value="0.985968" calcext:value-type="float">
            <text:p>0.985968</text:p>
          </table:table-cell>
          <table:table-cell office:value-type="float" office:value="0.989656" calcext:value-type="float">
            <text:p>0.989656</text:p>
          </table:table-cell>
          <table:table-cell office:value-type="float" office:value="0.986496" calcext:value-type="float">
            <text:p>0.986496</text:p>
          </table:table-cell>
          <table:table-cell table:number-columns-repeated="7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992176" calcext:value-type="float">
            <text:p>0.992176</text:p>
          </table:table-cell>
          <table:table-cell office:value-type="float" office:value="0.993639" calcext:value-type="float">
            <text:p>0.993639</text:p>
          </table:table-cell>
          <table:table-cell office:value-type="float" office:value="0.989062" calcext:value-type="float">
            <text:p>0.989062</text:p>
          </table:table-cell>
          <table:table-cell office:value-type="float" office:value="0.985979" calcext:value-type="float">
            <text:p>0.985979</text:p>
          </table:table-cell>
          <table:table-cell office:value-type="float" office:value="0.989663" calcext:value-type="float">
            <text:p>0.989663</text:p>
          </table:table-cell>
          <table:table-cell office:value-type="float" office:value="0.986508" calcext:value-type="float">
            <text:p>0.986508</text:p>
          </table:table-cell>
          <table:table-cell table:number-columns-repeated="7"/>
        </table:table-row>
        <table:table-row table:style-name="ro1">
          <table:table-cell office:value-type="float" office:value="9533.33" calcext:value-type="float">
            <text:p>9533.33</text:p>
          </table:table-cell>
          <table:table-cell office:value-type="float" office:value="0.992386" calcext:value-type="float">
            <text:p>0.992386</text:p>
          </table:table-cell>
          <table:table-cell office:value-type="float" office:value="0.993417" calcext:value-type="float">
            <text:p>0.993417</text:p>
          </table:table-cell>
          <table:table-cell office:value-type="float" office:value="0.989068" calcext:value-type="float">
            <text:p>0.989068</text:p>
          </table:table-cell>
          <table:table-cell office:value-type="float" office:value="0.985991" calcext:value-type="float">
            <text:p>0.985991</text:p>
          </table:table-cell>
          <table:table-cell office:value-type="float" office:value="0.989671" calcext:value-type="float">
            <text:p>0.989671</text:p>
          </table:table-cell>
          <table:table-cell office:value-type="float" office:value="0.98652" calcext:value-type="float">
            <text:p>0.98652</text:p>
          </table:table-cell>
          <table:table-cell table:number-columns-repeated="7"/>
        </table:table-row>
        <table:table-row table:style-name="ro1">
          <table:table-cell office:value-type="float" office:value="9566.67" calcext:value-type="float">
            <text:p>9566.67</text:p>
          </table:table-cell>
          <table:table-cell office:value-type="float" office:value="0.992155" calcext:value-type="float">
            <text:p>0.992155</text:p>
          </table:table-cell>
          <table:table-cell office:value-type="float" office:value="0.993816" calcext:value-type="float">
            <text:p>0.993816</text:p>
          </table:table-cell>
          <table:table-cell office:value-type="float" office:value="0.989074" calcext:value-type="float">
            <text:p>0.989074</text:p>
          </table:table-cell>
          <table:table-cell office:value-type="float" office:value="0.986002" calcext:value-type="float">
            <text:p>0.986002</text:p>
          </table:table-cell>
          <table:table-cell office:value-type="float" office:value="0.989679" calcext:value-type="float">
            <text:p>0.989679</text:p>
          </table:table-cell>
          <table:table-cell office:value-type="float" office:value="0.986533" calcext:value-type="float">
            <text:p>0.986533</text:p>
          </table:table-cell>
          <table:table-cell table:number-columns-repeated="7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992168" calcext:value-type="float">
            <text:p>0.992168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989079" calcext:value-type="float">
            <text:p>0.989079</text:p>
          </table:table-cell>
          <table:table-cell office:value-type="float" office:value="0.986013" calcext:value-type="float">
            <text:p>0.986013</text:p>
          </table:table-cell>
          <table:table-cell office:value-type="float" office:value="0.989687" calcext:value-type="float">
            <text:p>0.989687</text:p>
          </table:table-cell>
          <table:table-cell office:value-type="float" office:value="0.986546" calcext:value-type="float">
            <text:p>0.986546</text:p>
          </table:table-cell>
          <table:table-cell table:number-columns-repeated="7"/>
        </table:table-row>
        <table:table-row table:style-name="ro1">
          <table:table-cell office:value-type="float" office:value="9633.33" calcext:value-type="float">
            <text:p>9633.33</text:p>
          </table:table-cell>
          <table:table-cell office:value-type="float" office:value="0.992361" calcext:value-type="float">
            <text:p>0.992361</text:p>
          </table:table-cell>
          <table:table-cell office:value-type="float" office:value="0.993723" calcext:value-type="float">
            <text:p>0.993723</text:p>
          </table:table-cell>
          <table:table-cell office:value-type="float" office:value="0.989085" calcext:value-type="float">
            <text:p>0.989085</text:p>
          </table:table-cell>
          <table:table-cell office:value-type="float" office:value="0.986024" calcext:value-type="float">
            <text:p>0.986024</text:p>
          </table:table-cell>
          <table:table-cell office:value-type="float" office:value="0.989695" calcext:value-type="float">
            <text:p>0.989695</text:p>
          </table:table-cell>
          <table:table-cell office:value-type="float" office:value="0.986558" calcext:value-type="float">
            <text:p>0.986558</text:p>
          </table:table-cell>
          <table:table-cell table:number-columns-repeated="7"/>
        </table:table-row>
        <table:table-row table:style-name="ro1">
          <table:table-cell office:value-type="float" office:value="9666.67" calcext:value-type="float">
            <text:p>9666.67</text:p>
          </table:table-cell>
          <table:table-cell office:value-type="float" office:value="0.992185" calcext:value-type="float">
            <text:p>0.992185</text:p>
          </table:table-cell>
          <table:table-cell office:value-type="float" office:value="0.993318" calcext:value-type="float">
            <text:p>0.993318</text:p>
          </table:table-cell>
          <table:table-cell office:value-type="float" office:value="0.989091" calcext:value-type="float">
            <text:p>0.989091</text:p>
          </table:table-cell>
          <table:table-cell office:value-type="float" office:value="0.986035" calcext:value-type="float">
            <text:p>0.986035</text:p>
          </table:table-cell>
          <table:table-cell office:value-type="float" office:value="0.989702" calcext:value-type="float">
            <text:p>0.989702</text:p>
          </table:table-cell>
          <table:table-cell office:value-type="float" office:value="0.98657" calcext:value-type="float">
            <text:p>0.98657</text:p>
          </table:table-cell>
          <table:table-cell table:number-columns-repeated="7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992783" calcext:value-type="float">
            <text:p>0.992783</text:p>
          </table:table-cell>
          <table:table-cell office:value-type="float" office:value="0.993093" calcext:value-type="float">
            <text:p>0.993093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986047" calcext:value-type="float">
            <text:p>0.986047</text:p>
          </table:table-cell>
          <table:table-cell office:value-type="float" office:value="0.989708" calcext:value-type="float">
            <text:p>0.989708</text:p>
          </table:table-cell>
          <table:table-cell office:value-type="float" office:value="0.986581" calcext:value-type="float">
            <text:p>0.986581</text:p>
          </table:table-cell>
          <table:table-cell table:number-columns-repeated="7"/>
        </table:table-row>
        <table:table-row table:style-name="ro1">
          <table:table-cell office:value-type="float" office:value="9733.33" calcext:value-type="float">
            <text:p>9733.33</text:p>
          </table:table-cell>
          <table:table-cell office:value-type="float" office:value="0.992668" calcext:value-type="float">
            <text:p>0.992668</text:p>
          </table:table-cell>
          <table:table-cell office:value-type="float" office:value="0.993172" calcext:value-type="float">
            <text:p>0.993172</text:p>
          </table:table-cell>
          <table:table-cell office:value-type="float" office:value="0.989105" calcext:value-type="float">
            <text:p>0.989105</text:p>
          </table:table-cell>
          <table:table-cell office:value-type="float" office:value="0.986059" calcext:value-type="float">
            <text:p>0.986059</text:p>
          </table:table-cell>
          <table:table-cell office:value-type="float" office:value="0.989714" calcext:value-type="float">
            <text:p>0.989714</text:p>
          </table:table-cell>
          <table:table-cell office:value-type="float" office:value="0.986592" calcext:value-type="float">
            <text:p>0.986592</text:p>
          </table:table-cell>
          <table:table-cell table:number-columns-repeated="7"/>
        </table:table-row>
        <table:table-row table:style-name="ro1">
          <table:table-cell office:value-type="float" office:value="9766.67" calcext:value-type="float">
            <text:p>9766.67</text:p>
          </table:table-cell>
          <table:table-cell office:value-type="float" office:value="0.991449" calcext:value-type="float">
            <text:p>0.991449</text:p>
          </table:table-cell>
          <table:table-cell office:value-type="float" office:value="0.993087" calcext:value-type="float">
            <text:p>0.993087</text:p>
          </table:table-cell>
          <table:table-cell office:value-type="float" office:value="0.989107" calcext:value-type="float">
            <text:p>0.989107</text:p>
          </table:table-cell>
          <table:table-cell office:value-type="float" office:value="0.986067" calcext:value-type="float">
            <text:p>0.986067</text:p>
          </table:table-cell>
          <table:table-cell office:value-type="float" office:value="0.989719" calcext:value-type="float">
            <text:p>0.989719</text:p>
          </table:table-cell>
          <table:table-cell office:value-type="float" office:value="0.986602" calcext:value-type="float">
            <text:p>0.986602</text:p>
          </table:table-cell>
          <table:table-cell table:number-columns-repeated="7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991421" calcext:value-type="float">
            <text:p>0.991421</text:p>
          </table:table-cell>
          <table:table-cell office:value-type="float" office:value="0.993479" calcext:value-type="float">
            <text:p>0.993479</text:p>
          </table:table-cell>
          <table:table-cell office:value-type="float" office:value="0.98911" calcext:value-type="float">
            <text:p>0.98911</text:p>
          </table:table-cell>
          <table:table-cell office:value-type="float" office:value="0.986074" calcext:value-type="float">
            <text:p>0.986074</text:p>
          </table:table-cell>
          <table:table-cell office:value-type="float" office:value="0.989725" calcext:value-type="float">
            <text:p>0.989725</text:p>
          </table:table-cell>
          <table:table-cell office:value-type="float" office:value="0.986611" calcext:value-type="float">
            <text:p>0.986611</text:p>
          </table:table-cell>
          <table:table-cell table:number-columns-repeated="7"/>
        </table:table-row>
        <table:table-row table:style-name="ro1">
          <table:table-cell office:value-type="float" office:value="9833.33" calcext:value-type="float">
            <text:p>9833.33</text:p>
          </table:table-cell>
          <table:table-cell office:value-type="float" office:value="0.991893" calcext:value-type="float">
            <text:p>0.991893</text:p>
          </table:table-cell>
          <table:table-cell office:value-type="float" office:value="0.993184" calcext:value-type="float">
            <text:p>0.993184</text:p>
          </table:table-cell>
          <table:table-cell office:value-type="float" office:value="0.989114" calcext:value-type="float">
            <text:p>0.989114</text:p>
          </table:table-cell>
          <table:table-cell office:value-type="float" office:value="0.986084" calcext:value-type="float">
            <text:p>0.986084</text:p>
          </table:table-cell>
          <table:table-cell office:value-type="float" office:value="0.989731" calcext:value-type="float">
            <text:p>0.989731</text:p>
          </table:table-cell>
          <table:table-cell office:value-type="float" office:value="0.986622" calcext:value-type="float">
            <text:p>0.986622</text:p>
          </table:table-cell>
          <table:table-cell table:number-columns-repeated="7"/>
        </table:table-row>
        <table:table-row table:style-name="ro1">
          <table:table-cell office:value-type="float" office:value="9866.67" calcext:value-type="float">
            <text:p>9866.67</text:p>
          </table:table-cell>
          <table:table-cell office:value-type="float" office:value="0.991748" calcext:value-type="float">
            <text:p>0.991748</text:p>
          </table:table-cell>
          <table:table-cell office:value-type="float" office:value="0.993431" calcext:value-type="float">
            <text:p>0.993431</text:p>
          </table:table-cell>
          <table:table-cell office:value-type="float" office:value="0.989118" calcext:value-type="float">
            <text:p>0.989118</text:p>
          </table:table-cell>
          <table:table-cell office:value-type="float" office:value="0.986093" calcext:value-type="float">
            <text:p>0.986093</text:p>
          </table:table-cell>
          <table:table-cell office:value-type="float" office:value="0.989737" calcext:value-type="float">
            <text:p>0.989737</text:p>
          </table:table-cell>
          <table:table-cell office:value-type="float" office:value="0.986632" calcext:value-type="float">
            <text:p>0.986632</text:p>
          </table:table-cell>
          <table:table-cell table:number-columns-repeated="4"/>
          <table:table-cell office:value-type="float" office:value="0.999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984972" calcext:value-type="float">
            <text:p>0.984972</text:p>
          </table:table-cell>
          <table:table-cell office:value-type="float" office:value="0.990739" calcext:value-type="float">
            <text:p>0.990739</text:p>
          </table:table-cell>
          <table:table-cell office:value-type="float" office:value="0.98907" calcext:value-type="float">
            <text:p>0.98907</text:p>
          </table:table-cell>
          <table:table-cell office:value-type="float" office:value="0.986021" calcext:value-type="float">
            <text:p>0.986021</text:p>
          </table:table-cell>
          <table:table-cell office:value-type="float" office:value="0.989703" calcext:value-type="float">
            <text:p>0.989703</text:p>
          </table:table-cell>
          <table:table-cell office:value-type="float" office:value="0.986571" calcext:value-type="float">
            <text:p>0.986571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office:value-type="float" office:value="9933.33" calcext:value-type="float">
            <text:p>9933.33</text:p>
          </table:table-cell>
          <table:table-cell office:value-type="float" office:value="0.985141" calcext:value-type="float">
            <text:p>0.985141</text:p>
          </table:table-cell>
          <table:table-cell office:value-type="float" office:value="0.990358" calcext:value-type="float">
            <text:p>0.990358</text:p>
          </table:table-cell>
          <table:table-cell office:value-type="float" office:value="0.989025" calcext:value-type="float">
            <text:p>0.989025</text:p>
          </table:table-cell>
          <table:table-cell office:value-type="float" office:value="0.985954" calcext:value-type="float">
            <text:p>0.985954</text:p>
          </table:table-cell>
          <table:table-cell office:value-type="float" office:value="0.98967" calcext:value-type="float">
            <text:p>0.98967</text:p>
          </table:table-cell>
          <table:table-cell office:value-type="float" office:value="0.986513" calcext:value-type="float">
            <text:p>0.986513</text:p>
          </table:table-cell>
          <table:table-cell table:number-columns-repeated="7"/>
        </table:table-row>
        <table:table-row table:style-name="ro1">
          <table:table-cell office:value-type="float" office:value="9966.67" calcext:value-type="float">
            <text:p>9966.67</text:p>
          </table:table-cell>
          <table:table-cell office:value-type="float" office:value="0.970941" calcext:value-type="float">
            <text:p>0.970941</text:p>
          </table:table-cell>
          <table:table-cell office:value-type="float" office:value="0.985012" calcext:value-type="float">
            <text:p>0.985012</text:p>
          </table:table-cell>
          <table:table-cell office:value-type="float" office:value="0.988722" calcext:value-type="float">
            <text:p>0.988722</text:p>
          </table:table-cell>
          <table:table-cell office:value-type="float" office:value="0.98542" calcext:value-type="float">
            <text:p>0.98542</text:p>
          </table:table-cell>
          <table:table-cell office:value-type="float" office:value="0.989408" calcext:value-type="float">
            <text:p>0.989408</text:p>
          </table:table-cell>
          <table:table-cell office:value-type="float" office:value="0.986016" calcext:value-type="float">
            <text:p>0.986016</text:p>
          </table:table-cell>
          <table:table-cell table:number-columns-repeated="2"/>
          <table:table-cell office:value-type="float" office:value="0.996" calcext:value-type="float">
            <text:p>0.996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70324" calcext:value-type="float">
            <text:p>0.970324</text:p>
          </table:table-cell>
          <table:table-cell office:value-type="float" office:value="0.985025" calcext:value-type="float">
            <text:p>0.985025</text:p>
          </table:table-cell>
          <table:table-cell office:value-type="float" office:value="0.988423" calcext:value-type="float">
            <text:p>0.988423</text:p>
          </table:table-cell>
          <table:table-cell office:value-type="float" office:value="0.984895" calcext:value-type="float">
            <text:p>0.984895</text:p>
          </table:table-cell>
          <table:table-cell office:value-type="float" office:value="0.989151" calcext:value-type="float">
            <text:p>0.989151</text:p>
          </table:table-cell>
          <table:table-cell office:value-type="float" office:value="0.985528" calcext:value-type="float">
            <text:p>0.985528</text:p>
          </table:table-cell>
          <table:table-cell table:number-columns-repeated="7"/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office:value-type="float" office:value="0.978312" calcext:value-type="float">
            <text:p>0.978312</text:p>
          </table:table-cell>
          <table:table-cell office:value-type="float" office:value="0.988753" calcext:value-type="float">
            <text:p>0.988753</text:p>
          </table:table-cell>
          <table:table-cell office:value-type="float" office:value="0.988296" calcext:value-type="float">
            <text:p>0.988296</text:p>
          </table:table-cell>
          <table:table-cell office:value-type="float" office:value="0.984686" calcext:value-type="float">
            <text:p>0.984686</text:p>
          </table:table-cell>
          <table:table-cell office:value-type="float" office:value="0.989051" calcext:value-type="float">
            <text:p>0.989051</text:p>
          </table:table-cell>
          <table:table-cell office:value-type="float" office:value="0.985342" calcext:value-type="float">
            <text:p>0.985342</text:p>
          </table:table-cell>
          <table:table-cell table:number-columns-repeated="7"/>
        </table:table-row>
        <table:table-row table:style-name="ro1">
          <table:table-cell office:value-type="float" office:value="10066.67" calcext:value-type="float">
            <text:p>10066.67</text:p>
          </table:table-cell>
          <table:table-cell office:value-type="float" office:value="0.978107" calcext:value-type="float">
            <text:p>0.978107</text:p>
          </table:table-cell>
          <table:table-cell office:value-type="float" office:value="0.988783" calcext:value-type="float">
            <text:p>0.988783</text:p>
          </table:table-cell>
          <table:table-cell office:value-type="float" office:value="0.988168" calcext:value-type="float">
            <text:p>0.988168</text:p>
          </table:table-cell>
          <table:table-cell office:value-type="float" office:value="0.984478" calcext:value-type="float">
            <text:p>0.984478</text:p>
          </table:table-cell>
          <table:table-cell office:value-type="float" office:value="0.988951" calcext:value-type="float">
            <text:p>0.988951</text:p>
          </table:table-cell>
          <table:table-cell office:value-type="float" office:value="0.985156" calcext:value-type="float">
            <text:p>0.985156</text:p>
          </table:table-cell>
          <table:table-cell table:number-columns-repeated="7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989625" calcext:value-type="float">
            <text:p>0.989625</text:p>
          </table:table-cell>
          <table:table-cell office:value-type="float" office:value="0.992968" calcext:value-type="float">
            <text:p>0.992968</text:p>
          </table:table-cell>
          <table:table-cell office:value-type="float" office:value="0.988161" calcext:value-type="float">
            <text:p>0.988161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988951" calcext:value-type="float">
            <text:p>0.988951</text:p>
          </table:table-cell>
          <table:table-cell office:value-type="float" office:value="0.985178" calcext:value-type="float">
            <text:p>0.985178</text:p>
          </table:table-cell>
          <table:table-cell/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3"/>
        </table:table-row>
        <table:table-row table:style-name="ro1">
          <table:table-cell office:value-type="float" office:value="10133.33" calcext:value-type="float">
            <text:p>10133.33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0.993043" calcext:value-type="float">
            <text:p>0.993043</text:p>
          </table:table-cell>
          <table:table-cell office:value-type="float" office:value="0.988152" calcext:value-type="float">
            <text:p>0.988152</text:p>
          </table:table-cell>
          <table:table-cell office:value-type="float" office:value="0.98451" calcext:value-type="float">
            <text:p>0.98451</text:p>
          </table:table-cell>
          <table:table-cell office:value-type="float" office:value="0.98895" calcext:value-type="float">
            <text:p>0.98895</text:p>
          </table:table-cell>
          <table:table-cell office:value-type="float" office:value="0.985196" calcext:value-type="float">
            <text:p>0.985196</text:p>
          </table:table-cell>
          <table:table-cell table:number-columns-repeated="7"/>
        </table:table-row>
        <table:table-row table:style-name="ro1">
          <table:table-cell office:value-type="float" office:value="10166.67" calcext:value-type="float">
            <text:p>10166.67</text:p>
          </table:table-cell>
          <table:table-cell office:value-type="float" office:value="0.991728" calcext:value-type="float">
            <text:p>0.991728</text:p>
          </table:table-cell>
          <table:table-cell office:value-type="float" office:value="0.993729" calcext:value-type="float">
            <text:p>0.993729</text:p>
          </table:table-cell>
          <table:table-cell office:value-type="float" office:value="0.988158" calcext:value-type="float">
            <text:p>0.988158</text:p>
          </table:table-cell>
          <table:table-cell office:value-type="float" office:value="0.984522" calcext:value-type="float">
            <text:p>0.984522</text:p>
          </table:table-cell>
          <table:table-cell office:value-type="float" office:value="0.988958" calcext:value-type="float">
            <text:p>0.988958</text:p>
          </table:table-cell>
          <table:table-cell office:value-type="float" office:value="0.98521" calcext:value-type="float">
            <text:p>0.98521</text:p>
          </table:table-cell>
          <table:table-cell table:number-columns-repeated="7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991776" calcext:value-type="float">
            <text:p>0.991776</text:p>
          </table:table-cell>
          <table:table-cell office:value-type="float" office:value="0.99392" calcext:value-type="float">
            <text:p>0.99392</text:p>
          </table:table-cell>
          <table:table-cell office:value-type="float" office:value="0.98814" calcext:value-type="float">
            <text:p>0.98814</text:p>
          </table:table-cell>
          <table:table-cell office:value-type="float" office:value="0.984507" calcext:value-type="float">
            <text:p>0.984507</text:p>
          </table:table-cell>
          <table:table-cell office:value-type="float" office:value="0.988946" calcext:value-type="float">
            <text:p>0.988946</text:p>
          </table:table-cell>
          <table:table-cell office:value-type="float" office:value="0.985198" calcext:value-type="float">
            <text:p>0.985198</text:p>
          </table:table-cell>
          <table:table-cell table:number-columns-repeated="7"/>
        </table:table-row>
        <table:table-row table:style-name="ro1">
          <table:table-cell office:value-type="float" office:value="10233.33" calcext:value-type="float">
            <text:p>10233.33</text:p>
          </table:table-cell>
          <table:table-cell office:value-type="float" office:value="0.991857" calcext:value-type="float">
            <text:p>0.991857</text:p>
          </table:table-cell>
          <table:table-cell office:value-type="float" office:value="0.993478" calcext:value-type="float">
            <text:p>0.993478</text:p>
          </table:table-cell>
          <table:table-cell office:value-type="float" office:value="0.988135" calcext:value-type="float">
            <text:p>0.988135</text:p>
          </table:table-cell>
          <table:table-cell office:value-type="float" office:value="0.984505" calcext:value-type="float">
            <text:p>0.984505</text:p>
          </table:table-cell>
          <table:table-cell office:value-type="float" office:value="0.988945" calcext:value-type="float">
            <text:p>0.988945</text:p>
          </table:table-cell>
          <table:table-cell office:value-type="float" office:value="0.985199" calcext:value-type="float">
            <text:p>0.985199</text:p>
          </table:table-cell>
          <table:table-cell table:number-columns-repeated="6"/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0266.67" calcext:value-type="float">
            <text:p>10266.67</text:p>
          </table:table-cell>
          <table:table-cell office:value-type="float" office:value="0.991811" calcext:value-type="float">
            <text:p>0.991811</text:p>
          </table:table-cell>
          <table:table-cell office:value-type="float" office:value="0.993471" calcext:value-type="float">
            <text:p>0.993471</text:p>
          </table:table-cell>
          <table:table-cell office:value-type="float" office:value="0.988141" calcext:value-type="float">
            <text:p>0.988141</text:p>
          </table:table-cell>
          <table:table-cell office:value-type="float" office:value="0.984517" calcext:value-type="float">
            <text:p>0.984517</text:p>
          </table:table-cell>
          <table:table-cell office:value-type="float" office:value="0.988953" calcext:value-type="float">
            <text:p>0.988953</text:p>
          </table:table-cell>
          <table:table-cell office:value-type="float" office:value="0.985212" calcext:value-type="float">
            <text:p>0.985212</text:p>
          </table:table-cell>
          <table:table-cell table:number-columns-repeated="7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99178" calcext:value-type="float">
            <text:p>0.99178</text:p>
          </table:table-cell>
          <table:table-cell office:value-type="float" office:value="0.993011" calcext:value-type="float">
            <text:p>0.993011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4499" calcext:value-type="float">
            <text:p>0.984499</text:p>
          </table:table-cell>
          <table:table-cell office:value-type="float" office:value="0.988942" calcext:value-type="float">
            <text:p>0.988942</text:p>
          </table:table-cell>
          <table:table-cell office:value-type="float" office:value="0.985198" calcext:value-type="float">
            <text:p>0.985198</text:p>
          </table:table-cell>
          <table:table-cell table:number-columns-repeated="7"/>
        </table:table-row>
        <table:table-row table:style-name="ro1">
          <table:table-cell office:value-type="float" office:value="10333.33" calcext:value-type="float">
            <text:p>10333.33</text:p>
          </table:table-cell>
          <table:table-cell office:value-type="float" office:value="0.991705" calcext:value-type="float">
            <text:p>0.991705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0.98812" calcext:value-type="float">
            <text:p>0.98812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98894" calcext:value-type="float">
            <text:p>0.98894</text:p>
          </table:table-cell>
          <table:table-cell office:value-type="float" office:value="0.985196" calcext:value-type="float">
            <text:p>0.985196</text:p>
          </table:table-cell>
          <table:table-cell table:number-columns-repeated="7"/>
        </table:table-row>
        <table:table-row table:style-name="ro1">
          <table:table-cell office:value-type="float" office:value="10366.67" calcext:value-type="float">
            <text:p>10366.67</text:p>
          </table:table-cell>
          <table:table-cell office:value-type="float" office:value="0.991789" calcext:value-type="float">
            <text:p>0.991789</text:p>
          </table:table-cell>
          <table:table-cell office:value-type="float" office:value="0.993886" calcext:value-type="float">
            <text:p>0.993886</text:p>
          </table:table-cell>
          <table:table-cell office:value-type="float" office:value="0.988126" calcext:value-type="float">
            <text:p>0.988126</text:p>
          </table:table-cell>
          <table:table-cell office:value-type="float" office:value="0.984508" calcext:value-type="float">
            <text:p>0.984508</text:p>
          </table:table-cell>
          <table:table-cell office:value-type="float" office:value="0.988949" calcext:value-type="float">
            <text:p>0.988949</text:p>
          </table:table-cell>
          <table:table-cell office:value-type="float" office:value="0.98521" calcext:value-type="float">
            <text:p>0.98521</text:p>
          </table:table-cell>
          <table:table-cell table:number-columns-repeated="7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991825" calcext:value-type="float">
            <text:p>0.991825</text:p>
          </table:table-cell>
          <table:table-cell office:value-type="float" office:value="0.99379" calcext:value-type="float">
            <text:p>0.99379</text:p>
          </table:table-cell>
          <table:table-cell office:value-type="float" office:value="0.98811" calcext:value-type="float">
            <text:p>0.98811</text:p>
          </table:table-cell>
          <table:table-cell office:value-type="float" office:value="0.984491" calcext:value-type="float">
            <text:p>0.984491</text:p>
          </table:table-cell>
          <table:table-cell office:value-type="float" office:value="0.988938" calcext:value-type="float">
            <text:p>0.988938</text:p>
          </table:table-cell>
          <table:table-cell office:value-type="float" office:value="0.985196" calcext:value-type="float">
            <text:p>0.985196</text:p>
          </table:table-cell>
          <table:table-cell table:number-columns-repeated="7"/>
        </table:table-row>
        <table:table-row table:style-name="ro1">
          <table:table-cell office:value-type="float" office:value="10433.33" calcext:value-type="float">
            <text:p>10433.33</text:p>
          </table:table-cell>
          <table:table-cell office:value-type="float" office:value="0.992267" calcext:value-type="float">
            <text:p>0.992267</text:p>
          </table:table-cell>
          <table:table-cell office:value-type="float" office:value="0.992825" calcext:value-type="float">
            <text:p>0.992825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984489" calcext:value-type="float">
            <text:p>0.984489</text:p>
          </table:table-cell>
          <table:table-cell office:value-type="float" office:value="0.988935" calcext:value-type="float">
            <text:p>0.988935</text:p>
          </table:table-cell>
          <table:table-cell office:value-type="float" office:value="0.985195" calcext:value-type="float">
            <text:p>0.985195</text:p>
          </table:table-cell>
          <table:table-cell table:number-columns-repeated="7"/>
        </table:table-row>
        <table:table-row table:style-name="ro1">
          <table:table-cell office:value-type="float" office:value="10466.67" calcext:value-type="float">
            <text:p>10466.67</text:p>
          </table:table-cell>
          <table:table-cell office:value-type="float" office:value="0.992106" calcext:value-type="float">
            <text:p>0.992106</text:p>
          </table:table-cell>
          <table:table-cell office:value-type="float" office:value="0.992522" calcext:value-type="float">
            <text:p>0.992522</text:p>
          </table:table-cell>
          <table:table-cell office:value-type="float" office:value="0.988114" calcext:value-type="float">
            <text:p>0.988114</text:p>
          </table:table-cell>
          <table:table-cell office:value-type="float" office:value="0.984503" calcext:value-type="float">
            <text:p>0.984503</text:p>
          </table:table-cell>
          <table:table-cell office:value-type="float" office:value="0.988941" calcext:value-type="float">
            <text:p>0.988941</text:p>
          </table:table-cell>
          <table:table-cell office:value-type="float" office:value="0.985207" calcext:value-type="float">
            <text:p>0.985207</text:p>
          </table:table-cell>
          <table:table-cell table:number-columns-repeated="7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992223" calcext:value-type="float">
            <text:p>0.992223</text:p>
          </table:table-cell>
          <table:table-cell office:value-type="float" office:value="0.992593" calcext:value-type="float">
            <text:p>0.992593</text:p>
          </table:table-cell>
          <table:table-cell office:value-type="float" office:value="0.988099" calcext:value-type="float">
            <text:p>0.988099</text:p>
          </table:table-cell>
          <table:table-cell office:value-type="float" office:value="0.984486" calcext:value-type="float">
            <text:p>0.984486</text:p>
          </table:table-cell>
          <table:table-cell office:value-type="float" office:value="0.988928" calcext:value-type="float">
            <text:p>0.988928</text:p>
          </table:table-cell>
          <table:table-cell office:value-type="float" office:value="0.985192" calcext:value-type="float">
            <text:p>0.985192</text:p>
          </table:table-cell>
          <table:table-cell table:number-columns-repeated="7"/>
        </table:table-row>
        <table:table-row table:style-name="ro1">
          <table:table-cell office:value-type="float" office:value="10533.33" calcext:value-type="float">
            <text:p>10533.33</text:p>
          </table:table-cell>
          <table:table-cell office:value-type="float" office:value="0.992105" calcext:value-type="float">
            <text:p>0.992105</text:p>
          </table:table-cell>
          <table:table-cell office:value-type="float" office:value="0.99249" calcext:value-type="float">
            <text:p>0.99249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984485" calcext:value-type="float">
            <text:p>0.984485</text:p>
          </table:table-cell>
          <table:table-cell office:value-type="float" office:value="0.988924" calcext:value-type="float">
            <text:p>0.988924</text:p>
          </table:table-cell>
          <table:table-cell office:value-type="float" office:value="0.98519" calcext:value-type="float">
            <text:p>0.98519</text:p>
          </table:table-cell>
          <table:table-cell table:number-columns-repeated="7"/>
        </table:table-row>
        <table:table-row table:style-name="ro1">
          <table:table-cell office:value-type="float" office:value="10566.67" calcext:value-type="float">
            <text:p>10566.67</text:p>
          </table:table-cell>
          <table:table-cell office:value-type="float" office:value="0.992169" calcext:value-type="float">
            <text:p>0.992169</text:p>
          </table:table-cell>
          <table:table-cell office:value-type="float" office:value="0.992451" calcext:value-type="float">
            <text:p>0.992451</text:p>
          </table:table-cell>
          <table:table-cell office:value-type="float" office:value="0.988103" calcext:value-type="float">
            <text:p>0.988103</text:p>
          </table:table-cell>
          <table:table-cell office:value-type="float" office:value="0.984498" calcext:value-type="float">
            <text:p>0.984498</text:p>
          </table:table-cell>
          <table:table-cell office:value-type="float" office:value="0.98893" calcext:value-type="float">
            <text:p>0.98893</text:p>
          </table:table-cell>
          <table:table-cell office:value-type="float" office:value="0.985202" calcext:value-type="float">
            <text:p>0.985202</text:p>
          </table:table-cell>
          <table:table-cell table:number-columns-repeated="7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992205" calcext:value-type="float">
            <text:p>0.992205</text:p>
          </table:table-cell>
          <table:table-cell office:value-type="float" office:value="0.992993" calcext:value-type="float">
            <text:p>0.992993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84482" calcext:value-type="float">
            <text:p>0.984482</text:p>
          </table:table-cell>
          <table:table-cell office:value-type="float" office:value="0.98892" calcext:value-type="float">
            <text:p>0.98892</text:p>
          </table:table-cell>
          <table:table-cell office:value-type="float" office:value="0.985188" calcext:value-type="float">
            <text:p>0.985188</text:p>
          </table:table-cell>
          <table:table-cell table:number-columns-repeated="7"/>
        </table:table-row>
        <table:table-row table:style-name="ro1">
          <table:table-cell office:value-type="float" office:value="10633.33" calcext:value-type="float">
            <text:p>10633.33</text:p>
          </table:table-cell>
          <table:table-cell office:value-type="float" office:value="0.992286" calcext:value-type="float">
            <text:p>0.992286</text:p>
          </table:table-cell>
          <table:table-cell office:value-type="float" office:value="0.993466" calcext:value-type="float">
            <text:p>0.993466</text:p>
          </table:table-cell>
          <table:table-cell office:value-type="float" office:value="0.988085" calcext:value-type="float">
            <text:p>0.988085</text:p>
          </table:table-cell>
          <table:table-cell office:value-type="float" office:value="0.984481" calcext:value-type="float">
            <text:p>0.984481</text:p>
          </table:table-cell>
          <table:table-cell office:value-type="float" office:value="0.988921" calcext:value-type="float">
            <text:p>0.988921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0666.67" calcext:value-type="float">
            <text:p>10666.67</text:p>
          </table:table-cell>
          <table:table-cell office:value-type="float" office:value="0.992143" calcext:value-type="float">
            <text:p>0.992143</text:p>
          </table:table-cell>
          <table:table-cell office:value-type="float" office:value="0.993909" calcext:value-type="float">
            <text:p>0.993909</text:p>
          </table:table-cell>
          <table:table-cell office:value-type="float" office:value="0.988092" calcext:value-type="float">
            <text:p>0.988092</text:p>
          </table:table-cell>
          <table:table-cell office:value-type="float" office:value="0.984494" calcext:value-type="float">
            <text:p>0.984494</text:p>
          </table:table-cell>
          <table:table-cell office:value-type="float" office:value="0.98893" calcext:value-type="float">
            <text:p>0.98893</text:p>
          </table:table-cell>
          <table:table-cell office:value-type="float" office:value="0.985205" calcext:value-type="float">
            <text:p>0.985205</text:p>
          </table:table-cell>
          <table:table-cell table:number-columns-repeated="7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991828" calcext:value-type="float">
            <text:p>0.991828</text:p>
          </table:table-cell>
          <table:table-cell office:value-type="float" office:value="0.993086" calcext:value-type="float">
            <text:p>0.993086</text:p>
          </table:table-cell>
          <table:table-cell office:value-type="float" office:value="0.988076" calcext:value-type="float">
            <text:p>0.988076</text:p>
          </table:table-cell>
          <table:table-cell office:value-type="float" office:value="0.984477" calcext:value-type="float">
            <text:p>0.984477</text:p>
          </table:table-cell>
          <table:table-cell office:value-type="float" office:value="0.988921" calcext:value-type="float">
            <text:p>0.988921</text:p>
          </table:table-cell>
          <table:table-cell office:value-type="float" office:value="0.985193" calcext:value-type="float">
            <text:p>0.985193</text:p>
          </table:table-cell>
          <table:table-cell table:number-columns-repeated="7"/>
        </table:table-row>
        <table:table-row table:style-name="ro1">
          <table:table-cell office:value-type="float" office:value="10733.33" calcext:value-type="float">
            <text:p>10733.33</text:p>
          </table:table-cell>
          <table:table-cell office:value-type="float" office:value="0.991611" calcext:value-type="float">
            <text:p>0.991611</text:p>
          </table:table-cell>
          <table:table-cell office:value-type="float" office:value="0.992967" calcext:value-type="float">
            <text:p>0.992967</text:p>
          </table:table-cell>
          <table:table-cell office:value-type="float" office:value="0.98807" calcext:value-type="float">
            <text:p>0.98807</text:p>
          </table:table-cell>
          <table:table-cell office:value-type="float" office:value="0.984475" calcext:value-type="float">
            <text:p>0.984475</text:p>
          </table:table-cell>
          <table:table-cell office:value-type="float" office:value="0.988918" calcext:value-type="float">
            <text:p>0.988918</text:p>
          </table:table-cell>
          <table:table-cell office:value-type="float" office:value="0.985192" calcext:value-type="float">
            <text:p>0.985192</text:p>
          </table:table-cell>
          <table:table-cell table:number-columns-repeated="7"/>
        </table:table-row>
        <table:table-row table:style-name="ro1">
          <table:table-cell office:value-type="float" office:value="10766.67" calcext:value-type="float">
            <text:p>10766.67</text:p>
          </table:table-cell>
          <table:table-cell office:value-type="float" office:value="0.991791" calcext:value-type="float">
            <text:p>0.991791</text:p>
          </table:table-cell>
          <table:table-cell office:value-type="float" office:value="0.992641" calcext:value-type="float">
            <text:p>0.992641</text:p>
          </table:table-cell>
          <table:table-cell office:value-type="float" office:value="0.988077" calcext:value-type="float">
            <text:p>0.988077</text:p>
          </table:table-cell>
          <table:table-cell office:value-type="float" office:value="0.984487" calcext:value-type="float">
            <text:p>0.984487</text:p>
          </table:table-cell>
          <table:table-cell office:value-type="float" office:value="0.988924" calcext:value-type="float">
            <text:p>0.988924</text:p>
          </table:table-cell>
          <table:table-cell office:value-type="float" office:value="0.985204" calcext:value-type="float">
            <text:p>0.985204</text:p>
          </table:table-cell>
          <table:table-cell table:number-columns-repeated="7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991564" calcext:value-type="float">
            <text:p>0.991564</text:p>
          </table:table-cell>
          <table:table-cell office:value-type="float" office:value="0.993051" calcext:value-type="float">
            <text:p>0.993051</text:p>
          </table:table-cell>
          <table:table-cell office:value-type="float" office:value="0.988059" calcext:value-type="float">
            <text:p>0.988059</text:p>
          </table:table-cell>
          <table:table-cell office:value-type="float" office:value="0.98447" calcext:value-type="float">
            <text:p>0.98447</text:p>
          </table:table-cell>
          <table:table-cell office:value-type="float" office:value="0.988913" calcext:value-type="float">
            <text:p>0.988913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0833.33" calcext:value-type="float">
            <text:p>10833.33</text:p>
          </table:table-cell>
          <table:table-cell office:value-type="float" office:value="0.992111" calcext:value-type="float">
            <text:p>0.992111</text:p>
          </table:table-cell>
          <table:table-cell office:value-type="float" office:value="0.993231" calcext:value-type="float">
            <text:p>0.993231</text:p>
          </table:table-cell>
          <table:table-cell office:value-type="float" office:value="0.988055" calcext:value-type="float">
            <text:p>0.988055</text:p>
          </table:table-cell>
          <table:table-cell office:value-type="float" office:value="0.984469" calcext:value-type="float">
            <text:p>0.984469</text:p>
          </table:table-cell>
          <table:table-cell office:value-type="float" office:value="0.988911" calcext:value-type="float">
            <text:p>0.988911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0866.67" calcext:value-type="float">
            <text:p>10866.67</text:p>
          </table:table-cell>
          <table:table-cell office:value-type="float" office:value="0.992011" calcext:value-type="float">
            <text:p>0.992011</text:p>
          </table:table-cell>
          <table:table-cell office:value-type="float" office:value="0.992909" calcext:value-type="float">
            <text:p>0.992909</text:p>
          </table:table-cell>
          <table:table-cell office:value-type="float" office:value="0.988062" calcext:value-type="float">
            <text:p>0.988062</text:p>
          </table:table-cell>
          <table:table-cell office:value-type="float" office:value="0.984482" calcext:value-type="float">
            <text:p>0.984482</text:p>
          </table:table-cell>
          <table:table-cell office:value-type="float" office:value="0.988918" calcext:value-type="float">
            <text:p>0.988918</text:p>
          </table:table-cell>
          <table:table-cell office:value-type="float" office:value="0.985203" calcext:value-type="float">
            <text:p>0.985203</text:p>
          </table:table-cell>
          <table:table-cell table:number-columns-repeated="7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991828" calcext:value-type="float">
            <text:p>0.991828</text:p>
          </table:table-cell>
          <table:table-cell office:value-type="float" office:value="0.992741" calcext:value-type="float">
            <text:p>0.992741</text:p>
          </table:table-cell>
          <table:table-cell office:value-type="float" office:value="0.988047" calcext:value-type="float">
            <text:p>0.988047</text:p>
          </table:table-cell>
          <table:table-cell office:value-type="float" office:value="0.984465" calcext:value-type="float">
            <text:p>0.984465</text:p>
          </table:table-cell>
          <table:table-cell office:value-type="float" office:value="0.988908" calcext:value-type="float">
            <text:p>0.988908</text:p>
          </table:table-cell>
          <table:table-cell office:value-type="float" office:value="0.98519" calcext:value-type="float">
            <text:p>0.98519</text:p>
          </table:table-cell>
          <table:table-cell table:number-columns-repeated="7"/>
        </table:table-row>
        <table:table-row table:style-name="ro1">
          <table:table-cell office:value-type="float" office:value="10933.33" calcext:value-type="float">
            <text:p>10933.33</text:p>
          </table:table-cell>
          <table:table-cell office:value-type="float" office:value="0.991754" calcext:value-type="float">
            <text:p>0.991754</text:p>
          </table:table-cell>
          <table:table-cell office:value-type="float" office:value="0.99281" calcext:value-type="float">
            <text:p>0.99281</text:p>
          </table:table-cell>
          <table:table-cell office:value-type="float" office:value="0.988041" calcext:value-type="float">
            <text:p>0.988041</text:p>
          </table:table-cell>
          <table:table-cell office:value-type="float" office:value="0.984463" calcext:value-type="float">
            <text:p>0.984463</text:p>
          </table:table-cell>
          <table:table-cell office:value-type="float" office:value="0.988906" calcext:value-type="float">
            <text:p>0.988906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0966.67" calcext:value-type="float">
            <text:p>10966.67</text:p>
          </table:table-cell>
          <table:table-cell office:value-type="float" office:value="0.992244" calcext:value-type="float">
            <text:p>0.992244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88049" calcext:value-type="float">
            <text:p>0.988049</text:p>
          </table:table-cell>
          <table:table-cell office:value-type="float" office:value="0.984477" calcext:value-type="float">
            <text:p>0.984477</text:p>
          </table:table-cell>
          <table:table-cell office:value-type="float" office:value="0.988914" calcext:value-type="float">
            <text:p>0.988914</text:p>
          </table:table-cell>
          <table:table-cell office:value-type="float" office:value="0.985204" calcext:value-type="float">
            <text:p>0.985204</text:p>
          </table:table-cell>
          <table:table-cell table:number-columns-repeated="7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992181" calcext:value-type="float">
            <text:p>0.992181</text:p>
          </table:table-cell>
          <table:table-cell office:value-type="float" office:value="0.993421" calcext:value-type="float">
            <text:p>0.993421</text:p>
          </table:table-cell>
          <table:table-cell office:value-type="float" office:value="0.988034" calcext:value-type="float">
            <text:p>0.988034</text:p>
          </table:table-cell>
          <table:table-cell office:value-type="float" office:value="0.984462" calcext:value-type="float">
            <text:p>0.984462</text:p>
          </table:table-cell>
          <table:table-cell office:value-type="float" office:value="0.988902" calcext:value-type="float">
            <text:p>0.988902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1033.33" calcext:value-type="float">
            <text:p>11033.33</text:p>
          </table:table-cell>
          <table:table-cell office:value-type="float" office:value="0.992119" calcext:value-type="float">
            <text:p>0.992119</text:p>
          </table:table-cell>
          <table:table-cell office:value-type="float" office:value="0.993061" calcext:value-type="float">
            <text:p>0.993061</text:p>
          </table:table-cell>
          <table:table-cell office:value-type="float" office:value="0.98803" calcext:value-type="float">
            <text:p>0.98803</text:p>
          </table:table-cell>
          <table:table-cell office:value-type="float" office:value="0.984461" calcext:value-type="float">
            <text:p>0.984461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1066.67" calcext:value-type="float">
            <text:p>11066.67</text:p>
          </table:table-cell>
          <table:table-cell office:value-type="float" office:value="0.991868" calcext:value-type="float">
            <text:p>0.991868</text:p>
          </table:table-cell>
          <table:table-cell office:value-type="float" office:value="0.993065" calcext:value-type="float">
            <text:p>0.993065</text:p>
          </table:table-cell>
          <table:table-cell office:value-type="float" office:value="0.988037" calcext:value-type="float">
            <text:p>0.988037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0.988907" calcext:value-type="float">
            <text:p>0.988907</text:p>
          </table:table-cell>
          <table:table-cell office:value-type="float" office:value="0.985203" calcext:value-type="float">
            <text:p>0.985203</text:p>
          </table:table-cell>
          <table:table-cell table:number-columns-repeated="7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992431" calcext:value-type="float">
            <text:p>0.992431</text:p>
          </table:table-cell>
          <table:table-cell office:value-type="float" office:value="0.992559" calcext:value-type="float">
            <text:p>0.992559</text:p>
          </table:table-cell>
          <table:table-cell office:value-type="float" office:value="0.988023" calcext:value-type="float">
            <text:p>0.988023</text:p>
          </table:table-cell>
          <table:table-cell office:value-type="float" office:value="0.984458" calcext:value-type="float">
            <text:p>0.984458</text:p>
          </table:table-cell>
          <table:table-cell office:value-type="float" office:value="0.988896" calcext:value-type="float">
            <text:p>0.988896</text:p>
          </table:table-cell>
          <table:table-cell office:value-type="float" office:value="0.98519" calcext:value-type="float">
            <text:p>0.98519</text:p>
          </table:table-cell>
          <table:table-cell table:number-columns-repeated="7"/>
        </table:table-row>
        <table:table-row table:style-name="ro1">
          <table:table-cell office:value-type="float" office:value="11133.33" calcext:value-type="float">
            <text:p>11133.33</text:p>
          </table:table-cell>
          <table:table-cell office:value-type="float" office:value="0.992112" calcext:value-type="float">
            <text:p>0.992112</text:p>
          </table:table-cell>
          <table:table-cell office:value-type="float" office:value="0.991845" calcext:value-type="float">
            <text:p>0.991845</text:p>
          </table:table-cell>
          <table:table-cell office:value-type="float" office:value="0.98802" calcext:value-type="float">
            <text:p>0.98802</text:p>
          </table:table-cell>
          <table:table-cell office:value-type="float" office:value="0.984457" calcext:value-type="float">
            <text:p>0.984457</text:p>
          </table:table-cell>
          <table:table-cell office:value-type="float" office:value="0.988892" calcext:value-type="float">
            <text:p>0.988892</text:p>
          </table:table-cell>
          <table:table-cell office:value-type="float" office:value="0.985188" calcext:value-type="float">
            <text:p>0.985188</text:p>
          </table:table-cell>
          <table:table-cell table:number-columns-repeated="7"/>
        </table:table-row>
        <table:table-row table:style-name="ro1">
          <table:table-cell office:value-type="float" office:value="11166.67" calcext:value-type="float">
            <text:p>11166.67</text:p>
          </table:table-cell>
          <table:table-cell office:value-type="float" office:value="0.992238" calcext:value-type="float">
            <text:p>0.992238</text:p>
          </table:table-cell>
          <table:table-cell office:value-type="float" office:value="0.992481" calcext:value-type="float">
            <text:p>0.992481</text:p>
          </table:table-cell>
          <table:table-cell office:value-type="float" office:value="0.988028" calcext:value-type="float">
            <text:p>0.988028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988898" calcext:value-type="float">
            <text:p>0.988898</text:p>
          </table:table-cell>
          <table:table-cell office:value-type="float" office:value="0.9852" calcext:value-type="float">
            <text:p>0.9852</text:p>
          </table:table-cell>
          <table:table-cell table:number-columns-repeated="7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992316" calcext:value-type="float">
            <text:p>0.992316</text:p>
          </table:table-cell>
          <table:table-cell office:value-type="float" office:value="0.992709" calcext:value-type="float">
            <text:p>0.992709</text:p>
          </table:table-cell>
          <table:table-cell office:value-type="float" office:value="0.988015" calcext:value-type="float">
            <text:p>0.988015</text:p>
          </table:table-cell>
          <table:table-cell office:value-type="float" office:value="0.984455" calcext:value-type="float">
            <text:p>0.984455</text:p>
          </table:table-cell>
          <table:table-cell office:value-type="float" office:value="0.988888" calcext:value-type="float">
            <text:p>0.988888</text:p>
          </table:table-cell>
          <table:table-cell office:value-type="float" office:value="0.985186" calcext:value-type="float">
            <text:p>0.985186</text:p>
          </table:table-cell>
          <table:table-cell table:number-columns-repeated="7"/>
        </table:table-row>
        <table:table-row table:style-name="ro1">
          <table:table-cell office:value-type="float" office:value="11233.33" calcext:value-type="float">
            <text:p>11233.33</text:p>
          </table:table-cell>
          <table:table-cell office:value-type="float" office:value="0.992314" calcext:value-type="float">
            <text:p>0.992314</text:p>
          </table:table-cell>
          <table:table-cell office:value-type="float" office:value="0.993824" calcext:value-type="float">
            <text:p>0.993824</text:p>
          </table:table-cell>
          <table:table-cell office:value-type="float" office:value="0.988012" calcext:value-type="float">
            <text:p>0.988012</text:p>
          </table:table-cell>
          <table:table-cell office:value-type="float" office:value="0.984454" calcext:value-type="float">
            <text:p>0.984454</text:p>
          </table:table-cell>
          <table:table-cell office:value-type="float" office:value="0.988888" calcext:value-type="float">
            <text:p>0.988888</text:p>
          </table:table-cell>
          <table:table-cell office:value-type="float" office:value="0.985187" calcext:value-type="float">
            <text:p>0.985187</text:p>
          </table:table-cell>
          <table:table-cell table:number-columns-repeated="7"/>
        </table:table-row>
        <table:table-row table:style-name="ro1">
          <table:table-cell office:value-type="float" office:value="11266.67" calcext:value-type="float">
            <text:p>11266.67</text:p>
          </table:table-cell>
          <table:table-cell office:value-type="float" office:value="0.992339" calcext:value-type="float">
            <text:p>0.992339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98802" calcext:value-type="float">
            <text:p>0.98802</text:p>
          </table:table-cell>
          <table:table-cell office:value-type="float" office:value="0.984468" calcext:value-type="float">
            <text:p>0.984468</text:p>
          </table:table-cell>
          <table:table-cell office:value-type="float" office:value="0.988897" calcext:value-type="float">
            <text:p>0.988897</text:p>
          </table:table-cell>
          <table:table-cell office:value-type="float" office:value="0.985201" calcext:value-type="float">
            <text:p>0.985201</text:p>
          </table:table-cell>
          <table:table-cell table:number-columns-repeated="7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992642" calcext:value-type="float">
            <text:p>0.992642</text:p>
          </table:table-cell>
          <table:table-cell office:value-type="float" office:value="0.993326" calcext:value-type="float">
            <text:p>0.993326</text:p>
          </table:table-cell>
          <table:table-cell office:value-type="float" office:value="0.988007" calcext:value-type="float">
            <text:p>0.988007</text:p>
          </table:table-cell>
          <table:table-cell office:value-type="float" office:value="0.984453" calcext:value-type="float">
            <text:p>0.984453</text:p>
          </table:table-cell>
          <table:table-cell office:value-type="float" office:value="0.988888" calcext:value-type="float">
            <text:p>0.988888</text:p>
          </table:table-cell>
          <table:table-cell office:value-type="float" office:value="0.985189" calcext:value-type="float">
            <text:p>0.985189</text:p>
          </table:table-cell>
          <table:table-cell table:number-columns-repeated="7"/>
        </table:table-row>
        <table:table-row table:style-name="ro1">
          <table:table-cell office:value-type="float" office:value="11333.33" calcext:value-type="float">
            <text:p>11333.33</text:p>
          </table:table-cell>
          <table:table-cell office:value-type="float" office:value="0.992807" calcext:value-type="float">
            <text:p>0.992807</text:p>
          </table:table-cell>
          <table:table-cell office:value-type="float" office:value="0.993171" calcext:value-type="float">
            <text:p>0.993171</text:p>
          </table:table-cell>
          <table:table-cell office:value-type="float" office:value="0.988005" calcext:value-type="float">
            <text:p>0.988005</text:p>
          </table:table-cell>
          <table:table-cell office:value-type="float" office:value="0.984454" calcext:value-type="float">
            <text:p>0.984454</text:p>
          </table:table-cell>
          <table:table-cell office:value-type="float" office:value="0.988888" calcext:value-type="float">
            <text:p>0.988888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1366.67" calcext:value-type="float">
            <text:p>11366.67</text:p>
          </table:table-cell>
          <table:table-cell office:value-type="float" office:value="0.99219" calcext:value-type="float">
            <text:p>0.99219</text:p>
          </table:table-cell>
          <table:table-cell office:value-type="float" office:value="0.991827" calcext:value-type="float">
            <text:p>0.991827</text:p>
          </table:table-cell>
          <table:table-cell office:value-type="float" office:value="0.988013" calcext:value-type="float">
            <text:p>0.988013</text:p>
          </table:table-cell>
          <table:table-cell office:value-type="float" office:value="0.984468" calcext:value-type="float">
            <text:p>0.984468</text:p>
          </table:table-cell>
          <table:table-cell office:value-type="float" office:value="0.988892" calcext:value-type="float">
            <text:p>0.988892</text:p>
          </table:table-cell>
          <table:table-cell office:value-type="float" office:value="0.985202" calcext:value-type="float">
            <text:p>0.985202</text:p>
          </table:table-cell>
          <table:table-cell table:number-columns-repeated="7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991852" calcext:value-type="float">
            <text:p>0.991852</text:p>
          </table:table-cell>
          <table:table-cell office:value-type="float" office:value="0.991899" calcext:value-type="float">
            <text:p>0.991899</text:p>
          </table:table-cell>
          <table:table-cell office:value-type="float" office:value="0.987998" calcext:value-type="float">
            <text:p>0.987998</text:p>
          </table:table-cell>
          <table:table-cell office:value-type="float" office:value="0.984451" calcext:value-type="float">
            <text:p>0.984451</text:p>
          </table:table-cell>
          <table:table-cell office:value-type="float" office:value="0.988879" calcext:value-type="float">
            <text:p>0.988879</text:p>
          </table:table-cell>
          <table:table-cell office:value-type="float" office:value="0.985187" calcext:value-type="float">
            <text:p>0.985187</text:p>
          </table:table-cell>
          <table:table-cell table:number-columns-repeated="7"/>
        </table:table-row>
        <table:table-row table:style-name="ro1">
          <table:table-cell office:value-type="float" office:value="11433.33" calcext:value-type="float">
            <text:p>11433.33</text:p>
          </table:table-cell>
          <table:table-cell office:value-type="float" office:value="0.991565" calcext:value-type="float">
            <text:p>0.991565</text:p>
          </table:table-cell>
          <table:table-cell office:value-type="float" office:value="0.992586" calcext:value-type="float">
            <text:p>0.992586</text:p>
          </table:table-cell>
          <table:table-cell office:value-type="float" office:value="0.987992" calcext:value-type="float">
            <text:p>0.987992</text:p>
          </table:table-cell>
          <table:table-cell office:value-type="float" office:value="0.984449" calcext:value-type="float">
            <text:p>0.984449</text:p>
          </table:table-cell>
          <table:table-cell office:value-type="float" office:value="0.988875" calcext:value-type="float">
            <text:p>0.988875</text:p>
          </table:table-cell>
          <table:table-cell office:value-type="float" office:value="0.985186" calcext:value-type="float">
            <text:p>0.985186</text:p>
          </table:table-cell>
          <table:table-cell table:number-columns-repeated="7"/>
        </table:table-row>
        <table:table-row table:style-name="ro1">
          <table:table-cell office:value-type="float" office:value="11466.67" calcext:value-type="float">
            <text:p>11466.67</text:p>
          </table:table-cell>
          <table:table-cell office:value-type="float" office:value="0.991628" calcext:value-type="float">
            <text:p>0.991628</text:p>
          </table:table-cell>
          <table:table-cell office:value-type="float" office:value="0.992341" calcext:value-type="float">
            <text:p>0.992341</text:p>
          </table:table-cell>
          <table:table-cell office:value-type="float" office:value="0.987998" calcext:value-type="float">
            <text:p>0.987998</text:p>
          </table:table-cell>
          <table:table-cell office:value-type="float" office:value="0.984461" calcext:value-type="float">
            <text:p>0.984461</text:p>
          </table:table-cell>
          <table:table-cell office:value-type="float" office:value="0.988881" calcext:value-type="float">
            <text:p>0.988881</text:p>
          </table:table-cell>
          <table:table-cell office:value-type="float" office:value="0.985197" calcext:value-type="float">
            <text:p>0.985197</text:p>
          </table:table-cell>
          <table:table-cell table:number-columns-repeated="7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99193" calcext:value-type="float">
            <text:p>0.99193</text:p>
          </table:table-cell>
          <table:table-cell office:value-type="float" office:value="0.992719" calcext:value-type="float">
            <text:p>0.992719</text:p>
          </table:table-cell>
          <table:table-cell office:value-type="float" office:value="0.987982" calcext:value-type="float">
            <text:p>0.987982</text:p>
          </table:table-cell>
          <table:table-cell office:value-type="float" office:value="0.984447" calcext:value-type="float">
            <text:p>0.984447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0.985184" calcext:value-type="float">
            <text:p>0.985184</text:p>
          </table:table-cell>
          <table:table-cell table:number-columns-repeated="7"/>
        </table:table-row>
        <table:table-row table:style-name="ro1">
          <table:table-cell office:value-type="float" office:value="11533.33" calcext:value-type="float">
            <text:p>11533.33</text:p>
          </table:table-cell>
          <table:table-cell office:value-type="float" office:value="0.991935" calcext:value-type="float">
            <text:p>0.991935</text:p>
          </table:table-cell>
          <table:table-cell office:value-type="float" office:value="0.99268" calcext:value-type="float">
            <text:p>0.99268</text:p>
          </table:table-cell>
          <table:table-cell office:value-type="float" office:value="0.987978" calcext:value-type="float">
            <text:p>0.987978</text:p>
          </table:table-cell>
          <table:table-cell office:value-type="float" office:value="0.984447" calcext:value-type="float">
            <text:p>0.984447</text:p>
          </table:table-cell>
          <table:table-cell office:value-type="float" office:value="0.988866" calcext:value-type="float">
            <text:p>0.988866</text:p>
          </table:table-cell>
          <table:table-cell office:value-type="float" office:value="0.985185" calcext:value-type="float">
            <text:p>0.985185</text:p>
          </table:table-cell>
          <table:table-cell table:number-columns-repeated="7"/>
        </table:table-row>
        <table:table-row table:style-name="ro1">
          <table:table-cell office:value-type="float" office:value="11566.67" calcext:value-type="float">
            <text:p>11566.67</text:p>
          </table:table-cell>
          <table:table-cell office:value-type="float" office:value="0.991856" calcext:value-type="float">
            <text:p>0.991856</text:p>
          </table:table-cell>
          <table:table-cell office:value-type="float" office:value="0.992826" calcext:value-type="float">
            <text:p>0.992826</text:p>
          </table:table-cell>
          <table:table-cell office:value-type="float" office:value="0.987985" calcext:value-type="float">
            <text:p>0.987985</text:p>
          </table:table-cell>
          <table:table-cell office:value-type="float" office:value="0.984459" calcext:value-type="float">
            <text:p>0.984459</text:p>
          </table:table-cell>
          <table:table-cell office:value-type="float" office:value="0.988872" calcext:value-type="float">
            <text:p>0.988872</text:p>
          </table:table-cell>
          <table:table-cell office:value-type="float" office:value="0.985197" calcext:value-type="float">
            <text:p>0.985197</text:p>
          </table:table-cell>
          <table:table-cell table:number-columns-repeated="7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92771" calcext:value-type="float">
            <text:p>0.992771</text:p>
          </table:table-cell>
          <table:table-cell office:value-type="float" office:value="0.987969" calcext:value-type="float">
            <text:p>0.987969</text:p>
          </table:table-cell>
          <table:table-cell office:value-type="float" office:value="0.984445" calcext:value-type="float">
            <text:p>0.984445</text:p>
          </table:table-cell>
          <table:table-cell office:value-type="float" office:value="0.988864" calcext:value-type="float">
            <text:p>0.988864</text:p>
          </table:table-cell>
          <table:table-cell office:value-type="float" office:value="0.985187" calcext:value-type="float">
            <text:p>0.985187</text:p>
          </table:table-cell>
          <table:table-cell table:number-columns-repeated="7"/>
        </table:table-row>
        <table:table-row table:style-name="ro1">
          <table:table-cell office:value-type="float" office:value="11633.33" calcext:value-type="float">
            <text:p>11633.33</text:p>
          </table:table-cell>
          <table:table-cell office:value-type="float" office:value="0.992026" calcext:value-type="float">
            <text:p>0.992026</text:p>
          </table:table-cell>
          <table:table-cell office:value-type="float" office:value="0.99269" calcext:value-type="float">
            <text:p>0.99269</text:p>
          </table:table-cell>
          <table:table-cell office:value-type="float" office:value="0.987965" calcext:value-type="float">
            <text:p>0.987965</text:p>
          </table:table-cell>
          <table:table-cell office:value-type="float" office:value="0.984444" calcext:value-type="float">
            <text:p>0.984444</text:p>
          </table:table-cell>
          <table:table-cell office:value-type="float" office:value="0.988861" calcext:value-type="float">
            <text:p>0.988861</text:p>
          </table:table-cell>
          <table:table-cell office:value-type="float" office:value="0.985188" calcext:value-type="float">
            <text:p>0.985188</text:p>
          </table:table-cell>
          <table:table-cell table:number-columns-repeated="7"/>
        </table:table-row>
        <table:table-row table:style-name="ro1">
          <table:table-cell office:value-type="float" office:value="11666.67" calcext:value-type="float">
            <text:p>11666.67</text:p>
          </table:table-cell>
          <table:table-cell office:value-type="float" office:value="0.991983" calcext:value-type="float">
            <text:p>0.991983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0.987973" calcext:value-type="float">
            <text:p>0.987973</text:p>
          </table:table-cell>
          <table:table-cell office:value-type="float" office:value="0.984458" calcext:value-type="float">
            <text:p>0.984458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0.9852" calcext:value-type="float">
            <text:p>0.9852</text:p>
          </table:table-cell>
          <table:table-cell table:number-columns-repeated="7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992324" calcext:value-type="float">
            <text:p>0.992324</text:p>
          </table:table-cell>
          <table:table-cell office:value-type="float" office:value="0.992837" calcext:value-type="float">
            <text:p>0.992837</text:p>
          </table:table-cell>
          <table:table-cell office:value-type="float" office:value="0.987958" calcext:value-type="float">
            <text:p>0.987958</text:p>
          </table:table-cell>
          <table:table-cell office:value-type="float" office:value="0.984444" calcext:value-type="float">
            <text:p>0.984444</text:p>
          </table:table-cell>
          <table:table-cell office:value-type="float" office:value="0.98886" calcext:value-type="float">
            <text:p>0.98886</text:p>
          </table:table-cell>
          <table:table-cell office:value-type="float" office:value="0.98519" calcext:value-type="float">
            <text:p>0.98519</text:p>
          </table:table-cell>
          <table:table-cell table:number-columns-repeated="7"/>
        </table:table-row>
        <table:table-row table:style-name="ro1">
          <table:table-cell office:value-type="float" office:value="11733.33" calcext:value-type="float">
            <text:p>11733.33</text:p>
          </table:table-cell>
          <table:table-cell office:value-type="float" office:value="0.992124" calcext:value-type="float">
            <text:p>0.992124</text:p>
          </table:table-cell>
          <table:table-cell office:value-type="float" office:value="0.992817" calcext:value-type="float">
            <text:p>0.992817</text:p>
          </table:table-cell>
          <table:table-cell office:value-type="float" office:value="0.987955" calcext:value-type="float">
            <text:p>0.987955</text:p>
          </table:table-cell>
          <table:table-cell office:value-type="float" office:value="0.984444" calcext:value-type="float">
            <text:p>0.984444</text:p>
          </table:table-cell>
          <table:table-cell office:value-type="float" office:value="0.988859" calcext:value-type="float">
            <text:p>0.988859</text:p>
          </table:table-cell>
          <table:table-cell office:value-type="float" office:value="0.985191" calcext:value-type="float">
            <text:p>0.985191</text:p>
          </table:table-cell>
          <table:table-cell table:number-columns-repeated="7"/>
        </table:table-row>
        <table:table-row table:style-name="ro1">
          <table:table-cell office:value-type="float" office:value="11766.67" calcext:value-type="float">
            <text:p>11766.67</text:p>
          </table:table-cell>
          <table:table-cell office:value-type="float" office:value="0.992332" calcext:value-type="float">
            <text:p>0.992332</text:p>
          </table:table-cell>
          <table:table-cell office:value-type="float" office:value="0.992206" calcext:value-type="float">
            <text:p>0.992206</text:p>
          </table:table-cell>
          <table:table-cell office:value-type="float" office:value="0.987963" calcext:value-type="float">
            <text:p>0.987963</text:p>
          </table:table-cell>
          <table:table-cell office:value-type="float" office:value="0.984457" calcext:value-type="float">
            <text:p>0.984457</text:p>
          </table:table-cell>
          <table:table-cell office:value-type="float" office:value="0.988865" calcext:value-type="float">
            <text:p>0.988865</text:p>
          </table:table-cell>
          <table:table-cell office:value-type="float" office:value="0.985203" calcext:value-type="float">
            <text:p>0.985203</text:p>
          </table:table-cell>
          <table:table-cell table:number-columns-repeated="7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99273" calcext:value-type="float">
            <text:p>0.99273</text:p>
          </table:table-cell>
          <table:table-cell office:value-type="float" office:value="0.991959" calcext:value-type="float">
            <text:p>0.991959</text:p>
          </table:table-cell>
          <table:table-cell office:value-type="float" office:value="0.98795" calcext:value-type="float">
            <text:p>0.98795</text:p>
          </table:table-cell>
          <table:table-cell office:value-type="float" office:value="0.984444" calcext:value-type="float">
            <text:p>0.984444</text:p>
          </table:table-cell>
          <table:table-cell office:value-type="float" office:value="0.988851" calcext:value-type="float">
            <text:p>0.988851</text:p>
          </table:table-cell>
          <table:table-cell office:value-type="float" office:value="0.985189" calcext:value-type="float">
            <text:p>0.985189</text:p>
          </table:table-cell>
          <table:table-cell table:number-columns-repeated="7"/>
        </table:table-row>
        <table:table-row table:style-name="ro1">
          <table:table-cell office:value-type="float" office:value="11833.33" calcext:value-type="float">
            <text:p>11833.33</text:p>
          </table:table-cell>
          <table:table-cell office:value-type="float" office:value="0.992345" calcext:value-type="float">
            <text:p>0.992345</text:p>
          </table:table-cell>
          <table:table-cell office:value-type="float" office:value="0.992793" calcext:value-type="float">
            <text:p>0.992793</text:p>
          </table:table-cell>
          <table:table-cell office:value-type="float" office:value="0.987947" calcext:value-type="float">
            <text:p>0.987947</text:p>
          </table:table-cell>
          <table:table-cell office:value-type="float" office:value="0.984444" calcext:value-type="float">
            <text:p>0.984444</text:p>
          </table:table-cell>
          <table:table-cell office:value-type="float" office:value="0.988848" calcext:value-type="float">
            <text:p>0.988848</text:p>
          </table:table-cell>
          <table:table-cell office:value-type="float" office:value="0.985189" calcext:value-type="float">
            <text:p>0.985189</text:p>
          </table:table-cell>
          <table:table-cell table:number-columns-repeated="7"/>
        </table:table-row>
        <table:table-row table:style-name="ro1">
          <table:table-cell office:value-type="float" office:value="11866.67" calcext:value-type="float">
            <text:p>11866.67</text:p>
          </table:table-cell>
          <table:table-cell office:value-type="float" office:value="0.992146" calcext:value-type="float">
            <text:p>0.992146</text:p>
          </table:table-cell>
          <table:table-cell office:value-type="float" office:value="0.992841" calcext:value-type="float">
            <text:p>0.992841</text:p>
          </table:table-cell>
          <table:table-cell office:value-type="float" office:value="0.987955" calcext:value-type="float">
            <text:p>0.987955</text:p>
          </table:table-cell>
          <table:table-cell office:value-type="float" office:value="0.984457" calcext:value-type="float">
            <text:p>0.984457</text:p>
          </table:table-cell>
          <table:table-cell office:value-type="float" office:value="0.988855" calcext:value-type="float">
            <text:p>0.988855</text:p>
          </table:table-cell>
          <table:table-cell office:value-type="float" office:value="0.985202" calcext:value-type="float">
            <text:p>0.985202</text:p>
          </table:table-cell>
          <table:table-cell table:number-columns-repeated="7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992557" calcext:value-type="float">
            <text:p>0.992557</text:p>
          </table:table-cell>
          <table:table-cell office:value-type="float" office:value="0.992365" calcext:value-type="float">
            <text:p>0.992365</text:p>
          </table:table-cell>
          <table:table-cell office:value-type="float" office:value="0.987941" calcext:value-type="float">
            <text:p>0.987941</text:p>
          </table:table-cell>
          <table:table-cell office:value-type="float" office:value="0.984444" calcext:value-type="float">
            <text:p>0.984444</text:p>
          </table:table-cell>
          <table:table-cell office:value-type="float" office:value="0.988841" calcext:value-type="float">
            <text:p>0.988841</text:p>
          </table:table-cell>
          <table:table-cell office:value-type="float" office:value="0.985187" calcext:value-type="float">
            <text:p>0.985187</text:p>
          </table:table-cell>
          <table:table-cell table:number-columns-repeated="7"/>
        </table:table-row>
        <table:table-row table:style-name="ro1">
          <table:table-cell office:value-type="float" office:value="11933.33" calcext:value-type="float">
            <text:p>11933.33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249" calcext:value-type="float">
            <text:p>0.99249</text:p>
          </table:table-cell>
          <table:table-cell office:value-type="float" office:value="0.98794" calcext:value-type="float">
            <text:p>0.98794</text:p>
          </table:table-cell>
          <table:table-cell office:value-type="float" office:value="0.984443" calcext:value-type="float">
            <text:p>0.984443</text:p>
          </table:table-cell>
          <table:table-cell office:value-type="float" office:value="0.988838" calcext:value-type="float">
            <text:p>0.988838</text:p>
          </table:table-cell>
          <table:table-cell office:value-type="float" office:value="0.985186" calcext:value-type="float">
            <text:p>0.985186</text:p>
          </table:table-cell>
          <table:table-cell table:number-columns-repeated="7"/>
        </table:table-row>
        <table:table-row table:style-name="ro1">
          <table:table-cell office:value-type="float" office:value="11966.67" calcext:value-type="float">
            <text:p>11966.67</text:p>
          </table:table-cell>
          <table:table-cell office:value-type="float" office:value="0.992135" calcext:value-type="float">
            <text:p>0.992135</text:p>
          </table:table-cell>
          <table:table-cell office:value-type="float" office:value="0.992065" calcext:value-type="float">
            <text:p>0.992065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0.984457" calcext:value-type="float">
            <text:p>0.984457</text:p>
          </table:table-cell>
          <table:table-cell office:value-type="float" office:value="0.988843" calcext:value-type="float">
            <text:p>0.988843</text:p>
          </table:table-cell>
          <table:table-cell office:value-type="float" office:value="0.985198" calcext:value-type="float">
            <text:p>0.985198</text:p>
          </table:table-cell>
          <table:table-cell table:number-columns-repeated="7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991913" calcext:value-type="float">
            <text:p>0.991913</text:p>
          </table:table-cell>
          <table:table-cell office:value-type="float" office:value="0.992001" calcext:value-type="float">
            <text:p>0.992001</text:p>
          </table:table-cell>
          <table:table-cell office:value-type="float" office:value="0.987934" calcext:value-type="float">
            <text:p>0.987934</text:p>
          </table:table-cell>
          <table:table-cell office:value-type="float" office:value="0.984441" calcext:value-type="float">
            <text:p>0.984441</text:p>
          </table:table-cell>
          <table:table-cell office:value-type="float" office:value="0.988828" calcext:value-type="float">
            <text:p>0.988828</text:p>
          </table:table-cell>
          <table:table-cell office:value-type="float" office:value="0.985181" calcext:value-type="float">
            <text:p>0.985181</text:p>
          </table:table-cell>
          <table:table-cell table:number-columns-repeated="7"/>
        </table:table-row>
        <table:table-row table:style-name="ro1">
          <table:table-cell office:value-type="float" office:value="12033.33" calcext:value-type="float">
            <text:p>12033.33</text:p>
          </table:table-cell>
          <table:table-cell office:value-type="float" office:value="0.991881" calcext:value-type="float">
            <text:p>0.991881</text:p>
          </table:table-cell>
          <table:table-cell office:value-type="float" office:value="0.991861" calcext:value-type="float">
            <text:p>0.991861</text:p>
          </table:table-cell>
          <table:table-cell office:value-type="float" office:value="0.987931" calcext:value-type="float">
            <text:p>0.987931</text:p>
          </table:table-cell>
          <table:table-cell office:value-type="float" office:value="0.98444" calcext:value-type="float">
            <text:p>0.98444</text:p>
          </table:table-cell>
          <table:table-cell office:value-type="float" office:value="0.988823" calcext:value-type="float">
            <text:p>0.988823</text:p>
          </table:table-cell>
          <table:table-cell office:value-type="float" office:value="0.985179" calcext:value-type="float">
            <text:p>0.985179</text:p>
          </table:table-cell>
          <table:table-cell table:number-columns-repeated="7"/>
        </table:table-row>
        <table:table-row table:style-name="ro1">
          <table:table-cell office:value-type="float" office:value="12066.67" calcext:value-type="float">
            <text:p>12066.67</text:p>
          </table:table-cell>
          <table:table-cell office:value-type="float" office:value="0.991799" calcext:value-type="float">
            <text:p>0.991799</text:p>
          </table:table-cell>
          <table:table-cell office:value-type="float" office:value="0.991739" calcext:value-type="float">
            <text:p>0.991739</text:p>
          </table:table-cell>
          <table:table-cell office:value-type="float" office:value="0.987938" calcext:value-type="float">
            <text:p>0.987938</text:p>
          </table:table-cell>
          <table:table-cell office:value-type="float" office:value="0.984452" calcext:value-type="float">
            <text:p>0.984452</text:p>
          </table:table-cell>
          <table:table-cell office:value-type="float" office:value="0.988827" calcext:value-type="float">
            <text:p>0.988827</text:p>
          </table:table-cell>
          <table:table-cell office:value-type="float" office:value="0.98519" calcext:value-type="float">
            <text:p>0.98519</text:p>
          </table:table-cell>
          <table:table-cell table:number-columns-repeated="7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0.992477" calcext:value-type="float">
            <text:p>0.992477</text:p>
          </table:table-cell>
          <table:table-cell office:value-type="float" office:value="0.987924" calcext:value-type="float">
            <text:p>0.987924</text:p>
          </table:table-cell>
          <table:table-cell office:value-type="float" office:value="0.984437" calcext:value-type="float">
            <text:p>0.984437</text:p>
          </table:table-cell>
          <table:table-cell office:value-type="float" office:value="0.988814" calcext:value-type="float">
            <text:p>0.988814</text:p>
          </table:table-cell>
          <table:table-cell office:value-type="float" office:value="0.985174" calcext:value-type="float">
            <text:p>0.985174</text:p>
          </table:table-cell>
          <table:table-cell table:number-columns-repeated="7"/>
        </table:table-row>
        <table:table-row table:style-name="ro1">
          <table:table-cell office:value-type="float" office:value="12133.33" calcext:value-type="float">
            <text:p>12133.33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99259" calcext:value-type="float">
            <text:p>0.99259</text:p>
          </table:table-cell>
          <table:table-cell office:value-type="float" office:value="0.987921" calcext:value-type="float">
            <text:p>0.987921</text:p>
          </table:table-cell>
          <table:table-cell office:value-type="float" office:value="0.984437" calcext:value-type="float">
            <text:p>0.984437</text:p>
          </table:table-cell>
          <table:table-cell office:value-type="float" office:value="0.98881" calcext:value-type="float">
            <text:p>0.98881</text:p>
          </table:table-cell>
          <table:table-cell office:value-type="float" office:value="0.985174" calcext:value-type="float">
            <text:p>0.985174</text:p>
          </table:table-cell>
          <table:table-cell table:number-columns-repeated="7"/>
        </table:table-row>
        <table:table-row table:style-name="ro1">
          <table:table-cell office:value-type="float" office:value="12166.67" calcext:value-type="float">
            <text:p>12166.6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9235" calcext:value-type="float">
            <text:p>0.99235</text:p>
          </table:table-cell>
          <table:table-cell office:value-type="float" office:value="0.987929" calcext:value-type="float">
            <text:p>0.987929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988816" calcext:value-type="float">
            <text:p>0.988816</text:p>
          </table:table-cell>
          <table:table-cell office:value-type="float" office:value="0.985186" calcext:value-type="float">
            <text:p>0.985186</text:p>
          </table:table-cell>
          <table:table-cell table:number-columns-repeated="7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99198" calcext:value-type="float">
            <text:p>0.99198</text:p>
          </table:table-cell>
          <table:table-cell office:value-type="float" office:value="0.992065" calcext:value-type="float">
            <text:p>0.992065</text:p>
          </table:table-cell>
          <table:table-cell office:value-type="float" office:value="0.987914" calcext:value-type="float">
            <text:p>0.987914</text:p>
          </table:table-cell>
          <table:table-cell office:value-type="float" office:value="0.984436" calcext:value-type="float">
            <text:p>0.984436</text:p>
          </table:table-cell>
          <table:table-cell office:value-type="float" office:value="0.988802" calcext:value-type="float">
            <text:p>0.988802</text:p>
          </table:table-cell>
          <table:table-cell office:value-type="float" office:value="0.985171" calcext:value-type="float">
            <text:p>0.985171</text:p>
          </table:table-cell>
          <table:table-cell table:number-columns-repeated="7"/>
        </table:table-row>
        <table:table-row table:style-name="ro1">
          <table:table-cell office:value-type="float" office:value="12233.33" calcext:value-type="float">
            <text:p>12233.33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992422" calcext:value-type="float">
            <text:p>0.992422</text:p>
          </table:table-cell>
          <table:table-cell office:value-type="float" office:value="0.987911" calcext:value-type="float">
            <text:p>0.987911</text:p>
          </table:table-cell>
          <table:table-cell office:value-type="float" office:value="0.984435" calcext:value-type="float">
            <text:p>0.984435</text:p>
          </table:table-cell>
          <table:table-cell office:value-type="float" office:value="0.988798" calcext:value-type="float">
            <text:p>0.988798</text:p>
          </table:table-cell>
          <table:table-cell office:value-type="float" office:value="0.98517" calcext:value-type="float">
            <text:p>0.98517</text:p>
          </table:table-cell>
          <table:table-cell table:number-columns-repeated="7"/>
        </table:table-row>
        <table:table-row table:style-name="ro1">
          <table:table-cell office:value-type="float" office:value="12266.67" calcext:value-type="float">
            <text:p>12266.67</text:p>
          </table:table-cell>
          <table:table-cell office:value-type="float" office:value="0.991733" calcext:value-type="float">
            <text:p>0.991733</text:p>
          </table:table-cell>
          <table:table-cell office:value-type="float" office:value="0.992304" calcext:value-type="float">
            <text:p>0.992304</text:p>
          </table:table-cell>
          <table:table-cell office:value-type="float" office:value="0.987918" calcext:value-type="float">
            <text:p>0.987918</text:p>
          </table:table-cell>
          <table:table-cell office:value-type="float" office:value="0.984447" calcext:value-type="float">
            <text:p>0.984447</text:p>
          </table:table-cell>
          <table:table-cell office:value-type="float" office:value="0.988804" calcext:value-type="float">
            <text:p>0.988804</text:p>
          </table:table-cell>
          <table:table-cell office:value-type="float" office:value="0.985181" calcext:value-type="float">
            <text:p>0.985181</text:p>
          </table:table-cell>
          <table:table-cell table:number-columns-repeated="7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991523" calcext:value-type="float">
            <text:p>0.991523</text:p>
          </table:table-cell>
          <table:table-cell office:value-type="float" office:value="0.992521" calcext:value-type="float">
            <text:p>0.992521</text:p>
          </table:table-cell>
          <table:table-cell office:value-type="float" office:value="0.987902" calcext:value-type="float">
            <text:p>0.987902</text:p>
          </table:table-cell>
          <table:table-cell office:value-type="float" office:value="0.984431" calcext:value-type="float">
            <text:p>0.984431</text:p>
          </table:table-cell>
          <table:table-cell office:value-type="float" office:value="0.988795" calcext:value-type="float">
            <text:p>0.988795</text:p>
          </table:table-cell>
          <table:table-cell office:value-type="float" office:value="0.98517" calcext:value-type="float">
            <text:p>0.98517</text:p>
          </table:table-cell>
          <table:table-cell table:number-columns-repeated="7"/>
        </table:table-row>
        <table:table-row table:style-name="ro1">
          <table:table-cell office:value-type="float" office:value="12333.33" calcext:value-type="float">
            <text:p>12333.33</text:p>
          </table:table-cell>
          <table:table-cell office:value-type="float" office:value="0.991419" calcext:value-type="float">
            <text:p>0.991419</text:p>
          </table:table-cell>
          <table:table-cell office:value-type="float" office:value="0.992543" calcext:value-type="float">
            <text:p>0.992543</text:p>
          </table:table-cell>
          <table:table-cell office:value-type="float" office:value="0.987897" calcext:value-type="float">
            <text:p>0.987897</text:p>
          </table:table-cell>
          <table:table-cell office:value-type="float" office:value="0.984429" calcext:value-type="float">
            <text:p>0.984429</text:p>
          </table:table-cell>
          <table:table-cell office:value-type="float" office:value="0.988795" calcext:value-type="float">
            <text:p>0.988795</text:p>
          </table:table-cell>
          <table:table-cell office:value-type="float" office:value="0.98517" calcext:value-type="float">
            <text:p>0.98517</text:p>
          </table:table-cell>
          <table:table-cell table:number-columns-repeated="7"/>
        </table:table-row>
        <table:table-row table:style-name="ro1">
          <table:table-cell office:value-type="float" office:value="12366.67" calcext:value-type="float">
            <text:p>12366.67</text:p>
          </table:table-cell>
          <table:table-cell office:value-type="float" office:value="0.991505" calcext:value-type="float">
            <text:p>0.991505</text:p>
          </table:table-cell>
          <table:table-cell office:value-type="float" office:value="0.991372" calcext:value-type="float">
            <text:p>0.991372</text:p>
          </table:table-cell>
          <table:table-cell office:value-type="float" office:value="0.987903" calcext:value-type="float">
            <text:p>0.987903</text:p>
          </table:table-cell>
          <table:table-cell office:value-type="float" office:value="0.984441" calcext:value-type="float">
            <text:p>0.984441</text:p>
          </table:table-cell>
          <table:table-cell office:value-type="float" office:value="0.988798" calcext:value-type="float">
            <text:p>0.988798</text:p>
          </table:table-cell>
          <table:table-cell office:value-type="float" office:value="0.98518" calcext:value-type="float">
            <text:p>0.98518</text:p>
          </table:table-cell>
          <table:table-cell table:number-columns-repeated="7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991403" calcext:value-type="float">
            <text:p>0.991403</text:p>
          </table:table-cell>
          <table:table-cell office:value-type="float" office:value="0.991365" calcext:value-type="float">
            <text:p>0.991365</text:p>
          </table:table-cell>
          <table:table-cell office:value-type="float" office:value="0.987888" calcext:value-type="float">
            <text:p>0.987888</text:p>
          </table:table-cell>
          <table:table-cell office:value-type="float" office:value="0.984425" calcext:value-type="float">
            <text:p>0.984425</text:p>
          </table:table-cell>
          <table:table-cell office:value-type="float" office:value="0.988788" calcext:value-type="float">
            <text:p>0.988788</text:p>
          </table:table-cell>
          <table:table-cell office:value-type="float" office:value="0.985167" calcext:value-type="float">
            <text:p>0.985167</text:p>
          </table:table-cell>
          <table:table-cell table:number-columns-repeated="7"/>
        </table:table-row>
        <table:table-row table:style-name="ro1">
          <table:table-cell office:value-type="float" office:value="12433.33" calcext:value-type="float">
            <text:p>12433.33</text:p>
          </table:table-cell>
          <table:table-cell office:value-type="float" office:value="0.991961" calcext:value-type="float">
            <text:p>0.991961</text:p>
          </table:table-cell>
          <table:table-cell office:value-type="float" office:value="0.991689" calcext:value-type="float">
            <text:p>0.991689</text:p>
          </table:table-cell>
          <table:table-cell office:value-type="float" office:value="0.987886" calcext:value-type="float">
            <text:p>0.987886</text:p>
          </table:table-cell>
          <table:table-cell office:value-type="float" office:value="0.984423" calcext:value-type="float">
            <text:p>0.984423</text:p>
          </table:table-cell>
          <table:table-cell office:value-type="float" office:value="0.988786" calcext:value-type="float">
            <text:p>0.988786</text:p>
          </table:table-cell>
          <table:table-cell office:value-type="float" office:value="0.985166" calcext:value-type="float">
            <text:p>0.985166</text:p>
          </table:table-cell>
          <table:table-cell table:number-columns-repeated="7"/>
        </table:table-row>
        <table:table-row table:style-name="ro1">
          <table:table-cell office:value-type="float" office:value="12466.67" calcext:value-type="float">
            <text:p>12466.67</text:p>
          </table:table-cell>
          <table:table-cell office:value-type="float" office:value="0.992062" calcext:value-type="float">
            <text:p>0.992062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87893" calcext:value-type="float">
            <text:p>0.987893</text:p>
          </table:table-cell>
          <table:table-cell office:value-type="float" office:value="0.984437" calcext:value-type="float">
            <text:p>0.984437</text:p>
          </table:table-cell>
          <table:table-cell office:value-type="float" office:value="0.988792" calcext:value-type="float">
            <text:p>0.988792</text:p>
          </table:table-cell>
          <table:table-cell office:value-type="float" office:value="0.985178" calcext:value-type="float">
            <text:p>0.985178</text:p>
          </table:table-cell>
          <table:table-cell table:number-columns-repeated="7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991622" calcext:value-type="float">
            <text:p>0.991622</text:p>
          </table:table-cell>
          <table:table-cell office:value-type="float" office:value="0.991872" calcext:value-type="float">
            <text:p>0.991872</text:p>
          </table:table-cell>
          <table:table-cell office:value-type="float" office:value="0.98788" calcext:value-type="float">
            <text:p>0.98788</text:p>
          </table:table-cell>
          <table:table-cell office:value-type="float" office:value="0.98442" calcext:value-type="float">
            <text:p>0.98442</text:p>
          </table:table-cell>
          <table:table-cell office:value-type="float" office:value="0.988784" calcext:value-type="float">
            <text:p>0.988784</text:p>
          </table:table-cell>
          <table:table-cell office:value-type="float" office:value="0.985164" calcext:value-type="float">
            <text:p>0.985164</text:p>
          </table:table-cell>
          <table:table-cell table:number-columns-repeated="7"/>
        </table:table-row>
        <table:table-row table:style-name="ro1">
          <table:table-cell office:value-type="float" office:value="12533.33" calcext:value-type="float">
            <text:p>12533.33</text:p>
          </table:table-cell>
          <table:table-cell office:value-type="float" office:value="0.991412" calcext:value-type="float">
            <text:p>0.991412</text:p>
          </table:table-cell>
          <table:table-cell office:value-type="float" office:value="0.991467" calcext:value-type="float">
            <text:p>0.991467</text:p>
          </table:table-cell>
          <table:table-cell office:value-type="float" office:value="0.987876" calcext:value-type="float">
            <text:p>0.987876</text:p>
          </table:table-cell>
          <table:table-cell office:value-type="float" office:value="0.984418" calcext:value-type="float">
            <text:p>0.984418</text:p>
          </table:table-cell>
          <table:table-cell office:value-type="float" office:value="0.988779" calcext:value-type="float">
            <text:p>0.988779</text:p>
          </table:table-cell>
          <table:table-cell office:value-type="float" office:value="0.985161" calcext:value-type="float">
            <text:p>0.985161</text:p>
          </table:table-cell>
          <table:table-cell table:number-columns-repeated="7"/>
        </table:table-row>
        <table:table-row table:style-name="ro1">
          <table:table-cell office:value-type="float" office:value="12566.67" calcext:value-type="float">
            <text:p>12566.67</text:p>
          </table:table-cell>
          <table:table-cell office:value-type="float" office:value="0.992295" calcext:value-type="float">
            <text:p>0.992295</text:p>
          </table:table-cell>
          <table:table-cell office:value-type="float" office:value="0.991926" calcext:value-type="float">
            <text:p>0.991926</text:p>
          </table:table-cell>
          <table:table-cell office:value-type="float" office:value="0.987885" calcext:value-type="float">
            <text:p>0.987885</text:p>
          </table:table-cell>
          <table:table-cell office:value-type="float" office:value="0.984432" calcext:value-type="float">
            <text:p>0.984432</text:p>
          </table:table-cell>
          <table:table-cell office:value-type="float" office:value="0.988784" calcext:value-type="float">
            <text:p>0.988784</text:p>
          </table:table-cell>
          <table:table-cell office:value-type="float" office:value="0.985173" calcext:value-type="float">
            <text:p>0.985173</text:p>
          </table:table-cell>
          <table:table-cell table:number-columns-repeated="7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992387" calcext:value-type="float">
            <text:p>0.992387</text:p>
          </table:table-cell>
          <table:table-cell office:value-type="float" office:value="0.992022" calcext:value-type="float">
            <text:p>0.992022</text:p>
          </table:table-cell>
          <table:table-cell office:value-type="float" office:value="0.987874" calcext:value-type="float">
            <text:p>0.987874</text:p>
          </table:table-cell>
          <table:table-cell office:value-type="float" office:value="0.984417" calcext:value-type="float">
            <text:p>0.984417</text:p>
          </table:table-cell>
          <table:table-cell office:value-type="float" office:value="0.988774" calcext:value-type="float">
            <text:p>0.988774</text:p>
          </table:table-cell>
          <table:table-cell office:value-type="float" office:value="0.985158" calcext:value-type="float">
            <text:p>0.985158</text:p>
          </table:table-cell>
          <table:table-cell table:number-columns-repeated="7"/>
        </table:table-row>
        <table:table-row table:style-name="ro1">
          <table:table-cell office:value-type="float" office:value="12633.33" calcext:value-type="float">
            <text:p>12633.33</text:p>
          </table:table-cell>
          <table:table-cell office:value-type="float" office:value="0.991976" calcext:value-type="float">
            <text:p>0.991976</text:p>
          </table:table-cell>
          <table:table-cell office:value-type="float" office:value="0.991933" calcext:value-type="float">
            <text:p>0.991933</text:p>
          </table:table-cell>
          <table:table-cell office:value-type="float" office:value="0.987872" calcext:value-type="float">
            <text:p>0.987872</text:p>
          </table:table-cell>
          <table:table-cell office:value-type="float" office:value="0.984416" calcext:value-type="float">
            <text:p>0.984416</text:p>
          </table:table-cell>
          <table:table-cell office:value-type="float" office:value="0.988772" calcext:value-type="float">
            <text:p>0.988772</text:p>
          </table:table-cell>
          <table:table-cell office:value-type="float" office:value="0.985158" calcext:value-type="float">
            <text:p>0.985158</text:p>
          </table:table-cell>
          <table:table-cell table:number-columns-repeated="7"/>
        </table:table-row>
        <table:table-row table:style-name="ro1">
          <table:table-cell office:value-type="float" office:value="12666.67" calcext:value-type="float">
            <text:p>12666.67</text:p>
          </table:table-cell>
          <table:table-cell office:value-type="float" office:value="0.991929" calcext:value-type="float">
            <text:p>0.991929</text:p>
          </table:table-cell>
          <table:table-cell office:value-type="float" office:value="0.992204" calcext:value-type="float">
            <text:p>0.992204</text:p>
          </table:table-cell>
          <table:table-cell office:value-type="float" office:value="0.987879" calcext:value-type="float">
            <text:p>0.987879</text:p>
          </table:table-cell>
          <table:table-cell office:value-type="float" office:value="0.984429" calcext:value-type="float">
            <text:p>0.984429</text:p>
          </table:table-cell>
          <table:table-cell office:value-type="float" office:value="0.988778" calcext:value-type="float">
            <text:p>0.988778</text:p>
          </table:table-cell>
          <table:table-cell office:value-type="float" office:value="0.985169" calcext:value-type="float">
            <text:p>0.985169</text:p>
          </table:table-cell>
          <table:table-cell table:number-columns-repeated="7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991533" calcext:value-type="float">
            <text:p>0.991533</text:p>
          </table:table-cell>
          <table:table-cell office:value-type="float" office:value="0.991671" calcext:value-type="float">
            <text:p>0.991671</text:p>
          </table:table-cell>
          <table:table-cell office:value-type="float" office:value="0.987865" calcext:value-type="float">
            <text:p>0.987865</text:p>
          </table:table-cell>
          <table:table-cell office:value-type="float" office:value="0.984412" calcext:value-type="float">
            <text:p>0.984412</text:p>
          </table:table-cell>
          <table:table-cell office:value-type="float" office:value="0.988767" calcext:value-type="float">
            <text:p>0.988767</text:p>
          </table:table-cell>
          <table:table-cell office:value-type="float" office:value="0.985155" calcext:value-type="float">
            <text:p>0.985155</text:p>
          </table:table-cell>
          <table:table-cell table:number-columns-repeated="7"/>
        </table:table-row>
        <table:table-row table:style-name="ro1">
          <table:table-cell office:value-type="float" office:value="12733.33" calcext:value-type="float">
            <text:p>12733.33</text:p>
          </table:table-cell>
          <table:table-cell office:value-type="float" office:value="0.991636" calcext:value-type="float">
            <text:p>0.991636</text:p>
          </table:table-cell>
          <table:table-cell office:value-type="float" office:value="0.991535" calcext:value-type="float">
            <text:p>0.991535</text:p>
          </table:table-cell>
          <table:table-cell office:value-type="float" office:value="0.987862" calcext:value-type="float">
            <text:p>0.987862</text:p>
          </table:table-cell>
          <table:table-cell office:value-type="float" office:value="0.98441" calcext:value-type="float">
            <text:p>0.98441</text:p>
          </table:table-cell>
          <table:table-cell office:value-type="float" office:value="0.988763" calcext:value-type="float">
            <text:p>0.988763</text:p>
          </table:table-cell>
          <table:table-cell office:value-type="float" office:value="0.985152" calcext:value-type="float">
            <text:p>0.985152</text:p>
          </table:table-cell>
          <table:table-cell table:number-columns-repeated="7"/>
        </table:table-row>
        <table:table-row table:style-name="ro1">
          <table:table-cell office:value-type="float" office:value="12766.67" calcext:value-type="float">
            <text:p>12766.67</text:p>
          </table:table-cell>
          <table:table-cell office:value-type="float" office:value="0.991943" calcext:value-type="float">
            <text:p>0.991943</text:p>
          </table:table-cell>
          <table:table-cell office:value-type="float" office:value="0.992763" calcext:value-type="float">
            <text:p>0.992763</text:p>
          </table:table-cell>
          <table:table-cell office:value-type="float" office:value="0.987869" calcext:value-type="float">
            <text:p>0.987869</text:p>
          </table:table-cell>
          <table:table-cell office:value-type="float" office:value="0.984424" calcext:value-type="float">
            <text:p>0.984424</text:p>
          </table:table-cell>
          <table:table-cell office:value-type="float" office:value="0.98877" calcext:value-type="float">
            <text:p>0.98877</text:p>
          </table:table-cell>
          <table:table-cell office:value-type="float" office:value="0.985165" calcext:value-type="float">
            <text:p>0.985165</text:p>
          </table:table-cell>
          <table:table-cell table:number-columns-repeated="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992219" calcext:value-type="float">
            <text:p>0.992219</text:p>
          </table:table-cell>
          <table:table-cell office:value-type="float" office:value="0.992561" calcext:value-type="float">
            <text:p>0.992561</text:p>
          </table:table-cell>
          <table:table-cell office:value-type="float" office:value="0.987859" calcext:value-type="float">
            <text:p>0.987859</text:p>
          </table:table-cell>
          <table:table-cell office:value-type="float" office:value="0.984409" calcext:value-type="float">
            <text:p>0.984409</text:p>
          </table:table-cell>
          <table:table-cell office:value-type="float" office:value="0.988762" calcext:value-type="float">
            <text:p>0.988762</text:p>
          </table:table-cell>
          <table:table-cell office:value-type="float" office:value="0.985152" calcext:value-type="float">
            <text:p>0.985152</text:p>
          </table:table-cell>
          <table:table-cell table:number-columns-repeated="7"/>
        </table:table-row>
        <table:table-row table:style-name="ro1">
          <table:table-cell office:value-type="float" office:value="12833.33" calcext:value-type="float">
            <text:p>12833.33</text:p>
          </table:table-cell>
          <table:table-cell office:value-type="float" office:value="0.991259" calcext:value-type="float">
            <text:p>0.991259</text:p>
          </table:table-cell>
          <table:table-cell office:value-type="float" office:value="0.992285" calcext:value-type="float">
            <text:p>0.992285</text:p>
          </table:table-cell>
          <table:table-cell office:value-type="float" office:value="0.987854" calcext:value-type="float">
            <text:p>0.987854</text:p>
          </table:table-cell>
          <table:table-cell office:value-type="float" office:value="0.984406" calcext:value-type="float">
            <text:p>0.984406</text:p>
          </table:table-cell>
          <table:table-cell office:value-type="float" office:value="0.988761" calcext:value-type="float">
            <text:p>0.988761</text:p>
          </table:table-cell>
          <table:table-cell office:value-type="float" office:value="0.98515" calcext:value-type="float">
            <text:p>0.98515</text:p>
          </table:table-cell>
          <table:table-cell table:number-columns-repeated="7"/>
        </table:table-row>
        <table:table-row table:style-name="ro1">
          <table:table-cell office:value-type="float" office:value="12866.67" calcext:value-type="float">
            <text:p>12866.67</text:p>
          </table:table-cell>
          <table:table-cell office:value-type="float" office:value="0.99127" calcext:value-type="float">
            <text:p>0.99127</text:p>
          </table:table-cell>
          <table:table-cell office:value-type="float" office:value="0.991914" calcext:value-type="float">
            <text:p>0.991914</text:p>
          </table:table-cell>
          <table:table-cell office:value-type="float" office:value="0.98786" calcext:value-type="float">
            <text:p>0.98786</text:p>
          </table:table-cell>
          <table:table-cell office:value-type="float" office:value="0.984417" calcext:value-type="float">
            <text:p>0.984417</text:p>
          </table:table-cell>
          <table:table-cell office:value-type="float" office:value="0.988765" calcext:value-type="float">
            <text:p>0.988765</text:p>
          </table:table-cell>
          <table:table-cell office:value-type="float" office:value="0.985161" calcext:value-type="float">
            <text:p>0.985161</text:p>
          </table:table-cell>
          <table:table-cell table:number-columns-repeated="7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991353" calcext:value-type="float">
            <text:p>0.991353</text:p>
          </table:table-cell>
          <table:table-cell office:value-type="float" office:value="0.991462" calcext:value-type="float">
            <text:p>0.991462</text:p>
          </table:table-cell>
          <table:table-cell office:value-type="float" office:value="0.987845" calcext:value-type="float">
            <text:p>0.987845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88759" calcext:value-type="float">
            <text:p>0.988759</text:p>
          </table:table-cell>
          <table:table-cell office:value-type="float" office:value="0.985149" calcext:value-type="float">
            <text:p>0.985149</text:p>
          </table:table-cell>
          <table:table-cell table:number-columns-repeated="7"/>
        </table:table-row>
        <table:table-row table:style-name="ro1">
          <table:table-cell office:value-type="float" office:value="12933.33" calcext:value-type="float">
            <text:p>12933.33</text:p>
          </table:table-cell>
          <table:table-cell office:value-type="float" office:value="0.991534" calcext:value-type="float">
            <text:p>0.991534</text:p>
          </table:table-cell>
          <table:table-cell office:value-type="float" office:value="0.991537" calcext:value-type="float">
            <text:p>0.991537</text:p>
          </table:table-cell>
          <table:table-cell office:value-type="float" office:value="0.987841" calcext:value-type="float">
            <text:p>0.987841</text:p>
          </table:table-cell>
          <table:table-cell office:value-type="float" office:value="0.984398" calcext:value-type="float">
            <text:p>0.984398</text:p>
          </table:table-cell>
          <table:table-cell office:value-type="float" office:value="0.988757" calcext:value-type="float">
            <text:p>0.988757</text:p>
          </table:table-cell>
          <table:table-cell office:value-type="float" office:value="0.985148" calcext:value-type="float">
            <text:p>0.985148</text:p>
          </table:table-cell>
          <table:table-cell table:number-columns-repeated="4"/>
          <table:table-cell office:value-type="float" office:value="0.999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float" office:value="12966.67" calcext:value-type="float">
            <text:p>12966.67</text:p>
          </table:table-cell>
          <table:table-cell office:value-type="float" office:value="0.974398" calcext:value-type="float">
            <text:p>0.974398</text:p>
          </table:table-cell>
          <table:table-cell office:value-type="float" office:value="0.985327" calcext:value-type="float">
            <text:p>0.985327</text:p>
          </table:table-cell>
          <table:table-cell office:value-type="float" office:value="0.987655" calcext:value-type="float">
            <text:p>0.987655</text:p>
          </table:table-cell>
          <table:table-cell office:value-type="float" office:value="0.984083" calcext:value-type="float">
            <text:p>0.984083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84858" calcext:value-type="float">
            <text:p>0.984858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973906" calcext:value-type="float">
            <text:p>0.973906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987589" calcext:value-type="float">
            <text:p>0.987589</text:p>
          </table:table-cell>
          <table:table-cell office:value-type="float" office:value="0.983969" calcext:value-type="float">
            <text:p>0.983969</text:p>
          </table:table-cell>
          <table:table-cell office:value-type="float" office:value="0.988548" calcext:value-type="float">
            <text:p>0.988548</text:p>
          </table:table-cell>
          <table:table-cell office:value-type="float" office:value="0.984755" calcext:value-type="float">
            <text:p>0.984755</text:p>
          </table:table-cell>
          <table:table-cell table:number-columns-repeated="7"/>
        </table:table-row>
        <table:table-row table:style-name="ro1">
          <table:table-cell office:value-type="float" office:value="13033.33" calcext:value-type="float">
            <text:p>13033.33</text:p>
          </table:table-cell>
          <table:table-cell office:value-type="float" office:value="0.975205" calcext:value-type="float">
            <text:p>0.975205</text:p>
          </table:table-cell>
          <table:table-cell office:value-type="float" office:value="0.986723" calcext:value-type="float">
            <text:p>0.986723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0.98393" calcext:value-type="float">
            <text:p>0.98393</text:p>
          </table:table-cell>
          <table:table-cell office:value-type="float" office:value="0.988533" calcext:value-type="float">
            <text:p>0.988533</text:p>
          </table:table-cell>
          <table:table-cell office:value-type="float" office:value="0.984721" calcext:value-type="float">
            <text:p>0.984721</text:p>
          </table:table-cell>
          <table:table-cell table:number-columns-repeated="7"/>
        </table:table-row>
        <table:table-row table:style-name="ro1">
          <table:table-cell office:value-type="float" office:value="13066.67" calcext:value-type="float">
            <text:p>13066.67</text:p>
          </table:table-cell>
          <table:table-cell office:value-type="float" office:value="0.975417" calcext:value-type="float">
            <text:p>0.975417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7409" calcext:value-type="float">
            <text:p>0.987409</text:p>
          </table:table-cell>
          <table:table-cell office:value-type="float" office:value="0.983664" calcext:value-type="float">
            <text:p>0.983664</text:p>
          </table:table-cell>
          <table:table-cell office:value-type="float" office:value="0.988403" calcext:value-type="float">
            <text:p>0.988403</text:p>
          </table:table-cell>
          <table:table-cell office:value-type="float" office:value="0.984479" calcext:value-type="float">
            <text:p>0.984479</text:p>
          </table:table-cell>
          <table:table-cell table:number-columns-repeated="7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989058" calcext:value-type="float">
            <text:p>0.989058</text:p>
          </table:table-cell>
          <table:table-cell office:value-type="float" office:value="0.990384" calcext:value-type="float">
            <text:p>0.990384</text:p>
          </table:table-cell>
          <table:table-cell office:value-type="float" office:value="0.987722" calcext:value-type="float">
            <text:p>0.987722</text:p>
          </table:table-cell>
          <table:table-cell office:value-type="float" office:value="0.984194" calcext:value-type="float">
            <text:p>0.984194</text:p>
          </table:table-cell>
          <table:table-cell office:value-type="float" office:value="0.988663" calcext:value-type="float">
            <text:p>0.988663</text:p>
          </table:table-cell>
          <table:table-cell office:value-type="float" office:value="0.984964" calcext:value-type="float">
            <text:p>0.984964</text:p>
          </table:table-cell>
          <table:table-cell/>
          <table:table-cell office:value-type="float" office:value="0.998" calcext:value-type="float">
            <text:p>0.998</text:p>
          </table:table-cell>
          <table:table-cell/>
          <table:table-cell office:value-type="float" office:value="0.996" calcext:value-type="float">
            <text:p>0.996</text:p>
          </table:table-cell>
          <table:table-cell table:number-columns-repeated="3"/>
        </table:table-row>
        <table:table-row table:style-name="ro1">
          <table:table-cell office:value-type="float" office:value="13133.33" calcext:value-type="float">
            <text:p>13133.33</text:p>
          </table:table-cell>
          <table:table-cell office:value-type="float" office:value="0.988969" calcext:value-type="float">
            <text:p>0.988969</text:p>
          </table:table-cell>
          <table:table-cell office:value-type="float" office:value="0.990453" calcext:value-type="float">
            <text:p>0.990453</text:p>
          </table:table-cell>
          <table:table-cell office:value-type="float" office:value="0.987718" calcext:value-type="float">
            <text:p>0.987718</text:p>
          </table:table-cell>
          <table:table-cell office:value-type="float" office:value="0.984189" calcext:value-type="float">
            <text:p>0.984189</text:p>
          </table:table-cell>
          <table:table-cell office:value-type="float" office:value="0.988662" calcext:value-type="float">
            <text:p>0.988662</text:p>
          </table:table-cell>
          <table:table-cell office:value-type="float" office:value="0.98496" calcext:value-type="float">
            <text:p>0.98496</text:p>
          </table:table-cell>
          <table:table-cell table:number-columns-repeated="7"/>
        </table:table-row>
        <table:table-row table:style-name="ro1">
          <table:table-cell office:value-type="float" office:value="13166.67" calcext:value-type="float">
            <text:p>13166.67</text:p>
          </table:table-cell>
          <table:table-cell office:value-type="float" office:value="0.991036" calcext:value-type="float">
            <text:p>0.991036</text:p>
          </table:table-cell>
          <table:table-cell office:value-type="float" office:value="0.992123" calcext:value-type="float">
            <text:p>0.992123</text:p>
          </table:table-cell>
          <table:table-cell office:value-type="float" office:value="0.987724" calcext:value-type="float">
            <text:p>0.987724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984971" calcext:value-type="float">
            <text:p>0.984971</text:p>
          </table:table-cell>
          <table:table-cell table:number-columns-repeated="7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991216" calcext:value-type="float">
            <text:p>0.991216</text:p>
          </table:table-cell>
          <table:table-cell office:value-type="float" office:value="0.992263" calcext:value-type="float">
            <text:p>0.992263</text:p>
          </table:table-cell>
          <table:table-cell office:value-type="float" office:value="0.987719" calcext:value-type="float">
            <text:p>0.987719</text:p>
          </table:table-cell>
          <table:table-cell office:value-type="float" office:value="0.984192" calcext:value-type="float">
            <text:p>0.984192</text:p>
          </table:table-cell>
          <table:table-cell office:value-type="float" office:value="0.98867" calcext:value-type="float">
            <text:p>0.98867</text:p>
          </table:table-cell>
          <table:table-cell office:value-type="float" office:value="0.984967" calcext:value-type="float">
            <text:p>0.984967</text:p>
          </table:table-cell>
          <table:table-cell table:number-columns-repeated="7"/>
        </table:table-row>
        <table:table-row table:style-name="ro1">
          <table:table-cell office:value-type="float" office:value="13233.33" calcext:value-type="float">
            <text:p>13233.33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991012" calcext:value-type="float">
            <text:p>0.991012</text:p>
          </table:table-cell>
          <table:table-cell office:value-type="float" office:value="0.987713" calcext:value-type="float">
            <text:p>0.987713</text:p>
          </table:table-cell>
          <table:table-cell office:value-type="float" office:value="0.984187" calcext:value-type="float">
            <text:p>0.984187</text:p>
          </table:table-cell>
          <table:table-cell office:value-type="float" office:value="0.988666" calcext:value-type="float">
            <text:p>0.988666</text:p>
          </table:table-cell>
          <table:table-cell office:value-type="float" office:value="0.984964" calcext:value-type="float">
            <text:p>0.984964</text:p>
          </table:table-cell>
          <table:table-cell table:number-columns-repeated="6"/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3266.67" calcext:value-type="float">
            <text:p>13266.67</text:p>
          </table:table-cell>
          <table:table-cell office:value-type="float" office:value="0.990712" calcext:value-type="float">
            <text:p>0.990712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987717" calcext:value-type="float">
            <text:p>0.987717</text:p>
          </table:table-cell>
          <table:table-cell office:value-type="float" office:value="0.984197" calcext:value-type="float">
            <text:p>0.984197</text:p>
          </table:table-cell>
          <table:table-cell office:value-type="float" office:value="0.988668" calcext:value-type="float">
            <text:p>0.988668</text:p>
          </table:table-cell>
          <table:table-cell office:value-type="float" office:value="0.984972" calcext:value-type="float">
            <text:p>0.984972</text:p>
          </table:table-cell>
          <table:table-cell table:number-columns-repeated="7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991135" calcext:value-type="float">
            <text:p>0.991135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0.987701" calcext:value-type="float">
            <text:p>0.987701</text:p>
          </table:table-cell>
          <table:table-cell office:value-type="float" office:value="0.984179" calcext:value-type="float">
            <text:p>0.984179</text:p>
          </table:table-cell>
          <table:table-cell office:value-type="float" office:value="0.988662" calcext:value-type="float">
            <text:p>0.988662</text:p>
          </table:table-cell>
          <table:table-cell office:value-type="float" office:value="0.98496" calcext:value-type="float">
            <text:p>0.98496</text:p>
          </table:table-cell>
          <table:table-cell table:number-columns-repeated="7"/>
        </table:table-row>
        <table:table-row table:style-name="ro1">
          <table:table-cell office:value-type="float" office:value="13333.33" calcext:value-type="float">
            <text:p>13333.33</text:p>
          </table:table-cell>
          <table:table-cell office:value-type="float" office:value="0.99118" calcext:value-type="float">
            <text:p>0.99118</text:p>
          </table:table-cell>
          <table:table-cell office:value-type="float" office:value="0.991616" calcext:value-type="float">
            <text:p>0.991616</text:p>
          </table:table-cell>
          <table:table-cell office:value-type="float" office:value="0.987696" calcext:value-type="float">
            <text:p>0.987696</text:p>
          </table:table-cell>
          <table:table-cell office:value-type="float" office:value="0.984176" calcext:value-type="float">
            <text:p>0.984176</text:p>
          </table:table-cell>
          <table:table-cell office:value-type="float" office:value="0.988661" calcext:value-type="float">
            <text:p>0.988661</text:p>
          </table:table-cell>
          <table:table-cell office:value-type="float" office:value="0.984959" calcext:value-type="float">
            <text:p>0.984959</text:p>
          </table:table-cell>
          <table:table-cell table:number-columns-repeated="7"/>
        </table:table-row>
        <table:table-row table:style-name="ro1">
          <table:table-cell office:value-type="float" office:value="13366.67" calcext:value-type="float">
            <text:p>13366.67</text:p>
          </table:table-cell>
          <table:table-cell office:value-type="float" office:value="0.99115" calcext:value-type="float">
            <text:p>0.99115</text:p>
          </table:table-cell>
          <table:table-cell office:value-type="float" office:value="0.991793" calcext:value-type="float">
            <text:p>0.991793</text:p>
          </table:table-cell>
          <table:table-cell office:value-type="float" office:value="0.987701" calcext:value-type="float">
            <text:p>0.987701</text:p>
          </table:table-cell>
          <table:table-cell office:value-type="float" office:value="0.984188" calcext:value-type="float">
            <text:p>0.984188</text:p>
          </table:table-cell>
          <table:table-cell office:value-type="float" office:value="0.988665" calcext:value-type="float">
            <text:p>0.988665</text:p>
          </table:table-cell>
          <table:table-cell office:value-type="float" office:value="0.984969" calcext:value-type="float">
            <text:p>0.984969</text:p>
          </table:table-cell>
          <table:table-cell table:number-columns-repeated="7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991103" calcext:value-type="float">
            <text:p>0.991103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987685" calcext:value-type="float">
            <text:p>0.987685</text:p>
          </table:table-cell>
          <table:table-cell office:value-type="float" office:value="0.98417" calcext:value-type="float">
            <text:p>0.98417</text:p>
          </table:table-cell>
          <table:table-cell office:value-type="float" office:value="0.988657" calcext:value-type="float">
            <text:p>0.988657</text:p>
          </table:table-cell>
          <table:table-cell office:value-type="float" office:value="0.984957" calcext:value-type="float">
            <text:p>0.984957</text:p>
          </table:table-cell>
          <table:table-cell table:number-columns-repeated="7"/>
        </table:table-row>
        <table:table-row table:style-name="ro1">
          <table:table-cell office:value-type="float" office:value="13433.33" calcext:value-type="float">
            <text:p>13433.33</text:p>
          </table:table-cell>
          <table:table-cell office:value-type="float" office:value="0.991441" calcext:value-type="float">
            <text:p>0.991441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984169" calcext:value-type="float">
            <text:p>0.984169</text:p>
          </table:table-cell>
          <table:table-cell office:value-type="float" office:value="0.988655" calcext:value-type="float">
            <text:p>0.988655</text:p>
          </table:table-cell>
          <table:table-cell office:value-type="float" office:value="0.984956" calcext:value-type="float">
            <text:p>0.984956</text:p>
          </table:table-cell>
          <table:table-cell table:number-columns-repeated="7"/>
        </table:table-row>
        <table:table-row table:style-name="ro1">
          <table:table-cell office:value-type="float" office:value="13466.67" calcext:value-type="float">
            <text:p>13466.67</text:p>
          </table:table-cell>
          <table:table-cell office:value-type="float" office:value="0.991422" calcext:value-type="float">
            <text:p>0.991422</text:p>
          </table:table-cell>
          <table:table-cell office:value-type="float" office:value="0.991524" calcext:value-type="float">
            <text:p>0.991524</text:p>
          </table:table-cell>
          <table:table-cell office:value-type="float" office:value="0.987687" calcext:value-type="float">
            <text:p>0.987687</text:p>
          </table:table-cell>
          <table:table-cell office:value-type="float" office:value="0.984181" calcext:value-type="float">
            <text:p>0.984181</text:p>
          </table:table-cell>
          <table:table-cell office:value-type="float" office:value="0.988659" calcext:value-type="float">
            <text:p>0.988659</text:p>
          </table:table-cell>
          <table:table-cell office:value-type="float" office:value="0.984967" calcext:value-type="float">
            <text:p>0.984967</text:p>
          </table:table-cell>
          <table:table-cell table:number-columns-repeated="7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991494" calcext:value-type="float">
            <text:p>0.991494</text:p>
          </table:table-cell>
          <table:table-cell office:value-type="float" office:value="0.991399" calcext:value-type="float">
            <text:p>0.991399</text:p>
          </table:table-cell>
          <table:table-cell office:value-type="float" office:value="0.987672" calcext:value-type="float">
            <text:p>0.987672</text:p>
          </table:table-cell>
          <table:table-cell office:value-type="float" office:value="0.984164" calcext:value-type="float">
            <text:p>0.984164</text:p>
          </table:table-cell>
          <table:table-cell office:value-type="float" office:value="0.988652" calcext:value-type="float">
            <text:p>0.988652</text:p>
          </table:table-cell>
          <table:table-cell office:value-type="float" office:value="0.984954" calcext:value-type="float">
            <text:p>0.984954</text:p>
          </table:table-cell>
          <table:table-cell table:number-columns-repeated="7"/>
        </table:table-row>
        <table:table-row table:style-name="ro1">
          <table:table-cell office:value-type="float" office:value="13533.33" calcext:value-type="float">
            <text:p>13533.33</text:p>
          </table:table-cell>
          <table:table-cell office:value-type="float" office:value="0.991619" calcext:value-type="float">
            <text:p>0.991619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87669" calcext:value-type="float">
            <text:p>0.987669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8652" calcext:value-type="float">
            <text:p>0.988652</text:p>
          </table:table-cell>
          <table:table-cell office:value-type="float" office:value="0.984954" calcext:value-type="float">
            <text:p>0.984954</text:p>
          </table:table-cell>
          <table:table-cell table:number-columns-repeated="7"/>
        </table:table-row>
        <table:table-row table:style-name="ro1">
          <table:table-cell office:value-type="float" office:value="13566.67" calcext:value-type="float">
            <text:p>13566.67</text:p>
          </table:table-cell>
          <table:table-cell office:value-type="float" office:value="0.991536" calcext:value-type="float">
            <text:p>0.991536</text:p>
          </table:table-cell>
          <table:table-cell office:value-type="float" office:value="0.991567" calcext:value-type="float">
            <text:p>0.991567</text:p>
          </table:table-cell>
          <table:table-cell office:value-type="float" office:value="0.987676" calcext:value-type="float">
            <text:p>0.987676</text:p>
          </table:table-cell>
          <table:table-cell office:value-type="float" office:value="0.984176" calcext:value-type="float">
            <text:p>0.984176</text:p>
          </table:table-cell>
          <table:table-cell office:value-type="float" office:value="0.988656" calcext:value-type="float">
            <text:p>0.988656</text:p>
          </table:table-cell>
          <table:table-cell office:value-type="float" office:value="0.984965" calcext:value-type="float">
            <text:p>0.984965</text:p>
          </table:table-cell>
          <table:table-cell table:number-columns-repeated="7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991757" calcext:value-type="float">
            <text:p>0.991757</text:p>
          </table:table-cell>
          <table:table-cell office:value-type="float" office:value="0.991441" calcext:value-type="float">
            <text:p>0.991441</text:p>
          </table:table-cell>
          <table:table-cell office:value-type="float" office:value="0.987662" calcext:value-type="float">
            <text:p>0.987662</text:p>
          </table:table-cell>
          <table:table-cell office:value-type="float" office:value="0.98416" calcext:value-type="float">
            <text:p>0.98416</text:p>
          </table:table-cell>
          <table:table-cell office:value-type="float" office:value="0.988648" calcext:value-type="float">
            <text:p>0.988648</text:p>
          </table:table-cell>
          <table:table-cell office:value-type="float" office:value="0.984953" calcext:value-type="float">
            <text:p>0.984953</text:p>
          </table:table-cell>
          <table:table-cell table:number-columns-repeated="7"/>
        </table:table-row>
        <table:table-row table:style-name="ro1">
          <table:table-cell office:value-type="float" office:value="13633.33" calcext:value-type="float">
            <text:p>13633.33</text:p>
          </table:table-cell>
          <table:table-cell office:value-type="float" office:value="0.991701" calcext:value-type="float">
            <text:p>0.991701</text:p>
          </table:table-cell>
          <table:table-cell office:value-type="float" office:value="0.991916" calcext:value-type="float">
            <text:p>0.991916</text:p>
          </table:table-cell>
          <table:table-cell office:value-type="float" office:value="0.987659" calcext:value-type="float">
            <text:p>0.987659</text:p>
          </table:table-cell>
          <table:table-cell office:value-type="float" office:value="0.984159" calcext:value-type="float">
            <text:p>0.984159</text:p>
          </table:table-cell>
          <table:table-cell office:value-type="float" office:value="0.988644" calcext:value-type="float">
            <text:p>0.988644</text:p>
          </table:table-cell>
          <table:table-cell office:value-type="float" office:value="0.984951" calcext:value-type="float">
            <text:p>0.984951</text:p>
          </table:table-cell>
          <table:table-cell table:number-columns-repeated="7"/>
        </table:table-row>
        <table:table-row table:style-name="ro1">
          <table:table-cell office:value-type="float" office:value="13666.67" calcext:value-type="float">
            <text:p>13666.67</text:p>
          </table:table-cell>
          <table:table-cell office:value-type="float" office:value="0.991398" calcext:value-type="float">
            <text:p>0.991398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87665" calcext:value-type="float">
            <text:p>0.987665</text:p>
          </table:table-cell>
          <table:table-cell office:value-type="float" office:value="0.984171" calcext:value-type="float">
            <text:p>0.984171</text:p>
          </table:table-cell>
          <table:table-cell office:value-type="float" office:value="0.98865" calcext:value-type="float">
            <text:p>0.98865</text:p>
          </table:table-cell>
          <table:table-cell office:value-type="float" office:value="0.984963" calcext:value-type="float">
            <text:p>0.984963</text:p>
          </table:table-cell>
          <table:table-cell table:number-columns-repeated="7"/>
        </table:table-row>
      </table:table>
      <table:table table:name="Sheet7" table:style-name="ta1">
        <table:shapes>
          <draw:frame draw:z-index="0" draw:style-name="gr1" draw:text-style-name="P1" svg:width="59.5161in" svg:height="34.628in" svg:x="9.7783in" svg:y="35.3366in">
            <draw:object draw:notify-on-update-of-ranges="doma.A1:doma.A318 doma.B1:doma.B318 doma.C1:doma.C318 doma.D1:doma.D318 doma.E1:doma.E318 doma.F1:doma.F318 doma.G1:doma.G318 doma.H1:doma.H318 doma.I1:doma.I318 doma.J1:doma.J318 doma.K1:doma.K318 doma.L1:doma.L318 doma.M1:doma.M318 doma.N1:doma.N3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1" table:number-rows-repeated="197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do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4:55:14.494194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15:04:23.259970791</dc:date>
    <dc:creator>Loj </dc:creator>
    <meta:generator>LibreOffice/4.2.8.2$Linux_X86_64 LibreOffice_project/420m0$Build-2</meta:generator>
    <meta:editing-duration>PT6H41M12S</meta:editing-duration>
    <meta:editing-cycles>12</meta:editing-cycles>
    <meta:document-statistic meta:table-count="2" meta:cell-count="225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1.172cm" svg:height="87.956cm" xlink:href=".." xlink:type="simple" chart:class="chart:scatter" chart:style-name="ch1">
        <chart:legend chart:legend-position="end" svg:x="148.219cm" svg:y="40.515cm" style:legend-expansion="high" chart:style-name="ch2"/>
        <chart:plot-area chart:style-name="ch3" table:cell-range-address="doma.A1:doma.N318" chart:data-source-has-labels="column" svg:x="3.023cm" svg:y="1.759cm" svg:width="142.173cm" svg:height="84.438cm">
          <chartooo:coordinate-region svg:x="4.142cm" svg:y="1.972cm" svg:width="140.576cm" svg:height="83.551cm"/>
          <chart:axis chart:dimension="x" chart:name="primary-x" chart:style-name="ch4" chartooo:axis-type="auto">
            <chart:categories table:cell-range-address="doma.A1:doma.A3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ma.B1:doma.B318" chart:class="chart:scatter">
            <chart:domain table:cell-range-address="doma.A1:doma.A318"/>
            <chart:data-point chart:repeated="318"/>
          </chart:series>
          <chart:series chart:style-name="ch8" chart:values-cell-range-address="doma.C1:doma.C318" chart:class="chart:scatter">
            <chart:data-point chart:repeated="318"/>
          </chart:series>
          <chart:series chart:style-name="ch9" chart:values-cell-range-address="doma.D1:doma.D318" chart:class="chart:scatter">
            <chart:data-point chart:repeated="318"/>
          </chart:series>
          <chart:series chart:style-name="ch10" chart:values-cell-range-address="doma.E1:doma.E318" chart:class="chart:scatter">
            <chart:data-point chart:repeated="318"/>
          </chart:series>
          <chart:series chart:style-name="ch11" chart:values-cell-range-address="doma.F1:doma.F318" chart:class="chart:scatter">
            <chart:data-point chart:repeated="318"/>
          </chart:series>
          <chart:series chart:style-name="ch12" chart:values-cell-range-address="doma.G1:doma.G318" chart:class="chart:scatter">
            <chart:data-point chart:repeated="318"/>
          </chart:series>
          <chart:series chart:style-name="ch13" chart:values-cell-range-address="doma.H1:doma.H318" chart:class="chart:scatter">
            <chart:data-point chart:repeated="318"/>
          </chart:series>
          <chart:series chart:style-name="ch14" chart:values-cell-range-address="doma.I1:doma.I318" chart:class="chart:scatter">
            <chart:data-point chart:repeated="318"/>
          </chart:series>
          <chart:series chart:style-name="ch15" chart:values-cell-range-address="doma.J1:doma.J318" chart:class="chart:scatter">
            <chart:data-point chart:repeated="318"/>
          </chart:series>
          <chart:series chart:style-name="ch16" chart:values-cell-range-address="doma.K1:doma.K318" chart:class="chart:scatter">
            <chart:data-point chart:repeated="318"/>
          </chart:series>
          <chart:series chart:style-name="ch17" chart:values-cell-range-address="doma.L1:doma.L318" chart:class="chart:scatter">
            <chart:data-point chart:repeated="318"/>
          </chart:series>
          <chart:series chart:style-name="ch18" chart:values-cell-range-address="doma.M1:doma.M318" chart:class="chart:scatter">
            <chart:data-point chart:repeated="318"/>
          </chart:series>
          <chart:series chart:style-name="ch19" chart:values-cell-range-address="doma.N1:doma.N318" chart:class="chart:scatter">
            <chart:data-point chart:repeated="31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3066.67">
                <text:p>3070</text:p>
                <draw:g>
                  <svg:desc>doma.A1:doma.A318</svg:desc>
                </draw:g>
              </table:table-cell>
              <table:table-cell office:value-type="float" office:value="0.975268">
                <text:p>0.975268</text:p>
                <draw:g>
                  <svg:desc>doma.B1:doma.B318</svg:desc>
                </draw:g>
              </table:table-cell>
              <table:table-cell office:value-type="float" office:value="0.985939">
                <text:p>0.985939</text:p>
                <draw:g>
                  <svg:desc>doma.C1:doma.C318</svg:desc>
                </draw:g>
              </table:table-cell>
              <table:table-cell office:value-type="float" office:value="0.990009">
                <text:p>0.990009</text:p>
                <draw:g>
                  <svg:desc>doma.D1:doma.D318</svg:desc>
                </draw:g>
              </table:table-cell>
              <table:table-cell office:value-type="float" office:value="0.986688">
                <text:p>0.986688</text:p>
                <draw:g>
                  <svg:desc>doma.E1:doma.E318</svg:desc>
                </draw:g>
              </table:table-cell>
              <table:table-cell office:value-type="float" office:value="0.990296">
                <text:p>0.990296</text:p>
                <draw:g>
                  <svg:desc>doma.F1:doma.F318</svg:desc>
                </draw:g>
              </table:table-cell>
              <table:table-cell office:value-type="float" office:value="0.986962">
                <text:p>0.986962</text:p>
                <draw:g>
                  <svg:desc>doma.G1:doma.G318</svg:desc>
                </draw:g>
              </table:table-cell>
              <table:table-cell office:value-type="float" office:value="0.998">
                <text:p>0.998</text:p>
                <draw:g>
                  <svg:desc>doma.H1:doma.H318</svg:desc>
                </draw:g>
              </table:table-cell>
              <table:table-cell office:value-type="float" office:value="NaN">
                <text:p>NaN</text:p>
                <draw:g>
                  <svg:desc>doma.I1:doma.I318</svg:desc>
                </draw:g>
              </table:table-cell>
              <table:table-cell office:value-type="float" office:value="0.996">
                <text:p>0.996</text:p>
                <draw:g>
                  <svg:desc>doma.J1:doma.J318</svg:desc>
                </draw:g>
              </table:table-cell>
              <table:table-cell office:value-type="float" office:value="NaN">
                <text:p>NaN</text:p>
                <draw:g>
                  <svg:desc>doma.K1:doma.K318</svg:desc>
                </draw:g>
              </table:table-cell>
              <table:table-cell office:value-type="float" office:value="NaN">
                <text:p>NaN</text:p>
                <draw:g>
                  <svg:desc>doma.L1:doma.L318</svg:desc>
                </draw:g>
              </table:table-cell>
              <table:table-cell office:value-type="float" office:value="NaN">
                <text:p>NaN</text:p>
                <draw:g>
                  <svg:desc>doma.M1:doma.M318</svg:desc>
                </draw:g>
              </table:table-cell>
              <table:table-cell office:value-type="float" office:value="NaN">
                <text:p>NaN</text:p>
                <draw:g>
                  <svg:desc>doma.N1:doma.N318</svg:desc>
                </draw:g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975883">
                <text:p>0.975883</text:p>
              </table:table-cell>
              <table:table-cell office:value-type="float" office:value="0.986504">
                <text:p>0.986504</text:p>
              </table:table-cell>
              <table:table-cell office:value-type="float" office:value="0.989367">
                <text:p>0.989367</text:p>
              </table:table-cell>
              <table:table-cell office:value-type="float" office:value="0.985598">
                <text:p>0.985598</text:p>
              </table:table-cell>
              <table:table-cell office:value-type="float" office:value="0.989759">
                <text:p>0.989759</text:p>
              </table:table-cell>
              <table:table-cell office:value-type="float" office:value="0.985967">
                <text:p>0.98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3.33">
                <text:p>3130</text:p>
              </table:table-cell>
              <table:table-cell office:value-type="float" office:value="0.989677">
                <text:p>0.989677</text:p>
              </table:table-cell>
              <table:table-cell office:value-type="float" office:value="0.989933">
                <text:p>0.989933</text:p>
              </table:table-cell>
              <table:table-cell office:value-type="float" office:value="0.989333">
                <text:p>0.989333</text:p>
              </table:table-cell>
              <table:table-cell office:value-type="float" office:value="0.985567">
                <text:p>0.985567</text:p>
              </table:table-cell>
              <table:table-cell office:value-type="float" office:value="0.989724">
                <text:p>0.989724</text:p>
              </table:table-cell>
              <table:table-cell office:value-type="float" office:value="0.985935">
                <text:p>0.985935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6.67">
                <text:p>3170</text:p>
              </table:table-cell>
              <table:table-cell office:value-type="float" office:value="0.989857">
                <text:p>0.989857</text:p>
              </table:table-cell>
              <table:table-cell office:value-type="float" office:value="0.98987">
                <text:p>0.98987</text:p>
              </table:table-cell>
              <table:table-cell office:value-type="float" office:value="0.989304">
                <text:p>0.989304</text:p>
              </table:table-cell>
              <table:table-cell office:value-type="float" office:value="0.985543">
                <text:p>0.985543</text:p>
              </table:table-cell>
              <table:table-cell office:value-type="float" office:value="0.98969">
                <text:p>0.98969</text:p>
              </table:table-cell>
              <table:table-cell office:value-type="float" office:value="0.985907">
                <text:p>0.98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99295">
                <text:p>0.99295</text:p>
              </table:table-cell>
              <table:table-cell office:value-type="float" office:value="0.991746">
                <text:p>0.991746</text:p>
              </table:table-cell>
              <table:table-cell office:value-type="float" office:value="0.989323">
                <text:p>0.989323</text:p>
              </table:table-cell>
              <table:table-cell office:value-type="float" office:value="0.985582">
                <text:p>0.985582</text:p>
              </table:table-cell>
              <table:table-cell office:value-type="float" office:value="0.989694">
                <text:p>0.989694</text:p>
              </table:table-cell>
              <table:table-cell office:value-type="float" office:value="0.985932">
                <text:p>0.98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3.33">
                <text:p>3230</text:p>
              </table:table-cell>
              <table:table-cell office:value-type="float" office:value="0.993019">
                <text:p>0.993019</text:p>
              </table:table-cell>
              <table:table-cell office:value-type="float" office:value="0.992207">
                <text:p>0.992207</text:p>
              </table:table-cell>
              <table:table-cell office:value-type="float" office:value="0.989342">
                <text:p>0.989342</text:p>
              </table:table-cell>
              <table:table-cell office:value-type="float" office:value="0.985621">
                <text:p>0.985621</text:p>
              </table:table-cell>
              <table:table-cell office:value-type="float" office:value="0.989701">
                <text:p>0.989701</text:p>
              </table:table-cell>
              <table:table-cell office:value-type="float" office:value="0.985961">
                <text:p>0.985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6.67">
                <text:p>3270</text:p>
              </table:table-cell>
              <table:table-cell office:value-type="float" office:value="0.993344">
                <text:p>0.993344</text:p>
              </table:table-cell>
              <table:table-cell office:value-type="float" office:value="0.991861">
                <text:p>0.991861</text:p>
              </table:table-cell>
              <table:table-cell office:value-type="float" office:value="0.989364">
                <text:p>0.989364</text:p>
              </table:table-cell>
              <table:table-cell office:value-type="float" office:value="0.985662">
                <text:p>0.985662</text:p>
              </table:table-cell>
              <table:table-cell office:value-type="float" office:value="0.989706">
                <text:p>0.989706</text:p>
              </table:table-cell>
              <table:table-cell office:value-type="float" office:value="0.985987">
                <text:p>0.98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993282">
                <text:p>0.993282</text:p>
              </table:table-cell>
              <table:table-cell office:value-type="float" office:value="0.991847">
                <text:p>0.991847</text:p>
              </table:table-cell>
              <table:table-cell office:value-type="float" office:value="0.989385">
                <text:p>0.989385</text:p>
              </table:table-cell>
              <table:table-cell office:value-type="float" office:value="0.985703">
                <text:p>0.985703</text:p>
              </table:table-cell>
              <table:table-cell office:value-type="float" office:value="0.989711">
                <text:p>0.989711</text:p>
              </table:table-cell>
              <table:table-cell office:value-type="float" office:value="0.986012">
                <text:p>0.986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3.33">
                <text:p>3330</text:p>
              </table:table-cell>
              <table:table-cell office:value-type="float" office:value="0.993419">
                <text:p>0.993419</text:p>
              </table:table-cell>
              <table:table-cell office:value-type="float" office:value="0.9921">
                <text:p>0.9921</text:p>
              </table:table-cell>
              <table:table-cell office:value-type="float" office:value="0.989408">
                <text:p>0.989408</text:p>
              </table:table-cell>
              <table:table-cell office:value-type="float" office:value="0.985744">
                <text:p>0.985744</text:p>
              </table:table-cell>
              <table:table-cell office:value-type="float" office:value="0.989717">
                <text:p>0.989717</text:p>
              </table:table-cell>
              <table:table-cell office:value-type="float" office:value="0.986039">
                <text:p>0.98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6.67">
                <text:p>3370</text:p>
              </table:table-cell>
              <table:table-cell office:value-type="float" office:value="0.993559">
                <text:p>0.993559</text:p>
              </table:table-cell>
              <table:table-cell office:value-type="float" office:value="0.991878">
                <text:p>0.991878</text:p>
              </table:table-cell>
              <table:table-cell office:value-type="float" office:value="0.989431">
                <text:p>0.989431</text:p>
              </table:table-cell>
              <table:table-cell office:value-type="float" office:value="0.985785">
                <text:p>0.985785</text:p>
              </table:table-cell>
              <table:table-cell office:value-type="float" office:value="0.989722">
                <text:p>0.989722</text:p>
              </table:table-cell>
              <table:table-cell office:value-type="float" office:value="0.986064">
                <text:p>0.98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993566">
                <text:p>0.993566</text:p>
              </table:table-cell>
              <table:table-cell office:value-type="float" office:value="0.992497">
                <text:p>0.992497</text:p>
              </table:table-cell>
              <table:table-cell office:value-type="float" office:value="0.989454">
                <text:p>0.989454</text:p>
              </table:table-cell>
              <table:table-cell office:value-type="float" office:value="0.985826">
                <text:p>0.985826</text:p>
              </table:table-cell>
              <table:table-cell office:value-type="float" office:value="0.989732">
                <text:p>0.989732</text:p>
              </table:table-cell>
              <table:table-cell office:value-type="float" office:value="0.986093">
                <text:p>0.98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3.33">
                <text:p>3430</text:p>
              </table:table-cell>
              <table:table-cell office:value-type="float" office:value="0.993641">
                <text:p>0.993641</text:p>
              </table:table-cell>
              <table:table-cell office:value-type="float" office:value="0.992295">
                <text:p>0.992295</text:p>
              </table:table-cell>
              <table:table-cell office:value-type="float" office:value="0.989477">
                <text:p>0.989477</text:p>
              </table:table-cell>
              <table:table-cell office:value-type="float" office:value="0.985866">
                <text:p>0.985866</text:p>
              </table:table-cell>
              <table:table-cell office:value-type="float" office:value="0.98974">
                <text:p>0.98974</text:p>
              </table:table-cell>
              <table:table-cell office:value-type="float" office:value="0.98612">
                <text:p>0.9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6.67">
                <text:p>3470</text:p>
              </table:table-cell>
              <table:table-cell office:value-type="float" office:value="0.993267">
                <text:p>0.993267</text:p>
              </table:table-cell>
              <table:table-cell office:value-type="float" office:value="0.992252">
                <text:p>0.992252</text:p>
              </table:table-cell>
              <table:table-cell office:value-type="float" office:value="0.989496">
                <text:p>0.989496</text:p>
              </table:table-cell>
              <table:table-cell office:value-type="float" office:value="0.985904">
                <text:p>0.985904</text:p>
              </table:table-cell>
              <table:table-cell office:value-type="float" office:value="0.989748">
                <text:p>0.989748</text:p>
              </table:table-cell>
              <table:table-cell office:value-type="float" office:value="0.986146">
                <text:p>0.98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992942">
                <text:p>0.992942</text:p>
              </table:table-cell>
              <table:table-cell office:value-type="float" office:value="0.991977">
                <text:p>0.991977</text:p>
              </table:table-cell>
              <table:table-cell office:value-type="float" office:value="0.989512">
                <text:p>0.989512</text:p>
              </table:table-cell>
              <table:table-cell office:value-type="float" office:value="0.985937">
                <text:p>0.985937</text:p>
              </table:table-cell>
              <table:table-cell office:value-type="float" office:value="0.989753">
                <text:p>0.989753</text:p>
              </table:table-cell>
              <table:table-cell office:value-type="float" office:value="0.986169">
                <text:p>0.986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3.33">
                <text:p>3530</text:p>
              </table:table-cell>
              <table:table-cell office:value-type="float" office:value="0.993325">
                <text:p>0.993325</text:p>
              </table:table-cell>
              <table:table-cell office:value-type="float" office:value="0.991726">
                <text:p>0.991726</text:p>
              </table:table-cell>
              <table:table-cell office:value-type="float" office:value="0.989532">
                <text:p>0.989532</text:p>
              </table:table-cell>
              <table:table-cell office:value-type="float" office:value="0.985974">
                <text:p>0.985974</text:p>
              </table:table-cell>
              <table:table-cell office:value-type="float" office:value="0.989756">
                <text:p>0.989756</text:p>
              </table:table-cell>
              <table:table-cell office:value-type="float" office:value="0.98619">
                <text:p>0.9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6.67">
                <text:p>3570</text:p>
              </table:table-cell>
              <table:table-cell office:value-type="float" office:value="0.99315">
                <text:p>0.99315</text:p>
              </table:table-cell>
              <table:table-cell office:value-type="float" office:value="0.991972">
                <text:p>0.991972</text:p>
              </table:table-cell>
              <table:table-cell office:value-type="float" office:value="0.989549">
                <text:p>0.989549</text:p>
              </table:table-cell>
              <table:table-cell office:value-type="float" office:value="0.986008">
                <text:p>0.986008</text:p>
              </table:table-cell>
              <table:table-cell office:value-type="float" office:value="0.989761">
                <text:p>0.989761</text:p>
              </table:table-cell>
              <table:table-cell office:value-type="float" office:value="0.986213">
                <text:p>0.98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993537">
                <text:p>0.993537</text:p>
              </table:table-cell>
              <table:table-cell office:value-type="float" office:value="0.992889">
                <text:p>0.992889</text:p>
              </table:table-cell>
              <table:table-cell office:value-type="float" office:value="0.98957">
                <text:p>0.98957</text:p>
              </table:table-cell>
              <table:table-cell office:value-type="float" office:value="0.986045">
                <text:p>0.986045</text:p>
              </table:table-cell>
              <table:table-cell office:value-type="float" office:value="0.989774">
                <text:p>0.989774</text:p>
              </table:table-cell>
              <table:table-cell office:value-type="float" office:value="0.986243">
                <text:p>0.98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3.33">
                <text:p>3630</text:p>
              </table:table-cell>
              <table:table-cell office:value-type="float" office:value="0.993124">
                <text:p>0.993124</text:p>
              </table:table-cell>
              <table:table-cell office:value-type="float" office:value="0.993517">
                <text:p>0.993517</text:p>
              </table:table-cell>
              <table:table-cell office:value-type="float" office:value="0.989587">
                <text:p>0.989587</text:p>
              </table:table-cell>
              <table:table-cell office:value-type="float" office:value="0.986079">
                <text:p>0.986079</text:p>
              </table:table-cell>
              <table:table-cell office:value-type="float" office:value="0.989792">
                <text:p>0.989792</text:p>
              </table:table-cell>
              <table:table-cell office:value-type="float" office:value="0.986278">
                <text:p>0.98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6.67">
                <text:p>3670</text:p>
              </table:table-cell>
              <table:table-cell office:value-type="float" office:value="0.993599">
                <text:p>0.993599</text:p>
              </table:table-cell>
              <table:table-cell office:value-type="float" office:value="0.993441">
                <text:p>0.993441</text:p>
              </table:table-cell>
              <table:table-cell office:value-type="float" office:value="0.989607">
                <text:p>0.989607</text:p>
              </table:table-cell>
              <table:table-cell office:value-type="float" office:value="0.986115">
                <text:p>0.986115</text:p>
              </table:table-cell>
              <table:table-cell office:value-type="float" office:value="0.989809">
                <text:p>0.989809</text:p>
              </table:table-cell>
              <table:table-cell office:value-type="float" office:value="0.986311">
                <text:p>0.98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993456">
                <text:p>0.993456</text:p>
              </table:table-cell>
              <table:table-cell office:value-type="float" office:value="0.993347">
                <text:p>0.993347</text:p>
              </table:table-cell>
              <table:table-cell office:value-type="float" office:value="0.989626">
                <text:p>0.989626</text:p>
              </table:table-cell>
              <table:table-cell office:value-type="float" office:value="0.98615">
                <text:p>0.98615</text:p>
              </table:table-cell>
              <table:table-cell office:value-type="float" office:value="0.989826">
                <text:p>0.989826</text:p>
              </table:table-cell>
              <table:table-cell office:value-type="float" office:value="0.986344">
                <text:p>0.98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3.33">
                <text:p>3730</text:p>
              </table:table-cell>
              <table:table-cell office:value-type="float" office:value="0.993481">
                <text:p>0.993481</text:p>
              </table:table-cell>
              <table:table-cell office:value-type="float" office:value="0.99344">
                <text:p>0.99344</text:p>
              </table:table-cell>
              <table:table-cell office:value-type="float" office:value="0.989646">
                <text:p>0.989646</text:p>
              </table:table-cell>
              <table:table-cell office:value-type="float" office:value="0.986185">
                <text:p>0.986185</text:p>
              </table:table-cell>
              <table:table-cell office:value-type="float" office:value="0.989843">
                <text:p>0.989843</text:p>
              </table:table-cell>
              <table:table-cell office:value-type="float" office:value="0.986376">
                <text:p>0.98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6.67">
                <text:p>3770</text:p>
              </table:table-cell>
              <table:table-cell office:value-type="float" office:value="0.993578">
                <text:p>0.993578</text:p>
              </table:table-cell>
              <table:table-cell office:value-type="float" office:value="0.993161">
                <text:p>0.993161</text:p>
              </table:table-cell>
              <table:table-cell office:value-type="float" office:value="0.989665">
                <text:p>0.989665</text:p>
              </table:table-cell>
              <table:table-cell office:value-type="float" office:value="0.98622">
                <text:p>0.98622</text:p>
              </table:table-cell>
              <table:table-cell office:value-type="float" office:value="0.989857">
                <text:p>0.989857</text:p>
              </table:table-cell>
              <table:table-cell office:value-type="float" office:value="0.986406">
                <text:p>0.98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993703">
                <text:p>0.993703</text:p>
              </table:table-cell>
              <table:table-cell office:value-type="float" office:value="0.993422">
                <text:p>0.993422</text:p>
              </table:table-cell>
              <table:table-cell office:value-type="float" office:value="0.989685">
                <text:p>0.989685</text:p>
              </table:table-cell>
              <table:table-cell office:value-type="float" office:value="0.986255">
                <text:p>0.986255</text:p>
              </table:table-cell>
              <table:table-cell office:value-type="float" office:value="0.989873">
                <text:p>0.989873</text:p>
              </table:table-cell>
              <table:table-cell office:value-type="float" office:value="0.986438">
                <text:p>0.98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3.33">
                <text:p>3830</text:p>
              </table:table-cell>
              <table:table-cell office:value-type="float" office:value="0.993836">
                <text:p>0.993836</text:p>
              </table:table-cell>
              <table:table-cell office:value-type="float" office:value="0.99282">
                <text:p>0.99282</text:p>
              </table:table-cell>
              <table:table-cell office:value-type="float" office:value="0.989706">
                <text:p>0.989706</text:p>
              </table:table-cell>
              <table:table-cell office:value-type="float" office:value="0.986291">
                <text:p>0.986291</text:p>
              </table:table-cell>
              <table:table-cell office:value-type="float" office:value="0.989884">
                <text:p>0.989884</text:p>
              </table:table-cell>
              <table:table-cell office:value-type="float" office:value="0.986463">
                <text:p>0.98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6.67">
                <text:p>3870</text:p>
              </table:table-cell>
              <table:table-cell office:value-type="float" office:value="0.993855">
                <text:p>0.993855</text:p>
              </table:table-cell>
              <table:table-cell office:value-type="float" office:value="0.99255">
                <text:p>0.99255</text:p>
              </table:table-cell>
              <table:table-cell office:value-type="float" office:value="0.989727">
                <text:p>0.989727</text:p>
              </table:table-cell>
              <table:table-cell office:value-type="float" office:value="0.986326">
                <text:p>0.986326</text:p>
              </table:table-cell>
              <table:table-cell office:value-type="float" office:value="0.989892">
                <text:p>0.989892</text:p>
              </table:table-cell>
              <table:table-cell office:value-type="float" office:value="0.986487">
                <text:p>0.9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993878">
                <text:p>0.993878</text:p>
              </table:table-cell>
              <table:table-cell office:value-type="float" office:value="0.992715">
                <text:p>0.992715</text:p>
              </table:table-cell>
              <table:table-cell office:value-type="float" office:value="0.989748">
                <text:p>0.989748</text:p>
              </table:table-cell>
              <table:table-cell office:value-type="float" office:value="0.98636">
                <text:p>0.98636</text:p>
              </table:table-cell>
              <table:table-cell office:value-type="float" office:value="0.989902">
                <text:p>0.989902</text:p>
              </table:table-cell>
              <table:table-cell office:value-type="float" office:value="0.986511">
                <text:p>0.98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3.33">
                <text:p>3930</text:p>
              </table:table-cell>
              <table:table-cell office:value-type="float" office:value="0.993864">
                <text:p>0.993864</text:p>
              </table:table-cell>
              <table:table-cell office:value-type="float" office:value="0.993278">
                <text:p>0.993278</text:p>
              </table:table-cell>
              <table:table-cell office:value-type="float" office:value="0.989768">
                <text:p>0.989768</text:p>
              </table:table-cell>
              <table:table-cell office:value-type="float" office:value="0.986395">
                <text:p>0.986395</text:p>
              </table:table-cell>
              <table:table-cell office:value-type="float" office:value="0.989916">
                <text:p>0.989916</text:p>
              </table:table-cell>
              <table:table-cell office:value-type="float" office:value="0.986539">
                <text:p>0.98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.67">
                <text:p>3970</text:p>
              </table:table-cell>
              <table:table-cell office:value-type="float" office:value="0.993614">
                <text:p>0.993614</text:p>
              </table:table-cell>
              <table:table-cell office:value-type="float" office:value="0.993004">
                <text:p>0.993004</text:p>
              </table:table-cell>
              <table:table-cell office:value-type="float" office:value="0.989786">
                <text:p>0.989786</text:p>
              </table:table-cell>
              <table:table-cell office:value-type="float" office:value="0.986427">
                <text:p>0.986427</text:p>
              </table:table-cell>
              <table:table-cell office:value-type="float" office:value="0.989928">
                <text:p>0.989928</text:p>
              </table:table-cell>
              <table:table-cell office:value-type="float" office:value="0.986566">
                <text:p>0.98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93617">
                <text:p>0.993617</text:p>
              </table:table-cell>
              <table:table-cell office:value-type="float" office:value="0.993132">
                <text:p>0.993132</text:p>
              </table:table-cell>
              <table:table-cell office:value-type="float" office:value="0.989804">
                <text:p>0.989804</text:p>
              </table:table-cell>
              <table:table-cell office:value-type="float" office:value="0.986459">
                <text:p>0.986459</text:p>
              </table:table-cell>
              <table:table-cell office:value-type="float" office:value="0.989941">
                <text:p>0.989941</text:p>
              </table:table-cell>
              <table:table-cell office:value-type="float" office:value="0.986593">
                <text:p>0.98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3.33">
                <text:p>4030</text:p>
              </table:table-cell>
              <table:table-cell office:value-type="float" office:value="0.993486">
                <text:p>0.993486</text:p>
              </table:table-cell>
              <table:table-cell office:value-type="float" office:value="0.992805">
                <text:p>0.992805</text:p>
              </table:table-cell>
              <table:table-cell office:value-type="float" office:value="0.989821">
                <text:p>0.989821</text:p>
              </table:table-cell>
              <table:table-cell office:value-type="float" office:value="0.98649">
                <text:p>0.98649</text:p>
              </table:table-cell>
              <table:table-cell office:value-type="float" office:value="0.989951">
                <text:p>0.989951</text:p>
              </table:table-cell>
              <table:table-cell office:value-type="float" office:value="0.986617">
                <text:p>0.98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.67">
                <text:p>4070</text:p>
              </table:table-cell>
              <table:table-cell office:value-type="float" office:value="0.993401">
                <text:p>0.993401</text:p>
              </table:table-cell>
              <table:table-cell office:value-type="float" office:value="0.993699">
                <text:p>0.993699</text:p>
              </table:table-cell>
              <table:table-cell office:value-type="float" office:value="0.989837">
                <text:p>0.989837</text:p>
              </table:table-cell>
              <table:table-cell office:value-type="float" office:value="0.986519">
                <text:p>0.986519</text:p>
              </table:table-cell>
              <table:table-cell office:value-type="float" office:value="0.989968">
                <text:p>0.989968</text:p>
              </table:table-cell>
              <table:table-cell office:value-type="float" office:value="0.986648">
                <text:p>0.9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993243">
                <text:p>0.993243</text:p>
              </table:table-cell>
              <table:table-cell office:value-type="float" office:value="0.993521">
                <text:p>0.993521</text:p>
              </table:table-cell>
              <table:table-cell office:value-type="float" office:value="0.989851">
                <text:p>0.989851</text:p>
              </table:table-cell>
              <table:table-cell office:value-type="float" office:value="0.986548">
                <text:p>0.986548</text:p>
              </table:table-cell>
              <table:table-cell office:value-type="float" office:value="0.989984">
                <text:p>0.989984</text:p>
              </table:table-cell>
              <table:table-cell office:value-type="float" office:value="0.986677">
                <text:p>0.98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.33">
                <text:p>4130</text:p>
              </table:table-cell>
              <table:table-cell office:value-type="float" office:value="0.993078">
                <text:p>0.993078</text:p>
              </table:table-cell>
              <table:table-cell office:value-type="float" office:value="0.992995">
                <text:p>0.992995</text:p>
              </table:table-cell>
              <table:table-cell office:value-type="float" office:value="0.989864">
                <text:p>0.989864</text:p>
              </table:table-cell>
              <table:table-cell office:value-type="float" office:value="0.986574">
                <text:p>0.986574</text:p>
              </table:table-cell>
              <table:table-cell office:value-type="float" office:value="0.989995">
                <text:p>0.989995</text:p>
              </table:table-cell>
              <table:table-cell office:value-type="float" office:value="0.986702">
                <text:p>0.98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6.67">
                <text:p>4170</text:p>
              </table:table-cell>
              <table:table-cell office:value-type="float" office:value="0.993101">
                <text:p>0.993101</text:p>
              </table:table-cell>
              <table:table-cell office:value-type="float" office:value="0.993056">
                <text:p>0.993056</text:p>
              </table:table-cell>
              <table:table-cell office:value-type="float" office:value="0.989877">
                <text:p>0.989877</text:p>
              </table:table-cell>
              <table:table-cell office:value-type="float" office:value="0.986601">
                <text:p>0.986601</text:p>
              </table:table-cell>
              <table:table-cell office:value-type="float" office:value="0.990007">
                <text:p>0.990007</text:p>
              </table:table-cell>
              <table:table-cell office:value-type="float" office:value="0.986727">
                <text:p>0.98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993282">
                <text:p>0.993282</text:p>
              </table:table-cell>
              <table:table-cell office:value-type="float" office:value="0.993021">
                <text:p>0.993021</text:p>
              </table:table-cell>
              <table:table-cell office:value-type="float" office:value="0.989891">
                <text:p>0.989891</text:p>
              </table:table-cell>
              <table:table-cell office:value-type="float" office:value="0.986628">
                <text:p>0.986628</text:p>
              </table:table-cell>
              <table:table-cell office:value-type="float" office:value="0.990018">
                <text:p>0.990018</text:p>
              </table:table-cell>
              <table:table-cell office:value-type="float" office:value="0.986752">
                <text:p>0.98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.33">
                <text:p>4230</text:p>
              </table:table-cell>
              <table:table-cell office:value-type="float" office:value="0.993647">
                <text:p>0.993647</text:p>
              </table:table-cell>
              <table:table-cell office:value-type="float" office:value="0.992992">
                <text:p>0.992992</text:p>
              </table:table-cell>
              <table:table-cell office:value-type="float" office:value="0.989908">
                <text:p>0.989908</text:p>
              </table:table-cell>
              <table:table-cell office:value-type="float" office:value="0.986657">
                <text:p>0.986657</text:p>
              </table:table-cell>
              <table:table-cell office:value-type="float" office:value="0.990028">
                <text:p>0.990028</text:p>
              </table:table-cell>
              <table:table-cell office:value-type="float" office:value="0.986775">
                <text:p>0.9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6.67">
                <text:p>4270</text:p>
              </table:table-cell>
              <table:table-cell office:value-type="float" office:value="0.993786">
                <text:p>0.993786</text:p>
              </table:table-cell>
              <table:table-cell office:value-type="float" office:value="0.993092">
                <text:p>0.993092</text:p>
              </table:table-cell>
              <table:table-cell office:value-type="float" office:value="0.989926">
                <text:p>0.989926</text:p>
              </table:table-cell>
              <table:table-cell office:value-type="float" office:value="0.986687">
                <text:p>0.986687</text:p>
              </table:table-cell>
              <table:table-cell office:value-type="float" office:value="0.99004">
                <text:p>0.99004</text:p>
              </table:table-cell>
              <table:table-cell office:value-type="float" office:value="0.986799">
                <text:p>0.98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993655">
                <text:p>0.993655</text:p>
              </table:table-cell>
              <table:table-cell office:value-type="float" office:value="0.993163">
                <text:p>0.993163</text:p>
              </table:table-cell>
              <table:table-cell office:value-type="float" office:value="0.989942">
                <text:p>0.989942</text:p>
              </table:table-cell>
              <table:table-cell office:value-type="float" office:value="0.986716">
                <text:p>0.986716</text:p>
              </table:table-cell>
              <table:table-cell office:value-type="float" office:value="0.990051">
                <text:p>0.990051</text:p>
              </table:table-cell>
              <table:table-cell office:value-type="float" office:value="0.986824">
                <text:p>0.98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3.33">
                <text:p>4330</text:p>
              </table:table-cell>
              <table:table-cell office:value-type="float" office:value="0.993984">
                <text:p>0.993984</text:p>
              </table:table-cell>
              <table:table-cell office:value-type="float" office:value="0.993671">
                <text:p>0.993671</text:p>
              </table:table-cell>
              <table:table-cell office:value-type="float" office:value="0.98996">
                <text:p>0.98996</text:p>
              </table:table-cell>
              <table:table-cell office:value-type="float" office:value="0.986746">
                <text:p>0.986746</text:p>
              </table:table-cell>
              <table:table-cell office:value-type="float" office:value="0.990066">
                <text:p>0.990066</text:p>
              </table:table-cell>
              <table:table-cell office:value-type="float" office:value="0.986851">
                <text:p>0.98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.67">
                <text:p>4370</text:p>
              </table:table-cell>
              <table:table-cell office:value-type="float" office:value="0.993917">
                <text:p>0.993917</text:p>
              </table:table-cell>
              <table:table-cell office:value-type="float" office:value="0.993644">
                <text:p>0.993644</text:p>
              </table:table-cell>
              <table:table-cell office:value-type="float" office:value="0.989978">
                <text:p>0.989978</text:p>
              </table:table-cell>
              <table:table-cell office:value-type="float" office:value="0.986776">
                <text:p>0.986776</text:p>
              </table:table-cell>
              <table:table-cell office:value-type="float" office:value="0.990081">
                <text:p>0.990081</text:p>
              </table:table-cell>
              <table:table-cell office:value-type="float" office:value="0.986877">
                <text:p>0.98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992997">
                <text:p>0.992997</text:p>
              </table:table-cell>
              <table:table-cell office:value-type="float" office:value="0.993362">
                <text:p>0.993362</text:p>
              </table:table-cell>
              <table:table-cell office:value-type="float" office:value="0.989989">
                <text:p>0.989989</text:p>
              </table:table-cell>
              <table:table-cell office:value-type="float" office:value="0.986799">
                <text:p>0.986799</text:p>
              </table:table-cell>
              <table:table-cell office:value-type="float" office:value="0.990094">
                <text:p>0.990094</text:p>
              </table:table-cell>
              <table:table-cell office:value-type="float" office:value="0.986902">
                <text:p>0.98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.67">
                <text:p>4470</text:p>
              </table:table-cell>
              <table:table-cell office:value-type="float" office:value="0.993208">
                <text:p>0.993208</text:p>
              </table:table-cell>
              <table:table-cell office:value-type="float" office:value="0.99351">
                <text:p>0.99351</text:p>
              </table:table-cell>
              <table:table-cell office:value-type="float" office:value="0.990001">
                <text:p>0.990001</text:p>
              </table:table-cell>
              <table:table-cell office:value-type="float" office:value="0.986823">
                <text:p>0.986823</text:p>
              </table:table-cell>
              <table:table-cell office:value-type="float" office:value="0.990108">
                <text:p>0.990108</text:p>
              </table:table-cell>
              <table:table-cell office:value-type="float" office:value="0.986928">
                <text:p>0.98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993119">
                <text:p>0.993119</text:p>
              </table:table-cell>
              <table:table-cell office:value-type="float" office:value="0.993772">
                <text:p>0.993772</text:p>
              </table:table-cell>
              <table:table-cell office:value-type="float" office:value="0.990013">
                <text:p>0.990013</text:p>
              </table:table-cell>
              <table:table-cell office:value-type="float" office:value="0.986847">
                <text:p>0.986847</text:p>
              </table:table-cell>
              <table:table-cell office:value-type="float" office:value="0.990123">
                <text:p>0.990123</text:p>
              </table:table-cell>
              <table:table-cell office:value-type="float" office:value="0.986956">
                <text:p>0.98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.33">
                <text:p>4530</text:p>
              </table:table-cell>
              <table:table-cell office:value-type="float" office:value="0.992931">
                <text:p>0.992931</text:p>
              </table:table-cell>
              <table:table-cell office:value-type="float" office:value="0.993434">
                <text:p>0.993434</text:p>
              </table:table-cell>
              <table:table-cell office:value-type="float" office:value="0.990023">
                <text:p>0.990023</text:p>
              </table:table-cell>
              <table:table-cell office:value-type="float" office:value="0.986869">
                <text:p>0.986869</text:p>
              </table:table-cell>
              <table:table-cell office:value-type="float" office:value="0.990136">
                <text:p>0.990136</text:p>
              </table:table-cell>
              <table:table-cell office:value-type="float" office:value="0.98698">
                <text:p>0.9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.67">
                <text:p>4570</text:p>
              </table:table-cell>
              <table:table-cell office:value-type="float" office:value="0.993094">
                <text:p>0.993094</text:p>
              </table:table-cell>
              <table:table-cell office:value-type="float" office:value="0.993406">
                <text:p>0.993406</text:p>
              </table:table-cell>
              <table:table-cell office:value-type="float" office:value="0.990034">
                <text:p>0.990034</text:p>
              </table:table-cell>
              <table:table-cell office:value-type="float" office:value="0.986892">
                <text:p>0.986892</text:p>
              </table:table-cell>
              <table:table-cell office:value-type="float" office:value="0.990149">
                <text:p>0.990149</text:p>
              </table:table-cell>
              <table:table-cell office:value-type="float" office:value="0.987005">
                <text:p>0.9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993218">
                <text:p>0.993218</text:p>
              </table:table-cell>
              <table:table-cell office:value-type="float" office:value="0.99387">
                <text:p>0.99387</text:p>
              </table:table-cell>
              <table:table-cell office:value-type="float" office:value="0.990046">
                <text:p>0.990046</text:p>
              </table:table-cell>
              <table:table-cell office:value-type="float" office:value="0.986915">
                <text:p>0.986915</text:p>
              </table:table-cell>
              <table:table-cell office:value-type="float" office:value="0.990164">
                <text:p>0.990164</text:p>
              </table:table-cell>
              <table:table-cell office:value-type="float" office:value="0.987032">
                <text:p>0.98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3.33">
                <text:p>4630</text:p>
              </table:table-cell>
              <table:table-cell office:value-type="float" office:value="0.993151">
                <text:p>0.993151</text:p>
              </table:table-cell>
              <table:table-cell office:value-type="float" office:value="0.99385">
                <text:p>0.99385</text:p>
              </table:table-cell>
              <table:table-cell office:value-type="float" office:value="0.990057">
                <text:p>0.990057</text:p>
              </table:table-cell>
              <table:table-cell office:value-type="float" office:value="0.986938">
                <text:p>0.986938</text:p>
              </table:table-cell>
              <table:table-cell office:value-type="float" office:value="0.99018">
                <text:p>0.99018</text:p>
              </table:table-cell>
              <table:table-cell office:value-type="float" office:value="0.987059">
                <text:p>0.98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6.67">
                <text:p>4670</text:p>
              </table:table-cell>
              <table:table-cell office:value-type="float" office:value="0.992975">
                <text:p>0.992975</text:p>
              </table:table-cell>
              <table:table-cell office:value-type="float" office:value="0.994049">
                <text:p>0.994049</text:p>
              </table:table-cell>
              <table:table-cell office:value-type="float" office:value="0.990067">
                <text:p>0.990067</text:p>
              </table:table-cell>
              <table:table-cell office:value-type="float" office:value="0.98696">
                <text:p>0.98696</text:p>
              </table:table-cell>
              <table:table-cell office:value-type="float" office:value="0.990196">
                <text:p>0.990196</text:p>
              </table:table-cell>
              <table:table-cell office:value-type="float" office:value="0.987086">
                <text:p>0.98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99313">
                <text:p>0.99313</text:p>
              </table:table-cell>
              <table:table-cell office:value-type="float" office:value="0.993787">
                <text:p>0.993787</text:p>
              </table:table-cell>
              <table:table-cell office:value-type="float" office:value="0.990078">
                <text:p>0.990078</text:p>
              </table:table-cell>
              <table:table-cell office:value-type="float" office:value="0.986982">
                <text:p>0.986982</text:p>
              </table:table-cell>
              <table:table-cell office:value-type="float" office:value="0.990211">
                <text:p>0.990211</text:p>
              </table:table-cell>
              <table:table-cell office:value-type="float" office:value="0.987112">
                <text:p>0.98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33.33">
                <text:p>4730</text:p>
              </table:table-cell>
              <table:table-cell office:value-type="float" office:value="0.993344">
                <text:p>0.993344</text:p>
              </table:table-cell>
              <table:table-cell office:value-type="float" office:value="0.9938">
                <text:p>0.9938</text:p>
              </table:table-cell>
              <table:table-cell office:value-type="float" office:value="0.99009">
                <text:p>0.99009</text:p>
              </table:table-cell>
              <table:table-cell office:value-type="float" office:value="0.987005">
                <text:p>0.987005</text:p>
              </table:table-cell>
              <table:table-cell office:value-type="float" office:value="0.990226">
                <text:p>0.990226</text:p>
              </table:table-cell>
              <table:table-cell office:value-type="float" office:value="0.987137">
                <text:p>0.98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6.67">
                <text:p>4770</text:p>
              </table:table-cell>
              <table:table-cell office:value-type="float" office:value="0.993332">
                <text:p>0.993332</text:p>
              </table:table-cell>
              <table:table-cell office:value-type="float" office:value="0.993275">
                <text:p>0.993275</text:p>
              </table:table-cell>
              <table:table-cell office:value-type="float" office:value="0.990102">
                <text:p>0.990102</text:p>
              </table:table-cell>
              <table:table-cell office:value-type="float" office:value="0.987028">
                <text:p>0.987028</text:p>
              </table:table-cell>
              <table:table-cell office:value-type="float" office:value="0.990236">
                <text:p>0.990236</text:p>
              </table:table-cell>
              <table:table-cell office:value-type="float" office:value="0.987159">
                <text:p>0.98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992555">
                <text:p>0.992555</text:p>
              </table:table-cell>
              <table:table-cell office:value-type="float" office:value="0.992723">
                <text:p>0.992723</text:p>
              </table:table-cell>
              <table:table-cell office:value-type="float" office:value="0.990108">
                <text:p>0.990108</text:p>
              </table:table-cell>
              <table:table-cell office:value-type="float" office:value="0.987045">
                <text:p>0.987045</text:p>
              </table:table-cell>
              <table:table-cell office:value-type="float" office:value="0.990243">
                <text:p>0.990243</text:p>
              </table:table-cell>
              <table:table-cell office:value-type="float" office:value="0.987176">
                <text:p>0.98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3.33">
                <text:p>4830</text:p>
              </table:table-cell>
              <table:table-cell office:value-type="float" office:value="0.992201">
                <text:p>0.992201</text:p>
              </table:table-cell>
              <table:table-cell office:value-type="float" office:value="0.992481">
                <text:p>0.992481</text:p>
              </table:table-cell>
              <table:table-cell office:value-type="float" office:value="0.990111">
                <text:p>0.990111</text:p>
              </table:table-cell>
              <table:table-cell office:value-type="float" office:value="0.987058">
                <text:p>0.987058</text:p>
              </table:table-cell>
              <table:table-cell office:value-type="float" office:value="0.990246">
                <text:p>0.990246</text:p>
              </table:table-cell>
              <table:table-cell office:value-type="float" office:value="0.98719">
                <text:p>0.98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6.67">
                <text:p>4870</text:p>
              </table:table-cell>
              <table:table-cell office:value-type="float" office:value="0.992956">
                <text:p>0.992956</text:p>
              </table:table-cell>
              <table:table-cell office:value-type="float" office:value="0.993716">
                <text:p>0.993716</text:p>
              </table:table-cell>
              <table:table-cell office:value-type="float" office:value="0.990121">
                <text:p>0.990121</text:p>
              </table:table-cell>
              <table:table-cell office:value-type="float" office:value="0.987077">
                <text:p>0.987077</text:p>
              </table:table-cell>
              <table:table-cell office:value-type="float" office:value="0.99026">
                <text:p>0.99026</text:p>
              </table:table-cell>
              <table:table-cell office:value-type="float" office:value="0.987213">
                <text:p>0.98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992755">
                <text:p>0.992755</text:p>
              </table:table-cell>
              <table:table-cell office:value-type="float" office:value="0.993932">
                <text:p>0.993932</text:p>
              </table:table-cell>
              <table:table-cell office:value-type="float" office:value="0.990128">
                <text:p>0.990128</text:p>
              </table:table-cell>
              <table:table-cell office:value-type="float" office:value="0.987095">
                <text:p>0.987095</text:p>
              </table:table-cell>
              <table:table-cell office:value-type="float" office:value="0.990274">
                <text:p>0.990274</text:p>
              </table:table-cell>
              <table:table-cell office:value-type="float" office:value="0.987238">
                <text:p>0.98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33.33">
                <text:p>4930</text:p>
              </table:table-cell>
              <table:table-cell office:value-type="float" office:value="0.992417">
                <text:p>0.992417</text:p>
              </table:table-cell>
              <table:table-cell office:value-type="float" office:value="0.993149">
                <text:p>0.993149</text:p>
              </table:table-cell>
              <table:table-cell office:value-type="float" office:value="0.990133">
                <text:p>0.990133</text:p>
              </table:table-cell>
              <table:table-cell office:value-type="float" office:value="0.98711">
                <text:p>0.98711</text:p>
              </table:table-cell>
              <table:table-cell office:value-type="float" office:value="0.990283">
                <text:p>0.990283</text:p>
              </table:table-cell>
              <table:table-cell office:value-type="float" office:value="0.987256">
                <text:p>0.98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6.67">
                <text:p>4970</text:p>
              </table:table-cell>
              <table:table-cell office:value-type="float" office:value="0.992074">
                <text:p>0.992074</text:p>
              </table:table-cell>
              <table:table-cell office:value-type="float" office:value="0.992602">
                <text:p>0.992602</text:p>
              </table:table-cell>
              <table:table-cell office:value-type="float" office:value="0.990134">
                <text:p>0.990134</text:p>
              </table:table-cell>
              <table:table-cell office:value-type="float" office:value="0.987121">
                <text:p>0.987121</text:p>
              </table:table-cell>
              <table:table-cell office:value-type="float" office:value="0.990287">
                <text:p>0.990287</text:p>
              </table:table-cell>
              <table:table-cell office:value-type="float" office:value="0.987269">
                <text:p>0.98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91848">
                <text:p>0.991848</text:p>
              </table:table-cell>
              <table:table-cell office:value-type="float" office:value="0.992584">
                <text:p>0.992584</text:p>
              </table:table-cell>
              <table:table-cell office:value-type="float" office:value="0.990134">
                <text:p>0.990134</text:p>
              </table:table-cell>
              <table:table-cell office:value-type="float" office:value="0.987129">
                <text:p>0.987129</text:p>
              </table:table-cell>
              <table:table-cell office:value-type="float" office:value="0.99029">
                <text:p>0.99029</text:p>
              </table:table-cell>
              <table:table-cell office:value-type="float" office:value="0.98728">
                <text:p>0.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33.33">
                <text:p>5030</text:p>
              </table:table-cell>
              <table:table-cell office:value-type="float" office:value="0.992149">
                <text:p>0.992149</text:p>
              </table:table-cell>
              <table:table-cell office:value-type="float" office:value="0.992245">
                <text:p>0.992245</text:p>
              </table:table-cell>
              <table:table-cell office:value-type="float" office:value="0.990136">
                <text:p>0.990136</text:p>
              </table:table-cell>
              <table:table-cell office:value-type="float" office:value="0.98714">
                <text:p>0.98714</text:p>
              </table:table-cell>
              <table:table-cell office:value-type="float" office:value="0.990292">
                <text:p>0.990292</text:p>
              </table:table-cell>
              <table:table-cell office:value-type="float" office:value="0.987291">
                <text:p>0.98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6.67">
                <text:p>5070</text:p>
              </table:table-cell>
              <table:table-cell office:value-type="float" office:value="0.992679">
                <text:p>0.992679</text:p>
              </table:table-cell>
              <table:table-cell office:value-type="float" office:value="0.99248">
                <text:p>0.99248</text:p>
              </table:table-cell>
              <table:table-cell office:value-type="float" office:value="0.990143">
                <text:p>0.990143</text:p>
              </table:table-cell>
              <table:table-cell office:value-type="float" office:value="0.987157">
                <text:p>0.987157</text:p>
              </table:table-cell>
              <table:table-cell office:value-type="float" office:value="0.990296">
                <text:p>0.990296</text:p>
              </table:table-cell>
              <table:table-cell office:value-type="float" office:value="0.987306">
                <text:p>0.98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992886">
                <text:p>0.992886</text:p>
              </table:table-cell>
              <table:table-cell office:value-type="float" office:value="0.992334">
                <text:p>0.992334</text:p>
              </table:table-cell>
              <table:table-cell office:value-type="float" office:value="0.990151">
                <text:p>0.990151</text:p>
              </table:table-cell>
              <table:table-cell office:value-type="float" office:value="0.987175">
                <text:p>0.987175</text:p>
              </table:table-cell>
              <table:table-cell office:value-type="float" office:value="0.9903">
                <text:p>0.9903</text:p>
              </table:table-cell>
              <table:table-cell office:value-type="float" office:value="0.98732">
                <text:p>0.9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33.33">
                <text:p>5130</text:p>
              </table:table-cell>
              <table:table-cell office:value-type="float" office:value="0.992107">
                <text:p>0.992107</text:p>
              </table:table-cell>
              <table:table-cell office:value-type="float" office:value="0.992544">
                <text:p>0.992544</text:p>
              </table:table-cell>
              <table:table-cell office:value-type="float" office:value="0.990153">
                <text:p>0.990153</text:p>
              </table:table-cell>
              <table:table-cell office:value-type="float" office:value="0.987185">
                <text:p>0.987185</text:p>
              </table:table-cell>
              <table:table-cell office:value-type="float" office:value="0.990304">
                <text:p>0.990304</text:p>
              </table:table-cell>
              <table:table-cell office:value-type="float" office:value="0.987332">
                <text:p>0.98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6.67">
                <text:p>5170</text:p>
              </table:table-cell>
              <table:table-cell office:value-type="float" office:value="0.992112">
                <text:p>0.992112</text:p>
              </table:table-cell>
              <table:table-cell office:value-type="float" office:value="0.992624">
                <text:p>0.992624</text:p>
              </table:table-cell>
              <table:table-cell office:value-type="float" office:value="0.990155">
                <text:p>0.990155</text:p>
              </table:table-cell>
              <table:table-cell office:value-type="float" office:value="0.987196">
                <text:p>0.987196</text:p>
              </table:table-cell>
              <table:table-cell office:value-type="float" office:value="0.990308">
                <text:p>0.990308</text:p>
              </table:table-cell>
              <table:table-cell office:value-type="float" office:value="0.987345">
                <text:p>0.98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992059">
                <text:p>0.992059</text:p>
              </table:table-cell>
              <table:table-cell office:value-type="float" office:value="0.993319">
                <text:p>0.993319</text:p>
              </table:table-cell>
              <table:table-cell office:value-type="float" office:value="0.990157">
                <text:p>0.990157</text:p>
              </table:table-cell>
              <table:table-cell office:value-type="float" office:value="0.987206">
                <text:p>0.987206</text:p>
              </table:table-cell>
              <table:table-cell office:value-type="float" office:value="0.990317">
                <text:p>0.990317</text:p>
              </table:table-cell>
              <table:table-cell office:value-type="float" office:value="0.987361">
                <text:p>0.98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33.33">
                <text:p>5230</text:p>
              </table:table-cell>
              <table:table-cell office:value-type="float" office:value="0.992055">
                <text:p>0.992055</text:p>
              </table:table-cell>
              <table:table-cell office:value-type="float" office:value="0.993539">
                <text:p>0.993539</text:p>
              </table:table-cell>
              <table:table-cell office:value-type="float" office:value="0.990159">
                <text:p>0.990159</text:p>
              </table:table-cell>
              <table:table-cell office:value-type="float" office:value="0.987216">
                <text:p>0.987216</text:p>
              </table:table-cell>
              <table:table-cell office:value-type="float" office:value="0.990326">
                <text:p>0.990326</text:p>
              </table:table-cell>
              <table:table-cell office:value-type="float" office:value="0.987379">
                <text:p>0.98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66.67">
                <text:p>5270</text:p>
              </table:table-cell>
              <table:table-cell office:value-type="float" office:value="0.992064">
                <text:p>0.992064</text:p>
              </table:table-cell>
              <table:table-cell office:value-type="float" office:value="0.992863">
                <text:p>0.992863</text:p>
              </table:table-cell>
              <table:table-cell office:value-type="float" office:value="0.99016">
                <text:p>0.99016</text:p>
              </table:table-cell>
              <table:table-cell office:value-type="float" office:value="0.987226">
                <text:p>0.987226</text:p>
              </table:table-cell>
              <table:table-cell office:value-type="float" office:value="0.990332">
                <text:p>0.990332</text:p>
              </table:table-cell>
              <table:table-cell office:value-type="float" office:value="0.987392">
                <text:p>0.98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992058">
                <text:p>0.992058</text:p>
              </table:table-cell>
              <table:table-cell office:value-type="float" office:value="0.992414">
                <text:p>0.992414</text:p>
              </table:table-cell>
              <table:table-cell office:value-type="float" office:value="0.990162">
                <text:p>0.990162</text:p>
              </table:table-cell>
              <table:table-cell office:value-type="float" office:value="0.987236">
                <text:p>0.987236</text:p>
              </table:table-cell>
              <table:table-cell office:value-type="float" office:value="0.990334">
                <text:p>0.990334</text:p>
              </table:table-cell>
              <table:table-cell office:value-type="float" office:value="0.987403">
                <text:p>0.98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33.33">
                <text:p>5330</text:p>
              </table:table-cell>
              <table:table-cell office:value-type="float" office:value="0.991246">
                <text:p>0.991246</text:p>
              </table:table-cell>
              <table:table-cell office:value-type="float" office:value="0.992697">
                <text:p>0.992697</text:p>
              </table:table-cell>
              <table:table-cell office:value-type="float" office:value="0.990156">
                <text:p>0.990156</text:p>
              </table:table-cell>
              <table:table-cell office:value-type="float" office:value="0.987236">
                <text:p>0.987236</text:p>
              </table:table-cell>
              <table:table-cell office:value-type="float" office:value="0.990336">
                <text:p>0.990336</text:p>
              </table:table-cell>
              <table:table-cell office:value-type="float" office:value="0.98741">
                <text:p>0.9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6.67">
                <text:p>5370</text:p>
              </table:table-cell>
              <table:table-cell office:value-type="float" office:value="0.990913">
                <text:p>0.990913</text:p>
              </table:table-cell>
              <table:table-cell office:value-type="float" office:value="0.992339">
                <text:p>0.992339</text:p>
              </table:table-cell>
              <table:table-cell office:value-type="float" office:value="0.990146">
                <text:p>0.990146</text:p>
              </table:table-cell>
              <table:table-cell office:value-type="float" office:value="0.98723">
                <text:p>0.98723</text:p>
              </table:table-cell>
              <table:table-cell office:value-type="float" office:value="0.990334">
                <text:p>0.990334</text:p>
              </table:table-cell>
              <table:table-cell office:value-type="float" office:value="0.987411">
                <text:p>0.98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99191">
                <text:p>0.99191</text:p>
              </table:table-cell>
              <table:table-cell office:value-type="float" office:value="0.99294">
                <text:p>0.99294</text:p>
              </table:table-cell>
              <table:table-cell office:value-type="float" office:value="0.990147">
                <text:p>0.990147</text:p>
              </table:table-cell>
              <table:table-cell office:value-type="float" office:value="0.987239">
                <text:p>0.987239</text:p>
              </table:table-cell>
              <table:table-cell office:value-type="float" office:value="0.990339">
                <text:p>0.990339</text:p>
              </table:table-cell>
              <table:table-cell office:value-type="float" office:value="0.987424">
                <text:p>0.98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33.33">
                <text:p>5430</text:p>
              </table:table-cell>
              <table:table-cell office:value-type="float" office:value="0.991878">
                <text:p>0.991878</text:p>
              </table:table-cell>
              <table:table-cell office:value-type="float" office:value="0.993135">
                <text:p>0.993135</text:p>
              </table:table-cell>
              <table:table-cell office:value-type="float" office:value="0.990147">
                <text:p>0.990147</text:p>
              </table:table-cell>
              <table:table-cell office:value-type="float" office:value="0.987246">
                <text:p>0.987246</text:p>
              </table:table-cell>
              <table:table-cell office:value-type="float" office:value="0.990345">
                <text:p>0.990345</text:p>
              </table:table-cell>
              <table:table-cell office:value-type="float" office:value="0.987438">
                <text:p>0.98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6.67">
                <text:p>5470</text:p>
              </table:table-cell>
              <table:table-cell office:value-type="float" office:value="0.991513">
                <text:p>0.991513</text:p>
              </table:table-cell>
              <table:table-cell office:value-type="float" office:value="0.992297">
                <text:p>0.992297</text:p>
              </table:table-cell>
              <table:table-cell office:value-type="float" office:value="0.990144">
                <text:p>0.990144</text:p>
              </table:table-cell>
              <table:table-cell office:value-type="float" office:value="0.98725">
                <text:p>0.98725</text:p>
              </table:table-cell>
              <table:table-cell office:value-type="float" office:value="0.990346">
                <text:p>0.990346</text:p>
              </table:table-cell>
              <table:table-cell office:value-type="float" office:value="0.987444">
                <text:p>0.98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99143">
                <text:p>0.99143</text:p>
              </table:table-cell>
              <table:table-cell office:value-type="float" office:value="0.991883">
                <text:p>0.991883</text:p>
              </table:table-cell>
              <table:table-cell office:value-type="float" office:value="0.99014">
                <text:p>0.99014</text:p>
              </table:table-cell>
              <table:table-cell office:value-type="float" office:value="0.987252">
                <text:p>0.987252</text:p>
              </table:table-cell>
              <table:table-cell office:value-type="float" office:value="0.990343">
                <text:p>0.990343</text:p>
              </table:table-cell>
              <table:table-cell office:value-type="float" office:value="0.987448">
                <text:p>0.98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33.33">
                <text:p>5530</text:p>
              </table:table-cell>
              <table:table-cell office:value-type="float" office:value="0.991803">
                <text:p>0.991803</text:p>
              </table:table-cell>
              <table:table-cell office:value-type="float" office:value="0.992404">
                <text:p>0.992404</text:p>
              </table:table-cell>
              <table:table-cell office:value-type="float" office:value="0.99014">
                <text:p>0.99014</text:p>
              </table:table-cell>
              <table:table-cell office:value-type="float" office:value="0.987259">
                <text:p>0.987259</text:p>
              </table:table-cell>
              <table:table-cell office:value-type="float" office:value="0.990345">
                <text:p>0.990345</text:p>
              </table:table-cell>
              <table:table-cell office:value-type="float" office:value="0.987457">
                <text:p>0.98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66.67">
                <text:p>5570</text:p>
              </table:table-cell>
              <table:table-cell office:value-type="float" office:value="0.99172">
                <text:p>0.99172</text:p>
              </table:table-cell>
              <table:table-cell office:value-type="float" office:value="0.992156">
                <text:p>0.992156</text:p>
              </table:table-cell>
              <table:table-cell office:value-type="float" office:value="0.990139">
                <text:p>0.990139</text:p>
              </table:table-cell>
              <table:table-cell office:value-type="float" office:value="0.987266">
                <text:p>0.987266</text:p>
              </table:table-cell>
              <table:table-cell office:value-type="float" office:value="0.990346">
                <text:p>0.990346</text:p>
              </table:table-cell>
              <table:table-cell office:value-type="float" office:value="0.987464">
                <text:p>0.98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99133">
                <text:p>0.99133</text:p>
              </table:table-cell>
              <table:table-cell office:value-type="float" office:value="0.992688">
                <text:p>0.992688</text:p>
              </table:table-cell>
              <table:table-cell office:value-type="float" office:value="0.990135">
                <text:p>0.990135</text:p>
              </table:table-cell>
              <table:table-cell office:value-type="float" office:value="0.987267">
                <text:p>0.987267</text:p>
              </table:table-cell>
              <table:table-cell office:value-type="float" office:value="0.990348">
                <text:p>0.990348</text:p>
              </table:table-cell>
              <table:table-cell office:value-type="float" office:value="0.987471">
                <text:p>0.98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33.33">
                <text:p>5630</text:p>
              </table:table-cell>
              <table:table-cell office:value-type="float" office:value="0.991146">
                <text:p>0.991146</text:p>
              </table:table-cell>
              <table:table-cell office:value-type="float" office:value="0.99289">
                <text:p>0.99289</text:p>
              </table:table-cell>
              <table:table-cell office:value-type="float" office:value="0.990129">
                <text:p>0.990129</text:p>
              </table:table-cell>
              <table:table-cell office:value-type="float" office:value="0.987266">
                <text:p>0.987266</text:p>
              </table:table-cell>
              <table:table-cell office:value-type="float" office:value="0.99035">
                <text:p>0.99035</text:p>
              </table:table-cell>
              <table:table-cell office:value-type="float" office:value="0.987478">
                <text:p>0.98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66.67">
                <text:p>5670</text:p>
              </table:table-cell>
              <table:table-cell office:value-type="float" office:value="0.990839">
                <text:p>0.990839</text:p>
              </table:table-cell>
              <table:table-cell office:value-type="float" office:value="0.992549">
                <text:p>0.992549</text:p>
              </table:table-cell>
              <table:table-cell office:value-type="float" office:value="0.990119">
                <text:p>0.990119</text:p>
              </table:table-cell>
              <table:table-cell office:value-type="float" office:value="0.98726">
                <text:p>0.98726</text:p>
              </table:table-cell>
              <table:table-cell office:value-type="float" office:value="0.990349">
                <text:p>0.990349</text:p>
              </table:table-cell>
              <table:table-cell office:value-type="float" office:value="0.98748">
                <text:p>0.9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990795">
                <text:p>0.990795</text:p>
              </table:table-cell>
              <table:table-cell office:value-type="float" office:value="0.992587">
                <text:p>0.992587</text:p>
              </table:table-cell>
              <table:table-cell office:value-type="float" office:value="0.99011">
                <text:p>0.99011</text:p>
              </table:table-cell>
              <table:table-cell office:value-type="float" office:value="0.987254">
                <text:p>0.987254</text:p>
              </table:table-cell>
              <table:table-cell office:value-type="float" office:value="0.990348">
                <text:p>0.990348</text:p>
              </table:table-cell>
              <table:table-cell office:value-type="float" office:value="0.987482">
                <text:p>0.98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33.33">
                <text:p>5730</text:p>
              </table:table-cell>
              <table:table-cell office:value-type="float" office:value="0.99064">
                <text:p>0.99064</text:p>
              </table:table-cell>
              <table:table-cell office:value-type="float" office:value="0.992533">
                <text:p>0.992533</text:p>
              </table:table-cell>
              <table:table-cell office:value-type="float" office:value="0.990099">
                <text:p>0.990099</text:p>
              </table:table-cell>
              <table:table-cell office:value-type="float" office:value="0.987246">
                <text:p>0.987246</text:p>
              </table:table-cell>
              <table:table-cell office:value-type="float" office:value="0.990346">
                <text:p>0.990346</text:p>
              </table:table-cell>
              <table:table-cell office:value-type="float" office:value="0.987482">
                <text:p>0.98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6.67">
                <text:p>5770</text:p>
              </table:table-cell>
              <table:table-cell office:value-type="float" office:value="0.990669">
                <text:p>0.990669</text:p>
              </table:table-cell>
              <table:table-cell office:value-type="float" office:value="0.992432">
                <text:p>0.992432</text:p>
              </table:table-cell>
              <table:table-cell office:value-type="float" office:value="0.990089">
                <text:p>0.990089</text:p>
              </table:table-cell>
              <table:table-cell office:value-type="float" office:value="0.987239">
                <text:p>0.987239</text:p>
              </table:table-cell>
              <table:table-cell office:value-type="float" office:value="0.990343">
                <text:p>0.990343</text:p>
              </table:table-cell>
              <table:table-cell office:value-type="float" office:value="0.987481">
                <text:p>0.98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99114">
                <text:p>0.99114</text:p>
              </table:table-cell>
              <table:table-cell office:value-type="float" office:value="0.992092">
                <text:p>0.992092</text:p>
              </table:table-cell>
              <table:table-cell office:value-type="float" office:value="0.990083">
                <text:p>0.990083</text:p>
              </table:table-cell>
              <table:table-cell office:value-type="float" office:value="0.987239">
                <text:p>0.987239</text:p>
              </table:table-cell>
              <table:table-cell office:value-type="float" office:value="0.990342">
                <text:p>0.990342</text:p>
              </table:table-cell>
              <table:table-cell office:value-type="float" office:value="0.987484">
                <text:p>0.98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33.33">
                <text:p>5830</text:p>
              </table:table-cell>
              <table:table-cell office:value-type="float" office:value="0.991219">
                <text:p>0.991219</text:p>
              </table:table-cell>
              <table:table-cell office:value-type="float" office:value="0.991885">
                <text:p>0.991885</text:p>
              </table:table-cell>
              <table:table-cell office:value-type="float" office:value="0.990079">
                <text:p>0.990079</text:p>
              </table:table-cell>
              <table:table-cell office:value-type="float" office:value="0.987239">
                <text:p>0.987239</text:p>
              </table:table-cell>
              <table:table-cell office:value-type="float" office:value="0.990339">
                <text:p>0.990339</text:p>
              </table:table-cell>
              <table:table-cell office:value-type="float" office:value="0.987487">
                <text:p>0.98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66.67">
                <text:p>5870</text:p>
              </table:table-cell>
              <table:table-cell office:value-type="float" office:value="0.991411">
                <text:p>0.991411</text:p>
              </table:table-cell>
              <table:table-cell office:value-type="float" office:value="0.991913">
                <text:p>0.991913</text:p>
              </table:table-cell>
              <table:table-cell office:value-type="float" office:value="0.990076">
                <text:p>0.990076</text:p>
              </table:table-cell>
              <table:table-cell office:value-type="float" office:value="0.987243">
                <text:p>0.987243</text:p>
              </table:table-cell>
              <table:table-cell office:value-type="float" office:value="0.990337">
                <text:p>0.990337</text:p>
              </table:table-cell>
              <table:table-cell office:value-type="float" office:value="0.987491">
                <text:p>0.98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990936">
                <text:p>0.990936</text:p>
              </table:table-cell>
              <table:table-cell office:value-type="float" office:value="0.991908">
                <text:p>0.991908</text:p>
              </table:table-cell>
              <table:table-cell office:value-type="float" office:value="0.990069">
                <text:p>0.990069</text:p>
              </table:table-cell>
              <table:table-cell office:value-type="float" office:value="0.98724">
                <text:p>0.98724</text:p>
              </table:table-cell>
              <table:table-cell office:value-type="float" office:value="0.990334">
                <text:p>0.990334</text:p>
              </table:table-cell>
              <table:table-cell office:value-type="float" office:value="0.987491">
                <text:p>0.98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33.33">
                <text:p>5930</text:p>
              </table:table-cell>
              <table:table-cell office:value-type="float" office:value="0.991121">
                <text:p>0.991121</text:p>
              </table:table-cell>
              <table:table-cell office:value-type="float" office:value="0.992038">
                <text:p>0.992038</text:p>
              </table:table-cell>
              <table:table-cell office:value-type="float" office:value="0.990063">
                <text:p>0.990063</text:p>
              </table:table-cell>
              <table:table-cell office:value-type="float" office:value="0.987239">
                <text:p>0.987239</text:p>
              </table:table-cell>
              <table:table-cell office:value-type="float" office:value="0.990332">
                <text:p>0.990332</text:p>
              </table:table-cell>
              <table:table-cell office:value-type="float" office:value="0.987494">
                <text:p>0.98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66.67">
                <text:p>5970</text:p>
              </table:table-cell>
              <table:table-cell office:value-type="float" office:value="0.991254">
                <text:p>0.991254</text:p>
              </table:table-cell>
              <table:table-cell office:value-type="float" office:value="0.992252">
                <text:p>0.992252</text:p>
              </table:table-cell>
              <table:table-cell office:value-type="float" office:value="0.99006">
                <text:p>0.99006</text:p>
              </table:table-cell>
              <table:table-cell office:value-type="float" office:value="0.987241">
                <text:p>0.987241</text:p>
              </table:table-cell>
              <table:table-cell office:value-type="float" office:value="0.990332">
                <text:p>0.990332</text:p>
              </table:table-cell>
              <table:table-cell office:value-type="float" office:value="0.987498">
                <text:p>0.98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9133">
                <text:p>0.99133</text:p>
              </table:table-cell>
              <table:table-cell office:value-type="float" office:value="0.992449">
                <text:p>0.992449</text:p>
              </table:table-cell>
              <table:table-cell office:value-type="float" office:value="0.990056">
                <text:p>0.990056</text:p>
              </table:table-cell>
              <table:table-cell office:value-type="float" office:value="0.987243">
                <text:p>0.987243</text:p>
              </table:table-cell>
              <table:table-cell office:value-type="float" office:value="0.990333">
                <text:p>0.990333</text:p>
              </table:table-cell>
              <table:table-cell office:value-type="float" office:value="0.987504">
                <text:p>0.987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33.33">
                <text:p>6030</text:p>
              </table:table-cell>
              <table:table-cell office:value-type="float" office:value="0.991463">
                <text:p>0.991463</text:p>
              </table:table-cell>
              <table:table-cell office:value-type="float" office:value="0.992316">
                <text:p>0.992316</text:p>
              </table:table-cell>
              <table:table-cell office:value-type="float" office:value="0.990054">
                <text:p>0.990054</text:p>
              </table:table-cell>
              <table:table-cell office:value-type="float" office:value="0.987247">
                <text:p>0.987247</text:p>
              </table:table-cell>
              <table:table-cell office:value-type="float" office:value="0.990333">
                <text:p>0.990333</text:p>
              </table:table-cell>
              <table:table-cell office:value-type="float" office:value="0.987511">
                <text:p>0.98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66.67">
                <text:p>6070</text:p>
              </table:table-cell>
              <table:table-cell office:value-type="float" office:value="0.991827">
                <text:p>0.991827</text:p>
              </table:table-cell>
              <table:table-cell office:value-type="float" office:value="0.991781">
                <text:p>0.991781</text:p>
              </table:table-cell>
              <table:table-cell office:value-type="float" office:value="0.990055">
                <text:p>0.990055</text:p>
              </table:table-cell>
              <table:table-cell office:value-type="float" office:value="0.987255">
                <text:p>0.987255</text:p>
              </table:table-cell>
              <table:table-cell office:value-type="float" office:value="0.990333">
                <text:p>0.990333</text:p>
              </table:table-cell>
              <table:table-cell office:value-type="float" office:value="0.987517">
                <text:p>0.98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9916">
                <text:p>0.9916</text:p>
              </table:table-cell>
              <table:table-cell office:value-type="float" office:value="0.991896">
                <text:p>0.991896</text:p>
              </table:table-cell>
              <table:table-cell office:value-type="float" office:value="0.990055">
                <text:p>0.990055</text:p>
              </table:table-cell>
              <table:table-cell office:value-type="float" office:value="0.98726">
                <text:p>0.98726</text:p>
              </table:table-cell>
              <table:table-cell office:value-type="float" office:value="0.990332">
                <text:p>0.990332</text:p>
              </table:table-cell>
              <table:table-cell office:value-type="float" office:value="0.987522">
                <text:p>0.98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33.33">
                <text:p>6130</text:p>
              </table:table-cell>
              <table:table-cell office:value-type="float" office:value="0.991777">
                <text:p>0.991777</text:p>
              </table:table-cell>
              <table:table-cell office:value-type="float" office:value="0.992516">
                <text:p>0.992516</text:p>
              </table:table-cell>
              <table:table-cell office:value-type="float" office:value="0.990055">
                <text:p>0.990055</text:p>
              </table:table-cell>
              <table:table-cell office:value-type="float" office:value="0.987268">
                <text:p>0.987268</text:p>
              </table:table-cell>
              <table:table-cell office:value-type="float" office:value="0.990335">
                <text:p>0.990335</text:p>
              </table:table-cell>
              <table:table-cell office:value-type="float" office:value="0.987532">
                <text:p>0.98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6.67">
                <text:p>6170</text:p>
              </table:table-cell>
              <table:table-cell office:value-type="float" office:value="0.991987">
                <text:p>0.991987</text:p>
              </table:table-cell>
              <table:table-cell office:value-type="float" office:value="0.992632">
                <text:p>0.992632</text:p>
              </table:table-cell>
              <table:table-cell office:value-type="float" office:value="0.990058">
                <text:p>0.990058</text:p>
              </table:table-cell>
              <table:table-cell office:value-type="float" office:value="0.987277">
                <text:p>0.987277</text:p>
              </table:table-cell>
              <table:table-cell office:value-type="float" office:value="0.990339">
                <text:p>0.990339</text:p>
              </table:table-cell>
              <table:table-cell office:value-type="float" office:value="0.987542">
                <text:p>0.98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991976">
                <text:p>0.991976</text:p>
              </table:table-cell>
              <table:table-cell office:value-type="float" office:value="0.991909">
                <text:p>0.991909</text:p>
              </table:table-cell>
              <table:table-cell office:value-type="float" office:value="0.99006">
                <text:p>0.99006</text:p>
              </table:table-cell>
              <table:table-cell office:value-type="float" office:value="0.987286">
                <text:p>0.987286</text:p>
              </table:table-cell>
              <table:table-cell office:value-type="float" office:value="0.990339">
                <text:p>0.990339</text:p>
              </table:table-cell>
              <table:table-cell office:value-type="float" office:value="0.98755">
                <text:p>0.9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33.33">
                <text:p>6230</text:p>
              </table:table-cell>
              <table:table-cell office:value-type="float" office:value="0.99198">
                <text:p>0.99198</text:p>
              </table:table-cell>
              <table:table-cell office:value-type="float" office:value="0.992075">
                <text:p>0.992075</text:p>
              </table:table-cell>
              <table:table-cell office:value-type="float" office:value="0.990062">
                <text:p>0.990062</text:p>
              </table:table-cell>
              <table:table-cell office:value-type="float" office:value="0.987295">
                <text:p>0.987295</text:p>
              </table:table-cell>
              <table:table-cell office:value-type="float" office:value="0.99034">
                <text:p>0.99034</text:p>
              </table:table-cell>
              <table:table-cell office:value-type="float" office:value="0.987558">
                <text:p>0.98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66.67">
                <text:p>6270</text:p>
              </table:table-cell>
              <table:table-cell office:value-type="float" office:value="0.991582">
                <text:p>0.991582</text:p>
              </table:table-cell>
              <table:table-cell office:value-type="float" office:value="0.992092">
                <text:p>0.992092</text:p>
              </table:table-cell>
              <table:table-cell office:value-type="float" office:value="0.990061">
                <text:p>0.990061</text:p>
              </table:table-cell>
              <table:table-cell office:value-type="float" office:value="0.9873">
                <text:p>0.9873</text:p>
              </table:table-cell>
              <table:table-cell office:value-type="float" office:value="0.990341">
                <text:p>0.990341</text:p>
              </table:table-cell>
              <table:table-cell office:value-type="float" office:value="0.987564">
                <text:p>0.98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991631">
                <text:p>0.991631</text:p>
              </table:table-cell>
              <table:table-cell office:value-type="float" office:value="0.992071">
                <text:p>0.992071</text:p>
              </table:table-cell>
              <table:table-cell office:value-type="float" office:value="0.990061">
                <text:p>0.990061</text:p>
              </table:table-cell>
              <table:table-cell office:value-type="float" office:value="0.987306">
                <text:p>0.987306</text:p>
              </table:table-cell>
              <table:table-cell office:value-type="float" office:value="0.990341">
                <text:p>0.990341</text:p>
              </table:table-cell>
              <table:table-cell office:value-type="float" office:value="0.98757">
                <text:p>0.98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0.974465">
                <text:p>0.974465</text:p>
              </table:table-cell>
              <table:table-cell office:value-type="float" office:value="0.98757">
                <text:p>0.98757</text:p>
              </table:table-cell>
              <table:table-cell office:value-type="float" office:value="0.989661">
                <text:p>0.989661</text:p>
              </table:table-cell>
              <table:table-cell office:value-type="float" office:value="0.986605">
                <text:p>0.986605</text:p>
              </table:table-cell>
              <table:table-cell office:value-type="float" office:value="0.990004">
                <text:p>0.990004</text:p>
              </table:table-cell>
              <table:table-cell office:value-type="float" office:value="0.986926">
                <text:p>0.986926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66.67">
                <text:p>6370</text:p>
              </table:table-cell>
              <table:table-cell office:value-type="float" office:value="0.974308">
                <text:p>0.974308</text:p>
              </table:table-cell>
              <table:table-cell office:value-type="float" office:value="0.987845">
                <text:p>0.987845</text:p>
              </table:table-cell>
              <table:table-cell office:value-type="float" office:value="0.98929">
                <text:p>0.98929</text:p>
              </table:table-cell>
              <table:table-cell office:value-type="float" office:value="0.985961">
                <text:p>0.985961</text:p>
              </table:table-cell>
              <table:table-cell office:value-type="float" office:value="0.989697">
                <text:p>0.989697</text:p>
              </table:table-cell>
              <table:table-cell office:value-type="float" office:value="0.986339">
                <text:p>0.98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976168">
                <text:p>0.976168</text:p>
              </table:table-cell>
              <table:table-cell office:value-type="float" office:value="0.988455">
                <text:p>0.988455</text:p>
              </table:table-cell>
              <table:table-cell office:value-type="float" office:value="0.989004">
                <text:p>0.989004</text:p>
              </table:table-cell>
              <table:table-cell office:value-type="float" office:value="0.985476">
                <text:p>0.985476</text:p>
              </table:table-cell>
              <table:table-cell office:value-type="float" office:value="0.989467">
                <text:p>0.989467</text:p>
              </table:table-cell>
              <table:table-cell office:value-type="float" office:value="0.985903">
                <text:p>0.98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33.33">
                <text:p>6430</text:p>
              </table:table-cell>
              <table:table-cell office:value-type="float" office:value="0.97692">
                <text:p>0.97692</text:p>
              </table:table-cell>
              <table:table-cell office:value-type="float" office:value="0.988367">
                <text:p>0.988367</text:p>
              </table:table-cell>
              <table:table-cell office:value-type="float" office:value="0.988754">
                <text:p>0.988754</text:p>
              </table:table-cell>
              <table:table-cell office:value-type="float" office:value="0.985058">
                <text:p>0.985058</text:p>
              </table:table-cell>
              <table:table-cell office:value-type="float" office:value="0.989268">
                <text:p>0.989268</text:p>
              </table:table-cell>
              <table:table-cell office:value-type="float" office:value="0.98553">
                <text:p>0.9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6.67">
                <text:p>6470</text:p>
              </table:table-cell>
              <table:table-cell office:value-type="float" office:value="0.990013">
                <text:p>0.990013</text:p>
              </table:table-cell>
              <table:table-cell office:value-type="float" office:value="0.991252">
                <text:p>0.991252</text:p>
              </table:table-cell>
              <table:table-cell office:value-type="float" office:value="0.988747">
                <text:p>0.988747</text:p>
              </table:table-cell>
              <table:table-cell office:value-type="float" office:value="0.985057">
                <text:p>0.985057</text:p>
              </table:table-cell>
              <table:table-cell office:value-type="float" office:value="0.989264">
                <text:p>0.989264</text:p>
              </table:table-cell>
              <table:table-cell office:value-type="float" office:value="0.985531">
                <text:p>0.985531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990259">
                <text:p>0.990259</text:p>
              </table:table-cell>
              <table:table-cell office:value-type="float" office:value="0.991653">
                <text:p>0.991653</text:p>
              </table:table-cell>
              <table:table-cell office:value-type="float" office:value="0.988742">
                <text:p>0.988742</text:p>
              </table:table-cell>
              <table:table-cell office:value-type="float" office:value="0.985058">
                <text:p>0.985058</text:p>
              </table:table-cell>
              <table:table-cell office:value-type="float" office:value="0.989262">
                <text:p>0.989262</text:p>
              </table:table-cell>
              <table:table-cell office:value-type="float" office:value="0.985535">
                <text:p>0.98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33.33">
                <text:p>6530</text:p>
              </table:table-cell>
              <table:table-cell office:value-type="float" office:value="0.991668">
                <text:p>0.991668</text:p>
              </table:table-cell>
              <table:table-cell office:value-type="float" office:value="0.991833">
                <text:p>0.991833</text:p>
              </table:table-cell>
              <table:table-cell office:value-type="float" office:value="0.988747">
                <text:p>0.988747</text:p>
              </table:table-cell>
              <table:table-cell office:value-type="float" office:value="0.985072">
                <text:p>0.985072</text:p>
              </table:table-cell>
              <table:table-cell office:value-type="float" office:value="0.989266">
                <text:p>0.989266</text:p>
              </table:table-cell>
              <table:table-cell office:value-type="float" office:value="0.985548">
                <text:p>0.98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6.67">
                <text:p>6570</text:p>
              </table:table-cell>
              <table:table-cell office:value-type="float" office:value="0.991923">
                <text:p>0.991923</text:p>
              </table:table-cell>
              <table:table-cell office:value-type="float" office:value="0.991752">
                <text:p>0.991752</text:p>
              </table:table-cell>
              <table:table-cell office:value-type="float" office:value="0.988754">
                <text:p>0.988754</text:p>
              </table:table-cell>
              <table:table-cell office:value-type="float" office:value="0.985088">
                <text:p>0.985088</text:p>
              </table:table-cell>
              <table:table-cell office:value-type="float" office:value="0.989269">
                <text:p>0.989269</text:p>
              </table:table-cell>
              <table:table-cell office:value-type="float" office:value="0.985561">
                <text:p>0.98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991524">
                <text:p>0.991524</text:p>
              </table:table-cell>
              <table:table-cell office:value-type="float" office:value="0.992603">
                <text:p>0.992603</text:p>
              </table:table-cell>
              <table:table-cell office:value-type="float" office:value="0.988758">
                <text:p>0.988758</text:p>
              </table:table-cell>
              <table:table-cell office:value-type="float" office:value="0.985101">
                <text:p>0.985101</text:p>
              </table:table-cell>
              <table:table-cell office:value-type="float" office:value="0.989275">
                <text:p>0.989275</text:p>
              </table:table-cell>
              <table:table-cell office:value-type="float" office:value="0.985576">
                <text:p>0.98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6633.33">
                <text:p>6630</text:p>
              </table:table-cell>
              <table:table-cell office:value-type="float" office:value="0.991432">
                <text:p>0.991432</text:p>
              </table:table-cell>
              <table:table-cell office:value-type="float" office:value="0.992692">
                <text:p>0.992692</text:p>
              </table:table-cell>
              <table:table-cell office:value-type="float" office:value="0.988762">
                <text:p>0.988762</text:p>
              </table:table-cell>
              <table:table-cell office:value-type="float" office:value="0.985114">
                <text:p>0.985114</text:p>
              </table:table-cell>
              <table:table-cell office:value-type="float" office:value="0.989282">
                <text:p>0.989282</text:p>
              </table:table-cell>
              <table:table-cell office:value-type="float" office:value="0.985591">
                <text:p>0.985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66.67">
                <text:p>6670</text:p>
              </table:table-cell>
              <table:table-cell office:value-type="float" office:value="0.991029">
                <text:p>0.991029</text:p>
              </table:table-cell>
              <table:table-cell office:value-type="float" office:value="0.992859">
                <text:p>0.992859</text:p>
              </table:table-cell>
              <table:table-cell office:value-type="float" office:value="0.988763">
                <text:p>0.988763</text:p>
              </table:table-cell>
              <table:table-cell office:value-type="float" office:value="0.985123">
                <text:p>0.985123</text:p>
              </table:table-cell>
              <table:table-cell office:value-type="float" office:value="0.989288">
                <text:p>0.989288</text:p>
              </table:table-cell>
              <table:table-cell office:value-type="float" office:value="0.985604">
                <text:p>0.98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990806">
                <text:p>0.990806</text:p>
              </table:table-cell>
              <table:table-cell office:value-type="float" office:value="0.992264">
                <text:p>0.992264</text:p>
              </table:table-cell>
              <table:table-cell office:value-type="float" office:value="0.988762">
                <text:p>0.988762</text:p>
              </table:table-cell>
              <table:table-cell office:value-type="float" office:value="0.985129">
                <text:p>0.985129</text:p>
              </table:table-cell>
              <table:table-cell office:value-type="float" office:value="0.989291">
                <text:p>0.989291</text:p>
              </table:table-cell>
              <table:table-cell office:value-type="float" office:value="0.985613">
                <text:p>0.98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33.33">
                <text:p>6730</text:p>
              </table:table-cell>
              <table:table-cell office:value-type="float" office:value="0.991557">
                <text:p>0.991557</text:p>
              </table:table-cell>
              <table:table-cell office:value-type="float" office:value="0.991643">
                <text:p>0.991643</text:p>
              </table:table-cell>
              <table:table-cell office:value-type="float" office:value="0.988767">
                <text:p>0.988767</text:p>
              </table:table-cell>
              <table:table-cell office:value-type="float" office:value="0.985143">
                <text:p>0.985143</text:p>
              </table:table-cell>
              <table:table-cell office:value-type="float" office:value="0.989294">
                <text:p>0.989294</text:p>
              </table:table-cell>
              <table:table-cell office:value-type="float" office:value="0.985625">
                <text:p>0.9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6.67">
                <text:p>6770</text:p>
              </table:table-cell>
              <table:table-cell office:value-type="float" office:value="0.991555">
                <text:p>0.991555</text:p>
              </table:table-cell>
              <table:table-cell office:value-type="float" office:value="0.991161">
                <text:p>0.991161</text:p>
              </table:table-cell>
              <table:table-cell office:value-type="float" office:value="0.988771">
                <text:p>0.988771</text:p>
              </table:table-cell>
              <table:table-cell office:value-type="float" office:value="0.985156">
                <text:p>0.985156</text:p>
              </table:table-cell>
              <table:table-cell office:value-type="float" office:value="0.989294">
                <text:p>0.989294</text:p>
              </table:table-cell>
              <table:table-cell office:value-type="float" office:value="0.985634">
                <text:p>0.985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991278">
                <text:p>0.991278</text:p>
              </table:table-cell>
              <table:table-cell office:value-type="float" office:value="0.992553">
                <text:p>0.992553</text:p>
              </table:table-cell>
              <table:table-cell office:value-type="float" office:value="0.988774">
                <text:p>0.988774</text:p>
              </table:table-cell>
              <table:table-cell office:value-type="float" office:value="0.985166">
                <text:p>0.985166</text:p>
              </table:table-cell>
              <table:table-cell office:value-type="float" office:value="0.989299">
                <text:p>0.989299</text:p>
              </table:table-cell>
              <table:table-cell office:value-type="float" office:value="0.985647">
                <text:p>0.98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33.33">
                <text:p>6830</text:p>
              </table:table-cell>
              <table:table-cell office:value-type="float" office:value="0.991295">
                <text:p>0.991295</text:p>
              </table:table-cell>
              <table:table-cell office:value-type="float" office:value="0.992498">
                <text:p>0.992498</text:p>
              </table:table-cell>
              <table:table-cell office:value-type="float" office:value="0.988777">
                <text:p>0.988777</text:p>
              </table:table-cell>
              <table:table-cell office:value-type="float" office:value="0.985177">
                <text:p>0.985177</text:p>
              </table:table-cell>
              <table:table-cell office:value-type="float" office:value="0.989305">
                <text:p>0.989305</text:p>
              </table:table-cell>
              <table:table-cell office:value-type="float" office:value="0.98566">
                <text:p>0.9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66.67">
                <text:p>6870</text:p>
              </table:table-cell>
              <table:table-cell office:value-type="float" office:value="0.991243">
                <text:p>0.991243</text:p>
              </table:table-cell>
              <table:table-cell office:value-type="float" office:value="0.991999">
                <text:p>0.99199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5188">
                <text:p>0.985188</text:p>
              </table:table-cell>
              <table:table-cell office:value-type="float" office:value="0.989308">
                <text:p>0.989308</text:p>
              </table:table-cell>
              <table:table-cell office:value-type="float" office:value="0.985671">
                <text:p>0.985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991497">
                <text:p>0.991497</text:p>
              </table:table-cell>
              <table:table-cell office:value-type="float" office:value="0.992078">
                <text:p>0.992078</text:p>
              </table:table-cell>
              <table:table-cell office:value-type="float" office:value="0.988783">
                <text:p>0.988783</text:p>
              </table:table-cell>
              <table:table-cell office:value-type="float" office:value="0.9852">
                <text:p>0.9852</text:p>
              </table:table-cell>
              <table:table-cell office:value-type="float" office:value="0.989312">
                <text:p>0.989312</text:p>
              </table:table-cell>
              <table:table-cell office:value-type="float" office:value="0.985683">
                <text:p>0.98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33.33">
                <text:p>6930</text:p>
              </table:table-cell>
              <table:table-cell office:value-type="float" office:value="0.991089">
                <text:p>0.991089</text:p>
              </table:table-cell>
              <table:table-cell office:value-type="float" office:value="0.992618">
                <text:p>0.992618</text:p>
              </table:table-cell>
              <table:table-cell office:value-type="float" office:value="0.988784">
                <text:p>0.988784</text:p>
              </table:table-cell>
              <table:table-cell office:value-type="float" office:value="0.985209">
                <text:p>0.985209</text:p>
              </table:table-cell>
              <table:table-cell office:value-type="float" office:value="0.989317">
                <text:p>0.989317</text:p>
              </table:table-cell>
              <table:table-cell office:value-type="float" office:value="0.985695">
                <text:p>0.98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66.67">
                <text:p>6970</text:p>
              </table:table-cell>
              <table:table-cell office:value-type="float" office:value="0.99067">
                <text:p>0.99067</text:p>
              </table:table-cell>
              <table:table-cell office:value-type="float" office:value="0.992246">
                <text:p>0.992246</text:p>
              </table:table-cell>
              <table:table-cell office:value-type="float" office:value="0.988783">
                <text:p>0.988783</text:p>
              </table:table-cell>
              <table:table-cell office:value-type="float" office:value="0.985214">
                <text:p>0.985214</text:p>
              </table:table-cell>
              <table:table-cell office:value-type="float" office:value="0.989319">
                <text:p>0.989319</text:p>
              </table:table-cell>
              <table:table-cell office:value-type="float" office:value="0.985703">
                <text:p>0.98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90994">
                <text:p>0.990994</text:p>
              </table:table-cell>
              <table:table-cell office:value-type="float" office:value="0.992604">
                <text:p>0.992604</text:p>
              </table:table-cell>
              <table:table-cell office:value-type="float" office:value="0.988784">
                <text:p>0.988784</text:p>
              </table:table-cell>
              <table:table-cell office:value-type="float" office:value="0.985223">
                <text:p>0.985223</text:p>
              </table:table-cell>
              <table:table-cell office:value-type="float" office:value="0.989324">
                <text:p>0.989324</text:p>
              </table:table-cell>
              <table:table-cell office:value-type="float" office:value="0.985715">
                <text:p>0.98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33.33">
                <text:p>7030</text:p>
              </table:table-cell>
              <table:table-cell office:value-type="float" office:value="0.991046">
                <text:p>0.991046</text:p>
              </table:table-cell>
              <table:table-cell office:value-type="float" office:value="0.992093">
                <text:p>0.992093</text:p>
              </table:table-cell>
              <table:table-cell office:value-type="float" office:value="0.988785">
                <text:p>0.988785</text:p>
              </table:table-cell>
              <table:table-cell office:value-type="float" office:value="0.985231">
                <text:p>0.985231</text:p>
              </table:table-cell>
              <table:table-cell office:value-type="float" office:value="0.989327">
                <text:p>0.989327</text:p>
              </table:table-cell>
              <table:table-cell office:value-type="float" office:value="0.985725">
                <text:p>0.9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66.67">
                <text:p>7070</text:p>
              </table:table-cell>
              <table:table-cell office:value-type="float" office:value="0.991838">
                <text:p>0.991838</text:p>
              </table:table-cell>
              <table:table-cell office:value-type="float" office:value="0.992007">
                <text:p>0.992007</text:p>
              </table:table-cell>
              <table:table-cell office:value-type="float" office:value="0.988791">
                <text:p>0.988791</text:p>
              </table:table-cell>
              <table:table-cell office:value-type="float" office:value="0.985245">
                <text:p>0.985245</text:p>
              </table:table-cell>
              <table:table-cell office:value-type="float" office:value="0.989331">
                <text:p>0.989331</text:p>
              </table:table-cell>
              <table:table-cell office:value-type="float" office:value="0.985737">
                <text:p>0.98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991899">
                <text:p>0.991899</text:p>
              </table:table-cell>
              <table:table-cell office:value-type="float" office:value="0.991944">
                <text:p>0.991944</text:p>
              </table:table-cell>
              <table:table-cell office:value-type="float" office:value="0.988797">
                <text:p>0.988797</text:p>
              </table:table-cell>
              <table:table-cell office:value-type="float" office:value="0.98526">
                <text:p>0.98526</text:p>
              </table:table-cell>
              <table:table-cell office:value-type="float" office:value="0.989335">
                <text:p>0.989335</text:p>
              </table:table-cell>
              <table:table-cell office:value-type="float" office:value="0.98575">
                <text:p>0.9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33.33">
                <text:p>7130</text:p>
              </table:table-cell>
              <table:table-cell office:value-type="float" office:value="0.991599">
                <text:p>0.991599</text:p>
              </table:table-cell>
              <table:table-cell office:value-type="float" office:value="0.992056">
                <text:p>0.992056</text:p>
              </table:table-cell>
              <table:table-cell office:value-type="float" office:value="0.988802">
                <text:p>0.988802</text:p>
              </table:table-cell>
              <table:table-cell office:value-type="float" office:value="0.985273">
                <text:p>0.985273</text:p>
              </table:table-cell>
              <table:table-cell office:value-type="float" office:value="0.989339">
                <text:p>0.989339</text:p>
              </table:table-cell>
              <table:table-cell office:value-type="float" office:value="0.985762">
                <text:p>0.98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66.67">
                <text:p>7170</text:p>
              </table:table-cell>
              <table:table-cell office:value-type="float" office:value="0.991195">
                <text:p>0.991195</text:p>
              </table:table-cell>
              <table:table-cell office:value-type="float" office:value="0.99217">
                <text:p>0.99217</text:p>
              </table:table-cell>
              <table:table-cell office:value-type="float" office:value="0.988804">
                <text:p>0.988804</text:p>
              </table:table-cell>
              <table:table-cell office:value-type="float" office:value="0.985282">
                <text:p>0.985282</text:p>
              </table:table-cell>
              <table:table-cell office:value-type="float" office:value="0.989343">
                <text:p>0.989343</text:p>
              </table:table-cell>
              <table:table-cell office:value-type="float" office:value="0.985772">
                <text:p>0.98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991478">
                <text:p>0.991478</text:p>
              </table:table-cell>
              <table:table-cell office:value-type="float" office:value="0.991837">
                <text:p>0.991837</text:p>
              </table:table-cell>
              <table:table-cell office:value-type="float" office:value="0.988808">
                <text:p>0.988808</text:p>
              </table:table-cell>
              <table:table-cell office:value-type="float" office:value="0.985294">
                <text:p>0.985294</text:p>
              </table:table-cell>
              <table:table-cell office:value-type="float" office:value="0.989346">
                <text:p>0.989346</text:p>
              </table:table-cell>
              <table:table-cell office:value-type="float" office:value="0.985783">
                <text:p>0.98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33.33">
                <text:p>7230</text:p>
              </table:table-cell>
              <table:table-cell office:value-type="float" office:value="0.991246">
                <text:p>0.991246</text:p>
              </table:table-cell>
              <table:table-cell office:value-type="float" office:value="0.991718">
                <text:p>0.991718</text:p>
              </table:table-cell>
              <table:table-cell office:value-type="float" office:value="0.98881">
                <text:p>0.98881</text:p>
              </table:table-cell>
              <table:table-cell office:value-type="float" office:value="0.985304">
                <text:p>0.985304</text:p>
              </table:table-cell>
              <table:table-cell office:value-type="float" office:value="0.989347">
                <text:p>0.989347</text:p>
              </table:table-cell>
              <table:table-cell office:value-type="float" office:value="0.985792">
                <text:p>0.98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66.67">
                <text:p>7270</text:p>
              </table:table-cell>
              <table:table-cell office:value-type="float" office:value="0.991381">
                <text:p>0.991381</text:p>
              </table:table-cell>
              <table:table-cell office:value-type="float" office:value="0.991757">
                <text:p>0.991757</text:p>
              </table:table-cell>
              <table:table-cell office:value-type="float" office:value="0.988813">
                <text:p>0.988813</text:p>
              </table:table-cell>
              <table:table-cell office:value-type="float" office:value="0.985315">
                <text:p>0.985315</text:p>
              </table:table-cell>
              <table:table-cell office:value-type="float" office:value="0.98935">
                <text:p>0.98935</text:p>
              </table:table-cell>
              <table:table-cell office:value-type="float" office:value="0.985802">
                <text:p>0.985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991185">
                <text:p>0.991185</text:p>
              </table:table-cell>
              <table:table-cell office:value-type="float" office:value="0.991723">
                <text:p>0.991723</text:p>
              </table:table-cell>
              <table:table-cell office:value-type="float" office:value="0.988815">
                <text:p>0.988815</text:p>
              </table:table-cell>
              <table:table-cell office:value-type="float" office:value="0.985324">
                <text:p>0.985324</text:p>
              </table:table-cell>
              <table:table-cell office:value-type="float" office:value="0.989352">
                <text:p>0.989352</text:p>
              </table:table-cell>
              <table:table-cell office:value-type="float" office:value="0.985811">
                <text:p>0.98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33.33">
                <text:p>7330</text:p>
              </table:table-cell>
              <table:table-cell office:value-type="float" office:value="0.990772">
                <text:p>0.990772</text:p>
              </table:table-cell>
              <table:table-cell office:value-type="float" office:value="0.991626">
                <text:p>0.991626</text:p>
              </table:table-cell>
              <table:table-cell office:value-type="float" office:value="0.988815">
                <text:p>0.988815</text:p>
              </table:table-cell>
              <table:table-cell office:value-type="float" office:value="0.98533">
                <text:p>0.98533</text:p>
              </table:table-cell>
              <table:table-cell office:value-type="float" office:value="0.989352">
                <text:p>0.989352</text:p>
              </table:table-cell>
              <table:table-cell office:value-type="float" office:value="0.985818">
                <text:p>0.98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6.67">
                <text:p>7370</text:p>
              </table:table-cell>
              <table:table-cell office:value-type="float" office:value="0.99083">
                <text:p>0.99083</text:p>
              </table:table-cell>
              <table:table-cell office:value-type="float" office:value="0.991902">
                <text:p>0.991902</text:p>
              </table:table-cell>
              <table:table-cell office:value-type="float" office:value="0.988815">
                <text:p>0.988815</text:p>
              </table:table-cell>
              <table:table-cell office:value-type="float" office:value="0.985336">
                <text:p>0.985336</text:p>
              </table:table-cell>
              <table:table-cell office:value-type="float" office:value="0.989354">
                <text:p>0.989354</text:p>
              </table:table-cell>
              <table:table-cell office:value-type="float" office:value="0.985826">
                <text:p>0.98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991418">
                <text:p>0.991418</text:p>
              </table:table-cell>
              <table:table-cell office:value-type="float" office:value="0.991963">
                <text:p>0.991963</text:p>
              </table:table-cell>
              <table:table-cell office:value-type="float" office:value="0.988818">
                <text:p>0.988818</text:p>
              </table:table-cell>
              <table:table-cell office:value-type="float" office:value="0.985347">
                <text:p>0.985347</text:p>
              </table:table-cell>
              <table:table-cell office:value-type="float" office:value="0.989357">
                <text:p>0.989357</text:p>
              </table:table-cell>
              <table:table-cell office:value-type="float" office:value="0.985836">
                <text:p>0.98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33.33">
                <text:p>7430</text:p>
              </table:table-cell>
              <table:table-cell office:value-type="float" office:value="0.991217">
                <text:p>0.991217</text:p>
              </table:table-cell>
              <table:table-cell office:value-type="float" office:value="0.992158">
                <text:p>0.992158</text:p>
              </table:table-cell>
              <table:table-cell office:value-type="float" office:value="0.98882">
                <text:p>0.98882</text:p>
              </table:table-cell>
              <table:table-cell office:value-type="float" office:value="0.985357">
                <text:p>0.985357</text:p>
              </table:table-cell>
              <table:table-cell office:value-type="float" office:value="0.98936">
                <text:p>0.98936</text:p>
              </table:table-cell>
              <table:table-cell office:value-type="float" office:value="0.985847">
                <text:p>0.98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66.67">
                <text:p>7470</text:p>
              </table:table-cell>
              <table:table-cell office:value-type="float" office:value="0.991595">
                <text:p>0.991595</text:p>
              </table:table-cell>
              <table:table-cell office:value-type="float" office:value="0.99177">
                <text:p>0.99177</text:p>
              </table:table-cell>
              <table:table-cell office:value-type="float" office:value="0.988825">
                <text:p>0.988825</text:p>
              </table:table-cell>
              <table:table-cell office:value-type="float" office:value="0.985369">
                <text:p>0.985369</text:p>
              </table:table-cell>
              <table:table-cell office:value-type="float" office:value="0.989363">
                <text:p>0.989363</text:p>
              </table:table-cell>
              <table:table-cell office:value-type="float" office:value="0.985857">
                <text:p>0.98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991644">
                <text:p>0.991644</text:p>
              </table:table-cell>
              <table:table-cell office:value-type="float" office:value="0.991589">
                <text:p>0.991589</text:p>
              </table:table-cell>
              <table:table-cell office:value-type="float" office:value="0.988829">
                <text:p>0.988829</text:p>
              </table:table-cell>
              <table:table-cell office:value-type="float" office:value="0.985381">
                <text:p>0.985381</text:p>
              </table:table-cell>
              <table:table-cell office:value-type="float" office:value="0.989365">
                <text:p>0.989365</text:p>
              </table:table-cell>
              <table:table-cell office:value-type="float" office:value="0.985867">
                <text:p>0.98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33.33">
                <text:p>7530</text:p>
              </table:table-cell>
              <table:table-cell office:value-type="float" office:value="0.991711">
                <text:p>0.991711</text:p>
              </table:table-cell>
              <table:table-cell office:value-type="float" office:value="0.992363">
                <text:p>0.992363</text:p>
              </table:table-cell>
              <table:table-cell office:value-type="float" office:value="0.988834">
                <text:p>0.988834</text:p>
              </table:table-cell>
              <table:table-cell office:value-type="float" office:value="0.985393">
                <text:p>0.985393</text:p>
              </table:table-cell>
              <table:table-cell office:value-type="float" office:value="0.98937">
                <text:p>0.98937</text:p>
              </table:table-cell>
              <table:table-cell office:value-type="float" office:value="0.98588">
                <text:p>0.9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66.67">
                <text:p>7570</text:p>
              </table:table-cell>
              <table:table-cell office:value-type="float" office:value="0.991659">
                <text:p>0.991659</text:p>
              </table:table-cell>
              <table:table-cell office:value-type="float" office:value="0.992787">
                <text:p>0.992787</text:p>
              </table:table-cell>
              <table:table-cell office:value-type="float" office:value="0.988839">
                <text:p>0.988839</text:p>
              </table:table-cell>
              <table:table-cell office:value-type="float" office:value="0.985405">
                <text:p>0.985405</text:p>
              </table:table-cell>
              <table:table-cell office:value-type="float" office:value="0.989377">
                <text:p>0.989377</text:p>
              </table:table-cell>
              <table:table-cell office:value-type="float" office:value="0.985893">
                <text:p>0.98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991376">
                <text:p>0.991376</text:p>
              </table:table-cell>
              <table:table-cell office:value-type="float" office:value="0.992219">
                <text:p>0.992219</text:p>
              </table:table-cell>
              <table:table-cell office:value-type="float" office:value="0.988842">
                <text:p>0.988842</text:p>
              </table:table-cell>
              <table:table-cell office:value-type="float" office:value="0.985416">
                <text:p>0.985416</text:p>
              </table:table-cell>
              <table:table-cell office:value-type="float" office:value="0.989381">
                <text:p>0.989381</text:p>
              </table:table-cell>
              <table:table-cell office:value-type="float" office:value="0.985904">
                <text:p>0.98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33.33">
                <text:p>7630</text:p>
              </table:table-cell>
              <table:table-cell office:value-type="float" office:value="0.991392">
                <text:p>0.991392</text:p>
              </table:table-cell>
              <table:table-cell office:value-type="float" office:value="0.992355">
                <text:p>0.992355</text:p>
              </table:table-cell>
              <table:table-cell office:value-type="float" office:value="0.988845">
                <text:p>0.988845</text:p>
              </table:table-cell>
              <table:table-cell office:value-type="float" office:value="0.985426">
                <text:p>0.985426</text:p>
              </table:table-cell>
              <table:table-cell office:value-type="float" office:value="0.989385">
                <text:p>0.989385</text:p>
              </table:table-cell>
              <table:table-cell office:value-type="float" office:value="0.985915">
                <text:p>0.98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66.67">
                <text:p>7670</text:p>
              </table:table-cell>
              <table:table-cell office:value-type="float" office:value="0.991513">
                <text:p>0.991513</text:p>
              </table:table-cell>
              <table:table-cell office:value-type="float" office:value="0.992397">
                <text:p>0.992397</text:p>
              </table:table-cell>
              <table:table-cell office:value-type="float" office:value="0.988849">
                <text:p>0.988849</text:p>
              </table:table-cell>
              <table:table-cell office:value-type="float" office:value="0.985437">
                <text:p>0.985437</text:p>
              </table:table-cell>
              <table:table-cell office:value-type="float" office:value="0.98939">
                <text:p>0.98939</text:p>
              </table:table-cell>
              <table:table-cell office:value-type="float" office:value="0.985927">
                <text:p>0.98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99132">
                <text:p>0.99132</text:p>
              </table:table-cell>
              <table:table-cell office:value-type="float" office:value="0.991849">
                <text:p>0.991849</text:p>
              </table:table-cell>
              <table:table-cell office:value-type="float" office:value="0.988852">
                <text:p>0.988852</text:p>
              </table:table-cell>
              <table:table-cell office:value-type="float" office:value="0.985447">
                <text:p>0.985447</text:p>
              </table:table-cell>
              <table:table-cell office:value-type="float" office:value="0.989393">
                <text:p>0.989393</text:p>
              </table:table-cell>
              <table:table-cell office:value-type="float" office:value="0.985936">
                <text:p>0.98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33.33">
                <text:p>7730</text:p>
              </table:table-cell>
              <table:table-cell office:value-type="float" office:value="0.991488">
                <text:p>0.991488</text:p>
              </table:table-cell>
              <table:table-cell office:value-type="float" office:value="0.992447">
                <text:p>0.992447</text:p>
              </table:table-cell>
              <table:table-cell office:value-type="float" office:value="0.988856">
                <text:p>0.988856</text:p>
              </table:table-cell>
              <table:table-cell office:value-type="float" office:value="0.985457">
                <text:p>0.985457</text:p>
              </table:table-cell>
              <table:table-cell office:value-type="float" office:value="0.989398">
                <text:p>0.989398</text:p>
              </table:table-cell>
              <table:table-cell office:value-type="float" office:value="0.985948">
                <text:p>0.985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66.67">
                <text:p>7770</text:p>
              </table:table-cell>
              <table:table-cell office:value-type="float" office:value="0.991368">
                <text:p>0.991368</text:p>
              </table:table-cell>
              <table:table-cell office:value-type="float" office:value="0.992437">
                <text:p>0.992437</text:p>
              </table:table-cell>
              <table:table-cell office:value-type="float" office:value="0.988859">
                <text:p>0.988859</text:p>
              </table:table-cell>
              <table:table-cell office:value-type="float" office:value="0.985467">
                <text:p>0.985467</text:p>
              </table:table-cell>
              <table:table-cell office:value-type="float" office:value="0.989402">
                <text:p>0.989402</text:p>
              </table:table-cell>
              <table:table-cell office:value-type="float" office:value="0.985959">
                <text:p>0.98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991421">
                <text:p>0.991421</text:p>
              </table:table-cell>
              <table:table-cell office:value-type="float" office:value="0.992413">
                <text:p>0.992413</text:p>
              </table:table-cell>
              <table:table-cell office:value-type="float" office:value="0.988862">
                <text:p>0.988862</text:p>
              </table:table-cell>
              <table:table-cell office:value-type="float" office:value="0.985478">
                <text:p>0.985478</text:p>
              </table:table-cell>
              <table:table-cell office:value-type="float" office:value="0.989407">
                <text:p>0.989407</text:p>
              </table:table-cell>
              <table:table-cell office:value-type="float" office:value="0.98597">
                <text:p>0.98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33.33">
                <text:p>7830</text:p>
              </table:table-cell>
              <table:table-cell office:value-type="float" office:value="0.991385">
                <text:p>0.991385</text:p>
              </table:table-cell>
              <table:table-cell office:value-type="float" office:value="0.992235">
                <text:p>0.992235</text:p>
              </table:table-cell>
              <table:table-cell office:value-type="float" office:value="0.988865">
                <text:p>0.988865</text:p>
              </table:table-cell>
              <table:table-cell office:value-type="float" office:value="0.985488">
                <text:p>0.985488</text:p>
              </table:table-cell>
              <table:table-cell office:value-type="float" office:value="0.989411">
                <text:p>0.989411</text:p>
              </table:table-cell>
              <table:table-cell office:value-type="float" office:value="0.98598">
                <text:p>0.9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66.67">
                <text:p>7870</text:p>
              </table:table-cell>
              <table:table-cell office:value-type="float" office:value="0.991423">
                <text:p>0.991423</text:p>
              </table:table-cell>
              <table:table-cell office:value-type="float" office:value="0.992691">
                <text:p>0.992691</text:p>
              </table:table-cell>
              <table:table-cell office:value-type="float" office:value="0.988869">
                <text:p>0.988869</text:p>
              </table:table-cell>
              <table:table-cell office:value-type="float" office:value="0.985498">
                <text:p>0.985498</text:p>
              </table:table-cell>
              <table:table-cell office:value-type="float" office:value="0.989416">
                <text:p>0.989416</text:p>
              </table:table-cell>
              <table:table-cell office:value-type="float" office:value="0.985992">
                <text:p>0.98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990991">
                <text:p>0.990991</text:p>
              </table:table-cell>
              <table:table-cell office:value-type="float" office:value="0.992269">
                <text:p>0.992269</text:p>
              </table:table-cell>
              <table:table-cell office:value-type="float" office:value="0.98887">
                <text:p>0.98887</text:p>
              </table:table-cell>
              <table:table-cell office:value-type="float" office:value="0.985505">
                <text:p>0.985505</text:p>
              </table:table-cell>
              <table:table-cell office:value-type="float" office:value="0.98942">
                <text:p>0.98942</text:p>
              </table:table-cell>
              <table:table-cell office:value-type="float" office:value="0.986001">
                <text:p>0.98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33.33">
                <text:p>7930</text:p>
              </table:table-cell>
              <table:table-cell office:value-type="float" office:value="0.991492">
                <text:p>0.991492</text:p>
              </table:table-cell>
              <table:table-cell office:value-type="float" office:value="0.992547">
                <text:p>0.992547</text:p>
              </table:table-cell>
              <table:table-cell office:value-type="float" office:value="0.988873">
                <text:p>0.988873</text:p>
              </table:table-cell>
              <table:table-cell office:value-type="float" office:value="0.985515">
                <text:p>0.985515</text:p>
              </table:table-cell>
              <table:table-cell office:value-type="float" office:value="0.989425">
                <text:p>0.989425</text:p>
              </table:table-cell>
              <table:table-cell office:value-type="float" office:value="0.986013">
                <text:p>0.98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66.67">
                <text:p>7970</text:p>
              </table:table-cell>
              <table:table-cell office:value-type="float" office:value="0.991669">
                <text:p>0.991669</text:p>
              </table:table-cell>
              <table:table-cell office:value-type="float" office:value="0.992484">
                <text:p>0.992484</text:p>
              </table:table-cell>
              <table:table-cell office:value-type="float" office:value="0.988878">
                <text:p>0.988878</text:p>
              </table:table-cell>
              <table:table-cell office:value-type="float" office:value="0.985527">
                <text:p>0.985527</text:p>
              </table:table-cell>
              <table:table-cell office:value-type="float" office:value="0.98943">
                <text:p>0.98943</text:p>
              </table:table-cell>
              <table:table-cell office:value-type="float" office:value="0.986024">
                <text:p>0.98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991151">
                <text:p>0.991151</text:p>
              </table:table-cell>
              <table:table-cell office:value-type="float" office:value="0.992236">
                <text:p>0.992236</text:p>
              </table:table-cell>
              <table:table-cell office:value-type="float" office:value="0.98888">
                <text:p>0.98888</text:p>
              </table:table-cell>
              <table:table-cell office:value-type="float" office:value="0.985535">
                <text:p>0.985535</text:p>
              </table:table-cell>
              <table:table-cell office:value-type="float" office:value="0.989433">
                <text:p>0.989433</text:p>
              </table:table-cell>
              <table:table-cell office:value-type="float" office:value="0.986034">
                <text:p>0.98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33.33">
                <text:p>8030</text:p>
              </table:table-cell>
              <table:table-cell office:value-type="float" office:value="0.991047">
                <text:p>0.991047</text:p>
              </table:table-cell>
              <table:table-cell office:value-type="float" office:value="0.99225">
                <text:p>0.99225</text:p>
              </table:table-cell>
              <table:table-cell office:value-type="float" office:value="0.988881">
                <text:p>0.988881</text:p>
              </table:table-cell>
              <table:table-cell office:value-type="float" office:value="0.985542">
                <text:p>0.985542</text:p>
              </table:table-cell>
              <table:table-cell office:value-type="float" office:value="0.989436">
                <text:p>0.989436</text:p>
              </table:table-cell>
              <table:table-cell office:value-type="float" office:value="0.986042">
                <text:p>0.98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66.67">
                <text:p>8070</text:p>
              </table:table-cell>
              <table:table-cell office:value-type="float" office:value="0.990732">
                <text:p>0.990732</text:p>
              </table:table-cell>
              <table:table-cell office:value-type="float" office:value="0.993074">
                <text:p>0.993074</text:p>
              </table:table-cell>
              <table:table-cell office:value-type="float" office:value="0.98888">
                <text:p>0.98888</text:p>
              </table:table-cell>
              <table:table-cell office:value-type="float" office:value="0.985547">
                <text:p>0.985547</text:p>
              </table:table-cell>
              <table:table-cell office:value-type="float" office:value="0.989442">
                <text:p>0.989442</text:p>
              </table:table-cell>
              <table:table-cell office:value-type="float" office:value="0.986052">
                <text:p>0.98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990871">
                <text:p>0.990871</text:p>
              </table:table-cell>
              <table:table-cell office:value-type="float" office:value="0.992901">
                <text:p>0.992901</text:p>
              </table:table-cell>
              <table:table-cell office:value-type="float" office:value="0.98888">
                <text:p>0.98888</text:p>
              </table:table-cell>
              <table:table-cell office:value-type="float" office:value="0.985553">
                <text:p>0.985553</text:p>
              </table:table-cell>
              <table:table-cell office:value-type="float" office:value="0.989446">
                <text:p>0.989446</text:p>
              </table:table-cell>
              <table:table-cell office:value-type="float" office:value="0.986061">
                <text:p>0.98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33.33">
                <text:p>8130</text:p>
              </table:table-cell>
              <table:table-cell office:value-type="float" office:value="0.99097">
                <text:p>0.99097</text:p>
              </table:table-cell>
              <table:table-cell office:value-type="float" office:value="0.993">
                <text:p>0.993</text:p>
              </table:table-cell>
              <table:table-cell office:value-type="float" office:value="0.988881">
                <text:p>0.988881</text:p>
              </table:table-cell>
              <table:table-cell office:value-type="float" office:value="0.98556">
                <text:p>0.98556</text:p>
              </table:table-cell>
              <table:table-cell office:value-type="float" office:value="0.989452">
                <text:p>0.989452</text:p>
              </table:table-cell>
              <table:table-cell office:value-type="float" office:value="0.986072">
                <text:p>0.98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66.67">
                <text:p>8170</text:p>
              </table:table-cell>
              <table:table-cell office:value-type="float" office:value="0.991231">
                <text:p>0.991231</text:p>
              </table:table-cell>
              <table:table-cell office:value-type="float" office:value="0.993379">
                <text:p>0.993379</text:p>
              </table:table-cell>
              <table:table-cell office:value-type="float" office:value="0.988883">
                <text:p>0.988883</text:p>
              </table:table-cell>
              <table:table-cell office:value-type="float" office:value="0.985569">
                <text:p>0.985569</text:p>
              </table:table-cell>
              <table:table-cell office:value-type="float" office:value="0.989459">
                <text:p>0.989459</text:p>
              </table:table-cell>
              <table:table-cell office:value-type="float" office:value="0.986084">
                <text:p>0.98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991307">
                <text:p>0.991307</text:p>
              </table:table-cell>
              <table:table-cell office:value-type="float" office:value="0.992644">
                <text:p>0.992644</text:p>
              </table:table-cell>
              <table:table-cell office:value-type="float" office:value="0.988886">
                <text:p>0.988886</text:p>
              </table:table-cell>
              <table:table-cell office:value-type="float" office:value="0.985578">
                <text:p>0.985578</text:p>
              </table:table-cell>
              <table:table-cell office:value-type="float" office:value="0.989464">
                <text:p>0.989464</text:p>
              </table:table-cell>
              <table:table-cell office:value-type="float" office:value="0.986094">
                <text:p>0.98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33.33">
                <text:p>8230</text:p>
              </table:table-cell>
              <table:table-cell office:value-type="float" office:value="0.991478">
                <text:p>0.991478</text:p>
              </table:table-cell>
              <table:table-cell office:value-type="float" office:value="0.992507">
                <text:p>0.992507</text:p>
              </table:table-cell>
              <table:table-cell office:value-type="float" office:value="0.98889">
                <text:p>0.98889</text:p>
              </table:table-cell>
              <table:table-cell office:value-type="float" office:value="0.985588">
                <text:p>0.985588</text:p>
              </table:table-cell>
              <table:table-cell office:value-type="float" office:value="0.989469">
                <text:p>0.989469</text:p>
              </table:table-cell>
              <table:table-cell office:value-type="float" office:value="0.986105">
                <text:p>0.986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6.67">
                <text:p>8270</text:p>
              </table:table-cell>
              <table:table-cell office:value-type="float" office:value="0.991474">
                <text:p>0.991474</text:p>
              </table:table-cell>
              <table:table-cell office:value-type="float" office:value="0.992602">
                <text:p>0.992602</text:p>
              </table:table-cell>
              <table:table-cell office:value-type="float" office:value="0.988893">
                <text:p>0.988893</text:p>
              </table:table-cell>
              <table:table-cell office:value-type="float" office:value="0.985598">
                <text:p>0.985598</text:p>
              </table:table-cell>
              <table:table-cell office:value-type="float" office:value="0.989474">
                <text:p>0.989474</text:p>
              </table:table-cell>
              <table:table-cell office:value-type="float" office:value="0.986116">
                <text:p>0.986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9915">
                <text:p>0.9915</text:p>
              </table:table-cell>
              <table:table-cell office:value-type="float" office:value="0.992569">
                <text:p>0.992569</text:p>
              </table:table-cell>
              <table:table-cell office:value-type="float" office:value="0.988897">
                <text:p>0.988897</text:p>
              </table:table-cell>
              <table:table-cell office:value-type="float" office:value="0.985608">
                <text:p>0.985608</text:p>
              </table:table-cell>
              <table:table-cell office:value-type="float" office:value="0.989479">
                <text:p>0.989479</text:p>
              </table:table-cell>
              <table:table-cell office:value-type="float" office:value="0.986127">
                <text:p>0.98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33.33">
                <text:p>8330</text:p>
              </table:table-cell>
              <table:table-cell office:value-type="float" office:value="0.99169">
                <text:p>0.99169</text:p>
              </table:table-cell>
              <table:table-cell office:value-type="float" office:value="0.993054">
                <text:p>0.993054</text:p>
              </table:table-cell>
              <table:table-cell office:value-type="float" office:value="0.988901">
                <text:p>0.988901</text:p>
              </table:table-cell>
              <table:table-cell office:value-type="float" office:value="0.985619">
                <text:p>0.985619</text:p>
              </table:table-cell>
              <table:table-cell office:value-type="float" office:value="0.989485">
                <text:p>0.989485</text:p>
              </table:table-cell>
              <table:table-cell office:value-type="float" office:value="0.98614">
                <text:p>0.9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66.67">
                <text:p>8370</text:p>
              </table:table-cell>
              <table:table-cell office:value-type="float" office:value="0.99196">
                <text:p>0.99196</text:p>
              </table:table-cell>
              <table:table-cell office:value-type="float" office:value="0.992201">
                <text:p>0.992201</text:p>
              </table:table-cell>
              <table:table-cell office:value-type="float" office:value="0.988907">
                <text:p>0.988907</text:p>
              </table:table-cell>
              <table:table-cell office:value-type="float" office:value="0.985631">
                <text:p>0.985631</text:p>
              </table:table-cell>
              <table:table-cell office:value-type="float" office:value="0.98949">
                <text:p>0.98949</text:p>
              </table:table-cell>
              <table:table-cell office:value-type="float" office:value="0.986151">
                <text:p>0.98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991087">
                <text:p>0.991087</text:p>
              </table:table-cell>
              <table:table-cell office:value-type="float" office:value="0.992094">
                <text:p>0.992094</text:p>
              </table:table-cell>
              <table:table-cell office:value-type="float" office:value="0.988908">
                <text:p>0.988908</text:p>
              </table:table-cell>
              <table:table-cell office:value-type="float" office:value="0.985638">
                <text:p>0.985638</text:p>
              </table:table-cell>
              <table:table-cell office:value-type="float" office:value="0.989492">
                <text:p>0.989492</text:p>
              </table:table-cell>
              <table:table-cell office:value-type="float" office:value="0.986159">
                <text:p>0.98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33.33">
                <text:p>8430</text:p>
              </table:table-cell>
              <table:table-cell office:value-type="float" office:value="0.99147">
                <text:p>0.99147</text:p>
              </table:table-cell>
              <table:table-cell office:value-type="float" office:value="0.992092">
                <text:p>0.992092</text:p>
              </table:table-cell>
              <table:table-cell office:value-type="float" office:value="0.988912">
                <text:p>0.988912</text:p>
              </table:table-cell>
              <table:table-cell office:value-type="float" office:value="0.985648">
                <text:p>0.985648</text:p>
              </table:table-cell>
              <table:table-cell office:value-type="float" office:value="0.989495">
                <text:p>0.989495</text:p>
              </table:table-cell>
              <table:table-cell office:value-type="float" office:value="0.986168">
                <text:p>0.98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66.67">
                <text:p>8470</text:p>
              </table:table-cell>
              <table:table-cell office:value-type="float" office:value="0.991382">
                <text:p>0.991382</text:p>
              </table:table-cell>
              <table:table-cell office:value-type="float" office:value="0.992359">
                <text:p>0.992359</text:p>
              </table:table-cell>
              <table:table-cell office:value-type="float" office:value="0.988915">
                <text:p>0.988915</text:p>
              </table:table-cell>
              <table:table-cell office:value-type="float" office:value="0.985657">
                <text:p>0.985657</text:p>
              </table:table-cell>
              <table:table-cell office:value-type="float" office:value="0.989499">
                <text:p>0.989499</text:p>
              </table:table-cell>
              <table:table-cell office:value-type="float" office:value="0.986178">
                <text:p>0.98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991116">
                <text:p>0.991116</text:p>
              </table:table-cell>
              <table:table-cell office:value-type="float" office:value="0.991944">
                <text:p>0.991944</text:p>
              </table:table-cell>
              <table:table-cell office:value-type="float" office:value="0.988916">
                <text:p>0.988916</text:p>
              </table:table-cell>
              <table:table-cell office:value-type="float" office:value="0.985664">
                <text:p>0.985664</text:p>
              </table:table-cell>
              <table:table-cell office:value-type="float" office:value="0.989501">
                <text:p>0.989501</text:p>
              </table:table-cell>
              <table:table-cell office:value-type="float" office:value="0.986185">
                <text:p>0.98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33.33">
                <text:p>8530</text:p>
              </table:table-cell>
              <table:table-cell office:value-type="float" office:value="0.99089">
                <text:p>0.99089</text:p>
              </table:table-cell>
              <table:table-cell office:value-type="float" office:value="0.992093">
                <text:p>0.992093</text:p>
              </table:table-cell>
              <table:table-cell office:value-type="float" office:value="0.988917">
                <text:p>0.988917</text:p>
              </table:table-cell>
              <table:table-cell office:value-type="float" office:value="0.98567">
                <text:p>0.98567</text:p>
              </table:table-cell>
              <table:table-cell office:value-type="float" office:value="0.989503">
                <text:p>0.989503</text:p>
              </table:table-cell>
              <table:table-cell office:value-type="float" office:value="0.986192">
                <text:p>0.98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6.67">
                <text:p>8570</text:p>
              </table:table-cell>
              <table:table-cell office:value-type="float" office:value="0.990859">
                <text:p>0.990859</text:p>
              </table:table-cell>
              <table:table-cell office:value-type="float" office:value="0.992206">
                <text:p>0.992206</text:p>
              </table:table-cell>
              <table:table-cell office:value-type="float" office:value="0.988917">
                <text:p>0.988917</text:p>
              </table:table-cell>
              <table:table-cell office:value-type="float" office:value="0.985676">
                <text:p>0.985676</text:p>
              </table:table-cell>
              <table:table-cell office:value-type="float" office:value="0.989506">
                <text:p>0.989506</text:p>
              </table:table-cell>
              <table:table-cell office:value-type="float" office:value="0.986199">
                <text:p>0.98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990648">
                <text:p>0.990648</text:p>
              </table:table-cell>
              <table:table-cell office:value-type="float" office:value="0.992006">
                <text:p>0.992006</text:p>
              </table:table-cell>
              <table:table-cell office:value-type="float" office:value="0.988916">
                <text:p>0.988916</text:p>
              </table:table-cell>
              <table:table-cell office:value-type="float" office:value="0.98568">
                <text:p>0.98568</text:p>
              </table:table-cell>
              <table:table-cell office:value-type="float" office:value="0.989507">
                <text:p>0.989507</text:p>
              </table:table-cell>
              <table:table-cell office:value-type="float" office:value="0.986205">
                <text:p>0.98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33.33">
                <text:p>8630</text:p>
              </table:table-cell>
              <table:table-cell office:value-type="float" office:value="0.990896">
                <text:p>0.990896</text:p>
              </table:table-cell>
              <table:table-cell office:value-type="float" office:value="0.991801">
                <text:p>0.991801</text:p>
              </table:table-cell>
              <table:table-cell office:value-type="float" office:value="0.988917">
                <text:p>0.988917</text:p>
              </table:table-cell>
              <table:table-cell office:value-type="float" office:value="0.985686">
                <text:p>0.985686</text:p>
              </table:table-cell>
              <table:table-cell office:value-type="float" office:value="0.989508">
                <text:p>0.989508</text:p>
              </table:table-cell>
              <table:table-cell office:value-type="float" office:value="0.986211">
                <text:p>0.98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66.67">
                <text:p>8670</text:p>
              </table:table-cell>
              <table:table-cell office:value-type="float" office:value="0.990743">
                <text:p>0.990743</text:p>
              </table:table-cell>
              <table:table-cell office:value-type="float" office:value="0.992269">
                <text:p>0.992269</text:p>
              </table:table-cell>
              <table:table-cell office:value-type="float" office:value="0.988916">
                <text:p>0.988916</text:p>
              </table:table-cell>
              <table:table-cell office:value-type="float" office:value="0.98569">
                <text:p>0.98569</text:p>
              </table:table-cell>
              <table:table-cell office:value-type="float" office:value="0.98951">
                <text:p>0.98951</text:p>
              </table:table-cell>
              <table:table-cell office:value-type="float" office:value="0.986217">
                <text:p>0.98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990993">
                <text:p>0.990993</text:p>
              </table:table-cell>
              <table:table-cell office:value-type="float" office:value="0.992519">
                <text:p>0.992519</text:p>
              </table:table-cell>
              <table:table-cell office:value-type="float" office:value="0.988917">
                <text:p>0.988917</text:p>
              </table:table-cell>
              <table:table-cell office:value-type="float" office:value="0.985697">
                <text:p>0.985697</text:p>
              </table:table-cell>
              <table:table-cell office:value-type="float" office:value="0.989514">
                <text:p>0.989514</text:p>
              </table:table-cell>
              <table:table-cell office:value-type="float" office:value="0.986226">
                <text:p>0.98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33.33">
                <text:p>8730</text:p>
              </table:table-cell>
              <table:table-cell office:value-type="float" office:value="0.99087">
                <text:p>0.99087</text:p>
              </table:table-cell>
              <table:table-cell office:value-type="float" office:value="0.992607">
                <text:p>0.992607</text:p>
              </table:table-cell>
              <table:table-cell office:value-type="float" office:value="0.988918">
                <text:p>0.988918</text:p>
              </table:table-cell>
              <table:table-cell office:value-type="float" office:value="0.985703">
                <text:p>0.985703</text:p>
              </table:table-cell>
              <table:table-cell office:value-type="float" office:value="0.989517">
                <text:p>0.989517</text:p>
              </table:table-cell>
              <table:table-cell office:value-type="float" office:value="0.986234">
                <text:p>0.98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66.67">
                <text:p>8770</text:p>
              </table:table-cell>
              <table:table-cell office:value-type="float" office:value="0.991711">
                <text:p>0.991711</text:p>
              </table:table-cell>
              <table:table-cell office:value-type="float" office:value="0.993269">
                <text:p>0.993269</text:p>
              </table:table-cell>
              <table:table-cell office:value-type="float" office:value="0.988922">
                <text:p>0.988922</text:p>
              </table:table-cell>
              <table:table-cell office:value-type="float" office:value="0.985713">
                <text:p>0.985713</text:p>
              </table:table-cell>
              <table:table-cell office:value-type="float" office:value="0.989524">
                <text:p>0.989524</text:p>
              </table:table-cell>
              <table:table-cell office:value-type="float" office:value="0.986246">
                <text:p>0.98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991953">
                <text:p>0.991953</text:p>
              </table:table-cell>
              <table:table-cell office:value-type="float" office:value="0.993253">
                <text:p>0.993253</text:p>
              </table:table-cell>
              <table:table-cell office:value-type="float" office:value="0.988927">
                <text:p>0.988927</text:p>
              </table:table-cell>
              <table:table-cell office:value-type="float" office:value="0.985725">
                <text:p>0.985725</text:p>
              </table:table-cell>
              <table:table-cell office:value-type="float" office:value="0.989532">
                <text:p>0.989532</text:p>
              </table:table-cell>
              <table:table-cell office:value-type="float" office:value="0.986259">
                <text:p>0.98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33.33">
                <text:p>8830</text:p>
              </table:table-cell>
              <table:table-cell office:value-type="float" office:value="0.992334">
                <text:p>0.992334</text:p>
              </table:table-cell>
              <table:table-cell office:value-type="float" office:value="0.992756">
                <text:p>0.992756</text:p>
              </table:table-cell>
              <table:table-cell office:value-type="float" office:value="0.988934">
                <text:p>0.988934</text:p>
              </table:table-cell>
              <table:table-cell office:value-type="float" office:value="0.985738">
                <text:p>0.985738</text:p>
              </table:table-cell>
              <table:table-cell office:value-type="float" office:value="0.989538">
                <text:p>0.989538</text:p>
              </table:table-cell>
              <table:table-cell office:value-type="float" office:value="0.986271">
                <text:p>0.98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66.67">
                <text:p>8870</text:p>
              </table:table-cell>
              <table:table-cell office:value-type="float" office:value="0.992101">
                <text:p>0.992101</text:p>
              </table:table-cell>
              <table:table-cell office:value-type="float" office:value="0.992465">
                <text:p>0.992465</text:p>
              </table:table-cell>
              <table:table-cell office:value-type="float" office:value="0.98894">
                <text:p>0.98894</text:p>
              </table:table-cell>
              <table:table-cell office:value-type="float" office:value="0.98575">
                <text:p>0.98575</text:p>
              </table:table-cell>
              <table:table-cell office:value-type="float" office:value="0.989543">
                <text:p>0.989543</text:p>
              </table:table-cell>
              <table:table-cell office:value-type="float" office:value="0.986282">
                <text:p>0.98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992638">
                <text:p>0.992638</text:p>
              </table:table-cell>
              <table:table-cell office:value-type="float" office:value="0.992255">
                <text:p>0.992255</text:p>
              </table:table-cell>
              <table:table-cell office:value-type="float" office:value="0.988948">
                <text:p>0.988948</text:p>
              </table:table-cell>
              <table:table-cell office:value-type="float" office:value="0.985763">
                <text:p>0.985763</text:p>
              </table:table-cell>
              <table:table-cell office:value-type="float" office:value="0.989547">
                <text:p>0.989547</text:p>
              </table:table-cell>
              <table:table-cell office:value-type="float" office:value="0.986293">
                <text:p>0.98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33.33">
                <text:p>8930</text:p>
              </table:table-cell>
              <table:table-cell office:value-type="float" office:value="0.992545">
                <text:p>0.992545</text:p>
              </table:table-cell>
              <table:table-cell office:value-type="float" office:value="0.992298">
                <text:p>0.992298</text:p>
              </table:table-cell>
              <table:table-cell office:value-type="float" office:value="0.988956">
                <text:p>0.988956</text:p>
              </table:table-cell>
              <table:table-cell office:value-type="float" office:value="0.985777">
                <text:p>0.985777</text:p>
              </table:table-cell>
              <table:table-cell office:value-type="float" office:value="0.989552">
                <text:p>0.989552</text:p>
              </table:table-cell>
              <table:table-cell office:value-type="float" office:value="0.986304">
                <text:p>0.98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66.67">
                <text:p>8970</text:p>
              </table:table-cell>
              <table:table-cell office:value-type="float" office:value="0.992158">
                <text:p>0.992158</text:p>
              </table:table-cell>
              <table:table-cell office:value-type="float" office:value="0.992501">
                <text:p>0.992501</text:p>
              </table:table-cell>
              <table:table-cell office:value-type="float" office:value="0.988962">
                <text:p>0.988962</text:p>
              </table:table-cell>
              <table:table-cell office:value-type="float" office:value="0.985789">
                <text:p>0.985789</text:p>
              </table:table-cell>
              <table:table-cell office:value-type="float" office:value="0.989557">
                <text:p>0.989557</text:p>
              </table:table-cell>
              <table:table-cell office:value-type="float" office:value="0.986315">
                <text:p>0.98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92094">
                <text:p>0.992094</text:p>
              </table:table-cell>
              <table:table-cell office:value-type="float" office:value="0.992429">
                <text:p>0.992429</text:p>
              </table:table-cell>
              <table:table-cell office:value-type="float" office:value="0.988967">
                <text:p>0.988967</text:p>
              </table:table-cell>
              <table:table-cell office:value-type="float" office:value="0.985801">
                <text:p>0.985801</text:p>
              </table:table-cell>
              <table:table-cell office:value-type="float" office:value="0.989561">
                <text:p>0.989561</text:p>
              </table:table-cell>
              <table:table-cell office:value-type="float" office:value="0.986326">
                <text:p>0.98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33.33">
                <text:p>9030</text:p>
              </table:table-cell>
              <table:table-cell office:value-type="float" office:value="0.992516">
                <text:p>0.992516</text:p>
              </table:table-cell>
              <table:table-cell office:value-type="float" office:value="0.992436">
                <text:p>0.992436</text:p>
              </table:table-cell>
              <table:table-cell office:value-type="float" office:value="0.988975">
                <text:p>0.988975</text:p>
              </table:table-cell>
              <table:table-cell office:value-type="float" office:value="0.985814">
                <text:p>0.985814</text:p>
              </table:table-cell>
              <table:table-cell office:value-type="float" office:value="0.989566">
                <text:p>0.989566</text:p>
              </table:table-cell>
              <table:table-cell office:value-type="float" office:value="0.986337">
                <text:p>0.98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66.67">
                <text:p>9070</text:p>
              </table:table-cell>
              <table:table-cell office:value-type="float" office:value="0.992477">
                <text:p>0.992477</text:p>
              </table:table-cell>
              <table:table-cell office:value-type="float" office:value="0.992926">
                <text:p>0.992926</text:p>
              </table:table-cell>
              <table:table-cell office:value-type="float" office:value="0.988982">
                <text:p>0.988982</text:p>
              </table:table-cell>
              <table:table-cell office:value-type="float" office:value="0.985827">
                <text:p>0.985827</text:p>
              </table:table-cell>
              <table:table-cell office:value-type="float" office:value="0.989573">
                <text:p>0.989573</text:p>
              </table:table-cell>
              <table:table-cell office:value-type="float" office:value="0.986349">
                <text:p>0.98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992653">
                <text:p>0.992653</text:p>
              </table:table-cell>
              <table:table-cell office:value-type="float" office:value="0.992787">
                <text:p>0.992787</text:p>
              </table:table-cell>
              <table:table-cell office:value-type="float" office:value="0.988989">
                <text:p>0.988989</text:p>
              </table:table-cell>
              <table:table-cell office:value-type="float" office:value="0.98584">
                <text:p>0.98584</text:p>
              </table:table-cell>
              <table:table-cell office:value-type="float" office:value="0.989579">
                <text:p>0.989579</text:p>
              </table:table-cell>
              <table:table-cell office:value-type="float" office:value="0.986361">
                <text:p>0.98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33.33">
                <text:p>9130</text:p>
              </table:table-cell>
              <table:table-cell office:value-type="float" office:value="0.992749">
                <text:p>0.992749</text:p>
              </table:table-cell>
              <table:table-cell office:value-type="float" office:value="0.992248">
                <text:p>0.992248</text:p>
              </table:table-cell>
              <table:table-cell office:value-type="float" office:value="0.988997">
                <text:p>0.988997</text:p>
              </table:table-cell>
              <table:table-cell office:value-type="float" office:value="0.985853">
                <text:p>0.985853</text:p>
              </table:table-cell>
              <table:table-cell office:value-type="float" office:value="0.989583">
                <text:p>0.989583</text:p>
              </table:table-cell>
              <table:table-cell office:value-type="float" office:value="0.986372">
                <text:p>0.98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66.67">
                <text:p>9170</text:p>
              </table:table-cell>
              <table:table-cell office:value-type="float" office:value="0.991905">
                <text:p>0.991905</text:p>
              </table:table-cell>
              <table:table-cell office:value-type="float" office:value="0.992507">
                <text:p>0.992507</text:p>
              </table:table-cell>
              <table:table-cell office:value-type="float" office:value="0.989002">
                <text:p>0.989002</text:p>
              </table:table-cell>
              <table:table-cell office:value-type="float" office:value="0.985864">
                <text:p>0.985864</text:p>
              </table:table-cell>
              <table:table-cell office:value-type="float" office:value="0.989588">
                <text:p>0.989588</text:p>
              </table:table-cell>
              <table:table-cell office:value-type="float" office:value="0.986382">
                <text:p>0.98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99195">
                <text:p>0.99195</text:p>
              </table:table-cell>
              <table:table-cell office:value-type="float" office:value="0.992521">
                <text:p>0.992521</text:p>
              </table:table-cell>
              <table:table-cell office:value-type="float" office:value="0.989007">
                <text:p>0.989007</text:p>
              </table:table-cell>
              <table:table-cell office:value-type="float" office:value="0.985875">
                <text:p>0.985875</text:p>
              </table:table-cell>
              <table:table-cell office:value-type="float" office:value="0.989592">
                <text:p>0.989592</text:p>
              </table:table-cell>
              <table:table-cell office:value-type="float" office:value="0.986393">
                <text:p>0.98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33.33">
                <text:p>9230</text:p>
              </table:table-cell>
              <table:table-cell office:value-type="float" office:value="0.992454">
                <text:p>0.992454</text:p>
              </table:table-cell>
              <table:table-cell office:value-type="float" office:value="0.993692">
                <text:p>0.993692</text:p>
              </table:table-cell>
              <table:table-cell office:value-type="float" office:value="0.989014">
                <text:p>0.989014</text:p>
              </table:table-cell>
              <table:table-cell office:value-type="float" office:value="0.985887">
                <text:p>0.985887</text:p>
              </table:table-cell>
              <table:table-cell office:value-type="float" office:value="0.989601">
                <text:p>0.989601</text:p>
              </table:table-cell>
              <table:table-cell office:value-type="float" office:value="0.986406">
                <text:p>0.98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66.67">
                <text:p>9270</text:p>
              </table:table-cell>
              <table:table-cell office:value-type="float" office:value="0.992109">
                <text:p>0.992109</text:p>
              </table:table-cell>
              <table:table-cell office:value-type="float" office:value="0.993961">
                <text:p>0.993961</text:p>
              </table:table-cell>
              <table:table-cell office:value-type="float" office:value="0.98902">
                <text:p>0.98902</text:p>
              </table:table-cell>
              <table:table-cell office:value-type="float" office:value="0.985898">
                <text:p>0.985898</text:p>
              </table:table-cell>
              <table:table-cell office:value-type="float" office:value="0.989609">
                <text:p>0.989609</text:p>
              </table:table-cell>
              <table:table-cell office:value-type="float" office:value="0.98642">
                <text:p>0.98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992373">
                <text:p>0.992373</text:p>
              </table:table-cell>
              <table:table-cell office:value-type="float" office:value="0.994061">
                <text:p>0.994061</text:p>
              </table:table-cell>
              <table:table-cell office:value-type="float" office:value="0.989026">
                <text:p>0.989026</text:p>
              </table:table-cell>
              <table:table-cell office:value-type="float" office:value="0.985911">
                <text:p>0.985911</text:p>
              </table:table-cell>
              <table:table-cell office:value-type="float" office:value="0.989619">
                <text:p>0.989619</text:p>
              </table:table-cell>
              <table:table-cell office:value-type="float" office:value="0.986434">
                <text:p>0.98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33.33">
                <text:p>9330</text:p>
              </table:table-cell>
              <table:table-cell office:value-type="float" office:value="0.992468">
                <text:p>0.992468</text:p>
              </table:table-cell>
              <table:table-cell office:value-type="float" office:value="0.994021">
                <text:p>0.994021</text:p>
              </table:table-cell>
              <table:table-cell office:value-type="float" office:value="0.989033">
                <text:p>0.989033</text:p>
              </table:table-cell>
              <table:table-cell office:value-type="float" office:value="0.985923">
                <text:p>0.985923</text:p>
              </table:table-cell>
              <table:table-cell office:value-type="float" office:value="0.989628">
                <text:p>0.989628</text:p>
              </table:table-cell>
              <table:table-cell office:value-type="float" office:value="0.986448">
                <text:p>0.98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66.67">
                <text:p>9370</text:p>
              </table:table-cell>
              <table:table-cell office:value-type="float" office:value="0.992589">
                <text:p>0.992589</text:p>
              </table:table-cell>
              <table:table-cell office:value-type="float" office:value="0.993604">
                <text:p>0.993604</text:p>
              </table:table-cell>
              <table:table-cell office:value-type="float" office:value="0.98904">
                <text:p>0.98904</text:p>
              </table:table-cell>
              <table:table-cell office:value-type="float" office:value="0.985935">
                <text:p>0.985935</text:p>
              </table:table-cell>
              <table:table-cell office:value-type="float" office:value="0.989636">
                <text:p>0.989636</text:p>
              </table:table-cell>
              <table:table-cell office:value-type="float" office:value="0.986461">
                <text:p>0.98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992622">
                <text:p>0.992622</text:p>
              </table:table-cell>
              <table:table-cell office:value-type="float" office:value="0.993142">
                <text:p>0.993142</text:p>
              </table:table-cell>
              <table:table-cell office:value-type="float" office:value="0.989047">
                <text:p>0.989047</text:p>
              </table:table-cell>
              <table:table-cell office:value-type="float" office:value="0.985948">
                <text:p>0.985948</text:p>
              </table:table-cell>
              <table:table-cell office:value-type="float" office:value="0.989643">
                <text:p>0.989643</text:p>
              </table:table-cell>
              <table:table-cell office:value-type="float" office:value="0.986473">
                <text:p>0.98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33.33">
                <text:p>9430</text:p>
              </table:table-cell>
              <table:table-cell office:value-type="float" office:value="0.991932">
                <text:p>0.991932</text:p>
              </table:table-cell>
              <table:table-cell office:value-type="float" office:value="0.993544">
                <text:p>0.993544</text:p>
              </table:table-cell>
              <table:table-cell office:value-type="float" office:value="0.989052">
                <text:p>0.989052</text:p>
              </table:table-cell>
              <table:table-cell office:value-type="float" office:value="0.985958">
                <text:p>0.985958</text:p>
              </table:table-cell>
              <table:table-cell office:value-type="float" office:value="0.98965">
                <text:p>0.98965</text:p>
              </table:table-cell>
              <table:table-cell office:value-type="float" office:value="0.986485">
                <text:p>0.98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66.67">
                <text:p>9470</text:p>
              </table:table-cell>
              <table:table-cell office:value-type="float" office:value="0.991899">
                <text:p>0.991899</text:p>
              </table:table-cell>
              <table:table-cell office:value-type="float" office:value="0.993071">
                <text:p>0.993071</text:p>
              </table:table-cell>
              <table:table-cell office:value-type="float" office:value="0.989056">
                <text:p>0.989056</text:p>
              </table:table-cell>
              <table:table-cell office:value-type="float" office:value="0.985968">
                <text:p>0.985968</text:p>
              </table:table-cell>
              <table:table-cell office:value-type="float" office:value="0.989656">
                <text:p>0.989656</text:p>
              </table:table-cell>
              <table:table-cell office:value-type="float" office:value="0.986496">
                <text:p>0.98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992176">
                <text:p>0.992176</text:p>
              </table:table-cell>
              <table:table-cell office:value-type="float" office:value="0.993639">
                <text:p>0.993639</text:p>
              </table:table-cell>
              <table:table-cell office:value-type="float" office:value="0.989062">
                <text:p>0.989062</text:p>
              </table:table-cell>
              <table:table-cell office:value-type="float" office:value="0.985979">
                <text:p>0.985979</text:p>
              </table:table-cell>
              <table:table-cell office:value-type="float" office:value="0.989663">
                <text:p>0.989663</text:p>
              </table:table-cell>
              <table:table-cell office:value-type="float" office:value="0.986508">
                <text:p>0.98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33.33">
                <text:p>9530</text:p>
              </table:table-cell>
              <table:table-cell office:value-type="float" office:value="0.992386">
                <text:p>0.992386</text:p>
              </table:table-cell>
              <table:table-cell office:value-type="float" office:value="0.993417">
                <text:p>0.993417</text:p>
              </table:table-cell>
              <table:table-cell office:value-type="float" office:value="0.989068">
                <text:p>0.989068</text:p>
              </table:table-cell>
              <table:table-cell office:value-type="float" office:value="0.985991">
                <text:p>0.985991</text:p>
              </table:table-cell>
              <table:table-cell office:value-type="float" office:value="0.989671">
                <text:p>0.989671</text:p>
              </table:table-cell>
              <table:table-cell office:value-type="float" office:value="0.98652">
                <text:p>0.9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66.67">
                <text:p>9570</text:p>
              </table:table-cell>
              <table:table-cell office:value-type="float" office:value="0.992155">
                <text:p>0.992155</text:p>
              </table:table-cell>
              <table:table-cell office:value-type="float" office:value="0.993816">
                <text:p>0.993816</text:p>
              </table:table-cell>
              <table:table-cell office:value-type="float" office:value="0.989074">
                <text:p>0.989074</text:p>
              </table:table-cell>
              <table:table-cell office:value-type="float" office:value="0.986002">
                <text:p>0.986002</text:p>
              </table:table-cell>
              <table:table-cell office:value-type="float" office:value="0.989679">
                <text:p>0.989679</text:p>
              </table:table-cell>
              <table:table-cell office:value-type="float" office:value="0.986533">
                <text:p>0.98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992168">
                <text:p>0.992168</text:p>
              </table:table-cell>
              <table:table-cell office:value-type="float" office:value="0.99404">
                <text:p>0.99404</text:p>
              </table:table-cell>
              <table:table-cell office:value-type="float" office:value="0.989079">
                <text:p>0.989079</text:p>
              </table:table-cell>
              <table:table-cell office:value-type="float" office:value="0.986013">
                <text:p>0.986013</text:p>
              </table:table-cell>
              <table:table-cell office:value-type="float" office:value="0.989687">
                <text:p>0.989687</text:p>
              </table:table-cell>
              <table:table-cell office:value-type="float" office:value="0.986546">
                <text:p>0.986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33.33">
                <text:p>9630</text:p>
              </table:table-cell>
              <table:table-cell office:value-type="float" office:value="0.992361">
                <text:p>0.992361</text:p>
              </table:table-cell>
              <table:table-cell office:value-type="float" office:value="0.993723">
                <text:p>0.993723</text:p>
              </table:table-cell>
              <table:table-cell office:value-type="float" office:value="0.989085">
                <text:p>0.989085</text:p>
              </table:table-cell>
              <table:table-cell office:value-type="float" office:value="0.986024">
                <text:p>0.986024</text:p>
              </table:table-cell>
              <table:table-cell office:value-type="float" office:value="0.989695">
                <text:p>0.989695</text:p>
              </table:table-cell>
              <table:table-cell office:value-type="float" office:value="0.986558">
                <text:p>0.98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66.67">
                <text:p>9670</text:p>
              </table:table-cell>
              <table:table-cell office:value-type="float" office:value="0.992185">
                <text:p>0.992185</text:p>
              </table:table-cell>
              <table:table-cell office:value-type="float" office:value="0.993318">
                <text:p>0.993318</text:p>
              </table:table-cell>
              <table:table-cell office:value-type="float" office:value="0.989091">
                <text:p>0.989091</text:p>
              </table:table-cell>
              <table:table-cell office:value-type="float" office:value="0.986035">
                <text:p>0.986035</text:p>
              </table:table-cell>
              <table:table-cell office:value-type="float" office:value="0.989702">
                <text:p>0.989702</text:p>
              </table:table-cell>
              <table:table-cell office:value-type="float" office:value="0.98657">
                <text:p>0.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992783">
                <text:p>0.992783</text:p>
              </table:table-cell>
              <table:table-cell office:value-type="float" office:value="0.993093">
                <text:p>0.993093</text:p>
              </table:table-cell>
              <table:table-cell office:value-type="float" office:value="0.989098">
                <text:p>0.989098</text:p>
              </table:table-cell>
              <table:table-cell office:value-type="float" office:value="0.986047">
                <text:p>0.986047</text:p>
              </table:table-cell>
              <table:table-cell office:value-type="float" office:value="0.989708">
                <text:p>0.989708</text:p>
              </table:table-cell>
              <table:table-cell office:value-type="float" office:value="0.986581">
                <text:p>0.98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33.33">
                <text:p>9730</text:p>
              </table:table-cell>
              <table:table-cell office:value-type="float" office:value="0.992668">
                <text:p>0.992668</text:p>
              </table:table-cell>
              <table:table-cell office:value-type="float" office:value="0.993172">
                <text:p>0.993172</text:p>
              </table:table-cell>
              <table:table-cell office:value-type="float" office:value="0.989105">
                <text:p>0.989105</text:p>
              </table:table-cell>
              <table:table-cell office:value-type="float" office:value="0.986059">
                <text:p>0.986059</text:p>
              </table:table-cell>
              <table:table-cell office:value-type="float" office:value="0.989714">
                <text:p>0.989714</text:p>
              </table:table-cell>
              <table:table-cell office:value-type="float" office:value="0.986592">
                <text:p>0.98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6.67">
                <text:p>9770</text:p>
              </table:table-cell>
              <table:table-cell office:value-type="float" office:value="0.991449">
                <text:p>0.991449</text:p>
              </table:table-cell>
              <table:table-cell office:value-type="float" office:value="0.993087">
                <text:p>0.993087</text:p>
              </table:table-cell>
              <table:table-cell office:value-type="float" office:value="0.989107">
                <text:p>0.989107</text:p>
              </table:table-cell>
              <table:table-cell office:value-type="float" office:value="0.986067">
                <text:p>0.986067</text:p>
              </table:table-cell>
              <table:table-cell office:value-type="float" office:value="0.989719">
                <text:p>0.989719</text:p>
              </table:table-cell>
              <table:table-cell office:value-type="float" office:value="0.986602">
                <text:p>0.98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991421">
                <text:p>0.991421</text:p>
              </table:table-cell>
              <table:table-cell office:value-type="float" office:value="0.993479">
                <text:p>0.993479</text:p>
              </table:table-cell>
              <table:table-cell office:value-type="float" office:value="0.98911">
                <text:p>0.98911</text:p>
              </table:table-cell>
              <table:table-cell office:value-type="float" office:value="0.986074">
                <text:p>0.986074</text:p>
              </table:table-cell>
              <table:table-cell office:value-type="float" office:value="0.989725">
                <text:p>0.989725</text:p>
              </table:table-cell>
              <table:table-cell office:value-type="float" office:value="0.986611">
                <text:p>0.98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33.33">
                <text:p>9830</text:p>
              </table:table-cell>
              <table:table-cell office:value-type="float" office:value="0.991893">
                <text:p>0.991893</text:p>
              </table:table-cell>
              <table:table-cell office:value-type="float" office:value="0.993184">
                <text:p>0.993184</text:p>
              </table:table-cell>
              <table:table-cell office:value-type="float" office:value="0.989114">
                <text:p>0.989114</text:p>
              </table:table-cell>
              <table:table-cell office:value-type="float" office:value="0.986084">
                <text:p>0.986084</text:p>
              </table:table-cell>
              <table:table-cell office:value-type="float" office:value="0.989731">
                <text:p>0.989731</text:p>
              </table:table-cell>
              <table:table-cell office:value-type="float" office:value="0.986622">
                <text:p>0.98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66.67">
                <text:p>9870</text:p>
              </table:table-cell>
              <table:table-cell office:value-type="float" office:value="0.991748">
                <text:p>0.991748</text:p>
              </table:table-cell>
              <table:table-cell office:value-type="float" office:value="0.993431">
                <text:p>0.993431</text:p>
              </table:table-cell>
              <table:table-cell office:value-type="float" office:value="0.989118">
                <text:p>0.989118</text:p>
              </table:table-cell>
              <table:table-cell office:value-type="float" office:value="0.986093">
                <text:p>0.986093</text:p>
              </table:table-cell>
              <table:table-cell office:value-type="float" office:value="0.989737">
                <text:p>0.989737</text:p>
              </table:table-cell>
              <table:table-cell office:value-type="float" office:value="0.986632">
                <text:p>0.98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984972">
                <text:p>0.984972</text:p>
              </table:table-cell>
              <table:table-cell office:value-type="float" office:value="0.990739">
                <text:p>0.990739</text:p>
              </table:table-cell>
              <table:table-cell office:value-type="float" office:value="0.98907">
                <text:p>0.98907</text:p>
              </table:table-cell>
              <table:table-cell office:value-type="float" office:value="0.986021">
                <text:p>0.986021</text:p>
              </table:table-cell>
              <table:table-cell office:value-type="float" office:value="0.989703">
                <text:p>0.989703</text:p>
              </table:table-cell>
              <table:table-cell office:value-type="float" office:value="0.986571">
                <text:p>0.986571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33.33">
                <text:p>9930</text:p>
              </table:table-cell>
              <table:table-cell office:value-type="float" office:value="0.985141">
                <text:p>0.985141</text:p>
              </table:table-cell>
              <table:table-cell office:value-type="float" office:value="0.990358">
                <text:p>0.990358</text:p>
              </table:table-cell>
              <table:table-cell office:value-type="float" office:value="0.989025">
                <text:p>0.989025</text:p>
              </table:table-cell>
              <table:table-cell office:value-type="float" office:value="0.985954">
                <text:p>0.985954</text:p>
              </table:table-cell>
              <table:table-cell office:value-type="float" office:value="0.98967">
                <text:p>0.98967</text:p>
              </table:table-cell>
              <table:table-cell office:value-type="float" office:value="0.986513">
                <text:p>0.98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6.67">
                <text:p>9970</text:p>
              </table:table-cell>
              <table:table-cell office:value-type="float" office:value="0.970941">
                <text:p>0.970941</text:p>
              </table:table-cell>
              <table:table-cell office:value-type="float" office:value="0.985012">
                <text:p>0.985012</text:p>
              </table:table-cell>
              <table:table-cell office:value-type="float" office:value="0.988722">
                <text:p>0.988722</text:p>
              </table:table-cell>
              <table:table-cell office:value-type="float" office:value="0.98542">
                <text:p>0.98542</text:p>
              </table:table-cell>
              <table:table-cell office:value-type="float" office:value="0.989408">
                <text:p>0.989408</text:p>
              </table:table-cell>
              <table:table-cell office:value-type="float" office:value="0.986016">
                <text:p>0.98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70324">
                <text:p>0.970324</text:p>
              </table:table-cell>
              <table:table-cell office:value-type="float" office:value="0.985025">
                <text:p>0.985025</text:p>
              </table:table-cell>
              <table:table-cell office:value-type="float" office:value="0.988423">
                <text:p>0.988423</text:p>
              </table:table-cell>
              <table:table-cell office:value-type="float" office:value="0.984895">
                <text:p>0.984895</text:p>
              </table:table-cell>
              <table:table-cell office:value-type="float" office:value="0.989151">
                <text:p>0.989151</text:p>
              </table:table-cell>
              <table:table-cell office:value-type="float" office:value="0.985528">
                <text:p>0.985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33.33">
                <text:p>10030</text:p>
              </table:table-cell>
              <table:table-cell office:value-type="float" office:value="0.978312">
                <text:p>0.978312</text:p>
              </table:table-cell>
              <table:table-cell office:value-type="float" office:value="0.988753">
                <text:p>0.988753</text:p>
              </table:table-cell>
              <table:table-cell office:value-type="float" office:value="0.988296">
                <text:p>0.988296</text:p>
              </table:table-cell>
              <table:table-cell office:value-type="float" office:value="0.984686">
                <text:p>0.984686</text:p>
              </table:table-cell>
              <table:table-cell office:value-type="float" office:value="0.989051">
                <text:p>0.989051</text:p>
              </table:table-cell>
              <table:table-cell office:value-type="float" office:value="0.985342">
                <text:p>0.98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66.67">
                <text:p>10070</text:p>
              </table:table-cell>
              <table:table-cell office:value-type="float" office:value="0.978107">
                <text:p>0.978107</text:p>
              </table:table-cell>
              <table:table-cell office:value-type="float" office:value="0.988783">
                <text:p>0.988783</text:p>
              </table:table-cell>
              <table:table-cell office:value-type="float" office:value="0.988168">
                <text:p>0.988168</text:p>
              </table:table-cell>
              <table:table-cell office:value-type="float" office:value="0.984478">
                <text:p>0.984478</text:p>
              </table:table-cell>
              <table:table-cell office:value-type="float" office:value="0.988951">
                <text:p>0.988951</text:p>
              </table:table-cell>
              <table:table-cell office:value-type="float" office:value="0.985156">
                <text:p>0.9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989625">
                <text:p>0.989625</text:p>
              </table:table-cell>
              <table:table-cell office:value-type="float" office:value="0.992968">
                <text:p>0.992968</text:p>
              </table:table-cell>
              <table:table-cell office:value-type="float" office:value="0.988161">
                <text:p>0.988161</text:p>
              </table:table-cell>
              <table:table-cell office:value-type="float" office:value="0.984496">
                <text:p>0.984496</text:p>
              </table:table-cell>
              <table:table-cell office:value-type="float" office:value="0.988951">
                <text:p>0.988951</text:p>
              </table:table-cell>
              <table:table-cell office:value-type="float" office:value="0.985178">
                <text:p>0.985178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33.33">
                <text:p>10130</text:p>
              </table:table-cell>
              <table:table-cell office:value-type="float" office:value="0.989748">
                <text:p>0.989748</text:p>
              </table:table-cell>
              <table:table-cell office:value-type="float" office:value="0.993043">
                <text:p>0.993043</text:p>
              </table:table-cell>
              <table:table-cell office:value-type="float" office:value="0.988152">
                <text:p>0.988152</text:p>
              </table:table-cell>
              <table:table-cell office:value-type="float" office:value="0.98451">
                <text:p>0.98451</text:p>
              </table:table-cell>
              <table:table-cell office:value-type="float" office:value="0.98895">
                <text:p>0.98895</text:p>
              </table:table-cell>
              <table:table-cell office:value-type="float" office:value="0.985196">
                <text:p>0.98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66.67">
                <text:p>10170</text:p>
              </table:table-cell>
              <table:table-cell office:value-type="float" office:value="0.991728">
                <text:p>0.991728</text:p>
              </table:table-cell>
              <table:table-cell office:value-type="float" office:value="0.993729">
                <text:p>0.993729</text:p>
              </table:table-cell>
              <table:table-cell office:value-type="float" office:value="0.988158">
                <text:p>0.988158</text:p>
              </table:table-cell>
              <table:table-cell office:value-type="float" office:value="0.984522">
                <text:p>0.984522</text:p>
              </table:table-cell>
              <table:table-cell office:value-type="float" office:value="0.988958">
                <text:p>0.988958</text:p>
              </table:table-cell>
              <table:table-cell office:value-type="float" office:value="0.98521">
                <text:p>0.9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991776">
                <text:p>0.991776</text:p>
              </table:table-cell>
              <table:table-cell office:value-type="float" office:value="0.99392">
                <text:p>0.99392</text:p>
              </table:table-cell>
              <table:table-cell office:value-type="float" office:value="0.98814">
                <text:p>0.98814</text:p>
              </table:table-cell>
              <table:table-cell office:value-type="float" office:value="0.984507">
                <text:p>0.984507</text:p>
              </table:table-cell>
              <table:table-cell office:value-type="float" office:value="0.988946">
                <text:p>0.988946</text:p>
              </table:table-cell>
              <table:table-cell office:value-type="float" office:value="0.985198">
                <text:p>0.98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33.33">
                <text:p>10230</text:p>
              </table:table-cell>
              <table:table-cell office:value-type="float" office:value="0.991857">
                <text:p>0.991857</text:p>
              </table:table-cell>
              <table:table-cell office:value-type="float" office:value="0.993478">
                <text:p>0.993478</text:p>
              </table:table-cell>
              <table:table-cell office:value-type="float" office:value="0.988135">
                <text:p>0.988135</text:p>
              </table:table-cell>
              <table:table-cell office:value-type="float" office:value="0.984505">
                <text:p>0.984505</text:p>
              </table:table-cell>
              <table:table-cell office:value-type="float" office:value="0.988945">
                <text:p>0.988945</text:p>
              </table:table-cell>
              <table:table-cell office:value-type="float" office:value="0.985199">
                <text:p>0.98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10266.67">
                <text:p>10270</text:p>
              </table:table-cell>
              <table:table-cell office:value-type="float" office:value="0.991811">
                <text:p>0.991811</text:p>
              </table:table-cell>
              <table:table-cell office:value-type="float" office:value="0.993471">
                <text:p>0.993471</text:p>
              </table:table-cell>
              <table:table-cell office:value-type="float" office:value="0.988141">
                <text:p>0.988141</text:p>
              </table:table-cell>
              <table:table-cell office:value-type="float" office:value="0.984517">
                <text:p>0.984517</text:p>
              </table:table-cell>
              <table:table-cell office:value-type="float" office:value="0.988953">
                <text:p>0.988953</text:p>
              </table:table-cell>
              <table:table-cell office:value-type="float" office:value="0.985212">
                <text:p>0.98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99178">
                <text:p>0.99178</text:p>
              </table:table-cell>
              <table:table-cell office:value-type="float" office:value="0.993011">
                <text:p>0.993011</text:p>
              </table:table-cell>
              <table:table-cell office:value-type="float" office:value="0.988125">
                <text:p>0.988125</text:p>
              </table:table-cell>
              <table:table-cell office:value-type="float" office:value="0.984499">
                <text:p>0.984499</text:p>
              </table:table-cell>
              <table:table-cell office:value-type="float" office:value="0.988942">
                <text:p>0.988942</text:p>
              </table:table-cell>
              <table:table-cell office:value-type="float" office:value="0.985198">
                <text:p>0.98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33.33">
                <text:p>10330</text:p>
              </table:table-cell>
              <table:table-cell office:value-type="float" office:value="0.991705">
                <text:p>0.991705</text:p>
              </table:table-cell>
              <table:table-cell office:value-type="float" office:value="0.99319">
                <text:p>0.99319</text:p>
              </table:table-cell>
              <table:table-cell office:value-type="float" office:value="0.98812">
                <text:p>0.98812</text:p>
              </table:table-cell>
              <table:table-cell office:value-type="float" office:value="0.984496">
                <text:p>0.984496</text:p>
              </table:table-cell>
              <table:table-cell office:value-type="float" office:value="0.98894">
                <text:p>0.98894</text:p>
              </table:table-cell>
              <table:table-cell office:value-type="float" office:value="0.985196">
                <text:p>0.98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66.67">
                <text:p>10370</text:p>
              </table:table-cell>
              <table:table-cell office:value-type="float" office:value="0.991789">
                <text:p>0.991789</text:p>
              </table:table-cell>
              <table:table-cell office:value-type="float" office:value="0.993886">
                <text:p>0.993886</text:p>
              </table:table-cell>
              <table:table-cell office:value-type="float" office:value="0.988126">
                <text:p>0.988126</text:p>
              </table:table-cell>
              <table:table-cell office:value-type="float" office:value="0.984508">
                <text:p>0.984508</text:p>
              </table:table-cell>
              <table:table-cell office:value-type="float" office:value="0.988949">
                <text:p>0.988949</text:p>
              </table:table-cell>
              <table:table-cell office:value-type="float" office:value="0.98521">
                <text:p>0.9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991825">
                <text:p>0.991825</text:p>
              </table:table-cell>
              <table:table-cell office:value-type="float" office:value="0.99379">
                <text:p>0.99379</text:p>
              </table:table-cell>
              <table:table-cell office:value-type="float" office:value="0.98811">
                <text:p>0.98811</text:p>
              </table:table-cell>
              <table:table-cell office:value-type="float" office:value="0.984491">
                <text:p>0.984491</text:p>
              </table:table-cell>
              <table:table-cell office:value-type="float" office:value="0.988938">
                <text:p>0.988938</text:p>
              </table:table-cell>
              <table:table-cell office:value-type="float" office:value="0.985196">
                <text:p>0.98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33.33">
                <text:p>10430</text:p>
              </table:table-cell>
              <table:table-cell office:value-type="float" office:value="0.992267">
                <text:p>0.992267</text:p>
              </table:table-cell>
              <table:table-cell office:value-type="float" office:value="0.992825">
                <text:p>0.992825</text:p>
              </table:table-cell>
              <table:table-cell office:value-type="float" office:value="0.988107">
                <text:p>0.988107</text:p>
              </table:table-cell>
              <table:table-cell office:value-type="float" office:value="0.984489">
                <text:p>0.984489</text:p>
              </table:table-cell>
              <table:table-cell office:value-type="float" office:value="0.988935">
                <text:p>0.988935</text:p>
              </table:table-cell>
              <table:table-cell office:value-type="float" office:value="0.985195">
                <text:p>0.98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66.67">
                <text:p>10470</text:p>
              </table:table-cell>
              <table:table-cell office:value-type="float" office:value="0.992106">
                <text:p>0.992106</text:p>
              </table:table-cell>
              <table:table-cell office:value-type="float" office:value="0.992522">
                <text:p>0.992522</text:p>
              </table:table-cell>
              <table:table-cell office:value-type="float" office:value="0.988114">
                <text:p>0.988114</text:p>
              </table:table-cell>
              <table:table-cell office:value-type="float" office:value="0.984503">
                <text:p>0.984503</text:p>
              </table:table-cell>
              <table:table-cell office:value-type="float" office:value="0.988941">
                <text:p>0.988941</text:p>
              </table:table-cell>
              <table:table-cell office:value-type="float" office:value="0.985207">
                <text:p>0.98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992223">
                <text:p>0.992223</text:p>
              </table:table-cell>
              <table:table-cell office:value-type="float" office:value="0.992593">
                <text:p>0.992593</text:p>
              </table:table-cell>
              <table:table-cell office:value-type="float" office:value="0.988099">
                <text:p>0.988099</text:p>
              </table:table-cell>
              <table:table-cell office:value-type="float" office:value="0.984486">
                <text:p>0.984486</text:p>
              </table:table-cell>
              <table:table-cell office:value-type="float" office:value="0.988928">
                <text:p>0.988928</text:p>
              </table:table-cell>
              <table:table-cell office:value-type="float" office:value="0.985192">
                <text:p>0.98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33.33">
                <text:p>10530</text:p>
              </table:table-cell>
              <table:table-cell office:value-type="float" office:value="0.992105">
                <text:p>0.992105</text:p>
              </table:table-cell>
              <table:table-cell office:value-type="float" office:value="0.99249">
                <text:p>0.99249</text:p>
              </table:table-cell>
              <table:table-cell office:value-type="float" office:value="0.988095">
                <text:p>0.988095</text:p>
              </table:table-cell>
              <table:table-cell office:value-type="float" office:value="0.984485">
                <text:p>0.984485</text:p>
              </table:table-cell>
              <table:table-cell office:value-type="float" office:value="0.988924">
                <text:p>0.988924</text:p>
              </table:table-cell>
              <table:table-cell office:value-type="float" office:value="0.98519">
                <text:p>0.9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66.67">
                <text:p>10570</text:p>
              </table:table-cell>
              <table:table-cell office:value-type="float" office:value="0.992169">
                <text:p>0.992169</text:p>
              </table:table-cell>
              <table:table-cell office:value-type="float" office:value="0.992451">
                <text:p>0.992451</text:p>
              </table:table-cell>
              <table:table-cell office:value-type="float" office:value="0.988103">
                <text:p>0.988103</text:p>
              </table:table-cell>
              <table:table-cell office:value-type="float" office:value="0.984498">
                <text:p>0.984498</text:p>
              </table:table-cell>
              <table:table-cell office:value-type="float" office:value="0.98893">
                <text:p>0.98893</text:p>
              </table:table-cell>
              <table:table-cell office:value-type="float" office:value="0.985202">
                <text:p>0.98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992205">
                <text:p>0.992205</text:p>
              </table:table-cell>
              <table:table-cell office:value-type="float" office:value="0.992993">
                <text:p>0.992993</text:p>
              </table:table-cell>
              <table:table-cell office:value-type="float" office:value="0.988089">
                <text:p>0.988089</text:p>
              </table:table-cell>
              <table:table-cell office:value-type="float" office:value="0.984482">
                <text:p>0.984482</text:p>
              </table:table-cell>
              <table:table-cell office:value-type="float" office:value="0.98892">
                <text:p>0.98892</text:p>
              </table:table-cell>
              <table:table-cell office:value-type="float" office:value="0.985188">
                <text:p>0.98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33.33">
                <text:p>10630</text:p>
              </table:table-cell>
              <table:table-cell office:value-type="float" office:value="0.992286">
                <text:p>0.992286</text:p>
              </table:table-cell>
              <table:table-cell office:value-type="float" office:value="0.993466">
                <text:p>0.993466</text:p>
              </table:table-cell>
              <table:table-cell office:value-type="float" office:value="0.988085">
                <text:p>0.988085</text:p>
              </table:table-cell>
              <table:table-cell office:value-type="float" office:value="0.984481">
                <text:p>0.984481</text:p>
              </table:table-cell>
              <table:table-cell office:value-type="float" office:value="0.988921">
                <text:p>0.988921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66.67">
                <text:p>10670</text:p>
              </table:table-cell>
              <table:table-cell office:value-type="float" office:value="0.992143">
                <text:p>0.992143</text:p>
              </table:table-cell>
              <table:table-cell office:value-type="float" office:value="0.993909">
                <text:p>0.993909</text:p>
              </table:table-cell>
              <table:table-cell office:value-type="float" office:value="0.988092">
                <text:p>0.988092</text:p>
              </table:table-cell>
              <table:table-cell office:value-type="float" office:value="0.984494">
                <text:p>0.984494</text:p>
              </table:table-cell>
              <table:table-cell office:value-type="float" office:value="0.98893">
                <text:p>0.98893</text:p>
              </table:table-cell>
              <table:table-cell office:value-type="float" office:value="0.985205">
                <text:p>0.98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991828">
                <text:p>0.991828</text:p>
              </table:table-cell>
              <table:table-cell office:value-type="float" office:value="0.993086">
                <text:p>0.993086</text:p>
              </table:table-cell>
              <table:table-cell office:value-type="float" office:value="0.988076">
                <text:p>0.988076</text:p>
              </table:table-cell>
              <table:table-cell office:value-type="float" office:value="0.984477">
                <text:p>0.984477</text:p>
              </table:table-cell>
              <table:table-cell office:value-type="float" office:value="0.988921">
                <text:p>0.988921</text:p>
              </table:table-cell>
              <table:table-cell office:value-type="float" office:value="0.985193">
                <text:p>0.98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33.33">
                <text:p>10730</text:p>
              </table:table-cell>
              <table:table-cell office:value-type="float" office:value="0.991611">
                <text:p>0.991611</text:p>
              </table:table-cell>
              <table:table-cell office:value-type="float" office:value="0.992967">
                <text:p>0.992967</text:p>
              </table:table-cell>
              <table:table-cell office:value-type="float" office:value="0.98807">
                <text:p>0.98807</text:p>
              </table:table-cell>
              <table:table-cell office:value-type="float" office:value="0.984475">
                <text:p>0.984475</text:p>
              </table:table-cell>
              <table:table-cell office:value-type="float" office:value="0.988918">
                <text:p>0.988918</text:p>
              </table:table-cell>
              <table:table-cell office:value-type="float" office:value="0.985192">
                <text:p>0.98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66.67">
                <text:p>10770</text:p>
              </table:table-cell>
              <table:table-cell office:value-type="float" office:value="0.991791">
                <text:p>0.991791</text:p>
              </table:table-cell>
              <table:table-cell office:value-type="float" office:value="0.992641">
                <text:p>0.992641</text:p>
              </table:table-cell>
              <table:table-cell office:value-type="float" office:value="0.988077">
                <text:p>0.988077</text:p>
              </table:table-cell>
              <table:table-cell office:value-type="float" office:value="0.984487">
                <text:p>0.984487</text:p>
              </table:table-cell>
              <table:table-cell office:value-type="float" office:value="0.988924">
                <text:p>0.988924</text:p>
              </table:table-cell>
              <table:table-cell office:value-type="float" office:value="0.985204">
                <text:p>0.98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991564">
                <text:p>0.991564</text:p>
              </table:table-cell>
              <table:table-cell office:value-type="float" office:value="0.993051">
                <text:p>0.993051</text:p>
              </table:table-cell>
              <table:table-cell office:value-type="float" office:value="0.988059">
                <text:p>0.988059</text:p>
              </table:table-cell>
              <table:table-cell office:value-type="float" office:value="0.98447">
                <text:p>0.98447</text:p>
              </table:table-cell>
              <table:table-cell office:value-type="float" office:value="0.988913">
                <text:p>0.988913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33.33">
                <text:p>10830</text:p>
              </table:table-cell>
              <table:table-cell office:value-type="float" office:value="0.992111">
                <text:p>0.992111</text:p>
              </table:table-cell>
              <table:table-cell office:value-type="float" office:value="0.993231">
                <text:p>0.993231</text:p>
              </table:table-cell>
              <table:table-cell office:value-type="float" office:value="0.988055">
                <text:p>0.988055</text:p>
              </table:table-cell>
              <table:table-cell office:value-type="float" office:value="0.984469">
                <text:p>0.984469</text:p>
              </table:table-cell>
              <table:table-cell office:value-type="float" office:value="0.988911">
                <text:p>0.988911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66.67">
                <text:p>10870</text:p>
              </table:table-cell>
              <table:table-cell office:value-type="float" office:value="0.992011">
                <text:p>0.992011</text:p>
              </table:table-cell>
              <table:table-cell office:value-type="float" office:value="0.992909">
                <text:p>0.992909</text:p>
              </table:table-cell>
              <table:table-cell office:value-type="float" office:value="0.988062">
                <text:p>0.988062</text:p>
              </table:table-cell>
              <table:table-cell office:value-type="float" office:value="0.984482">
                <text:p>0.984482</text:p>
              </table:table-cell>
              <table:table-cell office:value-type="float" office:value="0.988918">
                <text:p>0.988918</text:p>
              </table:table-cell>
              <table:table-cell office:value-type="float" office:value="0.985203">
                <text:p>0.98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991828">
                <text:p>0.991828</text:p>
              </table:table-cell>
              <table:table-cell office:value-type="float" office:value="0.992741">
                <text:p>0.992741</text:p>
              </table:table-cell>
              <table:table-cell office:value-type="float" office:value="0.988047">
                <text:p>0.988047</text:p>
              </table:table-cell>
              <table:table-cell office:value-type="float" office:value="0.984465">
                <text:p>0.984465</text:p>
              </table:table-cell>
              <table:table-cell office:value-type="float" office:value="0.988908">
                <text:p>0.988908</text:p>
              </table:table-cell>
              <table:table-cell office:value-type="float" office:value="0.98519">
                <text:p>0.9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33.33">
                <text:p>10930</text:p>
              </table:table-cell>
              <table:table-cell office:value-type="float" office:value="0.991754">
                <text:p>0.991754</text:p>
              </table:table-cell>
              <table:table-cell office:value-type="float" office:value="0.99281">
                <text:p>0.99281</text:p>
              </table:table-cell>
              <table:table-cell office:value-type="float" office:value="0.988041">
                <text:p>0.988041</text:p>
              </table:table-cell>
              <table:table-cell office:value-type="float" office:value="0.984463">
                <text:p>0.984463</text:p>
              </table:table-cell>
              <table:table-cell office:value-type="float" office:value="0.988906">
                <text:p>0.988906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66.67">
                <text:p>10970</text:p>
              </table:table-cell>
              <table:table-cell office:value-type="float" office:value="0.992244">
                <text:p>0.992244</text:p>
              </table:table-cell>
              <table:table-cell office:value-type="float" office:value="0.9931">
                <text:p>0.9931</text:p>
              </table:table-cell>
              <table:table-cell office:value-type="float" office:value="0.988049">
                <text:p>0.988049</text:p>
              </table:table-cell>
              <table:table-cell office:value-type="float" office:value="0.984477">
                <text:p>0.984477</text:p>
              </table:table-cell>
              <table:table-cell office:value-type="float" office:value="0.988914">
                <text:p>0.988914</text:p>
              </table:table-cell>
              <table:table-cell office:value-type="float" office:value="0.985204">
                <text:p>0.98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992181">
                <text:p>0.992181</text:p>
              </table:table-cell>
              <table:table-cell office:value-type="float" office:value="0.993421">
                <text:p>0.993421</text:p>
              </table:table-cell>
              <table:table-cell office:value-type="float" office:value="0.988034">
                <text:p>0.988034</text:p>
              </table:table-cell>
              <table:table-cell office:value-type="float" office:value="0.984462">
                <text:p>0.984462</text:p>
              </table:table-cell>
              <table:table-cell office:value-type="float" office:value="0.988902">
                <text:p>0.988902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33.33">
                <text:p>11030</text:p>
              </table:table-cell>
              <table:table-cell office:value-type="float" office:value="0.992119">
                <text:p>0.992119</text:p>
              </table:table-cell>
              <table:table-cell office:value-type="float" office:value="0.993061">
                <text:p>0.993061</text:p>
              </table:table-cell>
              <table:table-cell office:value-type="float" office:value="0.98803">
                <text:p>0.98803</text:p>
              </table:table-cell>
              <table:table-cell office:value-type="float" office:value="0.984461">
                <text:p>0.984461</text:p>
              </table:table-cell>
              <table:table-cell office:value-type="float" office:value="0.9889">
                <text:p>0.9889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66.67">
                <text:p>11070</text:p>
              </table:table-cell>
              <table:table-cell office:value-type="float" office:value="0.991868">
                <text:p>0.991868</text:p>
              </table:table-cell>
              <table:table-cell office:value-type="float" office:value="0.993065">
                <text:p>0.993065</text:p>
              </table:table-cell>
              <table:table-cell office:value-type="float" office:value="0.988037">
                <text:p>0.988037</text:p>
              </table:table-cell>
              <table:table-cell office:value-type="float" office:value="0.984474">
                <text:p>0.984474</text:p>
              </table:table-cell>
              <table:table-cell office:value-type="float" office:value="0.988907">
                <text:p>0.988907</text:p>
              </table:table-cell>
              <table:table-cell office:value-type="float" office:value="0.985203">
                <text:p>0.98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992431">
                <text:p>0.992431</text:p>
              </table:table-cell>
              <table:table-cell office:value-type="float" office:value="0.992559">
                <text:p>0.992559</text:p>
              </table:table-cell>
              <table:table-cell office:value-type="float" office:value="0.988023">
                <text:p>0.988023</text:p>
              </table:table-cell>
              <table:table-cell office:value-type="float" office:value="0.984458">
                <text:p>0.984458</text:p>
              </table:table-cell>
              <table:table-cell office:value-type="float" office:value="0.988896">
                <text:p>0.988896</text:p>
              </table:table-cell>
              <table:table-cell office:value-type="float" office:value="0.98519">
                <text:p>0.9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33.33">
                <text:p>11130</text:p>
              </table:table-cell>
              <table:table-cell office:value-type="float" office:value="0.992112">
                <text:p>0.992112</text:p>
              </table:table-cell>
              <table:table-cell office:value-type="float" office:value="0.991845">
                <text:p>0.991845</text:p>
              </table:table-cell>
              <table:table-cell office:value-type="float" office:value="0.98802">
                <text:p>0.98802</text:p>
              </table:table-cell>
              <table:table-cell office:value-type="float" office:value="0.984457">
                <text:p>0.984457</text:p>
              </table:table-cell>
              <table:table-cell office:value-type="float" office:value="0.988892">
                <text:p>0.988892</text:p>
              </table:table-cell>
              <table:table-cell office:value-type="float" office:value="0.985188">
                <text:p>0.98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66.67">
                <text:p>11170</text:p>
              </table:table-cell>
              <table:table-cell office:value-type="float" office:value="0.992238">
                <text:p>0.992238</text:p>
              </table:table-cell>
              <table:table-cell office:value-type="float" office:value="0.992481">
                <text:p>0.992481</text:p>
              </table:table-cell>
              <table:table-cell office:value-type="float" office:value="0.988028">
                <text:p>0.988028</text:p>
              </table:table-cell>
              <table:table-cell office:value-type="float" office:value="0.984471">
                <text:p>0.984471</text:p>
              </table:table-cell>
              <table:table-cell office:value-type="float" office:value="0.988898">
                <text:p>0.988898</text:p>
              </table:table-cell>
              <table:table-cell office:value-type="float" office:value="0.9852">
                <text:p>0.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992316">
                <text:p>0.992316</text:p>
              </table:table-cell>
              <table:table-cell office:value-type="float" office:value="0.992709">
                <text:p>0.992709</text:p>
              </table:table-cell>
              <table:table-cell office:value-type="float" office:value="0.988015">
                <text:p>0.988015</text:p>
              </table:table-cell>
              <table:table-cell office:value-type="float" office:value="0.984455">
                <text:p>0.984455</text:p>
              </table:table-cell>
              <table:table-cell office:value-type="float" office:value="0.988888">
                <text:p>0.988888</text:p>
              </table:table-cell>
              <table:table-cell office:value-type="float" office:value="0.985186">
                <text:p>0.98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33.33">
                <text:p>11230</text:p>
              </table:table-cell>
              <table:table-cell office:value-type="float" office:value="0.992314">
                <text:p>0.992314</text:p>
              </table:table-cell>
              <table:table-cell office:value-type="float" office:value="0.993824">
                <text:p>0.993824</text:p>
              </table:table-cell>
              <table:table-cell office:value-type="float" office:value="0.988012">
                <text:p>0.988012</text:p>
              </table:table-cell>
              <table:table-cell office:value-type="float" office:value="0.984454">
                <text:p>0.984454</text:p>
              </table:table-cell>
              <table:table-cell office:value-type="float" office:value="0.988888">
                <text:p>0.988888</text:p>
              </table:table-cell>
              <table:table-cell office:value-type="float" office:value="0.985187">
                <text:p>0.98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66.67">
                <text:p>11270</text:p>
              </table:table-cell>
              <table:table-cell office:value-type="float" office:value="0.992339">
                <text:p>0.992339</text:p>
              </table:table-cell>
              <table:table-cell office:value-type="float" office:value="0.99381">
                <text:p>0.99381</text:p>
              </table:table-cell>
              <table:table-cell office:value-type="float" office:value="0.98802">
                <text:p>0.98802</text:p>
              </table:table-cell>
              <table:table-cell office:value-type="float" office:value="0.984468">
                <text:p>0.984468</text:p>
              </table:table-cell>
              <table:table-cell office:value-type="float" office:value="0.988897">
                <text:p>0.988897</text:p>
              </table:table-cell>
              <table:table-cell office:value-type="float" office:value="0.985201">
                <text:p>0.98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992642">
                <text:p>0.992642</text:p>
              </table:table-cell>
              <table:table-cell office:value-type="float" office:value="0.993326">
                <text:p>0.993326</text:p>
              </table:table-cell>
              <table:table-cell office:value-type="float" office:value="0.988007">
                <text:p>0.988007</text:p>
              </table:table-cell>
              <table:table-cell office:value-type="float" office:value="0.984453">
                <text:p>0.984453</text:p>
              </table:table-cell>
              <table:table-cell office:value-type="float" office:value="0.988888">
                <text:p>0.988888</text:p>
              </table:table-cell>
              <table:table-cell office:value-type="float" office:value="0.985189">
                <text:p>0.98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33.33">
                <text:p>11330</text:p>
              </table:table-cell>
              <table:table-cell office:value-type="float" office:value="0.992807">
                <text:p>0.992807</text:p>
              </table:table-cell>
              <table:table-cell office:value-type="float" office:value="0.993171">
                <text:p>0.993171</text:p>
              </table:table-cell>
              <table:table-cell office:value-type="float" office:value="0.988005">
                <text:p>0.988005</text:p>
              </table:table-cell>
              <table:table-cell office:value-type="float" office:value="0.984454">
                <text:p>0.984454</text:p>
              </table:table-cell>
              <table:table-cell office:value-type="float" office:value="0.988888">
                <text:p>0.988888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66.67">
                <text:p>11370</text:p>
              </table:table-cell>
              <table:table-cell office:value-type="float" office:value="0.99219">
                <text:p>0.99219</text:p>
              </table:table-cell>
              <table:table-cell office:value-type="float" office:value="0.991827">
                <text:p>0.991827</text:p>
              </table:table-cell>
              <table:table-cell office:value-type="float" office:value="0.988013">
                <text:p>0.988013</text:p>
              </table:table-cell>
              <table:table-cell office:value-type="float" office:value="0.984468">
                <text:p>0.984468</text:p>
              </table:table-cell>
              <table:table-cell office:value-type="float" office:value="0.988892">
                <text:p>0.988892</text:p>
              </table:table-cell>
              <table:table-cell office:value-type="float" office:value="0.985202">
                <text:p>0.98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991852">
                <text:p>0.991852</text:p>
              </table:table-cell>
              <table:table-cell office:value-type="float" office:value="0.991899">
                <text:p>0.991899</text:p>
              </table:table-cell>
              <table:table-cell office:value-type="float" office:value="0.987998">
                <text:p>0.987998</text:p>
              </table:table-cell>
              <table:table-cell office:value-type="float" office:value="0.984451">
                <text:p>0.984451</text:p>
              </table:table-cell>
              <table:table-cell office:value-type="float" office:value="0.988879">
                <text:p>0.988879</text:p>
              </table:table-cell>
              <table:table-cell office:value-type="float" office:value="0.985187">
                <text:p>0.98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33.33">
                <text:p>11430</text:p>
              </table:table-cell>
              <table:table-cell office:value-type="float" office:value="0.991565">
                <text:p>0.991565</text:p>
              </table:table-cell>
              <table:table-cell office:value-type="float" office:value="0.992586">
                <text:p>0.992586</text:p>
              </table:table-cell>
              <table:table-cell office:value-type="float" office:value="0.987992">
                <text:p>0.987992</text:p>
              </table:table-cell>
              <table:table-cell office:value-type="float" office:value="0.984449">
                <text:p>0.984449</text:p>
              </table:table-cell>
              <table:table-cell office:value-type="float" office:value="0.988875">
                <text:p>0.988875</text:p>
              </table:table-cell>
              <table:table-cell office:value-type="float" office:value="0.985186">
                <text:p>0.98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66.67">
                <text:p>11470</text:p>
              </table:table-cell>
              <table:table-cell office:value-type="float" office:value="0.991628">
                <text:p>0.991628</text:p>
              </table:table-cell>
              <table:table-cell office:value-type="float" office:value="0.992341">
                <text:p>0.992341</text:p>
              </table:table-cell>
              <table:table-cell office:value-type="float" office:value="0.987998">
                <text:p>0.987998</text:p>
              </table:table-cell>
              <table:table-cell office:value-type="float" office:value="0.984461">
                <text:p>0.984461</text:p>
              </table:table-cell>
              <table:table-cell office:value-type="float" office:value="0.988881">
                <text:p>0.988881</text:p>
              </table:table-cell>
              <table:table-cell office:value-type="float" office:value="0.985197">
                <text:p>0.98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99193">
                <text:p>0.99193</text:p>
              </table:table-cell>
              <table:table-cell office:value-type="float" office:value="0.992719">
                <text:p>0.992719</text:p>
              </table:table-cell>
              <table:table-cell office:value-type="float" office:value="0.987982">
                <text:p>0.987982</text:p>
              </table:table-cell>
              <table:table-cell office:value-type="float" office:value="0.984447">
                <text:p>0.984447</text:p>
              </table:table-cell>
              <table:table-cell office:value-type="float" office:value="0.988868">
                <text:p>0.988868</text:p>
              </table:table-cell>
              <table:table-cell office:value-type="float" office:value="0.985184">
                <text:p>0.98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33.33">
                <text:p>11530</text:p>
              </table:table-cell>
              <table:table-cell office:value-type="float" office:value="0.991935">
                <text:p>0.991935</text:p>
              </table:table-cell>
              <table:table-cell office:value-type="float" office:value="0.99268">
                <text:p>0.99268</text:p>
              </table:table-cell>
              <table:table-cell office:value-type="float" office:value="0.987978">
                <text:p>0.987978</text:p>
              </table:table-cell>
              <table:table-cell office:value-type="float" office:value="0.984447">
                <text:p>0.984447</text:p>
              </table:table-cell>
              <table:table-cell office:value-type="float" office:value="0.988866">
                <text:p>0.988866</text:p>
              </table:table-cell>
              <table:table-cell office:value-type="float" office:value="0.985185">
                <text:p>0.9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66.67">
                <text:p>11570</text:p>
              </table:table-cell>
              <table:table-cell office:value-type="float" office:value="0.991856">
                <text:p>0.991856</text:p>
              </table:table-cell>
              <table:table-cell office:value-type="float" office:value="0.992826">
                <text:p>0.992826</text:p>
              </table:table-cell>
              <table:table-cell office:value-type="float" office:value="0.987985">
                <text:p>0.987985</text:p>
              </table:table-cell>
              <table:table-cell office:value-type="float" office:value="0.984459">
                <text:p>0.984459</text:p>
              </table:table-cell>
              <table:table-cell office:value-type="float" office:value="0.988872">
                <text:p>0.988872</text:p>
              </table:table-cell>
              <table:table-cell office:value-type="float" office:value="0.985197">
                <text:p>0.98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991927">
                <text:p>0.991927</text:p>
              </table:table-cell>
              <table:table-cell office:value-type="float" office:value="0.992771">
                <text:p>0.992771</text:p>
              </table:table-cell>
              <table:table-cell office:value-type="float" office:value="0.987969">
                <text:p>0.987969</text:p>
              </table:table-cell>
              <table:table-cell office:value-type="float" office:value="0.984445">
                <text:p>0.984445</text:p>
              </table:table-cell>
              <table:table-cell office:value-type="float" office:value="0.988864">
                <text:p>0.988864</text:p>
              </table:table-cell>
              <table:table-cell office:value-type="float" office:value="0.985187">
                <text:p>0.98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33.33">
                <text:p>11630</text:p>
              </table:table-cell>
              <table:table-cell office:value-type="float" office:value="0.992026">
                <text:p>0.992026</text:p>
              </table:table-cell>
              <table:table-cell office:value-type="float" office:value="0.99269">
                <text:p>0.99269</text:p>
              </table:table-cell>
              <table:table-cell office:value-type="float" office:value="0.987965">
                <text:p>0.987965</text:p>
              </table:table-cell>
              <table:table-cell office:value-type="float" office:value="0.984444">
                <text:p>0.984444</text:p>
              </table:table-cell>
              <table:table-cell office:value-type="float" office:value="0.988861">
                <text:p>0.988861</text:p>
              </table:table-cell>
              <table:table-cell office:value-type="float" office:value="0.985188">
                <text:p>0.98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66.67">
                <text:p>11670</text:p>
              </table:table-cell>
              <table:table-cell office:value-type="float" office:value="0.991983">
                <text:p>0.991983</text:p>
              </table:table-cell>
              <table:table-cell office:value-type="float" office:value="0.992616">
                <text:p>0.992616</text:p>
              </table:table-cell>
              <table:table-cell office:value-type="float" office:value="0.987973">
                <text:p>0.987973</text:p>
              </table:table-cell>
              <table:table-cell office:value-type="float" office:value="0.984458">
                <text:p>0.984458</text:p>
              </table:table-cell>
              <table:table-cell office:value-type="float" office:value="0.988868">
                <text:p>0.988868</text:p>
              </table:table-cell>
              <table:table-cell office:value-type="float" office:value="0.9852">
                <text:p>0.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992324">
                <text:p>0.992324</text:p>
              </table:table-cell>
              <table:table-cell office:value-type="float" office:value="0.992837">
                <text:p>0.992837</text:p>
              </table:table-cell>
              <table:table-cell office:value-type="float" office:value="0.987958">
                <text:p>0.987958</text:p>
              </table:table-cell>
              <table:table-cell office:value-type="float" office:value="0.984444">
                <text:p>0.984444</text:p>
              </table:table-cell>
              <table:table-cell office:value-type="float" office:value="0.98886">
                <text:p>0.98886</text:p>
              </table:table-cell>
              <table:table-cell office:value-type="float" office:value="0.98519">
                <text:p>0.9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33.33">
                <text:p>11730</text:p>
              </table:table-cell>
              <table:table-cell office:value-type="float" office:value="0.992124">
                <text:p>0.992124</text:p>
              </table:table-cell>
              <table:table-cell office:value-type="float" office:value="0.992817">
                <text:p>0.992817</text:p>
              </table:table-cell>
              <table:table-cell office:value-type="float" office:value="0.987955">
                <text:p>0.987955</text:p>
              </table:table-cell>
              <table:table-cell office:value-type="float" office:value="0.984444">
                <text:p>0.984444</text:p>
              </table:table-cell>
              <table:table-cell office:value-type="float" office:value="0.988859">
                <text:p>0.988859</text:p>
              </table:table-cell>
              <table:table-cell office:value-type="float" office:value="0.985191">
                <text:p>0.9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66.67">
                <text:p>11770</text:p>
              </table:table-cell>
              <table:table-cell office:value-type="float" office:value="0.992332">
                <text:p>0.992332</text:p>
              </table:table-cell>
              <table:table-cell office:value-type="float" office:value="0.992206">
                <text:p>0.992206</text:p>
              </table:table-cell>
              <table:table-cell office:value-type="float" office:value="0.987963">
                <text:p>0.987963</text:p>
              </table:table-cell>
              <table:table-cell office:value-type="float" office:value="0.984457">
                <text:p>0.984457</text:p>
              </table:table-cell>
              <table:table-cell office:value-type="float" office:value="0.988865">
                <text:p>0.988865</text:p>
              </table:table-cell>
              <table:table-cell office:value-type="float" office:value="0.985203">
                <text:p>0.98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99273">
                <text:p>0.99273</text:p>
              </table:table-cell>
              <table:table-cell office:value-type="float" office:value="0.991959">
                <text:p>0.991959</text:p>
              </table:table-cell>
              <table:table-cell office:value-type="float" office:value="0.98795">
                <text:p>0.98795</text:p>
              </table:table-cell>
              <table:table-cell office:value-type="float" office:value="0.984444">
                <text:p>0.984444</text:p>
              </table:table-cell>
              <table:table-cell office:value-type="float" office:value="0.988851">
                <text:p>0.988851</text:p>
              </table:table-cell>
              <table:table-cell office:value-type="float" office:value="0.985189">
                <text:p>0.98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33.33">
                <text:p>11830</text:p>
              </table:table-cell>
              <table:table-cell office:value-type="float" office:value="0.992345">
                <text:p>0.992345</text:p>
              </table:table-cell>
              <table:table-cell office:value-type="float" office:value="0.992793">
                <text:p>0.992793</text:p>
              </table:table-cell>
              <table:table-cell office:value-type="float" office:value="0.987947">
                <text:p>0.987947</text:p>
              </table:table-cell>
              <table:table-cell office:value-type="float" office:value="0.984444">
                <text:p>0.984444</text:p>
              </table:table-cell>
              <table:table-cell office:value-type="float" office:value="0.988848">
                <text:p>0.988848</text:p>
              </table:table-cell>
              <table:table-cell office:value-type="float" office:value="0.985189">
                <text:p>0.98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66.67">
                <text:p>11870</text:p>
              </table:table-cell>
              <table:table-cell office:value-type="float" office:value="0.992146">
                <text:p>0.992146</text:p>
              </table:table-cell>
              <table:table-cell office:value-type="float" office:value="0.992841">
                <text:p>0.992841</text:p>
              </table:table-cell>
              <table:table-cell office:value-type="float" office:value="0.987955">
                <text:p>0.987955</text:p>
              </table:table-cell>
              <table:table-cell office:value-type="float" office:value="0.984457">
                <text:p>0.984457</text:p>
              </table:table-cell>
              <table:table-cell office:value-type="float" office:value="0.988855">
                <text:p>0.988855</text:p>
              </table:table-cell>
              <table:table-cell office:value-type="float" office:value="0.985202">
                <text:p>0.98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992557">
                <text:p>0.992557</text:p>
              </table:table-cell>
              <table:table-cell office:value-type="float" office:value="0.992365">
                <text:p>0.992365</text:p>
              </table:table-cell>
              <table:table-cell office:value-type="float" office:value="0.987941">
                <text:p>0.987941</text:p>
              </table:table-cell>
              <table:table-cell office:value-type="float" office:value="0.984444">
                <text:p>0.984444</text:p>
              </table:table-cell>
              <table:table-cell office:value-type="float" office:value="0.988841">
                <text:p>0.988841</text:p>
              </table:table-cell>
              <table:table-cell office:value-type="float" office:value="0.985187">
                <text:p>0.98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33.33">
                <text:p>11930</text:p>
              </table:table-cell>
              <table:table-cell office:value-type="float" office:value="0.9927">
                <text:p>0.9927</text:p>
              </table:table-cell>
              <table:table-cell office:value-type="float" office:value="0.99249">
                <text:p>0.99249</text:p>
              </table:table-cell>
              <table:table-cell office:value-type="float" office:value="0.98794">
                <text:p>0.98794</text:p>
              </table:table-cell>
              <table:table-cell office:value-type="float" office:value="0.984443">
                <text:p>0.984443</text:p>
              </table:table-cell>
              <table:table-cell office:value-type="float" office:value="0.988838">
                <text:p>0.988838</text:p>
              </table:table-cell>
              <table:table-cell office:value-type="float" office:value="0.985186">
                <text:p>0.98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66.67">
                <text:p>11970</text:p>
              </table:table-cell>
              <table:table-cell office:value-type="float" office:value="0.992135">
                <text:p>0.992135</text:p>
              </table:table-cell>
              <table:table-cell office:value-type="float" office:value="0.992065">
                <text:p>0.992065</text:p>
              </table:table-cell>
              <table:table-cell office:value-type="float" office:value="0.987948">
                <text:p>0.987948</text:p>
              </table:table-cell>
              <table:table-cell office:value-type="float" office:value="0.984457">
                <text:p>0.984457</text:p>
              </table:table-cell>
              <table:table-cell office:value-type="float" office:value="0.988843">
                <text:p>0.988843</text:p>
              </table:table-cell>
              <table:table-cell office:value-type="float" office:value="0.985198">
                <text:p>0.98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991913">
                <text:p>0.991913</text:p>
              </table:table-cell>
              <table:table-cell office:value-type="float" office:value="0.992001">
                <text:p>0.992001</text:p>
              </table:table-cell>
              <table:table-cell office:value-type="float" office:value="0.987934">
                <text:p>0.987934</text:p>
              </table:table-cell>
              <table:table-cell office:value-type="float" office:value="0.984441">
                <text:p>0.984441</text:p>
              </table:table-cell>
              <table:table-cell office:value-type="float" office:value="0.988828">
                <text:p>0.988828</text:p>
              </table:table-cell>
              <table:table-cell office:value-type="float" office:value="0.985181">
                <text:p>0.98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33.33">
                <text:p>12030</text:p>
              </table:table-cell>
              <table:table-cell office:value-type="float" office:value="0.991881">
                <text:p>0.991881</text:p>
              </table:table-cell>
              <table:table-cell office:value-type="float" office:value="0.991861">
                <text:p>0.991861</text:p>
              </table:table-cell>
              <table:table-cell office:value-type="float" office:value="0.987931">
                <text:p>0.987931</text:p>
              </table:table-cell>
              <table:table-cell office:value-type="float" office:value="0.98444">
                <text:p>0.98444</text:p>
              </table:table-cell>
              <table:table-cell office:value-type="float" office:value="0.988823">
                <text:p>0.988823</text:p>
              </table:table-cell>
              <table:table-cell office:value-type="float" office:value="0.985179">
                <text:p>0.98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66.67">
                <text:p>12070</text:p>
              </table:table-cell>
              <table:table-cell office:value-type="float" office:value="0.991799">
                <text:p>0.991799</text:p>
              </table:table-cell>
              <table:table-cell office:value-type="float" office:value="0.991739">
                <text:p>0.991739</text:p>
              </table:table-cell>
              <table:table-cell office:value-type="float" office:value="0.987938">
                <text:p>0.987938</text:p>
              </table:table-cell>
              <table:table-cell office:value-type="float" office:value="0.984452">
                <text:p>0.984452</text:p>
              </table:table-cell>
              <table:table-cell office:value-type="float" office:value="0.988827">
                <text:p>0.988827</text:p>
              </table:table-cell>
              <table:table-cell office:value-type="float" office:value="0.98519">
                <text:p>0.9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992154">
                <text:p>0.992154</text:p>
              </table:table-cell>
              <table:table-cell office:value-type="float" office:value="0.992477">
                <text:p>0.992477</text:p>
              </table:table-cell>
              <table:table-cell office:value-type="float" office:value="0.987924">
                <text:p>0.987924</text:p>
              </table:table-cell>
              <table:table-cell office:value-type="float" office:value="0.984437">
                <text:p>0.984437</text:p>
              </table:table-cell>
              <table:table-cell office:value-type="float" office:value="0.988814">
                <text:p>0.988814</text:p>
              </table:table-cell>
              <table:table-cell office:value-type="float" office:value="0.985174">
                <text:p>0.98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33.33">
                <text:p>12130</text:p>
              </table:table-cell>
              <table:table-cell office:value-type="float" office:value="0.992269">
                <text:p>0.992269</text:p>
              </table:table-cell>
              <table:table-cell office:value-type="float" office:value="0.99259">
                <text:p>0.99259</text:p>
              </table:table-cell>
              <table:table-cell office:value-type="float" office:value="0.987921">
                <text:p>0.987921</text:p>
              </table:table-cell>
              <table:table-cell office:value-type="float" office:value="0.984437">
                <text:p>0.984437</text:p>
              </table:table-cell>
              <table:table-cell office:value-type="float" office:value="0.98881">
                <text:p>0.98881</text:p>
              </table:table-cell>
              <table:table-cell office:value-type="float" office:value="0.985174">
                <text:p>0.98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66.67">
                <text:p>12170</text:p>
              </table:table-cell>
              <table:table-cell office:value-type="float" office:value="0.992071">
                <text:p>0.992071</text:p>
              </table:table-cell>
              <table:table-cell office:value-type="float" office:value="0.99235">
                <text:p>0.99235</text:p>
              </table:table-cell>
              <table:table-cell office:value-type="float" office:value="0.987929">
                <text:p>0.987929</text:p>
              </table:table-cell>
              <table:table-cell office:value-type="float" office:value="0.98445">
                <text:p>0.98445</text:p>
              </table:table-cell>
              <table:table-cell office:value-type="float" office:value="0.988816">
                <text:p>0.988816</text:p>
              </table:table-cell>
              <table:table-cell office:value-type="float" office:value="0.985186">
                <text:p>0.98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99198">
                <text:p>0.99198</text:p>
              </table:table-cell>
              <table:table-cell office:value-type="float" office:value="0.992065">
                <text:p>0.992065</text:p>
              </table:table-cell>
              <table:table-cell office:value-type="float" office:value="0.987914">
                <text:p>0.987914</text:p>
              </table:table-cell>
              <table:table-cell office:value-type="float" office:value="0.984436">
                <text:p>0.984436</text:p>
              </table:table-cell>
              <table:table-cell office:value-type="float" office:value="0.988802">
                <text:p>0.988802</text:p>
              </table:table-cell>
              <table:table-cell office:value-type="float" office:value="0.985171">
                <text:p>0.98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33.33">
                <text:p>12230</text:p>
              </table:table-cell>
              <table:table-cell office:value-type="float" office:value="0.99195">
                <text:p>0.99195</text:p>
              </table:table-cell>
              <table:table-cell office:value-type="float" office:value="0.992422">
                <text:p>0.992422</text:p>
              </table:table-cell>
              <table:table-cell office:value-type="float" office:value="0.987911">
                <text:p>0.987911</text:p>
              </table:table-cell>
              <table:table-cell office:value-type="float" office:value="0.984435">
                <text:p>0.984435</text:p>
              </table:table-cell>
              <table:table-cell office:value-type="float" office:value="0.988798">
                <text:p>0.988798</text:p>
              </table:table-cell>
              <table:table-cell office:value-type="float" office:value="0.98517">
                <text:p>0.9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66.67">
                <text:p>12270</text:p>
              </table:table-cell>
              <table:table-cell office:value-type="float" office:value="0.991733">
                <text:p>0.991733</text:p>
              </table:table-cell>
              <table:table-cell office:value-type="float" office:value="0.992304">
                <text:p>0.992304</text:p>
              </table:table-cell>
              <table:table-cell office:value-type="float" office:value="0.987918">
                <text:p>0.987918</text:p>
              </table:table-cell>
              <table:table-cell office:value-type="float" office:value="0.984447">
                <text:p>0.984447</text:p>
              </table:table-cell>
              <table:table-cell office:value-type="float" office:value="0.988804">
                <text:p>0.988804</text:p>
              </table:table-cell>
              <table:table-cell office:value-type="float" office:value="0.985181">
                <text:p>0.98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991523">
                <text:p>0.991523</text:p>
              </table:table-cell>
              <table:table-cell office:value-type="float" office:value="0.992521">
                <text:p>0.992521</text:p>
              </table:table-cell>
              <table:table-cell office:value-type="float" office:value="0.987902">
                <text:p>0.987902</text:p>
              </table:table-cell>
              <table:table-cell office:value-type="float" office:value="0.984431">
                <text:p>0.984431</text:p>
              </table:table-cell>
              <table:table-cell office:value-type="float" office:value="0.988795">
                <text:p>0.988795</text:p>
              </table:table-cell>
              <table:table-cell office:value-type="float" office:value="0.98517">
                <text:p>0.9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33.33">
                <text:p>12330</text:p>
              </table:table-cell>
              <table:table-cell office:value-type="float" office:value="0.991419">
                <text:p>0.991419</text:p>
              </table:table-cell>
              <table:table-cell office:value-type="float" office:value="0.992543">
                <text:p>0.992543</text:p>
              </table:table-cell>
              <table:table-cell office:value-type="float" office:value="0.987897">
                <text:p>0.987897</text:p>
              </table:table-cell>
              <table:table-cell office:value-type="float" office:value="0.984429">
                <text:p>0.984429</text:p>
              </table:table-cell>
              <table:table-cell office:value-type="float" office:value="0.988795">
                <text:p>0.988795</text:p>
              </table:table-cell>
              <table:table-cell office:value-type="float" office:value="0.98517">
                <text:p>0.9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66.67">
                <text:p>12370</text:p>
              </table:table-cell>
              <table:table-cell office:value-type="float" office:value="0.991505">
                <text:p>0.991505</text:p>
              </table:table-cell>
              <table:table-cell office:value-type="float" office:value="0.991372">
                <text:p>0.991372</text:p>
              </table:table-cell>
              <table:table-cell office:value-type="float" office:value="0.987903">
                <text:p>0.987903</text:p>
              </table:table-cell>
              <table:table-cell office:value-type="float" office:value="0.984441">
                <text:p>0.984441</text:p>
              </table:table-cell>
              <table:table-cell office:value-type="float" office:value="0.988798">
                <text:p>0.988798</text:p>
              </table:table-cell>
              <table:table-cell office:value-type="float" office:value="0.98518">
                <text:p>0.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991403">
                <text:p>0.991403</text:p>
              </table:table-cell>
              <table:table-cell office:value-type="float" office:value="0.991365">
                <text:p>0.991365</text:p>
              </table:table-cell>
              <table:table-cell office:value-type="float" office:value="0.987888">
                <text:p>0.987888</text:p>
              </table:table-cell>
              <table:table-cell office:value-type="float" office:value="0.984425">
                <text:p>0.984425</text:p>
              </table:table-cell>
              <table:table-cell office:value-type="float" office:value="0.988788">
                <text:p>0.988788</text:p>
              </table:table-cell>
              <table:table-cell office:value-type="float" office:value="0.985167">
                <text:p>0.98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33.33">
                <text:p>12430</text:p>
              </table:table-cell>
              <table:table-cell office:value-type="float" office:value="0.991961">
                <text:p>0.991961</text:p>
              </table:table-cell>
              <table:table-cell office:value-type="float" office:value="0.991689">
                <text:p>0.991689</text:p>
              </table:table-cell>
              <table:table-cell office:value-type="float" office:value="0.987886">
                <text:p>0.987886</text:p>
              </table:table-cell>
              <table:table-cell office:value-type="float" office:value="0.984423">
                <text:p>0.984423</text:p>
              </table:table-cell>
              <table:table-cell office:value-type="float" office:value="0.988786">
                <text:p>0.988786</text:p>
              </table:table-cell>
              <table:table-cell office:value-type="float" office:value="0.985166">
                <text:p>0.98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66.67">
                <text:p>12470</text:p>
              </table:table-cell>
              <table:table-cell office:value-type="float" office:value="0.992062">
                <text:p>0.992062</text:p>
              </table:table-cell>
              <table:table-cell office:value-type="float" office:value="0.9922">
                <text:p>0.9922</text:p>
              </table:table-cell>
              <table:table-cell office:value-type="float" office:value="0.987893">
                <text:p>0.987893</text:p>
              </table:table-cell>
              <table:table-cell office:value-type="float" office:value="0.984437">
                <text:p>0.984437</text:p>
              </table:table-cell>
              <table:table-cell office:value-type="float" office:value="0.988792">
                <text:p>0.988792</text:p>
              </table:table-cell>
              <table:table-cell office:value-type="float" office:value="0.985178">
                <text:p>0.98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991622">
                <text:p>0.991622</text:p>
              </table:table-cell>
              <table:table-cell office:value-type="float" office:value="0.991872">
                <text:p>0.991872</text:p>
              </table:table-cell>
              <table:table-cell office:value-type="float" office:value="0.98788">
                <text:p>0.98788</text:p>
              </table:table-cell>
              <table:table-cell office:value-type="float" office:value="0.98442">
                <text:p>0.98442</text:p>
              </table:table-cell>
              <table:table-cell office:value-type="float" office:value="0.988784">
                <text:p>0.988784</text:p>
              </table:table-cell>
              <table:table-cell office:value-type="float" office:value="0.985164">
                <text:p>0.98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33.33">
                <text:p>12530</text:p>
              </table:table-cell>
              <table:table-cell office:value-type="float" office:value="0.991412">
                <text:p>0.991412</text:p>
              </table:table-cell>
              <table:table-cell office:value-type="float" office:value="0.991467">
                <text:p>0.991467</text:p>
              </table:table-cell>
              <table:table-cell office:value-type="float" office:value="0.987876">
                <text:p>0.987876</text:p>
              </table:table-cell>
              <table:table-cell office:value-type="float" office:value="0.984418">
                <text:p>0.984418</text:p>
              </table:table-cell>
              <table:table-cell office:value-type="float" office:value="0.988779">
                <text:p>0.988779</text:p>
              </table:table-cell>
              <table:table-cell office:value-type="float" office:value="0.985161">
                <text:p>0.98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66.67">
                <text:p>12570</text:p>
              </table:table-cell>
              <table:table-cell office:value-type="float" office:value="0.992295">
                <text:p>0.992295</text:p>
              </table:table-cell>
              <table:table-cell office:value-type="float" office:value="0.991926">
                <text:p>0.991926</text:p>
              </table:table-cell>
              <table:table-cell office:value-type="float" office:value="0.987885">
                <text:p>0.987885</text:p>
              </table:table-cell>
              <table:table-cell office:value-type="float" office:value="0.984432">
                <text:p>0.984432</text:p>
              </table:table-cell>
              <table:table-cell office:value-type="float" office:value="0.988784">
                <text:p>0.988784</text:p>
              </table:table-cell>
              <table:table-cell office:value-type="float" office:value="0.985173">
                <text:p>0.98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992387">
                <text:p>0.992387</text:p>
              </table:table-cell>
              <table:table-cell office:value-type="float" office:value="0.992022">
                <text:p>0.992022</text:p>
              </table:table-cell>
              <table:table-cell office:value-type="float" office:value="0.987874">
                <text:p>0.987874</text:p>
              </table:table-cell>
              <table:table-cell office:value-type="float" office:value="0.984417">
                <text:p>0.984417</text:p>
              </table:table-cell>
              <table:table-cell office:value-type="float" office:value="0.988774">
                <text:p>0.988774</text:p>
              </table:table-cell>
              <table:table-cell office:value-type="float" office:value="0.985158">
                <text:p>0.98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33.33">
                <text:p>12630</text:p>
              </table:table-cell>
              <table:table-cell office:value-type="float" office:value="0.991976">
                <text:p>0.991976</text:p>
              </table:table-cell>
              <table:table-cell office:value-type="float" office:value="0.991933">
                <text:p>0.991933</text:p>
              </table:table-cell>
              <table:table-cell office:value-type="float" office:value="0.987872">
                <text:p>0.987872</text:p>
              </table:table-cell>
              <table:table-cell office:value-type="float" office:value="0.984416">
                <text:p>0.984416</text:p>
              </table:table-cell>
              <table:table-cell office:value-type="float" office:value="0.988772">
                <text:p>0.988772</text:p>
              </table:table-cell>
              <table:table-cell office:value-type="float" office:value="0.985158">
                <text:p>0.98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66.67">
                <text:p>12670</text:p>
              </table:table-cell>
              <table:table-cell office:value-type="float" office:value="0.991929">
                <text:p>0.991929</text:p>
              </table:table-cell>
              <table:table-cell office:value-type="float" office:value="0.992204">
                <text:p>0.992204</text:p>
              </table:table-cell>
              <table:table-cell office:value-type="float" office:value="0.987879">
                <text:p>0.987879</text:p>
              </table:table-cell>
              <table:table-cell office:value-type="float" office:value="0.984429">
                <text:p>0.984429</text:p>
              </table:table-cell>
              <table:table-cell office:value-type="float" office:value="0.988778">
                <text:p>0.988778</text:p>
              </table:table-cell>
              <table:table-cell office:value-type="float" office:value="0.985169">
                <text:p>0.98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991533">
                <text:p>0.991533</text:p>
              </table:table-cell>
              <table:table-cell office:value-type="float" office:value="0.991671">
                <text:p>0.991671</text:p>
              </table:table-cell>
              <table:table-cell office:value-type="float" office:value="0.987865">
                <text:p>0.987865</text:p>
              </table:table-cell>
              <table:table-cell office:value-type="float" office:value="0.984412">
                <text:p>0.984412</text:p>
              </table:table-cell>
              <table:table-cell office:value-type="float" office:value="0.988767">
                <text:p>0.988767</text:p>
              </table:table-cell>
              <table:table-cell office:value-type="float" office:value="0.985155">
                <text:p>0.985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33.33">
                <text:p>12730</text:p>
              </table:table-cell>
              <table:table-cell office:value-type="float" office:value="0.991636">
                <text:p>0.991636</text:p>
              </table:table-cell>
              <table:table-cell office:value-type="float" office:value="0.991535">
                <text:p>0.991535</text:p>
              </table:table-cell>
              <table:table-cell office:value-type="float" office:value="0.987862">
                <text:p>0.987862</text:p>
              </table:table-cell>
              <table:table-cell office:value-type="float" office:value="0.98441">
                <text:p>0.98441</text:p>
              </table:table-cell>
              <table:table-cell office:value-type="float" office:value="0.988763">
                <text:p>0.988763</text:p>
              </table:table-cell>
              <table:table-cell office:value-type="float" office:value="0.985152">
                <text:p>0.98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66.67">
                <text:p>12770</text:p>
              </table:table-cell>
              <table:table-cell office:value-type="float" office:value="0.991943">
                <text:p>0.991943</text:p>
              </table:table-cell>
              <table:table-cell office:value-type="float" office:value="0.992763">
                <text:p>0.992763</text:p>
              </table:table-cell>
              <table:table-cell office:value-type="float" office:value="0.987869">
                <text:p>0.987869</text:p>
              </table:table-cell>
              <table:table-cell office:value-type="float" office:value="0.984424">
                <text:p>0.984424</text:p>
              </table:table-cell>
              <table:table-cell office:value-type="float" office:value="0.98877">
                <text:p>0.98877</text:p>
              </table:table-cell>
              <table:table-cell office:value-type="float" office:value="0.985165">
                <text:p>0.98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992219">
                <text:p>0.992219</text:p>
              </table:table-cell>
              <table:table-cell office:value-type="float" office:value="0.992561">
                <text:p>0.992561</text:p>
              </table:table-cell>
              <table:table-cell office:value-type="float" office:value="0.987859">
                <text:p>0.987859</text:p>
              </table:table-cell>
              <table:table-cell office:value-type="float" office:value="0.984409">
                <text:p>0.984409</text:p>
              </table:table-cell>
              <table:table-cell office:value-type="float" office:value="0.988762">
                <text:p>0.988762</text:p>
              </table:table-cell>
              <table:table-cell office:value-type="float" office:value="0.985152">
                <text:p>0.98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33.33">
                <text:p>12830</text:p>
              </table:table-cell>
              <table:table-cell office:value-type="float" office:value="0.991259">
                <text:p>0.991259</text:p>
              </table:table-cell>
              <table:table-cell office:value-type="float" office:value="0.992285">
                <text:p>0.992285</text:p>
              </table:table-cell>
              <table:table-cell office:value-type="float" office:value="0.987854">
                <text:p>0.987854</text:p>
              </table:table-cell>
              <table:table-cell office:value-type="float" office:value="0.984406">
                <text:p>0.984406</text:p>
              </table:table-cell>
              <table:table-cell office:value-type="float" office:value="0.988761">
                <text:p>0.988761</text:p>
              </table:table-cell>
              <table:table-cell office:value-type="float" office:value="0.98515">
                <text:p>0.9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66.67">
                <text:p>12870</text:p>
              </table:table-cell>
              <table:table-cell office:value-type="float" office:value="0.99127">
                <text:p>0.99127</text:p>
              </table:table-cell>
              <table:table-cell office:value-type="float" office:value="0.991914">
                <text:p>0.991914</text:p>
              </table:table-cell>
              <table:table-cell office:value-type="float" office:value="0.98786">
                <text:p>0.98786</text:p>
              </table:table-cell>
              <table:table-cell office:value-type="float" office:value="0.984417">
                <text:p>0.984417</text:p>
              </table:table-cell>
              <table:table-cell office:value-type="float" office:value="0.988765">
                <text:p>0.988765</text:p>
              </table:table-cell>
              <table:table-cell office:value-type="float" office:value="0.985161">
                <text:p>0.98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991353">
                <text:p>0.991353</text:p>
              </table:table-cell>
              <table:table-cell office:value-type="float" office:value="0.991462">
                <text:p>0.991462</text:p>
              </table:table-cell>
              <table:table-cell office:value-type="float" office:value="0.987845">
                <text:p>0.987845</text:p>
              </table:table-cell>
              <table:table-cell office:value-type="float" office:value="0.9844">
                <text:p>0.9844</text:p>
              </table:table-cell>
              <table:table-cell office:value-type="float" office:value="0.988759">
                <text:p>0.988759</text:p>
              </table:table-cell>
              <table:table-cell office:value-type="float" office:value="0.985149">
                <text:p>0.98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33.33">
                <text:p>12930</text:p>
              </table:table-cell>
              <table:table-cell office:value-type="float" office:value="0.991534">
                <text:p>0.991534</text:p>
              </table:table-cell>
              <table:table-cell office:value-type="float" office:value="0.991537">
                <text:p>0.991537</text:p>
              </table:table-cell>
              <table:table-cell office:value-type="float" office:value="0.987841">
                <text:p>0.987841</text:p>
              </table:table-cell>
              <table:table-cell office:value-type="float" office:value="0.984398">
                <text:p>0.984398</text:p>
              </table:table-cell>
              <table:table-cell office:value-type="float" office:value="0.988757">
                <text:p>0.988757</text:p>
              </table:table-cell>
              <table:table-cell office:value-type="float" office:value="0.985148">
                <text:p>0.98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66.67">
                <text:p>12970</text:p>
              </table:table-cell>
              <table:table-cell office:value-type="float" office:value="0.974398">
                <text:p>0.974398</text:p>
              </table:table-cell>
              <table:table-cell office:value-type="float" office:value="0.985327">
                <text:p>0.985327</text:p>
              </table:table-cell>
              <table:table-cell office:value-type="float" office:value="0.987655">
                <text:p>0.987655</text:p>
              </table:table-cell>
              <table:table-cell office:value-type="float" office:value="0.984083">
                <text:p>0.984083</text:p>
              </table:table-cell>
              <table:table-cell office:value-type="float" office:value="0.9886">
                <text:p>0.9886</text:p>
              </table:table-cell>
              <table:table-cell office:value-type="float" office:value="0.984858">
                <text:p>0.984858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973906">
                <text:p>0.973906</text:p>
              </table:table-cell>
              <table:table-cell office:value-type="float" office:value="0.985116">
                <text:p>0.985116</text:p>
              </table:table-cell>
              <table:table-cell office:value-type="float" office:value="0.987589">
                <text:p>0.987589</text:p>
              </table:table-cell>
              <table:table-cell office:value-type="float" office:value="0.983969">
                <text:p>0.983969</text:p>
              </table:table-cell>
              <table:table-cell office:value-type="float" office:value="0.988548">
                <text:p>0.988548</text:p>
              </table:table-cell>
              <table:table-cell office:value-type="float" office:value="0.984755">
                <text:p>0.98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33.33">
                <text:p>13030</text:p>
              </table:table-cell>
              <table:table-cell office:value-type="float" office:value="0.975205">
                <text:p>0.975205</text:p>
              </table:table-cell>
              <table:table-cell office:value-type="float" office:value="0.986723">
                <text:p>0.986723</text:p>
              </table:table-cell>
              <table:table-cell office:value-type="float" office:value="0.987568">
                <text:p>0.987568</text:p>
              </table:table-cell>
              <table:table-cell office:value-type="float" office:value="0.98393">
                <text:p>0.98393</text:p>
              </table:table-cell>
              <table:table-cell office:value-type="float" office:value="0.988533">
                <text:p>0.988533</text:p>
              </table:table-cell>
              <table:table-cell office:value-type="float" office:value="0.984721">
                <text:p>0.98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66.67">
                <text:p>13070</text:p>
              </table:table-cell>
              <table:table-cell office:value-type="float" office:value="0.975417">
                <text:p>0.975417</text:p>
              </table:table-cell>
              <table:table-cell office:value-type="float" office:value="0.987">
                <text:p>0.987</text:p>
              </table:table-cell>
              <table:table-cell office:value-type="float" office:value="0.987409">
                <text:p>0.987409</text:p>
              </table:table-cell>
              <table:table-cell office:value-type="float" office:value="0.983664">
                <text:p>0.983664</text:p>
              </table:table-cell>
              <table:table-cell office:value-type="float" office:value="0.988403">
                <text:p>0.988403</text:p>
              </table:table-cell>
              <table:table-cell office:value-type="float" office:value="0.984479">
                <text:p>0.98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989058">
                <text:p>0.989058</text:p>
              </table:table-cell>
              <table:table-cell office:value-type="float" office:value="0.990384">
                <text:p>0.990384</text:p>
              </table:table-cell>
              <table:table-cell office:value-type="float" office:value="0.987722">
                <text:p>0.987722</text:p>
              </table:table-cell>
              <table:table-cell office:value-type="float" office:value="0.984194">
                <text:p>0.984194</text:p>
              </table:table-cell>
              <table:table-cell office:value-type="float" office:value="0.988663">
                <text:p>0.988663</text:p>
              </table:table-cell>
              <table:table-cell office:value-type="float" office:value="0.984964">
                <text:p>0.984964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33.33">
                <text:p>13130</text:p>
              </table:table-cell>
              <table:table-cell office:value-type="float" office:value="0.988969">
                <text:p>0.988969</text:p>
              </table:table-cell>
              <table:table-cell office:value-type="float" office:value="0.990453">
                <text:p>0.990453</text:p>
              </table:table-cell>
              <table:table-cell office:value-type="float" office:value="0.987718">
                <text:p>0.987718</text:p>
              </table:table-cell>
              <table:table-cell office:value-type="float" office:value="0.984189">
                <text:p>0.984189</text:p>
              </table:table-cell>
              <table:table-cell office:value-type="float" office:value="0.988662">
                <text:p>0.988662</text:p>
              </table:table-cell>
              <table:table-cell office:value-type="float" office:value="0.98496">
                <text:p>0.9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66.67">
                <text:p>13170</text:p>
              </table:table-cell>
              <table:table-cell office:value-type="float" office:value="0.991036">
                <text:p>0.991036</text:p>
              </table:table-cell>
              <table:table-cell office:value-type="float" office:value="0.992123">
                <text:p>0.992123</text:p>
              </table:table-cell>
              <table:table-cell office:value-type="float" office:value="0.987724">
                <text:p>0.987724</text:p>
              </table:table-cell>
              <table:table-cell office:value-type="float" office:value="0.9842">
                <text:p>0.9842</text:p>
              </table:table-cell>
              <table:table-cell office:value-type="float" office:value="0.988667">
                <text:p>0.988667</text:p>
              </table:table-cell>
              <table:table-cell office:value-type="float" office:value="0.984971">
                <text:p>0.98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991216">
                <text:p>0.991216</text:p>
              </table:table-cell>
              <table:table-cell office:value-type="float" office:value="0.992263">
                <text:p>0.992263</text:p>
              </table:table-cell>
              <table:table-cell office:value-type="float" office:value="0.987719">
                <text:p>0.987719</text:p>
              </table:table-cell>
              <table:table-cell office:value-type="float" office:value="0.984192">
                <text:p>0.984192</text:p>
              </table:table-cell>
              <table:table-cell office:value-type="float" office:value="0.98867">
                <text:p>0.98867</text:p>
              </table:table-cell>
              <table:table-cell office:value-type="float" office:value="0.984967">
                <text:p>0.98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33.33">
                <text:p>13230</text:p>
              </table:table-cell>
              <table:table-cell office:value-type="float" office:value="0.99079">
                <text:p>0.99079</text:p>
              </table:table-cell>
              <table:table-cell office:value-type="float" office:value="0.991012">
                <text:p>0.991012</text:p>
              </table:table-cell>
              <table:table-cell office:value-type="float" office:value="0.987713">
                <text:p>0.987713</text:p>
              </table:table-cell>
              <table:table-cell office:value-type="float" office:value="0.984187">
                <text:p>0.984187</text:p>
              </table:table-cell>
              <table:table-cell office:value-type="float" office:value="0.988666">
                <text:p>0.988666</text:p>
              </table:table-cell>
              <table:table-cell office:value-type="float" office:value="0.984964">
                <text:p>0.98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13266.67">
                <text:p>13270</text:p>
              </table:table-cell>
              <table:table-cell office:value-type="float" office:value="0.990712">
                <text:p>0.990712</text:p>
              </table:table-cell>
              <table:table-cell office:value-type="float" office:value="0.99084">
                <text:p>0.99084</text:p>
              </table:table-cell>
              <table:table-cell office:value-type="float" office:value="0.987717">
                <text:p>0.987717</text:p>
              </table:table-cell>
              <table:table-cell office:value-type="float" office:value="0.984197">
                <text:p>0.984197</text:p>
              </table:table-cell>
              <table:table-cell office:value-type="float" office:value="0.988668">
                <text:p>0.988668</text:p>
              </table:table-cell>
              <table:table-cell office:value-type="float" office:value="0.984972">
                <text:p>0.98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991135">
                <text:p>0.991135</text:p>
              </table:table-cell>
              <table:table-cell office:value-type="float" office:value="0.99146">
                <text:p>0.99146</text:p>
              </table:table-cell>
              <table:table-cell office:value-type="float" office:value="0.987701">
                <text:p>0.987701</text:p>
              </table:table-cell>
              <table:table-cell office:value-type="float" office:value="0.984179">
                <text:p>0.984179</text:p>
              </table:table-cell>
              <table:table-cell office:value-type="float" office:value="0.988662">
                <text:p>0.988662</text:p>
              </table:table-cell>
              <table:table-cell office:value-type="float" office:value="0.98496">
                <text:p>0.9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33.33">
                <text:p>13330</text:p>
              </table:table-cell>
              <table:table-cell office:value-type="float" office:value="0.99118">
                <text:p>0.99118</text:p>
              </table:table-cell>
              <table:table-cell office:value-type="float" office:value="0.991616">
                <text:p>0.991616</text:p>
              </table:table-cell>
              <table:table-cell office:value-type="float" office:value="0.987696">
                <text:p>0.987696</text:p>
              </table:table-cell>
              <table:table-cell office:value-type="float" office:value="0.984176">
                <text:p>0.984176</text:p>
              </table:table-cell>
              <table:table-cell office:value-type="float" office:value="0.988661">
                <text:p>0.988661</text:p>
              </table:table-cell>
              <table:table-cell office:value-type="float" office:value="0.984959">
                <text:p>0.98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66.67">
                <text:p>13370</text:p>
              </table:table-cell>
              <table:table-cell office:value-type="float" office:value="0.99115">
                <text:p>0.99115</text:p>
              </table:table-cell>
              <table:table-cell office:value-type="float" office:value="0.991793">
                <text:p>0.991793</text:p>
              </table:table-cell>
              <table:table-cell office:value-type="float" office:value="0.987701">
                <text:p>0.987701</text:p>
              </table:table-cell>
              <table:table-cell office:value-type="float" office:value="0.984188">
                <text:p>0.984188</text:p>
              </table:table-cell>
              <table:table-cell office:value-type="float" office:value="0.988665">
                <text:p>0.988665</text:p>
              </table:table-cell>
              <table:table-cell office:value-type="float" office:value="0.984969">
                <text:p>0.984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991103">
                <text:p>0.991103</text:p>
              </table:table-cell>
              <table:table-cell office:value-type="float" office:value="0.99105">
                <text:p>0.99105</text:p>
              </table:table-cell>
              <table:table-cell office:value-type="float" office:value="0.987685">
                <text:p>0.987685</text:p>
              </table:table-cell>
              <table:table-cell office:value-type="float" office:value="0.98417">
                <text:p>0.98417</text:p>
              </table:table-cell>
              <table:table-cell office:value-type="float" office:value="0.988657">
                <text:p>0.988657</text:p>
              </table:table-cell>
              <table:table-cell office:value-type="float" office:value="0.984957">
                <text:p>0.98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33.33">
                <text:p>13430</text:p>
              </table:table-cell>
              <table:table-cell office:value-type="float" office:value="0.991441">
                <text:p>0.991441</text:p>
              </table:table-cell>
              <table:table-cell office:value-type="float" office:value="0.9914">
                <text:p>0.9914</text:p>
              </table:table-cell>
              <table:table-cell office:value-type="float" office:value="0.98768">
                <text:p>0.98768</text:p>
              </table:table-cell>
              <table:table-cell office:value-type="float" office:value="0.984169">
                <text:p>0.984169</text:p>
              </table:table-cell>
              <table:table-cell office:value-type="float" office:value="0.988655">
                <text:p>0.988655</text:p>
              </table:table-cell>
              <table:table-cell office:value-type="float" office:value="0.984956">
                <text:p>0.9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66.67">
                <text:p>13470</text:p>
              </table:table-cell>
              <table:table-cell office:value-type="float" office:value="0.991422">
                <text:p>0.991422</text:p>
              </table:table-cell>
              <table:table-cell office:value-type="float" office:value="0.991524">
                <text:p>0.991524</text:p>
              </table:table-cell>
              <table:table-cell office:value-type="float" office:value="0.987687">
                <text:p>0.987687</text:p>
              </table:table-cell>
              <table:table-cell office:value-type="float" office:value="0.984181">
                <text:p>0.984181</text:p>
              </table:table-cell>
              <table:table-cell office:value-type="float" office:value="0.988659">
                <text:p>0.988659</text:p>
              </table:table-cell>
              <table:table-cell office:value-type="float" office:value="0.984967">
                <text:p>0.98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991494">
                <text:p>0.991494</text:p>
              </table:table-cell>
              <table:table-cell office:value-type="float" office:value="0.991399">
                <text:p>0.991399</text:p>
              </table:table-cell>
              <table:table-cell office:value-type="float" office:value="0.987672">
                <text:p>0.987672</text:p>
              </table:table-cell>
              <table:table-cell office:value-type="float" office:value="0.984164">
                <text:p>0.984164</text:p>
              </table:table-cell>
              <table:table-cell office:value-type="float" office:value="0.988652">
                <text:p>0.988652</text:p>
              </table:table-cell>
              <table:table-cell office:value-type="float" office:value="0.984954">
                <text:p>0.98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33.33">
                <text:p>13530</text:p>
              </table:table-cell>
              <table:table-cell office:value-type="float" office:value="0.991619">
                <text:p>0.991619</text:p>
              </table:table-cell>
              <table:table-cell office:value-type="float" office:value="0.9914">
                <text:p>0.9914</text:p>
              </table:table-cell>
              <table:table-cell office:value-type="float" office:value="0.987669">
                <text:p>0.987669</text:p>
              </table:table-cell>
              <table:table-cell office:value-type="float" office:value="0.984163">
                <text:p>0.984163</text:p>
              </table:table-cell>
              <table:table-cell office:value-type="float" office:value="0.988652">
                <text:p>0.988652</text:p>
              </table:table-cell>
              <table:table-cell office:value-type="float" office:value="0.984954">
                <text:p>0.98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66.67">
                <text:p>13570</text:p>
              </table:table-cell>
              <table:table-cell office:value-type="float" office:value="0.991536">
                <text:p>0.991536</text:p>
              </table:table-cell>
              <table:table-cell office:value-type="float" office:value="0.991567">
                <text:p>0.991567</text:p>
              </table:table-cell>
              <table:table-cell office:value-type="float" office:value="0.987676">
                <text:p>0.987676</text:p>
              </table:table-cell>
              <table:table-cell office:value-type="float" office:value="0.984176">
                <text:p>0.984176</text:p>
              </table:table-cell>
              <table:table-cell office:value-type="float" office:value="0.988656">
                <text:p>0.988656</text:p>
              </table:table-cell>
              <table:table-cell office:value-type="float" office:value="0.984965">
                <text:p>0.98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991757">
                <text:p>0.991757</text:p>
              </table:table-cell>
              <table:table-cell office:value-type="float" office:value="0.991441">
                <text:p>0.991441</text:p>
              </table:table-cell>
              <table:table-cell office:value-type="float" office:value="0.987662">
                <text:p>0.987662</text:p>
              </table:table-cell>
              <table:table-cell office:value-type="float" office:value="0.98416">
                <text:p>0.98416</text:p>
              </table:table-cell>
              <table:table-cell office:value-type="float" office:value="0.988648">
                <text:p>0.988648</text:p>
              </table:table-cell>
              <table:table-cell office:value-type="float" office:value="0.984953">
                <text:p>0.98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33.33">
                <text:p>13630</text:p>
              </table:table-cell>
              <table:table-cell office:value-type="float" office:value="0.991701">
                <text:p>0.991701</text:p>
              </table:table-cell>
              <table:table-cell office:value-type="float" office:value="0.991916">
                <text:p>0.991916</text:p>
              </table:table-cell>
              <table:table-cell office:value-type="float" office:value="0.987659">
                <text:p>0.987659</text:p>
              </table:table-cell>
              <table:table-cell office:value-type="float" office:value="0.984159">
                <text:p>0.984159</text:p>
              </table:table-cell>
              <table:table-cell office:value-type="float" office:value="0.988644">
                <text:p>0.988644</text:p>
              </table:table-cell>
              <table:table-cell office:value-type="float" office:value="0.984951">
                <text:p>0.98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66.67">
                <text:p>13670</text:p>
              </table:table-cell>
              <table:table-cell office:value-type="float" office:value="0.991398">
                <text:p>0.991398</text:p>
              </table:table-cell>
              <table:table-cell office:value-type="float" office:value="0.992218">
                <text:p>0.992218</text:p>
              </table:table-cell>
              <table:table-cell office:value-type="float" office:value="0.987665">
                <text:p>0.987665</text:p>
              </table:table-cell>
              <table:table-cell office:value-type="float" office:value="0.984171">
                <text:p>0.984171</text:p>
              </table:table-cell>
              <table:table-cell office:value-type="float" office:value="0.98865">
                <text:p>0.98865</text:p>
              </table:table-cell>
              <table:table-cell office:value-type="float" office:value="0.984963">
                <text:p>0.98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